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3" table:number-columns-repeated="2" table:default-cell-style-name="ce3"/>
        <table:table-column table:style-name="co10" table:default-cell-style-name="ce3"/>
        <table:table-column table:style-name="co4" table:default-cell-style-name="ce3"/>
        <table:table-column table:style-name="co10" table:number-columns-repeated="3" table:default-cell-style-name="ce3"/>
        <table:table-column table:style-name="co11" table:number-columns-repeated="1002" table:default-cell-style-name="ce3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8603.8" calcext:value-type="float">
            <text:p>8603,8</text:p>
          </table:table-cell>
          <table:table-cell table:style-name="ce1" office:value-type="float" office:value="400.6" calcext:value-type="float">
            <text:p>400,6</text:p>
          </table:table-cell>
          <table:table-cell table:style-name="ce1" office:value-type="float" office:value="45648.8" calcext:value-type="float">
            <text:p>45648,8</text:p>
          </table:table-cell>
          <table:table-cell table:style-name="ce1" office:value-type="float" office:value="13157.8" calcext:value-type="float">
            <text:p>13157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85.8" calcext:value-type="float">
            <text:p>2185,8</text:p>
          </table:table-cell>
          <table:table-cell table:style-name="ce1" office:value-type="float" office:value="5715.5" calcext:value-type="float">
            <text:p>5715,5</text:p>
          </table:table-cell>
          <table:table-cell table:style-name="ce1" office:value-type="float" office:value="112525.6" calcext:value-type="float">
            <text:p>112525,6</text:p>
          </table:table-cell>
          <table:table-cell table:style-name="ce1" office:value-type="float" office:value="14560.2" calcext:value-type="float">
            <text:p>14560,2</text:p>
          </table:table-cell>
          <table:table-cell table:style-name="ce1" office:value-type="float" office:value="661.2" calcext:value-type="float">
            <text:p>661,2</text:p>
          </table:table-cell>
          <table:table-cell table:style-name="ce1" office:value-type="float" office:value="681.2" calcext:value-type="float">
            <text:p>681,2</text:p>
          </table:table-cell>
          <table:table-cell table:style-name="ce1" office:value-type="float" office:value="861.8" calcext:value-type="float">
            <text:p>861,8</text:p>
          </table:table-cell>
          <table:table-cell table:style-name="ce1" office:value-type="float" office:value="17869.6" calcext:value-type="float">
            <text:p>17869,6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962.2" calcext:value-type="float">
            <text:p>962,2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8583.6" calcext:value-type="float">
            <text:p>8583,6</text:p>
          </table:table-cell>
          <table:table-cell table:style-name="ce1" office:value-type="float" office:value="360.6" calcext:value-type="float">
            <text:p>360,6</text:p>
          </table:table-cell>
          <table:table-cell table:style-name="ce1" office:value-type="float" office:value="45648.8" calcext:value-type="float">
            <text:p>45648,8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5414.5" calcext:value-type="float">
            <text:p>5414,5</text:p>
          </table:table-cell>
          <table:table-cell table:style-name="ce1" office:value-type="float" office:value="119543.1" calcext:value-type="float">
            <text:p>119543,1</text:p>
          </table:table-cell>
          <table:table-cell table:style-name="ce1" office:value-type="float" office:value="14259.4" calcext:value-type="float">
            <text:p>14259,4</text:p>
          </table:table-cell>
          <table:table-cell table:style-name="ce1" office:value-type="float" office:value="821.6" calcext:value-type="float">
            <text:p>821,6</text:p>
          </table:table-cell>
          <table:table-cell table:style-name="ce1" office:value-type="float" office:value="741.6" calcext:value-type="float">
            <text:p>741,6</text:p>
          </table:table-cell>
          <table:table-cell table:style-name="ce1" office:value-type="float" office:value="876.8" calcext:value-type="float">
            <text:p>876,8</text:p>
          </table:table-cell>
          <table:table-cell table:style-name="ce1" office:value-type="float" office:value="17849.4" calcext:value-type="float">
            <text:p>17849,4</text:p>
          </table:table-cell>
          <table:table-cell table:style-name="ce1" office:value-type="float" office:value="16.7" calcext:value-type="float">
            <text:p>16,7</text:p>
          </table:table-cell>
          <table:table-cell table:style-name="ce1" office:value-type="float" office:value="180.2" calcext:value-type="float">
            <text:p>180,2</text:p>
          </table:table-cell>
          <table:table-cell table:style-name="ce1" office:value-type="float" office:value="1062.6" calcext:value-type="float">
            <text:p>1062,6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7500.6" calcext:value-type="float">
            <text:p>7500,6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8596.3" calcext:value-type="float">
            <text:p>38596,3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2632" calcext:value-type="float">
            <text:p>2632</text:p>
          </table:table-cell>
          <table:table-cell table:style-name="ce1" office:value-type="float" office:value="5188.8" calcext:value-type="float">
            <text:p>5188,8</text:p>
          </table:table-cell>
          <table:table-cell table:style-name="ce1" office:value-type="float" office:value="112490.5" calcext:value-type="float">
            <text:p>112490,5</text:p>
          </table:table-cell>
          <table:table-cell table:style-name="ce1" office:value-type="float" office:value="13397" calcext:value-type="float">
            <text:p>13397</text:p>
          </table:table-cell>
          <table:table-cell table:style-name="ce1" office:value-type="float" office:value="1162.6" calcext:value-type="float">
            <text:p>1162,6</text:p>
          </table:table-cell>
          <table:table-cell table:style-name="ce1" office:value-type="float" office:value="1428.5" calcext:value-type="float">
            <text:p>1428,5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8311" calcext:value-type="float">
            <text:p>18311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02.6" calcext:value-type="float">
            <text:p>1102,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8543.4" calcext:value-type="float">
            <text:p>8543,4</text:p>
          </table:table-cell>
          <table:table-cell table:style-name="ce1" office:value-type="float" office:value="260.4" calcext:value-type="float">
            <text:p>260,4</text:p>
          </table:table-cell>
          <table:table-cell table:style-name="ce1" office:value-type="float" office:value="42105" calcext:value-type="float">
            <text:p>42105</text:p>
          </table:table-cell>
          <table:table-cell table:style-name="ce1" office:value-type="float" office:value="10526.3" calcext:value-type="float">
            <text:p>10526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4612.4" calcext:value-type="float">
            <text:p>4612,4</text:p>
          </table:table-cell>
          <table:table-cell table:style-name="ce1" office:value-type="float" office:value="108981.8" calcext:value-type="float">
            <text:p>108981,8</text:p>
          </table:table-cell>
          <table:table-cell table:style-name="ce1" office:value-type="float" office:value="13156.6" calcext:value-type="float">
            <text:p>13156,6</text:p>
          </table:table-cell>
          <table:table-cell table:style-name="ce1" office:value-type="float" office:value="801.8" calcext:value-type="float">
            <text:p>801,8</text:p>
          </table:table-cell>
          <table:table-cell table:style-name="ce1" office:value-type="float" office:value="942.4" calcext:value-type="float">
            <text:p>942,4</text:p>
          </table:table-cell>
          <table:table-cell table:style-name="ce1" office:value-type="float" office:value="460.8" calcext:value-type="float">
            <text:p>460,8</text:p>
          </table:table-cell>
          <table:table-cell table:style-name="ce1" office:value-type="float" office:value="16947" calcext:value-type="float">
            <text:p>16947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7941.8" calcext:value-type="float">
            <text:p>7941,8</text:p>
          </table:table-cell>
          <table:table-cell table:style-name="ce1" office:value-type="float" office:value="380.6" calcext:value-type="float">
            <text:p>380,6</text:p>
          </table:table-cell>
          <table:table-cell table:style-name="ce1" office:value-type="float" office:value="42140.1" calcext:value-type="float">
            <text:p>42140,1</text:p>
          </table:table-cell>
          <table:table-cell table:style-name="ce1" office:value-type="float" office:value="13157.8" calcext:value-type="float">
            <text:p>13157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1.8" calcext:value-type="float">
            <text:p>2581,8</text:p>
          </table:table-cell>
          <table:table-cell table:style-name="ce1" office:value-type="float" office:value="5690.3" calcext:value-type="float">
            <text:p>5690,3</text:p>
          </table:table-cell>
          <table:table-cell table:style-name="ce1" office:value-type="float" office:value="108981.8" calcext:value-type="float">
            <text:p>108981,8</text:p>
          </table:table-cell>
          <table:table-cell table:style-name="ce1" office:value-type="float" office:value="13838" calcext:value-type="float">
            <text:p>13838</text:p>
          </table:table-cell>
          <table:table-cell table:style-name="ce1" office:value-type="float" office:value="661.2" calcext:value-type="float">
            <text:p>661,2</text:p>
          </table:table-cell>
          <table:table-cell table:style-name="ce1" office:value-type="float" office:value="681.2" calcext:value-type="float">
            <text:p>681,2</text:p>
          </table:table-cell>
          <table:table-cell table:style-name="ce1" office:value-type="float" office:value="520.8" calcext:value-type="float">
            <text:p>520,8</text:p>
          </table:table-cell>
          <table:table-cell table:style-name="ce1" office:value-type="float" office:value="18090.2" calcext:value-type="float">
            <text:p>18090,2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21.8" calcext:value-type="float">
            <text:p>821,8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7199.8" calcext:value-type="float">
            <text:p>7199,8</text:p>
          </table:table-cell>
          <table:table-cell table:style-name="ce1" office:value-type="float" office:value="400.8" calcext:value-type="float">
            <text:p>400,8</text:p>
          </table:table-cell>
          <table:table-cell table:style-name="ce1" office:value-type="float" office:value="49192.7" calcext:value-type="float">
            <text:p>49192,7</text:p>
          </table:table-cell>
          <table:table-cell table:style-name="ce1" office:value-type="float" office:value="10526.3" calcext:value-type="float">
            <text:p>10526,3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2506.5" calcext:value-type="float">
            <text:p>2506,5</text:p>
          </table:table-cell>
          <table:table-cell table:style-name="ce1" office:value-type="float" office:value="5515" calcext:value-type="float">
            <text:p>5515</text:p>
          </table:table-cell>
          <table:table-cell table:style-name="ce1" office:value-type="float" office:value="105437.9" calcext:value-type="float">
            <text:p>105437,9</text:p>
          </table:table-cell>
          <table:table-cell table:style-name="ce1" office:value-type="float" office:value="13196.4" calcext:value-type="float">
            <text:p>13196,4</text:p>
          </table:table-cell>
          <table:table-cell table:style-name="ce1" office:value-type="float" office:value="641.2" calcext:value-type="float">
            <text:p>641,2</text:p>
          </table:table-cell>
          <table:table-cell table:style-name="ce1" office:value-type="float" office:value="1182.8" calcext:value-type="float">
            <text:p>1182,8</text:p>
          </table:table-cell>
          <table:table-cell table:style-name="ce1" office:value-type="float" office:value="721.4" calcext:value-type="float">
            <text:p>721,4</text:p>
          </table:table-cell>
          <table:table-cell table:style-name="ce1" office:value-type="float" office:value="17448.6" calcext:value-type="float">
            <text:p>17448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1.2" calcext:value-type="float">
            <text:p>641,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7701.2" calcext:value-type="float">
            <text:p>7701,2</text:p>
          </table:table-cell>
          <table:table-cell table:style-name="ce1" office:value-type="float" office:value="280.4" calcext:value-type="float">
            <text:p>280,4</text:p>
          </table:table-cell>
          <table:table-cell table:style-name="ce1" office:value-type="float" office:value="42105" calcext:value-type="float">
            <text:p>42105</text:p>
          </table:table-cell>
          <table:table-cell table:style-name="ce1" office:value-type="float" office:value="10526.3" calcext:value-type="float">
            <text:p>10526,3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2957.8" calcext:value-type="float">
            <text:p>2957,8</text:p>
          </table:table-cell>
          <table:table-cell table:style-name="ce1" office:value-type="float" office:value="5339.5" calcext:value-type="float">
            <text:p>5339,5</text:p>
          </table:table-cell>
          <table:table-cell table:style-name="ce1" office:value-type="float" office:value="108981.8" calcext:value-type="float">
            <text:p>108981,8</text:p>
          </table:table-cell>
          <table:table-cell table:style-name="ce1" office:value-type="float" office:value="12815.2" calcext:value-type="float">
            <text:p>12815,2</text:p>
          </table:table-cell>
          <table:table-cell table:style-name="ce1" office:value-type="float" office:value="661.2" calcext:value-type="float">
            <text:p>661,2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621.2" calcext:value-type="float">
            <text:p>621,2</text:p>
          </table:table-cell>
          <table:table-cell table:style-name="ce1" office:value-type="float" office:value="17388.2" calcext:value-type="float">
            <text:p>17388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.2" calcext:value-type="float">
            <text:p>140,2</text:p>
          </table:table-cell>
          <table:table-cell table:style-name="ce1" office:value-type="float" office:value="721.4" calcext:value-type="float">
            <text:p>721,4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7500.8" calcext:value-type="float">
            <text:p>7500,8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45648.8" calcext:value-type="float">
            <text:p>45648,8</text:p>
          </table:table-cell>
          <table:table-cell table:style-name="ce1" office:value-type="float" office:value="10526.3" calcext:value-type="float">
            <text:p>10526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7.8" calcext:value-type="float">
            <text:p>2907,8</text:p>
          </table:table-cell>
          <table:table-cell table:style-name="ce1" office:value-type="float" office:value="4913.2" calcext:value-type="float">
            <text:p>4913,2</text:p>
          </table:table-cell>
          <table:table-cell table:style-name="ce1" office:value-type="float" office:value="101929.2" calcext:value-type="float">
            <text:p>101929,2</text:p>
          </table:table-cell>
          <table:table-cell table:style-name="ce1" office:value-type="float" office:value="13517.2" calcext:value-type="float">
            <text:p>13517,2</text:p>
          </table:table-cell>
          <table:table-cell table:style-name="ce1" office:value-type="float" office:value="741.4" calcext:value-type="float">
            <text:p>741,4</text:p>
          </table:table-cell>
          <table:table-cell table:style-name="ce1" office:value-type="float" office:value="1082.4" calcext:value-type="float">
            <text:p>1082,4</text:p>
          </table:table-cell>
          <table:table-cell table:style-name="ce1" office:value-type="float" office:value="661.4" calcext:value-type="float">
            <text:p>661,4</text:p>
          </table:table-cell>
          <table:table-cell table:style-name="ce1" office:value-type="float" office:value="18631.8" calcext:value-type="float">
            <text:p>18631,8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300.5" calcext:value-type="float">
            <text:p>300,5</text:p>
          </table:table-cell>
          <table:table-cell table:style-name="ce1" office:value-type="float" office:value="721.4" calcext:value-type="float">
            <text:p>721,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320.6" calcext:value-type="float">
            <text:p>320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7139.6" calcext:value-type="float">
            <text:p>7139,6</text:p>
          </table:table-cell>
          <table:table-cell table:style-name="Default" office:value-type="float" office:value="240.2" calcext:value-type="float">
            <text:p>240,2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80.8" calcext:value-type="float">
            <text:p>2180,8</text:p>
          </table:table-cell>
          <table:table-cell table:style-name="Default" office:value-type="float" office:value="5615.5" calcext:value-type="float">
            <text:p>5615,5</text:p>
          </table:table-cell>
          <table:table-cell table:style-name="Default" office:value-type="float" office:value="105437.9" calcext:value-type="float">
            <text:p>105437,9</text:p>
          </table:table-cell>
          <table:table-cell table:style-name="Default" office:value-type="float" office:value="13898.4" calcext:value-type="float">
            <text:p>13898,4</text:p>
          </table:table-cell>
          <table:table-cell table:style-name="Default" office:value-type="float" office:value="601.2" calcext:value-type="float">
            <text:p>601,2</text:p>
          </table:table-cell>
          <table:table-cell table:style-name="Default" office:value-type="float" office:value="1202.8" calcext:value-type="float">
            <text:p>1202,8</text:p>
          </table:table-cell>
          <table:table-cell table:style-name="Default" office:value-type="float" office:value="581.2" calcext:value-type="float">
            <text:p>581,2</text:p>
          </table:table-cell>
          <table:table-cell table:style-name="Default" office:value-type="float" office:value="18070.2" calcext:value-type="float">
            <text:p>18070,2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741.6" calcext:value-type="float">
            <text:p>741,6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7340.2" calcext:value-type="float">
            <text:p>7340,2</text:p>
          </table:table-cell>
          <table:table-cell table:style-name="Default" office:value-type="float" office:value="340.6" calcext:value-type="float">
            <text:p>340,6</text:p>
          </table:table-cell>
          <table:table-cell table:style-name="Default" office:value-type="float" office:value="38631.3" calcext:value-type="float">
            <text:p>38631,3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32.5" calcext:value-type="float">
            <text:p>2932,5</text:p>
          </table:table-cell>
          <table:table-cell table:style-name="Default" office:value-type="float" office:value="5163.8" calcext:value-type="float">
            <text:p>5163,8</text:p>
          </table:table-cell>
          <table:table-cell table:style-name="Default" office:value-type="float" office:value="101894.1" calcext:value-type="float">
            <text:p>101894,1</text:p>
          </table:table-cell>
          <table:table-cell table:style-name="Default" office:value-type="float" office:value="12213.8" calcext:value-type="float">
            <text:p>12213,8</text:p>
          </table:table-cell>
          <table:table-cell table:style-name="Default" office:value-type="float" office:value="661.2" calcext:value-type="float">
            <text:p>661,2</text:p>
          </table:table-cell>
          <table:table-cell table:style-name="Default" office:value-type="float" office:value="982.2" calcext:value-type="float">
            <text:p>982,2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16586" calcext:value-type="float">
            <text:p>1658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982" calcext:value-type="float">
            <text:p>982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4385.9" calcext:value-type="float">
            <text:p>4385,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8021.8" calcext:value-type="float">
            <text:p>8021,8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45648.8" calcext:value-type="float">
            <text:p>45648,8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81.3" calcext:value-type="float">
            <text:p>2381,3</text:p>
          </table:table-cell>
          <table:table-cell table:style-name="Default" office:value-type="float" office:value="5941.3" calcext:value-type="float">
            <text:p>5941,3</text:p>
          </table:table-cell>
          <table:table-cell table:style-name="Default" office:value-type="float" office:value="118683.5" calcext:value-type="float">
            <text:p>118683,5</text:p>
          </table:table-cell>
          <table:table-cell table:style-name="Default" office:value-type="float" office:value="13978.8" calcext:value-type="float">
            <text:p>13978,8</text:p>
          </table:table-cell>
          <table:table-cell table:style-name="Default" office:value-type="float" office:value="877" calcext:value-type="float">
            <text:p>877</text:p>
          </table:table-cell>
          <table:table-cell table:style-name="Default" office:value-type="float" office:value="1027.5" calcext:value-type="float">
            <text:p>1027,5</text:p>
          </table:table-cell>
          <table:table-cell table:style-name="Default" office:value-type="float" office:value="701.6" calcext:value-type="float">
            <text:p>701,6</text:p>
          </table:table-cell>
          <table:table-cell table:style-name="Default" office:value-type="float" office:value="16004.4" calcext:value-type="float">
            <text:p>16004,4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982.2" calcext:value-type="float">
            <text:p>982,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160.2" calcext:value-type="float">
            <text:p>16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7059.4" calcext:value-type="float">
            <text:p>7059,4</text:p>
          </table:table-cell>
          <table:table-cell table:style-name="Default" office:value-type="float" office:value="340.4" calcext:value-type="float">
            <text:p>340,4</text:p>
          </table:table-cell>
          <table:table-cell table:style-name="Default" office:value-type="float" office:value="48289.2" calcext:value-type="float">
            <text:p>48289,2</text:p>
          </table:table-cell>
          <table:table-cell table:style-name="Default" office:value-type="float" office:value="7017.5" calcext:value-type="float">
            <text:p>7017,5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2757.5" calcext:value-type="float">
            <text:p>2757,5</text:p>
          </table:table-cell>
          <table:table-cell table:style-name="Default" office:value-type="float" office:value="5415" calcext:value-type="float">
            <text:p>5415</text:p>
          </table:table-cell>
          <table:table-cell table:style-name="Default" office:value-type="float" office:value="101929.2" calcext:value-type="float">
            <text:p>101929,2</text:p>
          </table:table-cell>
          <table:table-cell table:style-name="Default" office:value-type="float" office:value="11632" calcext:value-type="float">
            <text:p>11632</text:p>
          </table:table-cell>
          <table:table-cell table:style-name="Default" office:value-type="float" office:value="1022.4" calcext:value-type="float">
            <text:p>1022,4</text:p>
          </table:table-cell>
          <table:table-cell table:style-name="Default" office:value-type="float" office:value="821.6" calcext:value-type="float">
            <text:p>821,6</text:p>
          </table:table-cell>
          <table:table-cell table:style-name="Default" office:value-type="float" office:value="420.8" calcext:value-type="float">
            <text:p>420,8</text:p>
          </table:table-cell>
          <table:table-cell table:style-name="Default" office:value-type="float" office:value="22001.2" calcext:value-type="float">
            <text:p>22001,2</text:p>
          </table:table-cell>
          <table:table-cell table:number-columns-repeated="2" table:style-name="Default" office:value-type="float" office:value="75" calcext:value-type="float">
            <text:p>75</text:p>
          </table:table-cell>
          <table:table-cell table:style-name="Default" office:value-type="float" office:value="521" calcext:value-type="float">
            <text:p>521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678.2" calcext:value-type="float">
            <text:p>6678,2</text:p>
          </table:table-cell>
          <table:table-cell table:style-name="Default" office:value-type="float" office:value="761.6" calcext:value-type="float">
            <text:p>761,6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615715.4" calcext:value-type="float">
            <text:p>615715,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80.8" calcext:value-type="float">
            <text:p>2180,8</text:p>
          </table:table-cell>
          <table:table-cell table:style-name="Default" office:value-type="float" office:value="5439.5" calcext:value-type="float">
            <text:p>5439,5</text:p>
          </table:table-cell>
          <table:table-cell table:style-name="Default" office:value-type="float" office:value="101929.2" calcext:value-type="float">
            <text:p>101929,2</text:p>
          </table:table-cell>
          <table:table-cell table:style-name="Default" office:value-type="float" office:value="12614.6" calcext:value-type="float">
            <text:p>12614,6</text:p>
          </table:table-cell>
          <table:table-cell table:style-name="Default" office:value-type="float" office:value="701.8" calcext:value-type="float">
            <text:p>701,8</text:p>
          </table:table-cell>
          <table:table-cell table:style-name="Default" office:value-type="float" office:value="1955" calcext:value-type="float">
            <text:p>1955</text:p>
          </table:table-cell>
          <table:table-cell table:style-name="Default" office:value-type="float" office:value="726.5" calcext:value-type="float">
            <text:p>726,5</text:p>
          </table:table-cell>
          <table:table-cell table:style-name="Default" office:value-type="float" office:value="568124.8" calcext:value-type="float">
            <text:p>568124,8</text:p>
          </table:table-cell>
          <table:table-cell table:style-name="Default" office:value-type="float" office:value="62.5" calcext:value-type="float">
            <text:p>62,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81.2" calcext:value-type="float">
            <text:p>581,2</text:p>
          </table:table-cell>
          <table:table-cell table:style-name="Default" office:value-type="float" office:value="237.5" calcext:value-type="float">
            <text:p>237,5</text:p>
          </table:table-cell>
          <table:table-cell table:style-name="Default" office:value-type="float" office:value="17543.8" calcext:value-type="float">
            <text:p>17543,8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7179.8" calcext:value-type="float">
            <text:p>7179,8</text:p>
          </table:table-cell>
          <table:table-cell table:style-name="Default" office:value-type="float" office:value="1965" calcext:value-type="float">
            <text:p>1965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1956268.5" calcext:value-type="float">
            <text:p>1956268,5</text:p>
          </table:table-cell>
          <table:table-cell table:style-name="Default" office:value-type="float" office:value="4385.9" calcext:value-type="float">
            <text:p>4385,9</text:p>
          </table:table-cell>
          <table:table-cell table:style-name="Default" office:value-type="float" office:value="1864.6" calcext:value-type="float">
            <text:p>1864,6</text:p>
          </table:table-cell>
          <table:table-cell table:style-name="Default" office:value-type="float" office:value="6267.3" calcext:value-type="float">
            <text:p>6267,3</text:p>
          </table:table-cell>
          <table:table-cell table:style-name="Default" office:value-type="float" office:value="105437.9" calcext:value-type="float">
            <text:p>105437,9</text:p>
          </table:table-cell>
          <table:table-cell table:style-name="Default" office:value-type="float" office:value="13035.6" calcext:value-type="float">
            <text:p>13035,6</text:p>
          </table:table-cell>
          <table:table-cell table:style-name="Default" office:value-type="float" office:value="1052.5" calcext:value-type="float">
            <text:p>1052,5</text:p>
          </table:table-cell>
          <table:table-cell table:style-name="Default" office:value-type="float" office:value="1303.2" calcext:value-type="float">
            <text:p>1303,2</text:p>
          </table:table-cell>
          <table:table-cell table:style-name="Default" office:value-type="float" office:value="621.2" calcext:value-type="float">
            <text:p>621,2</text:p>
          </table:table-cell>
          <table:table-cell table:style-name="Default" office:value-type="float" office:value="1127241.6" calcext:value-type="float">
            <text:p>1127241,6</text:p>
          </table:table-cell>
          <table:table-cell table:style-name="Default" office:value-type="float" office:value="62.5" calcext:value-type="float">
            <text:p>62,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741.4" calcext:value-type="float">
            <text:p>741,4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35087.5" calcext:value-type="float">
            <text:p>35087,5</text:p>
          </table:table-cell>
          <table:table-cell table:style-name="Default" office:value-type="float" office:value="175" calcext:value-type="float">
            <text:p>1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7320" calcext:value-type="float">
            <text:p>7320</text:p>
          </table:table-cell>
          <table:table-cell table:style-name="Default" office:value-type="float" office:value="2366" calcext:value-type="float">
            <text:p>2366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2937946.8" calcext:value-type="float">
            <text:p>2937946,8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2055.5" calcext:value-type="float">
            <text:p>2055,5</text:p>
          </table:table-cell>
          <table:table-cell table:style-name="Default" office:value-type="float" office:value="5615.5" calcext:value-type="float">
            <text:p>5615,5</text:p>
          </table:table-cell>
          <table:table-cell table:style-name="Default" office:value-type="float" office:value="105437.9" calcext:value-type="float">
            <text:p>105437,9</text:p>
          </table:table-cell>
          <table:table-cell table:style-name="Default" office:value-type="float" office:value="12755.2" calcext:value-type="float">
            <text:p>12755,2</text:p>
          </table:table-cell>
          <table:table-cell table:style-name="Default" office:value-type="float" office:value="701.3" calcext:value-type="float">
            <text:p>701,3</text:p>
          </table:table-cell>
          <table:table-cell table:style-name="Default" office:value-type="float" office:value="1744.6" calcext:value-type="float">
            <text:p>1744,6</text:p>
          </table:table-cell>
          <table:table-cell table:style-name="Default" office:value-type="float" office:value="1202.8" calcext:value-type="float">
            <text:p>1202,8</text:p>
          </table:table-cell>
          <table:table-cell table:style-name="Default" office:value-type="float" office:value="1131645.6" calcext:value-type="float">
            <text:p>1131645,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027.3" calcext:value-type="float">
            <text:p>1027,3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45613.8" calcext:value-type="float">
            <text:p>45613,8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6959" calcext:value-type="float">
            <text:p>6959</text:p>
          </table:table-cell>
          <table:table-cell table:style-name="Default" office:value-type="float" office:value="2526.8" calcext:value-type="float">
            <text:p>2526,8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3360119.5" calcext:value-type="float">
            <text:p>3360119,5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1704" calcext:value-type="float">
            <text:p>1704</text:p>
          </table:table-cell>
          <table:table-cell table:style-name="Default" office:value-type="float" office:value="6467.3" calcext:value-type="float">
            <text:p>6467,3</text:p>
          </table:table-cell>
          <table:table-cell table:style-name="Default" office:value-type="float" office:value="101929.2" calcext:value-type="float">
            <text:p>101929,2</text:p>
          </table:table-cell>
          <table:table-cell table:style-name="Default" office:value-type="float" office:value="13497.4" calcext:value-type="float">
            <text:p>13497,4</text:p>
          </table:table-cell>
          <table:table-cell table:style-name="Default" office:value-type="float" office:value="701.4" calcext:value-type="float">
            <text:p>701,4</text:p>
          </table:table-cell>
          <table:table-cell table:style-name="Default" office:value-type="float" office:value="2065.2" calcext:value-type="float">
            <text:p>2065,2</text:p>
          </table:table-cell>
          <table:table-cell table:style-name="Default" office:value-type="float" office:value="902" calcext:value-type="float">
            <text:p>902</text:p>
          </table:table-cell>
          <table:table-cell table:style-name="Default" office:value-type="float" office:value="1725292.8" calcext:value-type="float">
            <text:p>1725292,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80.8" calcext:value-type="float">
            <text:p>580,8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56245.3" calcext:value-type="float">
            <text:p>56245,3</text:p>
          </table:table-cell>
          <table:table-cell table:style-name="Default" office:value-type="float" office:value="140" calcext:value-type="float">
            <text:p>14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7480.6" calcext:value-type="float">
            <text:p>7480,6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4109588.6" calcext:value-type="float">
            <text:p>410958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4963.3" calcext:value-type="float">
            <text:p>4963,3</text:p>
          </table:table-cell>
          <table:table-cell table:style-name="ce2" office:value-type="float" office:value="108946.7" calcext:value-type="float">
            <text:p>108946,7</text:p>
          </table:table-cell>
          <table:table-cell table:style-name="ce2" office:value-type="float" office:value="13778" calcext:value-type="float">
            <text:p>13778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975564.8" calcext:value-type="float">
            <text:p>1975564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56210.2" calcext:value-type="float">
            <text:p>56210,2</text:p>
          </table:table-cell>
          <table:table-cell table:style-name="ce2" office:value-type="float" office:value="150.3" calcext:value-type="float">
            <text:p>1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7700.8" calcext:value-type="float">
            <text:p>7700,8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4331306.5" calcext:value-type="float">
            <text:p>433130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5013.6" calcext:value-type="float">
            <text:p>5013,6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2815.4" calcext:value-type="float">
            <text:p>12815,4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413177.6" calcext:value-type="float">
            <text:p>2413177,6</text:p>
          </table:table-cell>
          <table:table-cell table:style-name="ce2" office:value-type="float" office:value="142.9" calcext:value-type="float">
            <text:p>142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63262.8" calcext:value-type="float">
            <text:p>63262,8</text:p>
          </table:table-cell>
          <table:table-cell table:style-name="ce2" office:value-type="float" office:value="200.3" calcext:value-type="float">
            <text:p>2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7681" calcext:value-type="float">
            <text:p>7681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5386843.8" calcext:value-type="float">
            <text:p>5386843,8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4813.3" calcext:value-type="float">
            <text:p>4813,3</text:p>
          </table:table-cell>
          <table:table-cell table:style-name="ce2" office:value-type="float" office:value="108946.7" calcext:value-type="float">
            <text:p>108946,7</text:p>
          </table:table-cell>
          <table:table-cell table:style-name="ce2" office:value-type="float" office:value="11752.4" calcext:value-type="float">
            <text:p>11752,4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1879.5" calcext:value-type="float">
            <text:p>1879,5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738726.4" calcext:value-type="float">
            <text:p>2738726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77367.9" calcext:value-type="float">
            <text:p>77367,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7260" calcext:value-type="float">
            <text:p>7260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5953296.5" calcext:value-type="float">
            <text:p>595329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6217" calcext:value-type="float">
            <text:p>6217</text:p>
          </table:table-cell>
          <table:table-cell table:style-name="ce2" office:value-type="float" office:value="108981.8" calcext:value-type="float">
            <text:p>108981,8</text:p>
          </table:table-cell>
          <table:table-cell table:style-name="ce2" office:value-type="float" office:value="12714.8" calcext:value-type="float">
            <text:p>12714,8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670195.2" calcext:value-type="float">
            <text:p>2670195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7859.1" calcext:value-type="float">
            <text:p>87859,1</text:p>
          </table:table-cell>
          <table:table-cell table:style-name="ce2" office:value-type="float" office:value="180.2" calcext:value-type="float">
            <text:p>18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6818.6" calcext:value-type="float">
            <text:p>6818,6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799233.6" calcext:value-type="float">
            <text:p>4799233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5464.8" calcext:value-type="float">
            <text:p>5464,8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875.6" calcext:value-type="float">
            <text:p>12875,6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952640" calcext:value-type="float">
            <text:p>195264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52666.3" calcext:value-type="float">
            <text:p>52666,3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7280" calcext:value-type="float">
            <text:p>7280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986466.4" calcext:value-type="float">
            <text:p>3986466,4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2875.6" calcext:value-type="float">
            <text:p>12875,6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1523.6" calcext:value-type="float">
            <text:p>1523,6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3134200.3" calcext:value-type="float">
            <text:p>3134200,3</text:p>
          </table:table-cell>
          <table:table-cell table:style-name="ce2" office:value-type="float" office:value="128.6" calcext:value-type="float">
            <text:p>128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9754" calcext:value-type="float">
            <text:p>59754</text:p>
          </table:table-cell>
          <table:table-cell table:style-name="ce2" office:value-type="float" office:value="180.2" calcext:value-type="float">
            <text:p>18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7520.6" calcext:value-type="float">
            <text:p>7520,6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4141237.9" calcext:value-type="float">
            <text:p>414123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5189" calcext:value-type="float">
            <text:p>5189</text:p>
          </table:table-cell>
          <table:table-cell table:style-name="ce2" office:value-type="float" office:value="108946.7" calcext:value-type="float">
            <text:p>108946,7</text:p>
          </table:table-cell>
          <table:table-cell table:style-name="ce2" office:value-type="float" office:value="13457" calcext:value-type="float">
            <text:p>13457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900851.2" calcext:value-type="float">
            <text:p>1900851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.3" calcext:value-type="float">
            <text:p>100,3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6210.2" calcext:value-type="float">
            <text:p>56210,2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7440.4" calcext:value-type="float">
            <text:p>7440,4</text:p>
          </table:table-cell>
          <table:table-cell table:style-name="ce2" office:value-type="float" office:value="1523.6" calcext:value-type="float">
            <text:p>1523,6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5013828.7" calcext:value-type="float">
            <text:p>5013828,7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5289.3" calcext:value-type="float">
            <text:p>5289,3</text:p>
          </table:table-cell>
          <table:table-cell table:style-name="ce2" office:value-type="float" office:value="108946.7" calcext:value-type="float">
            <text:p>108946,7</text:p>
          </table:table-cell>
          <table:table-cell table:style-name="ce2" office:value-type="float" office:value="13216.4" calcext:value-type="float">
            <text:p>13216,4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2308198.4" calcext:value-type="float">
            <text:p>2308198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6771.5" calcext:value-type="float">
            <text:p>66771,5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7079.2" calcext:value-type="float">
            <text:p>7079,2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5305932" calcext:value-type="float">
            <text:p>53059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9.3" calcext:value-type="float">
            <text:p>1829,3</text:p>
          </table:table-cell>
          <table:table-cell table:style-name="ce2" office:value-type="float" office:value="5916" calcext:value-type="float">
            <text:p>5916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2414" calcext:value-type="float">
            <text:p>12414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339443.2" calcext:value-type="float">
            <text:p>2339443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312.5" calcext:value-type="float">
            <text:p>312,5</text:p>
          </table:table-cell>
          <table:table-cell table:style-name="ce2" office:value-type="float" office:value="73824.1" calcext:value-type="float">
            <text:p>73824,1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7119.6" calcext:value-type="float">
            <text:p>7119,6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4630322.3" calcext:value-type="float">
            <text:p>4630322,3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6543" calcext:value-type="float">
            <text:p>6543</text:p>
          </table:table-cell>
          <table:table-cell table:style-name="ce2" office:value-type="float" office:value="108981.8" calcext:value-type="float">
            <text:p>108981,8</text:p>
          </table:table-cell>
          <table:table-cell table:style-name="ce2" office:value-type="float" office:value="12354" calcext:value-type="float">
            <text:p>12354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681001.4" calcext:value-type="float">
            <text:p>2681001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9718.9" calcext:value-type="float">
            <text:p>59718,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6638" calcext:value-type="float">
            <text:p>6638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802742.4" calcext:value-type="float">
            <text:p>480274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.5" calcext:value-type="float">
            <text:p>1679,5</text:p>
          </table:table-cell>
          <table:table-cell table:style-name="ce2" office:value-type="float" office:value="6066.5" calcext:value-type="float">
            <text:p>6066,5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3557.4" calcext:value-type="float">
            <text:p>13557,4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774838.2" calcext:value-type="float">
            <text:p>1774838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6210.2" calcext:value-type="float">
            <text:p>56210,2</text:p>
          </table:table-cell>
          <table:table-cell table:style-name="ce2" office:value-type="float" office:value="200.4" calcext:value-type="float">
            <text:p>200,4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6397.4" calcext:value-type="float">
            <text:p>6397,4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45683.9" calcext:value-type="float">
            <text:p>45683,9</text:p>
          </table:table-cell>
          <table:table-cell table:style-name="ce2" office:value-type="float" office:value="4341797.7" calcext:value-type="float">
            <text:p>4341797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30.3" calcext:value-type="float">
            <text:p>2130,3</text:p>
          </table:table-cell>
          <table:table-cell table:style-name="ce2" office:value-type="float" office:value="6091.5" calcext:value-type="float">
            <text:p>6091,5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2955.8" calcext:value-type="float">
            <text:p>12955,8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2301919" calcext:value-type="float">
            <text:p>2301919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33.7" calcext:value-type="float">
            <text:p>233,7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3227.7" calcext:value-type="float">
            <text:p>63227,7</text:p>
          </table:table-cell>
          <table:table-cell table:style-name="ce2" office:value-type="float" office:value="360.4" calcext:value-type="float">
            <text:p>36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6297.2" calcext:value-type="float">
            <text:p>6297,2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4851970.4" calcext:value-type="float">
            <text:p>485197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30.3" calcext:value-type="float">
            <text:p>2130,3</text:p>
          </table:table-cell>
          <table:table-cell table:style-name="ce2" office:value-type="float" office:value="5916.3" calcext:value-type="float">
            <text:p>5916,3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3778.4" calcext:value-type="float">
            <text:p>13778,4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827893.8" calcext:value-type="float">
            <text:p>2827893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0.4" calcext:value-type="float">
            <text:p>160,4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9718.9" calcext:value-type="float">
            <text:p>59718,9</text:p>
          </table:table-cell>
          <table:table-cell table:style-name="ce2" office:value-type="float" office:value="240.2" calcext:value-type="float">
            <text:p>2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658.2" calcext:value-type="float">
            <text:p>6658,2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327727.8" calcext:value-type="float">
            <text:p>432772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4652.6" calcext:value-type="float">
            <text:p>4652,6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033" calcext:value-type="float">
            <text:p>12033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226186.3" calcext:value-type="float">
            <text:p>2226186,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59718.9" calcext:value-type="float">
            <text:p>59718,9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6638" calcext:value-type="float">
            <text:p>6638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4637305" calcext:value-type="float">
            <text:p>4637305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5966.3" calcext:value-type="float">
            <text:p>5966,3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2233.6" calcext:value-type="float">
            <text:p>12233,6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540.8" calcext:value-type="float">
            <text:p>540,8</text:p>
          </table:table-cell>
          <table:table-cell table:style-name="ce2" office:value-type="float" office:value="2088153.6" calcext:value-type="float">
            <text:p>2088153,6</text:p>
          </table:table-cell>
          <table:table-cell table:style-name="ce2" office:value-type="float" office:value="157.1" calcext:value-type="float">
            <text:p>157,1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9718.9" calcext:value-type="float">
            <text:p>59718,9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7420.4" calcext:value-type="float">
            <text:p>7420,4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831625.6" calcext:value-type="float">
            <text:p>383162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5891" calcext:value-type="float">
            <text:p>5891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2113.6" calcext:value-type="float">
            <text:p>12113,6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3143894.8" calcext:value-type="float">
            <text:p>3143894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4141202.9" calcext:value-type="float">
            <text:p>4141202,9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5339.3" calcext:value-type="float">
            <text:p>5339,3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2675.2" calcext:value-type="float">
            <text:p>12675,2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870073.6" calcext:value-type="float">
            <text:p>1870073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9718.9" calcext:value-type="float">
            <text:p>59718,9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6698.2" calcext:value-type="float">
            <text:p>6698,2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081378.9" calcext:value-type="float">
            <text:p>4081378,9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5916" calcext:value-type="float">
            <text:p>5916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3377" calcext:value-type="float">
            <text:p>13377</text:p>
          </table:table-cell>
          <table:table-cell table:style-name="ce2" office:value-type="float" office:value="851.8" calcext:value-type="float">
            <text:p>851,8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912097.1" calcext:value-type="float">
            <text:p>1912097,1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6758.4" calcext:value-type="float">
            <text:p>6758,4</text:p>
          </table:table-cell>
          <table:table-cell table:style-name="ce2" office:value-type="float" office:value="1724" calcext:value-type="float">
            <text:p>1724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172851.6" calcext:value-type="float">
            <text:p>417285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4762.8" calcext:value-type="float">
            <text:p>4762,8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1351.6" calcext:value-type="float">
            <text:p>11351,6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886917.5" calcext:value-type="float">
            <text:p>188691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5832.9" calcext:value-type="float">
            <text:p>65832,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6758.4" calcext:value-type="float">
            <text:p>6758,4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4376955.6" calcext:value-type="float">
            <text:p>4376955,6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242" calcext:value-type="float">
            <text:p>6242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815.4" calcext:value-type="float">
            <text:p>12815,4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722028.5" calcext:value-type="float">
            <text:p>2722028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2666.3" calcext:value-type="float">
            <text:p>52666,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6216.8" calcext:value-type="float">
            <text:p>6216,8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552919.3" calcext:value-type="float">
            <text:p>455291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6442.5" calcext:value-type="float">
            <text:p>6442,5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3377" calcext:value-type="float">
            <text:p>13377</text:p>
          </table:table-cell>
          <table:table-cell table:style-name="ce2" office:value-type="float" office:value="561.2" calcext:value-type="float">
            <text:p>561,2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106227.2" calcext:value-type="float">
            <text:p>2106227,2</text:p>
          </table:table-cell>
          <table:table-cell table:style-name="ce2" office:value-type="float" office:value="128.6" calcext:value-type="float">
            <text:p>128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7219.8" calcext:value-type="float">
            <text:p>7219,8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5031302.8" calcext:value-type="float">
            <text:p>503130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5890.8" calcext:value-type="float">
            <text:p>5890,8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3397" calcext:value-type="float">
            <text:p>13397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793747.2" calcext:value-type="float">
            <text:p>1793747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2666.3" calcext:value-type="float">
            <text:p>52666,3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6196.8" calcext:value-type="float">
            <text:p>6196,8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4123728.6" calcext:value-type="float">
            <text:p>412372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364.5" calcext:value-type="float">
            <text:p>5364,5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3236.8" calcext:value-type="float">
            <text:p>13236,8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2085446.4" calcext:value-type="float">
            <text:p>2085446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6217" calcext:value-type="float">
            <text:p>6217</text:p>
          </table:table-cell>
          <table:table-cell table:style-name="ce2" office:value-type="float" office:value="1463.8" calcext:value-type="float">
            <text:p>1463,8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303096.5" calcext:value-type="float">
            <text:p>430309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5966.3" calcext:value-type="float">
            <text:p>5966,3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1872.8" calcext:value-type="float">
            <text:p>11872,8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801623.7" calcext:value-type="float">
            <text:p>1801623,7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2701.4" calcext:value-type="float">
            <text:p>52701,4</text:p>
          </table:table-cell>
          <table:table-cell table:style-name="ce2" office:value-type="float" office:value="200.2" calcext:value-type="float">
            <text:p>2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6618.2" calcext:value-type="float">
            <text:p>6618,2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127237.6" calcext:value-type="float">
            <text:p>412723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5715.5" calcext:value-type="float">
            <text:p>5715,5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534.6" calcext:value-type="float">
            <text:p>12534,6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1737662.8" calcext:value-type="float">
            <text:p>1737662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7139.4" calcext:value-type="float">
            <text:p>7139,4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975905.3" calcext:value-type="float">
            <text:p>397590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5665.5" calcext:value-type="float">
            <text:p>5665,5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2073.4" calcext:value-type="float">
            <text:p>12073,4</text:p>
          </table:table-cell>
          <table:table-cell table:style-name="ce2" office:value-type="float" office:value="726.3" calcext:value-type="float">
            <text:p>726,3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641416.1" calcext:value-type="float">
            <text:p>2641416,1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738.6" calcext:value-type="float">
            <text:p>6738,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5158108.4" calcext:value-type="float">
            <text:p>515810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3830.2" calcext:value-type="float">
            <text:p>3830,2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3617.6" calcext:value-type="float">
            <text:p>13617,6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571874.6" calcext:value-type="float">
            <text:p>1571874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6598" calcext:value-type="float">
            <text:p>6598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032185.5" calcext:value-type="float">
            <text:p>4032185,5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465" calcext:value-type="float">
            <text:p>5465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2634.6" calcext:value-type="float">
            <text:p>12634,6</text:p>
          </table:table-cell>
          <table:table-cell table:style-name="ce2" office:value-type="float" office:value="851.8" calcext:value-type="float">
            <text:p>851,8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861203.2" calcext:value-type="float">
            <text:p>1861203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6557.6" calcext:value-type="float">
            <text:p>6557,6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415692.2" calcext:value-type="float">
            <text:p>4415692,2</text:p>
          </table:table-cell>
          <table:table-cell table:style-name="ce2" office:value-type="float" office:value="8771.9" calcext:value-type="float">
            <text:p>8771,9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6141.5" calcext:value-type="float">
            <text:p>6141,5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554.6" calcext:value-type="float">
            <text:p>12554,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614124.8" calcext:value-type="float">
            <text:p>1614124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312.5" calcext:value-type="float">
            <text:p>312,5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6698.2" calcext:value-type="float">
            <text:p>6698,2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4345341.6" calcext:value-type="float">
            <text:p>434534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5339.5" calcext:value-type="float">
            <text:p>5339,5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2033.2" calcext:value-type="float">
            <text:p>12033,2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743319.9" calcext:value-type="float">
            <text:p>1743319,9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66.7" calcext:value-type="float">
            <text:p>1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6637.8" calcext:value-type="float">
            <text:p>6637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43859.4" calcext:value-type="float">
            <text:p>43859,4</text:p>
          </table:table-cell>
          <table:table-cell table:style-name="ce2" office:value-type="float" office:value="3757766.3" calcext:value-type="float">
            <text:p>3757766,3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4752.6" calcext:value-type="float">
            <text:p>4752,6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2454.4" calcext:value-type="float">
            <text:p>12454,4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706681.6" calcext:value-type="float">
            <text:p>1706681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6899" calcext:value-type="float">
            <text:p>6899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898397.4" calcext:value-type="float">
            <text:p>389839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790.5" calcext:value-type="float">
            <text:p>5790,5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193.8" calcext:value-type="float">
            <text:p>12193,8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962.4" calcext:value-type="float">
            <text:p>962,4</text:p>
          </table:table-cell>
          <table:table-cell table:style-name="ce2" office:value-type="float" office:value="1525664" calcext:value-type="float">
            <text:p>152566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380.6" calcext:value-type="float">
            <text:p>38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6517.6" calcext:value-type="float">
            <text:p>6517,6</text:p>
          </table:table-cell>
          <table:table-cell table:style-name="Default" office:value-type="float" office:value="1102.6" calcext:value-type="float">
            <text:p>1102,6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4243307.2" calcext:value-type="float">
            <text:p>4243307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31.3" calcext:value-type="float">
            <text:p>2431,3</text:p>
          </table:table-cell>
          <table:table-cell table:style-name="Default" office:value-type="float" office:value="4812.8" calcext:value-type="float">
            <text:p>4812,8</text:p>
          </table:table-cell>
          <table:table-cell table:style-name="Default" office:value-type="float" office:value="94876.6" calcext:value-type="float">
            <text:p>94876,6</text:p>
          </table:table-cell>
          <table:table-cell table:style-name="Default" office:value-type="float" office:value="12975.8" calcext:value-type="float">
            <text:p>12975,8</text:p>
          </table:table-cell>
          <table:table-cell table:style-name="Default" office:value-type="float" office:value="761.6" calcext:value-type="float">
            <text:p>761,6</text:p>
          </table:table-cell>
          <table:table-cell table:style-name="Default" office:value-type="float" office:value="862" calcext:value-type="float">
            <text:p>862</text:p>
          </table:table-cell>
          <table:table-cell table:style-name="Default" office:value-type="float" office:value="1584" calcext:value-type="float">
            <text:p>1584</text:p>
          </table:table-cell>
          <table:table-cell table:style-name="Default" office:value-type="float" office:value="1623731.2" calcext:value-type="float">
            <text:p>1623731,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80.2" calcext:value-type="float">
            <text:p>180,2</text:p>
          </table:table-cell>
          <table:table-cell table:style-name="Default" office:value-type="float" office:value="721.4" calcext:value-type="float">
            <text:p>721,4</text:p>
          </table:table-cell>
          <table:table-cell table:style-name="Default" office:value-type="float" office:value="187.5" calcext:value-type="float">
            <text:p>187,5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6377.4" calcext:value-type="float">
            <text:p>6377,4</text:p>
          </table:table-cell>
          <table:table-cell table:style-name="Default" office:value-type="float" office:value="1263.2" calcext:value-type="float">
            <text:p>1263,2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4056782.1" calcext:value-type="float">
            <text:p>4056782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06.3" calcext:value-type="float">
            <text:p>2406,3</text:p>
          </table:table-cell>
          <table:table-cell table:style-name="Default" office:value-type="float" office:value="5038.5" calcext:value-type="float">
            <text:p>5038,5</text:p>
          </table:table-cell>
          <table:table-cell table:style-name="Default" office:value-type="float" office:value="98385.4" calcext:value-type="float">
            <text:p>98385,4</text:p>
          </table:table-cell>
          <table:table-cell table:style-name="Default" office:value-type="float" office:value="11932.8" calcext:value-type="float">
            <text:p>11932,8</text:p>
          </table:table-cell>
          <table:table-cell table:style-name="Default" office:value-type="float" office:value="1002.3" calcext:value-type="float">
            <text:p>1002,3</text:p>
          </table:table-cell>
          <table:table-cell table:style-name="Default" office:value-type="float" office:value="982.4" calcext:value-type="float">
            <text:p>982,4</text:p>
          </table:table-cell>
          <table:table-cell table:style-name="Default" office:value-type="float" office:value="962" calcext:value-type="float">
            <text:p>962</text:p>
          </table:table-cell>
          <table:table-cell table:style-name="Default" office:value-type="float" office:value="1525196.8" calcext:value-type="float">
            <text:p>1525196,8</text:p>
          </table:table-cell>
          <table:table-cell table:style-name="Default" office:value-type="float" office:value="37.5" calcext:value-type="float">
            <text:p>37,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822" calcext:value-type="float">
            <text:p>822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float" office:value="7946.875" calcext:value-type="float">
            <text:p>7946,875</text:p>
          </table:table-cell>
          <table:table-cell table:formula="of:=AVERAGE([.C2:.C9])" office:value-type="float" office:value="345.575" calcext:value-type="float">
            <text:p>345,575</text:p>
          </table:table-cell>
          <table:table-cell table:formula="of:=AVERAGE([.D2:.D9])" office:value-type="float" office:value="43885.6875" calcext:value-type="float">
            <text:p>43885,6875</text:p>
          </table:table-cell>
          <table:table-cell table:formula="of:=AVERAGE([.E2:.E9])" office:value-type="float" office:value="10745.575" calcext:value-type="float">
            <text:p>10745,575</text:p>
          </table:table-cell>
          <table:table-cell table:formula="of:=AVERAGE([.F2:.F9])" office:value-type="float" office:value="2010.2125" calcext:value-type="float">
            <text:p>2010,2125</text:p>
          </table:table-cell>
          <table:table-cell table:formula="of:=AVERAGE([.G2:.G9])" office:value-type="float" office:value="2685.8375" calcext:value-type="float">
            <text:p>2685,8375</text:p>
          </table:table-cell>
          <table:table-cell table:formula="of:=AVERAGE([.H2:.H9])" office:value-type="float" office:value="5298.65" calcext:value-type="float">
            <text:p>5298,65</text:p>
          </table:table-cell>
          <table:table-cell table:formula="of:=AVERAGE([.I2:.I9])" office:value-type="float" office:value="109858.9625" calcext:value-type="float">
            <text:p>109858,9625</text:p>
          </table:table-cell>
          <table:table-cell table:formula="of:=AVERAGE([.J2:.J9])" office:value-type="float" office:value="13592.5" calcext:value-type="float">
            <text:p>13592,5</text:p>
          </table:table-cell>
          <table:table-cell table:formula="of:=AVERAGE([.K2:.K9])" office:value-type="float" office:value="769.025" calcext:value-type="float">
            <text:p>769,025</text:p>
          </table:table-cell>
          <table:table-cell table:formula="of:=AVERAGE([.L2:.L9])" office:value-type="float" office:value="960.2625" calcext:value-type="float">
            <text:p>960,2625</text:p>
          </table:table-cell>
          <table:table-cell table:formula="of:=AVERAGE([.M2:.M9])" office:value-type="float" office:value="655.65" calcext:value-type="float">
            <text:p>655,65</text:p>
          </table:table-cell>
          <table:table-cell table:formula="of:=AVERAGE([.N2:.N9])" office:value-type="float" office:value="17816.975" calcext:value-type="float">
            <text:p>17816,975</text:p>
          </table:table-cell>
          <table:table-cell table:formula="of:=AVERAGE([.O2:.O9])" office:value-type="float" office:value="20.8375" calcext:value-type="float">
            <text:p>20,8375</text:p>
          </table:table-cell>
          <table:table-cell table:formula="of:=AVERAGE([.P2:.P9])" office:value-type="float" office:value="133.65" calcext:value-type="float">
            <text:p>133,65</text:p>
          </table:table-cell>
          <table:table-cell table:formula="of:=AVERAGE([.Q2:.Q9])" office:value-type="float" office:value="826.775" calcext:value-type="float">
            <text:p>826,775</text:p>
          </table:table-cell>
          <table:table-cell table:formula="of:=AVERAGE([.R2:.R9])" office:value-type="float" office:value="210" calcext:value-type="float">
            <text:p>210</text:p>
          </table:table-cell>
          <table:table-cell table:formula="of:=AVERAGE([.S2:.S9])" office:value-type="float" office:value="3362.5625" calcext:value-type="float">
            <text:p>3362,5625</text:p>
          </table:table-cell>
          <table:table-cell table:formula="of:=AVERAGE([.T2:.T9])" office:value-type="float" office:value="152.575" calcext:value-type="float">
            <text:p>152,57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6.25" calcext:value-type="float">
            <text:p>6,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float" office:value="1685.447248613" calcext:value-type="float">
            <text:p>1685,447248613</text:p>
          </table:table-cell>
          <table:table-cell table:formula="of:=3*STDEV([.C2:.C9])" office:value-type="float" office:value="248.616145608331" calcext:value-type="float">
            <text:p>248,6161456083</text:p>
          </table:table-cell>
          <table:table-cell table:formula="of:=3*STDEV([.D2:.D9])" office:value-type="float" office:value="9810.40435134884" calcext:value-type="float">
            <text:p>9810,4043513488</text:p>
          </table:table-cell>
          <table:table-cell table:formula="of:=3*STDEV([.E2:.E9])" office:value-type="float" office:value="5022.61939536675" calcext:value-type="float">
            <text:p>5022,6193953668</text:p>
          </table:table-cell>
          <table:table-cell table:formula="of:=3*STDEV([.F2:.F9])" office:value-type="float" office:value="8432.41347775484" calcext:value-type="float">
            <text:p>8432,4134777548</text:p>
          </table:table-cell>
          <table:table-cell table:formula="of:=3*STDEV([.G2:.G9])" office:value-type="float" office:value="1181.85923676879" calcext:value-type="float">
            <text:p>1181,8592367688</text:p>
          </table:table-cell>
          <table:table-cell table:formula="of:=3*STDEV([.H2:.H9])" office:value-type="float" office:value="1145.52909173011" calcext:value-type="float">
            <text:p>1145,5290917301</text:p>
          </table:table-cell>
          <table:table-cell table:formula="of:=3*STDEV([.I2:.I9])" office:value-type="float" office:value="15734.3241736419" calcext:value-type="float">
            <text:p>15734,3241736419</text:p>
          </table:table-cell>
          <table:table-cell table:formula="of:=3*STDEV([.J2:.J9])" office:value-type="float" office:value="1769.91239492645" calcext:value-type="float">
            <text:p>1769,9123949265</text:p>
          </table:table-cell>
          <table:table-cell table:formula="of:=3*STDEV([.K2:.K9])" office:value-type="float" office:value="520.506082714561" calcext:value-type="float">
            <text:p>520,5060827146</text:p>
          </table:table-cell>
          <table:table-cell table:formula="of:=3*STDEV([.L2:.L9])" office:value-type="float" office:value="792.026378416238" calcext:value-type="float">
            <text:p>792,0263784162</text:p>
          </table:table-cell>
          <table:table-cell table:formula="of:=3*STDEV([.M2:.M9])" office:value-type="float" office:value="469.204137723809" calcext:value-type="float">
            <text:p>469,2041377238</text:p>
          </table:table-cell>
          <table:table-cell table:formula="of:=3*STDEV([.N2:.N9])" office:value-type="float" office:value="1628.57958071268" calcext:value-type="float">
            <text:p>1628,5795807127</text:p>
          </table:table-cell>
          <table:table-cell table:formula="of:=3*STDEV([.O2:.O9])" office:value-type="float" office:value="59.3837504830115" calcext:value-type="float">
            <text:p>59,383750483</text:p>
          </table:table-cell>
          <table:table-cell table:formula="of:=3*STDEV([.P2:.P9])" office:value-type="float" office:value="261.198545172059" calcext:value-type="float">
            <text:p>261,1985451721</text:p>
          </table:table-cell>
          <table:table-cell table:formula="of:=3*STDEV([.Q2:.Q9])" office:value-type="float" office:value="586.02520606443" calcext:value-type="float">
            <text:p>586,0252060644</text:p>
          </table:table-cell>
          <table:table-cell table:formula="of:=3*STDEV([.R2:.R9])" office:value-type="float" office:value="212.7372625027" calcext:value-type="float">
            <text:p>212,7372625027</text:p>
          </table:table-cell>
          <table:table-cell table:formula="of:=3*STDEV([.S2:.S9])" office:value-type="float" office:value="11889.5339740988" calcext:value-type="float">
            <text:p>11889,5339740988</text:p>
          </table:table-cell>
          <table:table-cell table:formula="of:=3*STDEV([.T2:.T9])" office:value-type="float" office:value="233.348860537792" calcext:value-type="float">
            <text:p>233,3488605378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53.0330085889911" calcext:value-type="float">
            <text:p>53,033008589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-466.275" calcext:value-type="float">
            <text:p>-466,275</text:p>
          </table:table-cell>
          <table:table-cell table:formula="of:=[.C18]-[.C$176]" office:value-type="float" office:value="2481.825" calcext:value-type="float">
            <text:p>2481,825</text:p>
          </table:table-cell>
          <table:table-cell table:formula="of:=[.D18]-[.D$176]" office:value-type="float" office:value="4403.5125" calcext:value-type="float">
            <text:p>4403,5125</text:p>
          </table:table-cell>
          <table:table-cell table:formula="of:=[.E18]-[.E$176]" office:value-type="float" office:value="4098843.025" calcext:value-type="float">
            <text:p>4098843,025</text:p>
          </table:table-cell>
          <table:table-cell table:formula="of:=[.F18]-[.F$176]" office:value-type="float" office:value="-2010.2125" calcext:value-type="float">
            <text:p>-2010,2125</text:p>
          </table:table-cell>
          <table:table-cell table:formula="of:=[.G18]-[.G$176]" office:value-type="float" office:value="-79.0374999999995" calcext:value-type="float">
            <text:p>-79,0375</text:p>
          </table:table-cell>
          <table:table-cell table:formula="of:=[.H18]-[.H$176]" office:value-type="float" office:value="-335.349999999999" calcext:value-type="float">
            <text:p>-335,35</text:p>
          </table:table-cell>
          <table:table-cell table:formula="of:=[.I18]-[.I$176]" office:value-type="float" office:value="-912.262499999997" calcext:value-type="float">
            <text:p>-912,2625</text:p>
          </table:table-cell>
          <table:table-cell table:formula="of:=[.J18]-[.J$176]" office:value-type="float" office:value="185.500000000002" calcext:value-type="float">
            <text:p>185,5</text:p>
          </table:table-cell>
          <table:table-cell table:formula="of:=[.K18]-[.K$176]" office:value-type="float" office:value="-17.5249999999999" calcext:value-type="float">
            <text:p>-17,525</text:p>
          </table:table-cell>
          <table:table-cell table:formula="of:=[.L18]-[.L$176]" office:value-type="float" office:value="443.1375" calcext:value-type="float">
            <text:p>443,1375</text:p>
          </table:table-cell>
          <table:table-cell table:formula="of:=[.M18]-[.M$176]" office:value-type="float" office:value="406.95" calcext:value-type="float">
            <text:p>406,95</text:p>
          </table:table-cell>
          <table:table-cell table:formula="of:=[.N18]-[.N$176]" office:value-type="float" office:value="1957747.825" calcext:value-type="float">
            <text:p>1957747,825</text:p>
          </table:table-cell>
          <table:table-cell table:formula="of:=[.O18]-[.O$176]" office:value-type="float" office:value="79.1625" calcext:value-type="float">
            <text:p>79,1625</text:p>
          </table:table-cell>
          <table:table-cell table:formula="of:=[.P18]-[.P$176]" office:value-type="float" office:value="6.54999999999998" calcext:value-type="float">
            <text:p>6,55</text:p>
          </table:table-cell>
          <table:table-cell table:formula="of:=[.Q18]-[.Q$176]" office:value-type="float" office:value="-85.1749999999998" calcext:value-type="float">
            <text:p>-85,175</text:p>
          </table:table-cell>
          <table:table-cell table:formula="of:=[.R18]-[.R$176]" office:value-type="float" office:value="70" calcext:value-type="float">
            <text:p>70</text:p>
          </table:table-cell>
          <table:table-cell table:formula="of:=[.S18]-[.S$176]" office:value-type="float" office:value="52847.6375" calcext:value-type="float">
            <text:p>52847,6375</text:p>
          </table:table-cell>
          <table:table-cell table:formula="of:=[.T18]-[.T$176]" office:value-type="float" office:value="-2.27499999999998" calcext:value-type="float">
            <text:p>-2,275</text:p>
          </table:table-cell>
          <table:table-cell table:formula="of:=[.U18]-[.U$176]" office:value-type="float" office:value="0" calcext:value-type="float">
            <text:p>0</text:p>
          </table:table-cell>
          <table:table-cell table:formula="of:=[.V18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-246.075" calcext:value-type="float">
            <text:p>-246,075</text:p>
          </table:table-cell>
          <table:table-cell table:formula="of:=[.C19]-[.C$176]" office:value-type="float" office:value="1900.225" calcext:value-type="float">
            <text:p>1900,225</text:p>
          </table:table-cell>
          <table:table-cell table:formula="of:=[.D19]-[.D$176]" office:value-type="float" office:value="-1745.5875" calcext:value-type="float">
            <text:p>-1745,5875</text:p>
          </table:table-cell>
          <table:table-cell table:formula="of:=[.E19]-[.E$176]" office:value-type="float" office:value="4320560.925" calcext:value-type="float">
            <text:p>4320560,925</text:p>
          </table:table-cell>
          <table:table-cell table:formula="of:=[.F19]-[.F$176]" office:value-type="float" office:value="-2010.2125" calcext:value-type="float">
            <text:p>-2010,2125</text:p>
          </table:table-cell>
          <table:table-cell table:formula="of:=[.G19]-[.G$176]" office:value-type="float" office:value="-856.0375" calcext:value-type="float">
            <text:p>-856,0375</text:p>
          </table:table-cell>
          <table:table-cell table:formula="of:=[.H19]-[.H$176]" office:value-type="float" office:value="-285.049999999999" calcext:value-type="float">
            <text:p>-285,05</text:p>
          </table:table-cell>
          <table:table-cell table:formula="of:=[.I19]-[.I$176]" office:value-type="float" office:value="-4421.0625" calcext:value-type="float">
            <text:p>-4421,0625</text:p>
          </table:table-cell>
          <table:table-cell table:formula="of:=[.J19]-[.J$176]" office:value-type="float" office:value="-777.099999999999" calcext:value-type="float">
            <text:p>-777,1</text:p>
          </table:table-cell>
          <table:table-cell table:formula="of:=[.K19]-[.K$176]" office:value-type="float" office:value="-27.4249999999998" calcext:value-type="float">
            <text:p>-27,425</text:p>
          </table:table-cell>
          <table:table-cell table:formula="of:=[.L19]-[.L$176]" office:value-type="float" office:value="342.7375" calcext:value-type="float">
            <text:p>342,7375</text:p>
          </table:table-cell>
          <table:table-cell table:formula="of:=[.M19]-[.M$176]" office:value-type="float" office:value="206.15" calcext:value-type="float">
            <text:p>206,15</text:p>
          </table:table-cell>
          <table:table-cell table:formula="of:=[.N19]-[.N$176]" office:value-type="float" office:value="2395360.625" calcext:value-type="float">
            <text:p>2395360,625</text:p>
          </table:table-cell>
          <table:table-cell table:formula="of:=[.O19]-[.O$176]" office:value-type="float" office:value="122.0625" calcext:value-type="float">
            <text:p>122,0625</text:p>
          </table:table-cell>
          <table:table-cell table:formula="of:=[.P19]-[.P$176]" office:value-type="float" office:value="-33.65" calcext:value-type="float">
            <text:p>-33,65</text:p>
          </table:table-cell>
          <table:table-cell table:formula="of:=[.Q19]-[.Q$176]" office:value-type="float" office:value="-185.575" calcext:value-type="float">
            <text:p>-185,575</text:p>
          </table:table-cell>
          <table:table-cell table:formula="of:=[.R19]-[.R$176]" office:value-type="float" office:value="-22.5" calcext:value-type="float">
            <text:p>-22,5</text:p>
          </table:table-cell>
          <table:table-cell table:formula="of:=[.S19]-[.S$176]" office:value-type="float" office:value="59900.2375" calcext:value-type="float">
            <text:p>59900,2375</text:p>
          </table:table-cell>
          <table:table-cell table:formula="of:=[.T19]-[.T$176]" office:value-type="float" office:value="47.725" calcext:value-type="float">
            <text:p>47,725</text:p>
          </table:table-cell>
          <table:table-cell table:formula="of:=[.U19]-[.U$176]" office:value-type="float" office:value="0" calcext:value-type="float">
            <text:p>0</text:p>
          </table:table-cell>
          <table:table-cell table:formula="of:=[.V19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-265.875" calcext:value-type="float">
            <text:p>-265,875</text:p>
          </table:table-cell>
          <table:table-cell table:formula="of:=[.C20]-[.C$176]" office:value-type="float" office:value="2221.225" calcext:value-type="float">
            <text:p>2221,225</text:p>
          </table:table-cell>
          <table:table-cell table:formula="of:=[.D20]-[.D$176]" office:value-type="float" office:value="4403.5125" calcext:value-type="float">
            <text:p>4403,5125</text:p>
          </table:table-cell>
          <table:table-cell table:formula="of:=[.E20]-[.E$176]" office:value-type="float" office:value="5376098.225" calcext:value-type="float">
            <text:p>5376098,225</text:p>
          </table:table-cell>
          <table:table-cell table:formula="of:=[.F20]-[.F$176]" office:value-type="float" office:value="3837.6875" calcext:value-type="float">
            <text:p>3837,6875</text:p>
          </table:table-cell>
          <table:table-cell table:formula="of:=[.G20]-[.G$176]" office:value-type="float" office:value="-630.537499999999" calcext:value-type="float">
            <text:p>-630,5375</text:p>
          </table:table-cell>
          <table:table-cell table:formula="of:=[.H20]-[.H$176]" office:value-type="float" office:value="-485.349999999999" calcext:value-type="float">
            <text:p>-485,35</text:p>
          </table:table-cell>
          <table:table-cell table:formula="of:=[.I20]-[.I$176]" office:value-type="float" office:value="-912.262499999997" calcext:value-type="float">
            <text:p>-912,2625</text:p>
          </table:table-cell>
          <table:table-cell table:formula="of:=[.J20]-[.J$176]" office:value-type="float" office:value="-1840.1" calcext:value-type="float">
            <text:p>-1840,1</text:p>
          </table:table-cell>
          <table:table-cell table:formula="of:=[.K20]-[.K$176]" office:value-type="float" office:value="-17.5249999999999" calcext:value-type="float">
            <text:p>-17,525</text:p>
          </table:table-cell>
          <table:table-cell table:formula="of:=[.L20]-[.L$176]" office:value-type="float" office:value="919.2375" calcext:value-type="float">
            <text:p>919,2375</text:p>
          </table:table-cell>
          <table:table-cell table:formula="of:=[.M20]-[.M$176]" office:value-type="float" office:value="547.35" calcext:value-type="float">
            <text:p>547,35</text:p>
          </table:table-cell>
          <table:table-cell table:formula="of:=[.N20]-[.N$176]" office:value-type="float" office:value="2720909.425" calcext:value-type="float">
            <text:p>2720909,425</text:p>
          </table:table-cell>
          <table:table-cell table:formula="of:=[.O20]-[.O$176]" office:value-type="float" office:value="91.6625" calcext:value-type="float">
            <text:p>91,6625</text:p>
          </table:table-cell>
          <table:table-cell table:formula="of:=[.P20]-[.P$176]" office:value-type="float" office:value="-58.65" calcext:value-type="float">
            <text:p>-58,65</text:p>
          </table:table-cell>
          <table:table-cell table:formula="of:=[.Q20]-[.Q$176]" office:value-type="float" office:value="-105.375" calcext:value-type="float">
            <text:p>-105,375</text:p>
          </table:table-cell>
          <table:table-cell table:formula="of:=[.R20]-[.R$176]" office:value-type="float" office:value="80" calcext:value-type="float">
            <text:p>80</text:p>
          </table:table-cell>
          <table:table-cell table:formula="of:=[.S20]-[.S$176]" office:value-type="float" office:value="74005.3375" calcext:value-type="float">
            <text:p>74005,3375</text:p>
          </table:table-cell>
          <table:table-cell table:formula="of:=[.T20]-[.T$176]" office:value-type="float" office:value="-72.575" calcext:value-type="float">
            <text:p>-72,575</text:p>
          </table:table-cell>
          <table:table-cell table:formula="of:=[.U20]-[.U$176]" office:value-type="float" office:value="0" calcext:value-type="float">
            <text:p>0</text:p>
          </table:table-cell>
          <table:table-cell table:formula="of:=[.V20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-686.875" calcext:value-type="float">
            <text:p>-686,875</text:p>
          </table:table-cell>
          <table:table-cell table:formula="of:=[.C21]-[.C$176]" office:value-type="float" office:value="1739.625" calcext:value-type="float">
            <text:p>1739,625</text:p>
          </table:table-cell>
          <table:table-cell table:formula="of:=[.D21]-[.D$176]" office:value-type="float" office:value="5271.9125" calcext:value-type="float">
            <text:p>5271,9125</text:p>
          </table:table-cell>
          <table:table-cell table:formula="of:=[.E21]-[.E$176]" office:value-type="float" office:value="5942550.925" calcext:value-type="float">
            <text:p>5942550,925</text:p>
          </table:table-cell>
          <table:table-cell table:formula="of:=[.F21]-[.F$176]" office:value-type="float" office:value="-2010.2125" calcext:value-type="float">
            <text:p>-2010,2125</text:p>
          </table:table-cell>
          <table:table-cell table:formula="of:=[.G21]-[.G$176]" office:value-type="float" office:value="-404.8375" calcext:value-type="float">
            <text:p>-404,8375</text:p>
          </table:table-cell>
          <table:table-cell table:formula="of:=[.H21]-[.H$176]" office:value-type="float" office:value="918.35" calcext:value-type="float">
            <text:p>918,35</text:p>
          </table:table-cell>
          <table:table-cell table:formula="of:=[.I21]-[.I$176]" office:value-type="float" office:value="-877.162499999991" calcext:value-type="float">
            <text:p>-877,1625</text:p>
          </table:table-cell>
          <table:table-cell table:formula="of:=[.J21]-[.J$176]" office:value-type="float" office:value="-877.699999999999" calcext:value-type="float">
            <text:p>-877,7</text:p>
          </table:table-cell>
          <table:table-cell table:formula="of:=[.K21]-[.K$176]" office:value-type="float" office:value="107.975" calcext:value-type="float">
            <text:p>107,975</text:p>
          </table:table-cell>
          <table:table-cell table:formula="of:=[.L21]-[.L$176]" office:value-type="float" office:value="1045.0375" calcext:value-type="float">
            <text:p>1045,0375</text:p>
          </table:table-cell>
          <table:table-cell table:formula="of:=[.M21]-[.M$176]" office:value-type="float" office:value="246.35" calcext:value-type="float">
            <text:p>246,35</text:p>
          </table:table-cell>
          <table:table-cell table:formula="of:=[.N21]-[.N$176]" office:value-type="float" office:value="2652378.225" calcext:value-type="float">
            <text:p>2652378,225</text:p>
          </table:table-cell>
          <table:table-cell table:formula="of:=[.O21]-[.O$176]" office:value-type="float" office:value="129.1625" calcext:value-type="float">
            <text:p>129,1625</text:p>
          </table:table-cell>
          <table:table-cell table:formula="of:=[.P21]-[.P$176]" office:value-type="float" office:value="-33.65" calcext:value-type="float">
            <text:p>-33,65</text:p>
          </table:table-cell>
          <table:table-cell table:formula="of:=[.Q21]-[.Q$176]" office:value-type="float" office:value="-125.375" calcext:value-type="float">
            <text:p>-125,375</text:p>
          </table:table-cell>
          <table:table-cell table:formula="of:=[.R21]-[.R$176]" office:value-type="float" office:value="30" calcext:value-type="float">
            <text:p>30</text:p>
          </table:table-cell>
          <table:table-cell table:formula="of:=[.S21]-[.S$176]" office:value-type="float" office:value="84496.5375" calcext:value-type="float">
            <text:p>84496,5375</text:p>
          </table:table-cell>
          <table:table-cell table:formula="of:=[.T21]-[.T$176]" office:value-type="float" office:value="27.625" calcext:value-type="float">
            <text:p>27,625</text:p>
          </table:table-cell>
          <table:table-cell table:formula="of:=[.U21]-[.U$176]" office:value-type="float" office:value="0" calcext:value-type="float">
            <text:p>0</text:p>
          </table:table-cell>
          <table:table-cell table:formula="of:=[.V21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-1128.275" calcext:value-type="float">
            <text:p>-1128,275</text:p>
          </table:table-cell>
          <table:table-cell table:formula="of:=[.C22]-[.C$176]" office:value-type="float" office:value="1639.425" calcext:value-type="float">
            <text:p>1639,425</text:p>
          </table:table-cell>
          <table:table-cell table:formula="of:=[.D22]-[.D$176]" office:value-type="float" office:value="-1780.6875" calcext:value-type="float">
            <text:p>-1780,6875</text:p>
          </table:table-cell>
          <table:table-cell table:formula="of:=[.E22]-[.E$176]" office:value-type="float" office:value="4788488.025" calcext:value-type="float">
            <text:p>4788488,025</text:p>
          </table:table-cell>
          <table:table-cell table:formula="of:=[.F22]-[.F$176]" office:value-type="float" office:value="-2010.2125" calcext:value-type="float">
            <text:p>-2010,2125</text:p>
          </table:table-cell>
          <table:table-cell table:formula="of:=[.G22]-[.G$176]" office:value-type="float" office:value="-229.537499999999" calcext:value-type="float">
            <text:p>-229,5375</text:p>
          </table:table-cell>
          <table:table-cell table:formula="of:=[.H22]-[.H$176]" office:value-type="float" office:value="166.150000000001" calcext:value-type="float">
            <text:p>166,15</text:p>
          </table:table-cell>
          <table:table-cell table:formula="of:=[.I22]-[.I$176]" office:value-type="float" office:value="-7929.7625" calcext:value-type="float">
            <text:p>-7929,7625</text:p>
          </table:table-cell>
          <table:table-cell table:formula="of:=[.J22]-[.J$176]" office:value-type="float" office:value="-716.899999999998" calcext:value-type="float">
            <text:p>-716,9</text:p>
          </table:table-cell>
          <table:table-cell table:formula="of:=[.K22]-[.K$176]" office:value-type="float" office:value="-7.42499999999984" calcext:value-type="float">
            <text:p>-7,425</text:p>
          </table:table-cell>
          <table:table-cell table:formula="of:=[.L22]-[.L$176]" office:value-type="float" office:value="202.3375" calcext:value-type="float">
            <text:p>202,3375</text:p>
          </table:table-cell>
          <table:table-cell table:formula="of:=[.M22]-[.M$176]" office:value-type="float" office:value="486.95" calcext:value-type="float">
            <text:p>486,95</text:p>
          </table:table-cell>
          <table:table-cell table:formula="of:=[.N22]-[.N$176]" office:value-type="float" office:value="1934823.025" calcext:value-type="float">
            <text:p>1934823,025</text:p>
          </table:table-cell>
          <table:table-cell table:formula="of:=[.O22]-[.O$176]" office:value-type="float" office:value="79.1625" calcext:value-type="float">
            <text:p>79,1625</text:p>
          </table:table-cell>
          <table:table-cell table:formula="of:=[.P22]-[.P$176]" office:value-type="float" office:value="-33.65" calcext:value-type="float">
            <text:p>-33,65</text:p>
          </table:table-cell>
          <table:table-cell table:formula="of:=[.Q22]-[.Q$176]" office:value-type="float" office:value="115.225" calcext:value-type="float">
            <text:p>115,225</text:p>
          </table:table-cell>
          <table:table-cell table:formula="of:=[.R22]-[.R$176]" office:value-type="float" office:value="10" calcext:value-type="float">
            <text:p>10</text:p>
          </table:table-cell>
          <table:table-cell table:formula="of:=[.S22]-[.S$176]" office:value-type="float" office:value="49303.7375" calcext:value-type="float">
            <text:p>49303,7375</text:p>
          </table:table-cell>
          <table:table-cell table:formula="of:=[.T22]-[.T$176]" office:value-type="float" office:value="-2.57499999999999" calcext:value-type="float">
            <text:p>-2,575</text:p>
          </table:table-cell>
          <table:table-cell table:formula="of:=[.U22]-[.U$176]" office:value-type="float" office:value="0" calcext:value-type="float">
            <text:p>0</text:p>
          </table:table-cell>
          <table:table-cell table:formula="of:=[.V22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-666.875" calcext:value-type="float">
            <text:p>-666,875</text:p>
          </table:table-cell>
          <table:table-cell table:formula="of:=[.C23]-[.C$176]" office:value-type="float" office:value="1659.625" calcext:value-type="float">
            <text:p>1659,625</text:p>
          </table:table-cell>
          <table:table-cell table:formula="of:=[.D23]-[.D$176]" office:value-type="float" office:value="-1780.6875" calcext:value-type="float">
            <text:p>-1780,6875</text:p>
          </table:table-cell>
          <table:table-cell table:formula="of:=[.E23]-[.E$176]" office:value-type="float" office:value="3975720.825" calcext:value-type="float">
            <text:p>3975720,825</text:p>
          </table:table-cell>
          <table:table-cell table:formula="of:=[.F23]-[.F$176]" office:value-type="float" office:value="3837.6875" calcext:value-type="float">
            <text:p>3837,6875</text:p>
          </table:table-cell>
          <table:table-cell table:formula="of:=[.G23]-[.G$176]" office:value-type="float" office:value="-505.3375" calcext:value-type="float">
            <text:p>-505,3375</text:p>
          </table:table-cell>
          <table:table-cell table:formula="of:=[.H23]-[.H$176]" office:value-type="float" office:value="-505.65" calcext:value-type="float">
            <text:p>-505,65</text:p>
          </table:table-cell>
          <table:table-cell table:formula="of:=[.I23]-[.I$176]" office:value-type="float" office:value="-4421.0625" calcext:value-type="float">
            <text:p>-4421,0625</text:p>
          </table:table-cell>
          <table:table-cell table:formula="of:=[.J23]-[.J$176]" office:value-type="float" office:value="-716.899999999998" calcext:value-type="float">
            <text:p>-716,9</text:p>
          </table:table-cell>
          <table:table-cell table:formula="of:=[.K23]-[.K$176]" office:value-type="float" office:value="-368.525" calcext:value-type="float">
            <text:p>-368,525</text:p>
          </table:table-cell>
          <table:table-cell table:formula="of:=[.L23]-[.L$176]" office:value-type="float" office:value="563.3375" calcext:value-type="float">
            <text:p>563,3375</text:p>
          </table:table-cell>
          <table:table-cell table:formula="of:=[.M23]-[.M$176]" office:value-type="float" office:value="286.55" calcext:value-type="float">
            <text:p>286,55</text:p>
          </table:table-cell>
          <table:table-cell table:formula="of:=[.N23]-[.N$176]" office:value-type="float" office:value="3116383.325" calcext:value-type="float">
            <text:p>3116383,325</text:p>
          </table:table-cell>
          <table:table-cell table:formula="of:=[.O23]-[.O$176]" office:value-type="float" office:value="107.7625" calcext:value-type="float">
            <text:p>107,7625</text:p>
          </table:table-cell>
          <table:table-cell table:formula="of:=[.P23]-[.P$176]" office:value-type="float" office:value="-53.65" calcext:value-type="float">
            <text:p>-53,65</text:p>
          </table:table-cell>
          <table:table-cell table:formula="of:=[.Q23]-[.Q$176]" office:value-type="float" office:value="-105.175" calcext:value-type="float">
            <text:p>-105,175</text:p>
          </table:table-cell>
          <table:table-cell table:formula="of:=[.R23]-[.R$176]" office:value-type="float" office:value="20" calcext:value-type="float">
            <text:p>20</text:p>
          </table:table-cell>
          <table:table-cell table:formula="of:=[.S23]-[.S$176]" office:value-type="float" office:value="56391.4375" calcext:value-type="float">
            <text:p>56391,4375</text:p>
          </table:table-cell>
          <table:table-cell table:formula="of:=[.T23]-[.T$176]" office:value-type="float" office:value="27.625" calcext:value-type="float">
            <text:p>27,625</text:p>
          </table:table-cell>
          <table:table-cell table:formula="of:=[.U23]-[.U$176]" office:value-type="float" office:value="0" calcext:value-type="float">
            <text:p>0</text:p>
          </table:table-cell>
          <table:table-cell table:formula="of:=[.V23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-426.275" calcext:value-type="float">
            <text:p>-426,275</text:p>
          </table:table-cell>
          <table:table-cell table:formula="of:=[.C24]-[.C$176]" office:value-type="float" office:value="1499.225" calcext:value-type="float">
            <text:p>1499,225</text:p>
          </table:table-cell>
          <table:table-cell table:formula="of:=[.D24]-[.D$176]" office:value-type="float" office:value="5271.9125" calcext:value-type="float">
            <text:p>5271,9125</text:p>
          </table:table-cell>
          <table:table-cell table:formula="of:=[.E24]-[.E$176]" office:value-type="float" office:value="4130492.325" calcext:value-type="float">
            <text:p>4130492,325</text:p>
          </table:table-cell>
          <table:table-cell table:formula="of:=[.F24]-[.F$176]" office:value-type="float" office:value="-2010.2125" calcext:value-type="float">
            <text:p>-2010,2125</text:p>
          </table:table-cell>
          <table:table-cell table:formula="of:=[.G24]-[.G$176]" office:value-type="float" office:value="-831.0375" calcext:value-type="float">
            <text:p>-831,0375</text:p>
          </table:table-cell>
          <table:table-cell table:formula="of:=[.H24]-[.H$176]" office:value-type="float" office:value="-109.65" calcext:value-type="float">
            <text:p>-109,65</text:p>
          </table:table-cell>
          <table:table-cell table:formula="of:=[.I24]-[.I$176]" office:value-type="float" office:value="-912.262499999997" calcext:value-type="float">
            <text:p>-912,2625</text:p>
          </table:table-cell>
          <table:table-cell table:formula="of:=[.J24]-[.J$176]" office:value-type="float" office:value="-135.499999999998" calcext:value-type="float">
            <text:p>-135,5</text:p>
          </table:table-cell>
          <table:table-cell table:formula="of:=[.K24]-[.K$176]" office:value-type="float" office:value="72.9750000000001" calcext:value-type="float">
            <text:p>72,975</text:p>
          </table:table-cell>
          <table:table-cell table:formula="of:=[.L24]-[.L$176]" office:value-type="float" office:value="202.5375" calcext:value-type="float">
            <text:p>202,5375</text:p>
          </table:table-cell>
          <table:table-cell table:formula="of:=[.M24]-[.M$176]" office:value-type="float" office:value="266.55" calcext:value-type="float">
            <text:p>266,55</text:p>
          </table:table-cell>
          <table:table-cell table:formula="of:=[.N24]-[.N$176]" office:value-type="float" office:value="1883034.225" calcext:value-type="float">
            <text:p>1883034,225</text:p>
          </table:table-cell>
          <table:table-cell table:formula="of:=[.O24]-[.O$176]" office:value-type="float" office:value="79.1625" calcext:value-type="float">
            <text:p>79,1625</text:p>
          </table:table-cell>
          <table:table-cell table:formula="of:=[.P24]-[.P$176]" office:value-type="float" office:value="-33.35" calcext:value-type="float">
            <text:p>-33,35</text:p>
          </table:table-cell>
          <table:table-cell table:formula="of:=[.Q24]-[.Q$176]" office:value-type="float" office:value="175.625" calcext:value-type="float">
            <text:p>175,625</text:p>
          </table:table-cell>
          <table:table-cell table:formula="of:=[.R24]-[.R$176]" office:value-type="float" office:value="20" calcext:value-type="float">
            <text:p>20</text:p>
          </table:table-cell>
          <table:table-cell table:formula="of:=[.S24]-[.S$176]" office:value-type="float" office:value="52847.6375" calcext:value-type="float">
            <text:p>52847,6375</text:p>
          </table:table-cell>
          <table:table-cell table:formula="of:=[.T24]-[.T$176]" office:value-type="float" office:value="-32.575" calcext:value-type="float">
            <text:p>-32,575</text:p>
          </table:table-cell>
          <table:table-cell table:formula="of:=[.U24]-[.U$176]" office:value-type="float" office:value="0" calcext:value-type="float">
            <text:p>0</text:p>
          </table:table-cell>
          <table:table-cell table:formula="of:=[.V24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-506.475" calcext:value-type="float">
            <text:p>-506,475</text:p>
          </table:table-cell>
          <table:table-cell table:formula="of:=[.C25]-[.C$176]" office:value-type="float" office:value="1178.025" calcext:value-type="float">
            <text:p>1178,025</text:p>
          </table:table-cell>
          <table:table-cell table:formula="of:=[.D25]-[.D$176]" office:value-type="float" office:value="-5254.3875" calcext:value-type="float">
            <text:p>-5254,3875</text:p>
          </table:table-cell>
          <table:table-cell table:formula="of:=[.E25]-[.E$176]" office:value-type="float" office:value="5003083.125" calcext:value-type="float">
            <text:p>5003083,125</text:p>
          </table:table-cell>
          <table:table-cell table:formula="of:=[.F25]-[.F$176]" office:value-type="float" office:value="3837.6875" calcext:value-type="float">
            <text:p>3837,6875</text:p>
          </table:table-cell>
          <table:table-cell table:formula="of:=[.G25]-[.G$176]" office:value-type="float" office:value="-1021.8375" calcext:value-type="float">
            <text:p>-1021,8375</text:p>
          </table:table-cell>
          <table:table-cell table:formula="of:=[.H25]-[.H$176]" office:value-type="float" office:value="-9.34999999999945" calcext:value-type="float">
            <text:p>-9,35</text:p>
          </table:table-cell>
          <table:table-cell table:formula="of:=[.I25]-[.I$176]" office:value-type="float" office:value="-912.262499999997" calcext:value-type="float">
            <text:p>-912,2625</text:p>
          </table:table-cell>
          <table:table-cell table:formula="of:=[.J25]-[.J$176]" office:value-type="float" office:value="-376.099999999999" calcext:value-type="float">
            <text:p>-376,1</text:p>
          </table:table-cell>
          <table:table-cell table:formula="of:=[.K25]-[.K$176]" office:value-type="float" office:value="32.9750000000001" calcext:value-type="float">
            <text:p>32,975</text:p>
          </table:table-cell>
          <table:table-cell table:formula="of:=[.L25]-[.L$176]" office:value-type="float" office:value="-58.2624999999999" calcext:value-type="float">
            <text:p>-58,2625</text:p>
          </table:table-cell>
          <table:table-cell table:formula="of:=[.M25]-[.M$176]" office:value-type="float" office:value="-14.4499999999999" calcext:value-type="float">
            <text:p>-14,45</text:p>
          </table:table-cell>
          <table:table-cell table:formula="of:=[.N25]-[.N$176]" office:value-type="float" office:value="2290381.425" calcext:value-type="float">
            <text:p>2290381,425</text:p>
          </table:table-cell>
          <table:table-cell table:formula="of:=[.O25]-[.O$176]" office:value-type="float" office:value="104.1625" calcext:value-type="float">
            <text:p>104,1625</text:p>
          </table:table-cell>
          <table:table-cell table:formula="of:=[.P25]-[.P$176]" office:value-type="float" office:value="-100.35" calcext:value-type="float">
            <text:p>-100,35</text:p>
          </table:table-cell>
          <table:table-cell table:formula="of:=[.Q25]-[.Q$176]" office:value-type="float" office:value="-44.9749999999999" calcext:value-type="float">
            <text:p>-44,975</text:p>
          </table:table-cell>
          <table:table-cell table:formula="of:=[.R25]-[.R$176]" office:value-type="float" office:value="0" calcext:value-type="float">
            <text:p>0</text:p>
          </table:table-cell>
          <table:table-cell table:formula="of:=[.S25]-[.S$176]" office:value-type="float" office:value="63408.9375" calcext:value-type="float">
            <text:p>63408,9375</text:p>
          </table:table-cell>
          <table:table-cell table:formula="of:=[.T25]-[.T$176]" office:value-type="float" office:value="47.425" calcext:value-type="float">
            <text:p>47,425</text:p>
          </table:table-cell>
          <table:table-cell table:formula="of:=[.U25]-[.U$176]" office:value-type="float" office:value="0" calcext:value-type="float">
            <text:p>0</text:p>
          </table:table-cell>
          <table:table-cell table:formula="of:=[.V25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-867.675" calcext:value-type="float">
            <text:p>-867,675</text:p>
          </table:table-cell>
          <table:table-cell table:formula="of:=[.C26]-[.C$176]" office:value-type="float" office:value="1298.425" calcext:value-type="float">
            <text:p>1298,425</text:p>
          </table:table-cell>
          <table:table-cell table:formula="of:=[.D26]-[.D$176]" office:value-type="float" office:value="8789.4125" calcext:value-type="float">
            <text:p>8789,4125</text:p>
          </table:table-cell>
          <table:table-cell table:formula="of:=[.E26]-[.E$176]" office:value-type="float" office:value="5295186.425" calcext:value-type="float">
            <text:p>5295186,425</text:p>
          </table:table-cell>
          <table:table-cell table:formula="of:=[.F26]-[.F$176]" office:value-type="float" office:value="-2010.2125" calcext:value-type="float">
            <text:p>-2010,2125</text:p>
          </table:table-cell>
          <table:table-cell table:formula="of:=[.G26]-[.G$176]" office:value-type="float" office:value="-856.5375" calcext:value-type="float">
            <text:p>-856,5375</text:p>
          </table:table-cell>
          <table:table-cell table:formula="of:=[.H26]-[.H$176]" office:value-type="float" office:value="617.35" calcext:value-type="float">
            <text:p>617,35</text:p>
          </table:table-cell>
          <table:table-cell table:formula="of:=[.I26]-[.I$176]" office:value-type="float" office:value="-4421.0625" calcext:value-type="float">
            <text:p>-4421,0625</text:p>
          </table:table-cell>
          <table:table-cell table:formula="of:=[.J26]-[.J$176]" office:value-type="float" office:value="-1178.5" calcext:value-type="float">
            <text:p>-1178,5</text:p>
          </table:table-cell>
          <table:table-cell table:formula="of:=[.K26]-[.K$176]" office:value-type="float" office:value="333.475" calcext:value-type="float">
            <text:p>333,475</text:p>
          </table:table-cell>
          <table:table-cell table:formula="of:=[.L26]-[.L$176]" office:value-type="float" office:value="503.3375" calcext:value-type="float">
            <text:p>503,3375</text:p>
          </table:table-cell>
          <table:table-cell table:formula="of:=[.M26]-[.M$176]" office:value-type="float" office:value="186.15" calcext:value-type="float">
            <text:p>186,15</text:p>
          </table:table-cell>
          <table:table-cell table:formula="of:=[.N26]-[.N$176]" office:value-type="float" office:value="2321626.225" calcext:value-type="float">
            <text:p>2321626,225</text:p>
          </table:table-cell>
          <table:table-cell table:formula="of:=[.O26]-[.O$176]" office:value-type="float" office:value="166.6625" calcext:value-type="float">
            <text:p>166,6625</text:p>
          </table:table-cell>
          <table:table-cell table:formula="of:=[.P26]-[.P$176]" office:value-type="float" office:value="-33.65" calcext:value-type="float">
            <text:p>-33,65</text:p>
          </table:table-cell>
          <table:table-cell table:formula="of:=[.Q26]-[.Q$176]" office:value-type="float" office:value="-205.575" calcext:value-type="float">
            <text:p>-205,575</text:p>
          </table:table-cell>
          <table:table-cell table:formula="of:=[.R26]-[.R$176]" office:value-type="float" office:value="102.5" calcext:value-type="float">
            <text:p>102,5</text:p>
          </table:table-cell>
          <table:table-cell table:formula="of:=[.S26]-[.S$176]" office:value-type="float" office:value="70461.5375" calcext:value-type="float">
            <text:p>70461,5375</text:p>
          </table:table-cell>
          <table:table-cell table:formula="of:=[.T26]-[.T$176]" office:value-type="float" office:value="-32.575" calcext:value-type="float">
            <text:p>-32,575</text:p>
          </table:table-cell>
          <table:table-cell table:formula="of:=[.U26]-[.U$176]" office:value-type="float" office:value="0" calcext:value-type="float">
            <text:p>0</text:p>
          </table:table-cell>
          <table:table-cell table:formula="of:=[.V26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-827.275" calcext:value-type="float">
            <text:p>-827,275</text:p>
          </table:table-cell>
          <table:table-cell table:formula="of:=[.C27]-[.C$176]" office:value-type="float" office:value="1699.625" calcext:value-type="float">
            <text:p>1699,625</text:p>
          </table:table-cell>
          <table:table-cell table:formula="of:=[.D27]-[.D$176]" office:value-type="float" office:value="4403.5125" calcext:value-type="float">
            <text:p>4403,5125</text:p>
          </table:table-cell>
          <table:table-cell table:formula="of:=[.E27]-[.E$176]" office:value-type="float" office:value="4619576.725" calcext:value-type="float">
            <text:p>4619576,725</text:p>
          </table:table-cell>
          <table:table-cell table:formula="of:=[.F27]-[.F$176]" office:value-type="float" office:value="2375.6875" calcext:value-type="float">
            <text:p>2375,6875</text:p>
          </table:table-cell>
          <table:table-cell table:formula="of:=[.G27]-[.G$176]" office:value-type="float" office:value="-580.537499999999" calcext:value-type="float">
            <text:p>-580,5375</text:p>
          </table:table-cell>
          <table:table-cell table:formula="of:=[.H27]-[.H$176]" office:value-type="float" office:value="1244.35" calcext:value-type="float">
            <text:p>1244,35</text:p>
          </table:table-cell>
          <table:table-cell table:formula="of:=[.I27]-[.I$176]" office:value-type="float" office:value="-877.162499999991" calcext:value-type="float">
            <text:p>-877,1625</text:p>
          </table:table-cell>
          <table:table-cell table:formula="of:=[.J27]-[.J$176]" office:value-type="float" office:value="-1238.5" calcext:value-type="float">
            <text:p>-1238,5</text:p>
          </table:table-cell>
          <table:table-cell table:formula="of:=[.K27]-[.K$176]" office:value-type="float" office:value="-7.42499999999984" calcext:value-type="float">
            <text:p>-7,425</text:p>
          </table:table-cell>
          <table:table-cell table:formula="of:=[.L27]-[.L$176]" office:value-type="float" office:value="182.3375" calcext:value-type="float">
            <text:p>182,3375</text:p>
          </table:table-cell>
          <table:table-cell table:formula="of:=[.M27]-[.M$176]" office:value-type="float" office:value="426.95" calcext:value-type="float">
            <text:p>426,95</text:p>
          </table:table-cell>
          <table:table-cell table:formula="of:=[.N27]-[.N$176]" office:value-type="float" office:value="2663184.425" calcext:value-type="float">
            <text:p>2663184,425</text:p>
          </table:table-cell>
          <table:table-cell table:formula="of:=[.O27]-[.O$176]" office:value-type="float" office:value="41.6625" calcext:value-type="float">
            <text:p>41,6625</text:p>
          </table:table-cell>
          <table:table-cell table:formula="of:=[.P27]-[.P$176]" office:value-type="float" office:value="0.049999999999983" calcext:value-type="float">
            <text:p>0,05</text:p>
          </table:table-cell>
          <table:table-cell table:formula="of:=[.Q27]-[.Q$176]" office:value-type="float" office:value="115.425" calcext:value-type="float">
            <text:p>115,425</text:p>
          </table:table-cell>
          <table:table-cell table:formula="of:=[.R27]-[.R$176]" office:value-type="float" office:value="50" calcext:value-type="float">
            <text:p>50</text:p>
          </table:table-cell>
          <table:table-cell table:formula="of:=[.S27]-[.S$176]" office:value-type="float" office:value="56356.3375" calcext:value-type="float">
            <text:p>56356,3375</text:p>
          </table:table-cell>
          <table:table-cell table:formula="of:=[.T27]-[.T$176]" office:value-type="float" office:value="-52.575" calcext:value-type="float">
            <text:p>-52,575</text:p>
          </table:table-cell>
          <table:table-cell table:formula="of:=[.U27]-[.U$176]" office:value-type="float" office:value="0" calcext:value-type="float">
            <text:p>0</text:p>
          </table:table-cell>
          <table:table-cell table:formula="of:=[.V27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-1308.875" calcext:value-type="float">
            <text:p>-1308,875</text:p>
          </table:table-cell>
          <table:table-cell table:formula="of:=[.C28]-[.C$176]" office:value-type="float" office:value="1358.625" calcext:value-type="float">
            <text:p>1358,625</text:p>
          </table:table-cell>
          <table:table-cell table:formula="of:=[.D28]-[.D$176]" office:value-type="float" office:value="-1780.6875" calcext:value-type="float">
            <text:p>-1780,6875</text:p>
          </table:table-cell>
          <table:table-cell table:formula="of:=[.E28]-[.E$176]" office:value-type="float" office:value="4791996.825" calcext:value-type="float">
            <text:p>4791996,825</text:p>
          </table:table-cell>
          <table:table-cell table:formula="of:=[.F28]-[.F$176]" office:value-type="float" office:value="-2010.2125" calcext:value-type="float">
            <text:p>-2010,2125</text:p>
          </table:table-cell>
          <table:table-cell table:formula="of:=[.G28]-[.G$176]" office:value-type="float" office:value="-1006.3375" calcext:value-type="float">
            <text:p>-1006,3375</text:p>
          </table:table-cell>
          <table:table-cell table:formula="of:=[.H28]-[.H$176]" office:value-type="float" office:value="767.85" calcext:value-type="float">
            <text:p>767,85</text:p>
          </table:table-cell>
          <table:table-cell table:formula="of:=[.I28]-[.I$176]" office:value-type="float" office:value="-4421.0625" calcext:value-type="float">
            <text:p>-4421,0625</text:p>
          </table:table-cell>
          <table:table-cell table:formula="of:=[.J28]-[.J$176]" office:value-type="float" office:value="-35.0999999999985" calcext:value-type="float">
            <text:p>-35,1</text:p>
          </table:table-cell>
          <table:table-cell table:formula="of:=[.K28]-[.K$176]" office:value-type="float" office:value="-168.025" calcext:value-type="float">
            <text:p>-168,025</text:p>
          </table:table-cell>
          <table:table-cell table:formula="of:=[.L28]-[.L$176]" office:value-type="float" office:value="167.5375" calcext:value-type="float">
            <text:p>167,5375</text:p>
          </table:table-cell>
          <table:table-cell table:formula="of:=[.M28]-[.M$176]" office:value-type="float" office:value="326.55" calcext:value-type="float">
            <text:p>326,55</text:p>
          </table:table-cell>
          <table:table-cell table:formula="of:=[.N28]-[.N$176]" office:value-type="float" office:value="1757021.225" calcext:value-type="float">
            <text:p>1757021,225</text:p>
          </table:table-cell>
          <table:table-cell table:formula="of:=[.O28]-[.O$176]" office:value-type="float" office:value="104.1625" calcext:value-type="float">
            <text:p>104,1625</text:p>
          </table:table-cell>
          <table:table-cell table:formula="of:=[.P28]-[.P$176]" office:value-type="float" office:value="-58.65" calcext:value-type="float">
            <text:p>-58,65</text:p>
          </table:table-cell>
          <table:table-cell table:formula="of:=[.Q28]-[.Q$176]" office:value-type="float" office:value="155.425" calcext:value-type="float">
            <text:p>155,425</text:p>
          </table:table-cell>
          <table:table-cell table:formula="of:=[.R28]-[.R$176]" office:value-type="float" office:value="-10" calcext:value-type="float">
            <text:p>-10</text:p>
          </table:table-cell>
          <table:table-cell table:formula="of:=[.S28]-[.S$176]" office:value-type="float" office:value="52847.6375" calcext:value-type="float">
            <text:p>52847,6375</text:p>
          </table:table-cell>
          <table:table-cell table:formula="of:=[.T28]-[.T$176]" office:value-type="float" office:value="47.825" calcext:value-type="float">
            <text:p>47,825</text:p>
          </table:table-cell>
          <table:table-cell table:formula="of:=[.U28]-[.U$176]" office:value-type="float" office:value="33.3" calcext:value-type="float">
            <text:p>33,3</text:p>
          </table:table-cell>
          <table:table-cell table:formula="of:=[.V28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-1549.475" calcext:value-type="float">
            <text:p>-1549,475</text:p>
          </table:table-cell>
          <table:table-cell table:formula="of:=[.C29]-[.C$176]" office:value-type="float" office:value="1178.225" calcext:value-type="float">
            <text:p>1178,225</text:p>
          </table:table-cell>
          <table:table-cell table:formula="of:=[.D29]-[.D$176]" office:value-type="float" office:value="1798.2125" calcext:value-type="float">
            <text:p>1798,2125</text:p>
          </table:table-cell>
          <table:table-cell table:formula="of:=[.E29]-[.E$176]" office:value-type="float" office:value="4331052.125" calcext:value-type="float">
            <text:p>4331052,125</text:p>
          </table:table-cell>
          <table:table-cell table:formula="of:=[.F29]-[.F$176]" office:value-type="float" office:value="-2010.2125" calcext:value-type="float">
            <text:p>-2010,2125</text:p>
          </table:table-cell>
          <table:table-cell table:formula="of:=[.G29]-[.G$176]" office:value-type="float" office:value="-555.537499999999" calcext:value-type="float">
            <text:p>-555,5375</text:p>
          </table:table-cell>
          <table:table-cell table:formula="of:=[.H29]-[.H$176]" office:value-type="float" office:value="792.85" calcext:value-type="float">
            <text:p>792,85</text:p>
          </table:table-cell>
          <table:table-cell table:formula="of:=[.I29]-[.I$176]" office:value-type="float" office:value="-4421.0625" calcext:value-type="float">
            <text:p>-4421,0625</text:p>
          </table:table-cell>
          <table:table-cell table:formula="of:=[.J29]-[.J$176]" office:value-type="float" office:value="-636.699999999999" calcext:value-type="float">
            <text:p>-636,7</text:p>
          </table:table-cell>
          <table:table-cell table:formula="of:=[.K29]-[.K$176]" office:value-type="float" office:value="52.7750000000001" calcext:value-type="float">
            <text:p>52,775</text:p>
          </table:table-cell>
          <table:table-cell table:formula="of:=[.L29]-[.L$176]" office:value-type="float" office:value="343.0375" calcext:value-type="float">
            <text:p>343,0375</text:p>
          </table:table-cell>
          <table:table-cell table:formula="of:=[.M29]-[.M$176]" office:value-type="float" office:value="567.15" calcext:value-type="float">
            <text:p>567,15</text:p>
          </table:table-cell>
          <table:table-cell table:formula="of:=[.N29]-[.N$176]" office:value-type="float" office:value="2284102.025" calcext:value-type="float">
            <text:p>2284102,025</text:p>
          </table:table-cell>
          <table:table-cell table:formula="of:=[.O29]-[.O$176]" office:value-type="float" office:value="116.6625" calcext:value-type="float">
            <text:p>116,6625</text:p>
          </table:table-cell>
          <table:table-cell table:formula="of:=[.P29]-[.P$176]" office:value-type="float" office:value="100.05" calcext:value-type="float">
            <text:p>100,05</text:p>
          </table:table-cell>
          <table:table-cell table:formula="of:=[.Q29]-[.Q$176]" office:value-type="float" office:value="-185.575" calcext:value-type="float">
            <text:p>-185,575</text:p>
          </table:table-cell>
          <table:table-cell table:formula="of:=[.R29]-[.R$176]" office:value-type="float" office:value="90" calcext:value-type="float">
            <text:p>90</text:p>
          </table:table-cell>
          <table:table-cell table:formula="of:=[.S29]-[.S$176]" office:value-type="float" office:value="59865.1375" calcext:value-type="float">
            <text:p>59865,1375</text:p>
          </table:table-cell>
          <table:table-cell table:formula="of:=[.T29]-[.T$176]" office:value-type="float" office:value="207.825" calcext:value-type="float">
            <text:p>207,825</text:p>
          </table:table-cell>
          <table:table-cell table:formula="of:=[.U29]-[.U$176]" office:value-type="float" office:value="0" calcext:value-type="float">
            <text:p>0</text:p>
          </table:table-cell>
          <table:table-cell table:formula="of:=[.V29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-1649.675" calcext:value-type="float">
            <text:p>-1649,675</text:p>
          </table:table-cell>
          <table:table-cell table:formula="of:=[.C30]-[.C$176]" office:value-type="float" office:value="1960.225" calcext:value-type="float">
            <text:p>1960,225</text:p>
          </table:table-cell>
          <table:table-cell table:formula="of:=[.D30]-[.D$176]" office:value-type="float" office:value="-5254.3875" calcext:value-type="float">
            <text:p>-5254,3875</text:p>
          </table:table-cell>
          <table:table-cell table:formula="of:=[.E30]-[.E$176]" office:value-type="float" office:value="4841224.825" calcext:value-type="float">
            <text:p>4841224,825</text:p>
          </table:table-cell>
          <table:table-cell table:formula="of:=[.F30]-[.F$176]" office:value-type="float" office:value="-2010.2125" calcext:value-type="float">
            <text:p>-2010,2125</text:p>
          </table:table-cell>
          <table:table-cell table:formula="of:=[.G30]-[.G$176]" office:value-type="float" office:value="-555.537499999999" calcext:value-type="float">
            <text:p>-555,5375</text:p>
          </table:table-cell>
          <table:table-cell table:formula="of:=[.H30]-[.H$176]" office:value-type="float" office:value="617.650000000001" calcext:value-type="float">
            <text:p>617,65</text:p>
          </table:table-cell>
          <table:table-cell table:formula="of:=[.I30]-[.I$176]" office:value-type="float" office:value="-7929.7625" calcext:value-type="float">
            <text:p>-7929,7625</text:p>
          </table:table-cell>
          <table:table-cell table:formula="of:=[.J30]-[.J$176]" office:value-type="float" office:value="185.900000000001" calcext:value-type="float">
            <text:p>185,9</text:p>
          </table:table-cell>
          <table:table-cell table:formula="of:=[.K30]-[.K$176]" office:value-type="float" office:value="-107.825" calcext:value-type="float">
            <text:p>-107,825</text:p>
          </table:table-cell>
          <table:table-cell table:formula="of:=[.L30]-[.L$176]" office:value-type="float" office:value="61.9375000000001" calcext:value-type="float">
            <text:p>61,9375</text:p>
          </table:table-cell>
          <table:table-cell table:formula="of:=[.M30]-[.M$176]" office:value-type="float" office:value="647.55" calcext:value-type="float">
            <text:p>647,55</text:p>
          </table:table-cell>
          <table:table-cell table:formula="of:=[.N30]-[.N$176]" office:value-type="float" office:value="2810076.825" calcext:value-type="float">
            <text:p>2810076,825</text:p>
          </table:table-cell>
          <table:table-cell table:formula="of:=[.O30]-[.O$176]" office:value-type="float" office:value="79.1625" calcext:value-type="float">
            <text:p>79,1625</text:p>
          </table:table-cell>
          <table:table-cell table:formula="of:=[.P30]-[.P$176]" office:value-type="float" office:value="26.75" calcext:value-type="float">
            <text:p>26,75</text:p>
          </table:table-cell>
          <table:table-cell table:formula="of:=[.Q30]-[.Q$176]" office:value-type="float" office:value="-65.1749999999998" calcext:value-type="float">
            <text:p>-65,175</text:p>
          </table:table-cell>
          <table:table-cell table:formula="of:=[.R30]-[.R$176]" office:value-type="float" office:value="60" calcext:value-type="float">
            <text:p>60</text:p>
          </table:table-cell>
          <table:table-cell table:formula="of:=[.S30]-[.S$176]" office:value-type="float" office:value="56356.3375" calcext:value-type="float">
            <text:p>56356,3375</text:p>
          </table:table-cell>
          <table:table-cell table:formula="of:=[.T30]-[.T$176]" office:value-type="float" office:value="87.625" calcext:value-type="float">
            <text:p>87,625</text:p>
          </table:table-cell>
          <table:table-cell table:formula="of:=[.U30]-[.U$176]" office:value-type="float" office:value="0" calcext:value-type="float">
            <text:p>0</text:p>
          </table:table-cell>
          <table:table-cell table:formula="of:=[.V30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-1288.675" calcext:value-type="float">
            <text:p>-1288,675</text:p>
          </table:table-cell>
          <table:table-cell table:formula="of:=[.C31]-[.C$176]" office:value-type="float" office:value="1238.225" calcext:value-type="float">
            <text:p>1238,225</text:p>
          </table:table-cell>
          <table:table-cell table:formula="of:=[.D31]-[.D$176]" office:value-type="float" office:value="-1780.6875" calcext:value-type="float">
            <text:p>-1780,6875</text:p>
          </table:table-cell>
          <table:table-cell table:formula="of:=[.E31]-[.E$176]" office:value-type="float" office:value="4316982.225" calcext:value-type="float">
            <text:p>4316982,225</text:p>
          </table:table-cell>
          <table:table-cell table:formula="of:=[.F31]-[.F$176]" office:value-type="float" office:value="-2010.2125" calcext:value-type="float">
            <text:p>-2010,2125</text:p>
          </table:table-cell>
          <table:table-cell table:formula="of:=[.G31]-[.G$176]" office:value-type="float" office:value="-720.8375" calcext:value-type="float">
            <text:p>-720,8375</text:p>
          </table:table-cell>
          <table:table-cell table:formula="of:=[.H31]-[.H$176]" office:value-type="float" office:value="-646.049999999999" calcext:value-type="float">
            <text:p>-646,05</text:p>
          </table:table-cell>
          <table:table-cell table:formula="of:=[.I31]-[.I$176]" office:value-type="float" office:value="-7929.7625" calcext:value-type="float">
            <text:p>-7929,7625</text:p>
          </table:table-cell>
          <table:table-cell table:formula="of:=[.J31]-[.J$176]" office:value-type="float" office:value="-1559.5" calcext:value-type="float">
            <text:p>-1559,5</text:p>
          </table:table-cell>
          <table:table-cell table:formula="of:=[.K31]-[.K$176]" office:value-type="float" office:value="-67.6249999999999" calcext:value-type="float">
            <text:p>-67,625</text:p>
          </table:table-cell>
          <table:table-cell table:formula="of:=[.L31]-[.L$176]" office:value-type="float" office:value="543.5375" calcext:value-type="float">
            <text:p>543,5375</text:p>
          </table:table-cell>
          <table:table-cell table:formula="of:=[.M31]-[.M$176]" office:value-type="float" office:value="547.15" calcext:value-type="float">
            <text:p>547,15</text:p>
          </table:table-cell>
          <table:table-cell table:formula="of:=[.N31]-[.N$176]" office:value-type="float" office:value="2208369.325" calcext:value-type="float">
            <text:p>2208369,325</text:p>
          </table:table-cell>
          <table:table-cell table:formula="of:=[.O31]-[.O$176]" office:value-type="float" office:value="54.1625" calcext:value-type="float">
            <text:p>54,1625</text:p>
          </table:table-cell>
          <table:table-cell table:formula="of:=[.P31]-[.P$176]" office:value-type="float" office:value="16.35" calcext:value-type="float">
            <text:p>16,35</text:p>
          </table:table-cell>
          <table:table-cell table:formula="of:=[.Q31]-[.Q$176]" office:value-type="float" office:value="-65.1749999999998" calcext:value-type="float">
            <text:p>-65,175</text:p>
          </table:table-cell>
          <table:table-cell table:formula="of:=[.R31]-[.R$176]" office:value-type="float" office:value="10" calcext:value-type="float">
            <text:p>10</text:p>
          </table:table-cell>
          <table:table-cell table:formula="of:=[.S31]-[.S$176]" office:value-type="float" office:value="56356.3375" calcext:value-type="float">
            <text:p>56356,3375</text:p>
          </table:table-cell>
          <table:table-cell table:formula="of:=[.T31]-[.T$176]" office:value-type="float" office:value="67.425" calcext:value-type="float">
            <text:p>67,425</text:p>
          </table:table-cell>
          <table:table-cell table:formula="of:=[.U31]-[.U$176]" office:value-type="float" office:value="0" calcext:value-type="float">
            <text:p>0</text:p>
          </table:table-cell>
          <table:table-cell table:formula="of:=[.V31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-1308.875" calcext:value-type="float">
            <text:p>-1308,875</text:p>
          </table:table-cell>
          <table:table-cell table:formula="of:=[.C32]-[.C$176]" office:value-type="float" office:value="1158.025" calcext:value-type="float">
            <text:p>1158,025</text:p>
          </table:table-cell>
          <table:table-cell table:formula="of:=[.D32]-[.D$176]" office:value-type="float" office:value="4403.5125" calcext:value-type="float">
            <text:p>4403,5125</text:p>
          </table:table-cell>
          <table:table-cell table:formula="of:=[.E32]-[.E$176]" office:value-type="float" office:value="4626559.425" calcext:value-type="float">
            <text:p>4626559,425</text:p>
          </table:table-cell>
          <table:table-cell table:formula="of:=[.F32]-[.F$176]" office:value-type="float" office:value="3837.6875" calcext:value-type="float">
            <text:p>3837,6875</text:p>
          </table:table-cell>
          <table:table-cell table:formula="of:=[.G32]-[.G$176]" office:value-type="float" office:value="-430.037499999999" calcext:value-type="float">
            <text:p>-430,0375</text:p>
          </table:table-cell>
          <table:table-cell table:formula="of:=[.H32]-[.H$176]" office:value-type="float" office:value="667.650000000001" calcext:value-type="float">
            <text:p>667,65</text:p>
          </table:table-cell>
          <table:table-cell table:formula="of:=[.I32]-[.I$176]" office:value-type="float" office:value="-7964.86249999999" calcext:value-type="float">
            <text:p>-7964,8625</text:p>
          </table:table-cell>
          <table:table-cell table:formula="of:=[.J32]-[.J$176]" office:value-type="float" office:value="-1358.9" calcext:value-type="float">
            <text:p>-1358,9</text:p>
          </table:table-cell>
          <table:table-cell table:formula="of:=[.K32]-[.K$176]" office:value-type="float" office:value="-67.6249999999999" calcext:value-type="float">
            <text:p>-67,625</text:p>
          </table:table-cell>
          <table:table-cell table:formula="of:=[.L32]-[.L$176]" office:value-type="float" office:value="618.7375" calcext:value-type="float">
            <text:p>618,7375</text:p>
          </table:table-cell>
          <table:table-cell table:formula="of:=[.M32]-[.M$176]" office:value-type="float" office:value="-114.85" calcext:value-type="float">
            <text:p>-114,85</text:p>
          </table:table-cell>
          <table:table-cell table:formula="of:=[.N32]-[.N$176]" office:value-type="float" office:value="2070336.625" calcext:value-type="float">
            <text:p>2070336,625</text:p>
          </table:table-cell>
          <table:table-cell table:formula="of:=[.O32]-[.O$176]" office:value-type="float" office:value="136.2625" calcext:value-type="float">
            <text:p>136,2625</text:p>
          </table:table-cell>
          <table:table-cell table:formula="of:=[.P32]-[.P$176]" office:value-type="float" office:value="26.55" calcext:value-type="float">
            <text:p>26,55</text:p>
          </table:table-cell>
          <table:table-cell table:formula="of:=[.Q32]-[.Q$176]" office:value-type="float" office:value="115.225" calcext:value-type="float">
            <text:p>115,225</text:p>
          </table:table-cell>
          <table:table-cell table:formula="of:=[.R32]-[.R$176]" office:value-type="float" office:value="30" calcext:value-type="float">
            <text:p>30</text:p>
          </table:table-cell>
          <table:table-cell table:formula="of:=[.S32]-[.S$176]" office:value-type="float" office:value="56356.3375" calcext:value-type="float">
            <text:p>56356,3375</text:p>
          </table:table-cell>
          <table:table-cell table:formula="of:=[.T32]-[.T$176]" office:value-type="float" office:value="7.42500000000001" calcext:value-type="float">
            <text:p>7,425</text:p>
          </table:table-cell>
          <table:table-cell table:formula="of:=[.U32]-[.U$176]" office:value-type="float" office:value="0" calcext:value-type="float">
            <text:p>0</text:p>
          </table:table-cell>
          <table:table-cell table:formula="of:=[.V32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-526.475" calcext:value-type="float">
            <text:p>-526,475</text:p>
          </table:table-cell>
          <table:table-cell table:formula="of:=[.C33]-[.C$176]" office:value-type="float" office:value="1178.225" calcext:value-type="float">
            <text:p>1178,225</text:p>
          </table:table-cell>
          <table:table-cell table:formula="of:=[.D33]-[.D$176]" office:value-type="float" office:value="-1780.6875" calcext:value-type="float">
            <text:p>-1780,6875</text:p>
          </table:table-cell>
          <table:table-cell table:formula="of:=[.E33]-[.E$176]" office:value-type="float" office:value="3820880.025" calcext:value-type="float">
            <text:p>3820880,025</text:p>
          </table:table-cell>
          <table:table-cell table:formula="of:=[.F33]-[.F$176]" office:value-type="float" office:value="-2010.2125" calcext:value-type="float">
            <text:p>-2010,2125</text:p>
          </table:table-cell>
          <table:table-cell table:formula="of:=[.G33]-[.G$176]" office:value-type="float" office:value="-856.0375" calcext:value-type="float">
            <text:p>-856,0375</text:p>
          </table:table-cell>
          <table:table-cell table:formula="of:=[.H33]-[.H$176]" office:value-type="float" office:value="592.35" calcext:value-type="float">
            <text:p>592,35</text:p>
          </table:table-cell>
          <table:table-cell table:formula="of:=[.I33]-[.I$176]" office:value-type="float" office:value="-4421.0625" calcext:value-type="float">
            <text:p>-4421,0625</text:p>
          </table:table-cell>
          <table:table-cell table:formula="of:=[.J33]-[.J$176]" office:value-type="float" office:value="-1478.9" calcext:value-type="float">
            <text:p>-1478,9</text:p>
          </table:table-cell>
          <table:table-cell table:formula="of:=[.K33]-[.K$176]" office:value-type="float" office:value="-7.62499999999989" calcext:value-type="float">
            <text:p>-7,625</text:p>
          </table:table-cell>
          <table:table-cell table:formula="of:=[.L33]-[.L$176]" office:value-type="float" office:value="322.7375" calcext:value-type="float">
            <text:p>322,7375</text:p>
          </table:table-cell>
          <table:table-cell table:formula="of:=[.M33]-[.M$176]" office:value-type="float" office:value="306.55" calcext:value-type="float">
            <text:p>306,55</text:p>
          </table:table-cell>
          <table:table-cell table:formula="of:=[.N33]-[.N$176]" office:value-type="float" office:value="3126077.825" calcext:value-type="float">
            <text:p>3126077,825</text:p>
          </table:table-cell>
          <table:table-cell table:formula="of:=[.O33]-[.O$176]" office:value-type="float" office:value="54.1625" calcext:value-type="float">
            <text:p>54,1625</text:p>
          </table:table-cell>
          <table:table-cell table:formula="of:=[.P33]-[.P$176]" office:value-type="float" office:value="-83.65" calcext:value-type="float">
            <text:p>-83,65</text:p>
          </table:table-cell>
          <table:table-cell table:formula="of:=[.Q33]-[.Q$176]" office:value-type="float" office:value="-165.575" calcext:value-type="float">
            <text:p>-165,575</text:p>
          </table:table-cell>
          <table:table-cell table:formula="of:=[.R33]-[.R$176]" office:value-type="float" office:value="10" calcext:value-type="float">
            <text:p>10</text:p>
          </table:table-cell>
          <table:table-cell table:formula="of:=[.S33]-[.S$176]" office:value-type="float" office:value="45759.9375" calcext:value-type="float">
            <text:p>45759,9375</text:p>
          </table:table-cell>
          <table:table-cell table:formula="of:=[.T33]-[.T$176]" office:value-type="float" office:value="-2.57499999999999" calcext:value-type="float">
            <text:p>-2,575</text:p>
          </table:table-cell>
          <table:table-cell table:formula="of:=[.U33]-[.U$176]" office:value-type="float" office:value="0" calcext:value-type="float">
            <text:p>0</text:p>
          </table:table-cell>
          <table:table-cell table:formula="of:=[.V33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-646.875" calcext:value-type="float">
            <text:p>-646,875</text:p>
          </table:table-cell>
          <table:table-cell table:formula="of:=[.C34]-[.C$176]" office:value-type="float" office:value="1158.425" calcext:value-type="float">
            <text:p>1158,425</text:p>
          </table:table-cell>
          <table:table-cell table:formula="of:=[.D34]-[.D$176]" office:value-type="float" office:value="-5254.3875" calcext:value-type="float">
            <text:p>-5254,3875</text:p>
          </table:table-cell>
          <table:table-cell table:formula="of:=[.E34]-[.E$176]" office:value-type="float" office:value="4130457.325" calcext:value-type="float">
            <text:p>4130457,325</text:p>
          </table:table-cell>
          <table:table-cell table:formula="of:=[.F34]-[.F$176]" office:value-type="float" office:value="3837.6875" calcext:value-type="float">
            <text:p>3837,6875</text:p>
          </table:table-cell>
          <table:table-cell table:formula="of:=[.G34]-[.G$176]" office:value-type="float" office:value="-655.8375" calcext:value-type="float">
            <text:p>-655,8375</text:p>
          </table:table-cell>
          <table:table-cell table:formula="of:=[.H34]-[.H$176]" office:value-type="float" office:value="40.6500000000005" calcext:value-type="float">
            <text:p>40,65</text:p>
          </table:table-cell>
          <table:table-cell table:formula="of:=[.I34]-[.I$176]" office:value-type="float" office:value="-4421.0625" calcext:value-type="float">
            <text:p>-4421,0625</text:p>
          </table:table-cell>
          <table:table-cell table:formula="of:=[.J34]-[.J$176]" office:value-type="float" office:value="-917.299999999998" calcext:value-type="float">
            <text:p>-917,3</text:p>
          </table:table-cell>
          <table:table-cell table:formula="of:=[.K34]-[.K$176]" office:value-type="float" office:value="-208.025" calcext:value-type="float">
            <text:p>-208,025</text:p>
          </table:table-cell>
          <table:table-cell table:formula="of:=[.L34]-[.L$176]" office:value-type="float" office:value="82.1375000000002" calcext:value-type="float">
            <text:p>82,1375</text:p>
          </table:table-cell>
          <table:table-cell table:formula="of:=[.M34]-[.M$176]" office:value-type="float" office:value="707.75" calcext:value-type="float">
            <text:p>707,75</text:p>
          </table:table-cell>
          <table:table-cell table:formula="of:=[.N34]-[.N$176]" office:value-type="float" office:value="1852256.625" calcext:value-type="float">
            <text:p>1852256,625</text:p>
          </table:table-cell>
          <table:table-cell table:formula="of:=[.O34]-[.O$176]" office:value-type="float" office:value="116.6625" calcext:value-type="float">
            <text:p>116,6625</text:p>
          </table:table-cell>
          <table:table-cell table:formula="of:=[.P34]-[.P$176]" office:value-type="float" office:value="66.65" calcext:value-type="float">
            <text:p>66,65</text:p>
          </table:table-cell>
          <table:table-cell table:formula="of:=[.Q34]-[.Q$176]" office:value-type="float" office:value="-145.375" calcext:value-type="float">
            <text:p>-145,375</text:p>
          </table:table-cell>
          <table:table-cell table:formula="of:=[.R34]-[.R$176]" office:value-type="float" office:value="20" calcext:value-type="float">
            <text:p>20</text:p>
          </table:table-cell>
          <table:table-cell table:formula="of:=[.S34]-[.S$176]" office:value-type="float" office:value="56356.3375" calcext:value-type="float">
            <text:p>56356,3375</text:p>
          </table:table-cell>
          <table:table-cell table:formula="of:=[.T34]-[.T$176]" office:value-type="float" office:value="-12.575" calcext:value-type="float">
            <text:p>-12,575</text:p>
          </table:table-cell>
          <table:table-cell table:formula="of:=[.U34]-[.U$176]" office:value-type="float" office:value="0" calcext:value-type="float">
            <text:p>0</text:p>
          </table:table-cell>
          <table:table-cell table:formula="of:=[.V34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-1248.675" calcext:value-type="float">
            <text:p>-1248,675</text:p>
          </table:table-cell>
          <table:table-cell table:formula="of:=[.C35]-[.C$176]" office:value-type="float" office:value="797.225" calcext:value-type="float">
            <text:p>797,225</text:p>
          </table:table-cell>
          <table:table-cell table:formula="of:=[.D35]-[.D$176]" office:value-type="float" office:value="-1780.6875" calcext:value-type="float">
            <text:p>-1780,6875</text:p>
          </table:table-cell>
          <table:table-cell table:formula="of:=[.E35]-[.E$176]" office:value-type="float" office:value="4070633.325" calcext:value-type="float">
            <text:p>4070633,325</text:p>
          </table:table-cell>
          <table:table-cell table:formula="of:=[.F35]-[.F$176]" office:value-type="float" office:value="1498.5875" calcext:value-type="float">
            <text:p>1498,5875</text:p>
          </table:table-cell>
          <table:table-cell table:formula="of:=[.G35]-[.G$176]" office:value-type="float" office:value="-1182.3375" calcext:value-type="float">
            <text:p>-1182,3375</text:p>
          </table:table-cell>
          <table:table-cell table:formula="of:=[.H35]-[.H$176]" office:value-type="float" office:value="617.35" calcext:value-type="float">
            <text:p>617,35</text:p>
          </table:table-cell>
          <table:table-cell table:formula="of:=[.I35]-[.I$176]" office:value-type="float" office:value="-7929.7625" calcext:value-type="float">
            <text:p>-7929,7625</text:p>
          </table:table-cell>
          <table:table-cell table:formula="of:=[.J35]-[.J$176]" office:value-type="float" office:value="-215.499999999998" calcext:value-type="float">
            <text:p>-215,5</text:p>
          </table:table-cell>
          <table:table-cell table:formula="of:=[.K35]-[.K$176]" office:value-type="float" office:value="82.7750000000001" calcext:value-type="float">
            <text:p>82,775</text:p>
          </table:table-cell>
          <table:table-cell table:formula="of:=[.L35]-[.L$176]" office:value-type="float" office:value="1.93750000000011" calcext:value-type="float">
            <text:p>1,9375</text:p>
          </table:table-cell>
          <table:table-cell table:formula="of:=[.M35]-[.M$176]" office:value-type="float" office:value="421.85" calcext:value-type="float">
            <text:p>421,85</text:p>
          </table:table-cell>
          <table:table-cell table:formula="of:=[.N35]-[.N$176]" office:value-type="float" office:value="1894280.125" calcext:value-type="float">
            <text:p>1894280,125</text:p>
          </table:table-cell>
          <table:table-cell table:formula="of:=[.O35]-[.O$176]" office:value-type="float" office:value="41.6625" calcext:value-type="float">
            <text:p>41,6625</text:p>
          </table:table-cell>
          <table:table-cell table:formula="of:=[.P35]-[.P$176]" office:value-type="float" office:value="-66.95" calcext:value-type="float">
            <text:p>-66,95</text:p>
          </table:table-cell>
          <table:table-cell table:formula="of:=[.Q35]-[.Q$176]" office:value-type="float" office:value="15.2250000000001" calcext:value-type="float">
            <text:p>15,225</text:p>
          </table:table-cell>
          <table:table-cell table:formula="of:=[.R35]-[.R$176]" office:value-type="float" office:value="140" calcext:value-type="float">
            <text:p>140</text:p>
          </table:table-cell>
          <table:table-cell table:formula="of:=[.S35]-[.S$176]" office:value-type="float" office:value="45759.9375" calcext:value-type="float">
            <text:p>45759,9375</text:p>
          </table:table-cell>
          <table:table-cell table:formula="of:=[.T35]-[.T$176]" office:value-type="float" office:value="22.725" calcext:value-type="float">
            <text:p>22,725</text:p>
          </table:table-cell>
          <table:table-cell table:formula="of:=[.U35]-[.U$176]" office:value-type="float" office:value="0" calcext:value-type="float">
            <text:p>0</text:p>
          </table:table-cell>
          <table:table-cell table:formula="of:=[.V35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-1188.475" calcext:value-type="float">
            <text:p>-1188,475</text:p>
          </table:table-cell>
          <table:table-cell table:formula="of:=[.C36]-[.C$176]" office:value-type="float" office:value="1378.425" calcext:value-type="float">
            <text:p>1378,425</text:p>
          </table:table-cell>
          <table:table-cell table:formula="of:=[.D36]-[.D$176]" office:value-type="float" office:value="1728.1125" calcext:value-type="float">
            <text:p>1728,1125</text:p>
          </table:table-cell>
          <table:table-cell table:formula="of:=[.E36]-[.E$176]" office:value-type="float" office:value="4162106.025" calcext:value-type="float">
            <text:p>4162106,025</text:p>
          </table:table-cell>
          <table:table-cell table:formula="of:=[.F36]-[.F$176]" office:value-type="float" office:value="-2010.2125" calcext:value-type="float">
            <text:p>-2010,2125</text:p>
          </table:table-cell>
          <table:table-cell table:formula="of:=[.G36]-[.G$176]" office:value-type="float" office:value="-605.537499999999" calcext:value-type="float">
            <text:p>-605,5375</text:p>
          </table:table-cell>
          <table:table-cell table:formula="of:=[.H36]-[.H$176]" office:value-type="float" office:value="-535.85" calcext:value-type="float">
            <text:p>-535,85</text:p>
          </table:table-cell>
          <table:table-cell table:formula="of:=[.I36]-[.I$176]" office:value-type="float" office:value="-14982.3625" calcext:value-type="float">
            <text:p>-14982,3625</text:p>
          </table:table-cell>
          <table:table-cell table:formula="of:=[.J36]-[.J$176]" office:value-type="float" office:value="-2240.9" calcext:value-type="float">
            <text:p>-2240,9</text:p>
          </table:table-cell>
          <table:table-cell table:formula="of:=[.K36]-[.K$176]" office:value-type="float" office:value="-208.025" calcext:value-type="float">
            <text:p>-208,025</text:p>
          </table:table-cell>
          <table:table-cell table:formula="of:=[.L36]-[.L$176]" office:value-type="float" office:value="122.3375" calcext:value-type="float">
            <text:p>122,3375</text:p>
          </table:table-cell>
          <table:table-cell table:formula="of:=[.M36]-[.M$176]" office:value-type="float" office:value="647.55" calcext:value-type="float">
            <text:p>647,55</text:p>
          </table:table-cell>
          <table:table-cell table:formula="of:=[.N36]-[.N$176]" office:value-type="float" office:value="1869100.525" calcext:value-type="float">
            <text:p>1869100,525</text:p>
          </table:table-cell>
          <table:table-cell table:formula="of:=[.O36]-[.O$176]" office:value-type="float" office:value="129.1625" calcext:value-type="float">
            <text:p>129,1625</text:p>
          </table:table-cell>
          <table:table-cell table:formula="of:=[.P36]-[.P$176]" office:value-type="float" office:value="41.35" calcext:value-type="float">
            <text:p>41,35</text:p>
          </table:table-cell>
          <table:table-cell table:formula="of:=[.Q36]-[.Q$176]" office:value-type="float" office:value="155.425" calcext:value-type="float">
            <text:p>155,425</text:p>
          </table:table-cell>
          <table:table-cell table:formula="of:=[.R36]-[.R$176]" office:value-type="float" office:value="0" calcext:value-type="float">
            <text:p>0</text:p>
          </table:table-cell>
          <table:table-cell table:formula="of:=[.S36]-[.S$176]" office:value-type="float" office:value="62470.3375" calcext:value-type="float">
            <text:p>62470,3375</text:p>
          </table:table-cell>
          <table:table-cell table:formula="of:=[.T36]-[.T$176]" office:value-type="float" office:value="-52.575" calcext:value-type="float">
            <text:p>-52,575</text:p>
          </table:table-cell>
          <table:table-cell table:formula="of:=[.U36]-[.U$176]" office:value-type="float" office:value="0" calcext:value-type="float">
            <text:p>0</text:p>
          </table:table-cell>
          <table:table-cell table:formula="of:=[.V36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-1188.475" calcext:value-type="float">
            <text:p>-1188,475</text:p>
          </table:table-cell>
          <table:table-cell table:formula="of:=[.C37]-[.C$176]" office:value-type="float" office:value="957.625" calcext:value-type="float">
            <text:p>957,625</text:p>
          </table:table-cell>
          <table:table-cell table:formula="of:=[.D37]-[.D$176]" office:value-type="float" office:value="8789.4125" calcext:value-type="float">
            <text:p>8789,4125</text:p>
          </table:table-cell>
          <table:table-cell table:formula="of:=[.E37]-[.E$176]" office:value-type="float" office:value="4366210.025" calcext:value-type="float">
            <text:p>4366210,025</text:p>
          </table:table-cell>
          <table:table-cell table:formula="of:=[.F37]-[.F$176]" office:value-type="float" office:value="3837.6875" calcext:value-type="float">
            <text:p>3837,6875</text:p>
          </table:table-cell>
          <table:table-cell table:formula="of:=[.G37]-[.G$176]" office:value-type="float" office:value="-680.8375" calcext:value-type="float">
            <text:p>-680,8375</text:p>
          </table:table-cell>
          <table:table-cell table:formula="of:=[.H37]-[.H$176]" office:value-type="float" office:value="943.35" calcext:value-type="float">
            <text:p>943,35</text:p>
          </table:table-cell>
          <table:table-cell table:formula="of:=[.I37]-[.I$176]" office:value-type="float" office:value="-7929.7625" calcext:value-type="float">
            <text:p>-7929,7625</text:p>
          </table:table-cell>
          <table:table-cell table:formula="of:=[.J37]-[.J$176]" office:value-type="float" office:value="-777.099999999999" calcext:value-type="float">
            <text:p>-777,1</text:p>
          </table:table-cell>
          <table:table-cell table:formula="of:=[.K37]-[.K$176]" office:value-type="float" office:value="-17.5249999999999" calcext:value-type="float">
            <text:p>-17,525</text:p>
          </table:table-cell>
          <table:table-cell table:formula="of:=[.L37]-[.L$176]" office:value-type="float" office:value="42.0375" calcext:value-type="float">
            <text:p>42,0375</text:p>
          </table:table-cell>
          <table:table-cell table:formula="of:=[.M37]-[.M$176]" office:value-type="float" office:value="406.75" calcext:value-type="float">
            <text:p>406,75</text:p>
          </table:table-cell>
          <table:table-cell table:formula="of:=[.N37]-[.N$176]" office:value-type="float" office:value="2704211.525" calcext:value-type="float">
            <text:p>2704211,525</text:p>
          </table:table-cell>
          <table:table-cell table:formula="of:=[.O37]-[.O$176]" office:value-type="float" office:value="66.6625" calcext:value-type="float">
            <text:p>66,6625</text:p>
          </table:table-cell>
          <table:table-cell table:formula="of:=[.P37]-[.P$176]" office:value-type="float" office:value="-53.65" calcext:value-type="float">
            <text:p>-53,65</text:p>
          </table:table-cell>
          <table:table-cell table:formula="of:=[.Q37]-[.Q$176]" office:value-type="float" office:value="-145.575" calcext:value-type="float">
            <text:p>-145,575</text:p>
          </table:table-cell>
          <table:table-cell table:formula="of:=[.R37]-[.R$176]" office:value-type="float" office:value="-10" calcext:value-type="float">
            <text:p>-10</text:p>
          </table:table-cell>
          <table:table-cell table:formula="of:=[.S37]-[.S$176]" office:value-type="float" office:value="49303.7375" calcext:value-type="float">
            <text:p>49303,7375</text:p>
          </table:table-cell>
          <table:table-cell table:formula="of:=[.T37]-[.T$176]" office:value-type="float" office:value="-2.57499999999999" calcext:value-type="float">
            <text:p>-2,575</text:p>
          </table:table-cell>
          <table:table-cell table:formula="of:=[.U37]-[.U$176]" office:value-type="float" office:value="33.3" calcext:value-type="float">
            <text:p>33,3</text:p>
          </table:table-cell>
          <table:table-cell table:formula="of:=[.V37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-1730.075" calcext:value-type="float">
            <text:p>-1730,075</text:p>
          </table:table-cell>
          <table:table-cell table:formula="of:=[.C38]-[.C$176]" office:value-type="float" office:value="977.625" calcext:value-type="float">
            <text:p>977,625</text:p>
          </table:table-cell>
          <table:table-cell table:formula="of:=[.D38]-[.D$176]" office:value-type="float" office:value="-1780.6875" calcext:value-type="float">
            <text:p>-1780,6875</text:p>
          </table:table-cell>
          <table:table-cell table:formula="of:=[.E38]-[.E$176]" office:value-type="float" office:value="4542173.725" calcext:value-type="float">
            <text:p>4542173,725</text:p>
          </table:table-cell>
          <table:table-cell table:formula="of:=[.F38]-[.F$176]" office:value-type="float" office:value="-2010.2125" calcext:value-type="float">
            <text:p>-2010,2125</text:p>
          </table:table-cell>
          <table:table-cell table:formula="of:=[.G38]-[.G$176]" office:value-type="float" office:value="-605.537499999999" calcext:value-type="float">
            <text:p>-605,5375</text:p>
          </table:table-cell>
          <table:table-cell table:formula="of:=[.H38]-[.H$176]" office:value-type="float" office:value="1143.85" calcext:value-type="float">
            <text:p>1143,85</text:p>
          </table:table-cell>
          <table:table-cell table:formula="of:=[.I38]-[.I$176]" office:value-type="float" office:value="-7929.7625" calcext:value-type="float">
            <text:p>-7929,7625</text:p>
          </table:table-cell>
          <table:table-cell table:formula="of:=[.J38]-[.J$176]" office:value-type="float" office:value="-215.499999999998" calcext:value-type="float">
            <text:p>-215,5</text:p>
          </table:table-cell>
          <table:table-cell table:formula="of:=[.K38]-[.K$176]" office:value-type="float" office:value="-207.825" calcext:value-type="float">
            <text:p>-207,825</text:p>
          </table:table-cell>
          <table:table-cell table:formula="of:=[.L38]-[.L$176]" office:value-type="float" office:value="423.1375" calcext:value-type="float">
            <text:p>423,1375</text:p>
          </table:table-cell>
          <table:table-cell table:formula="of:=[.M38]-[.M$176]" office:value-type="float" office:value="466.95" calcext:value-type="float">
            <text:p>466,95</text:p>
          </table:table-cell>
          <table:table-cell table:formula="of:=[.N38]-[.N$176]" office:value-type="float" office:value="2088410.225" calcext:value-type="float">
            <text:p>2088410,225</text:p>
          </table:table-cell>
          <table:table-cell table:formula="of:=[.O38]-[.O$176]" office:value-type="float" office:value="107.7625" calcext:value-type="float">
            <text:p>107,7625</text:p>
          </table:table-cell>
          <table:table-cell table:formula="of:=[.P38]-[.P$176]" office:value-type="float" office:value="-33.65" calcext:value-type="float">
            <text:p>-33,65</text:p>
          </table:table-cell>
          <table:table-cell table:formula="of:=[.Q38]-[.Q$176]" office:value-type="float" office:value="-145.375" calcext:value-type="float">
            <text:p>-145,375</text:p>
          </table:table-cell>
          <table:table-cell table:formula="of:=[.R38]-[.R$176]" office:value-type="float" office:value="-40" calcext:value-type="float">
            <text:p>-40</text:p>
          </table:table-cell>
          <table:table-cell table:formula="of:=[.S38]-[.S$176]" office:value-type="float" office:value="45759.9375" calcext:value-type="float">
            <text:p>45759,9375</text:p>
          </table:table-cell>
          <table:table-cell table:formula="of:=[.T38]-[.T$176]" office:value-type="float" office:value="22.725" calcext:value-type="float">
            <text:p>22,725</text:p>
          </table:table-cell>
          <table:table-cell table:formula="of:=[.U38]-[.U$176]" office:value-type="float" office:value="0" calcext:value-type="float">
            <text:p>0</text:p>
          </table:table-cell>
          <table:table-cell table:formula="of:=[.V38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-727.075" calcext:value-type="float">
            <text:p>-727,075</text:p>
          </table:table-cell>
          <table:table-cell table:formula="of:=[.C39]-[.C$176]" office:value-type="float" office:value="1118.025" calcext:value-type="float">
            <text:p>1118,025</text:p>
          </table:table-cell>
          <table:table-cell table:formula="of:=[.D39]-[.D$176]" office:value-type="float" office:value="-1780.6875" calcext:value-type="float">
            <text:p>-1780,6875</text:p>
          </table:table-cell>
          <table:table-cell table:formula="of:=[.E39]-[.E$176]" office:value-type="float" office:value="5020557.225" calcext:value-type="float">
            <text:p>5020557,225</text:p>
          </table:table-cell>
          <table:table-cell table:formula="of:=[.F39]-[.F$176]" office:value-type="float" office:value="-2010.2125" calcext:value-type="float">
            <text:p>-2010,2125</text:p>
          </table:table-cell>
          <table:table-cell table:formula="of:=[.G39]-[.G$176]" office:value-type="float" office:value="-1142.0375" calcext:value-type="float">
            <text:p>-1142,0375</text:p>
          </table:table-cell>
          <table:table-cell table:formula="of:=[.H39]-[.H$176]" office:value-type="float" office:value="592.150000000001" calcext:value-type="float">
            <text:p>592,15</text:p>
          </table:table-cell>
          <table:table-cell table:formula="of:=[.I39]-[.I$176]" office:value-type="float" office:value="-7929.7625" calcext:value-type="float">
            <text:p>-7929,7625</text:p>
          </table:table-cell>
          <table:table-cell table:formula="of:=[.J39]-[.J$176]" office:value-type="float" office:value="-195.499999999998" calcext:value-type="float">
            <text:p>-195,5</text:p>
          </table:table-cell>
          <table:table-cell table:formula="of:=[.K39]-[.K$176]" office:value-type="float" office:value="32.7750000000001" calcext:value-type="float">
            <text:p>32,775</text:p>
          </table:table-cell>
          <table:table-cell table:formula="of:=[.L39]-[.L$176]" office:value-type="float" office:value="493.5375" calcext:value-type="float">
            <text:p>493,5375</text:p>
          </table:table-cell>
          <table:table-cell table:formula="of:=[.M39]-[.M$176]" office:value-type="float" office:value="506.95" calcext:value-type="float">
            <text:p>506,95</text:p>
          </table:table-cell>
          <table:table-cell table:formula="of:=[.N39]-[.N$176]" office:value-type="float" office:value="1775930.225" calcext:value-type="float">
            <text:p>1775930,225</text:p>
          </table:table-cell>
          <table:table-cell table:formula="of:=[.O39]-[.O$176]" office:value-type="float" office:value="16.6625" calcext:value-type="float">
            <text:p>16,6625</text:p>
          </table:table-cell>
          <table:table-cell table:formula="of:=[.P39]-[.P$176]" office:value-type="float" office:value="-13.65" calcext:value-type="float">
            <text:p>-13,65</text:p>
          </table:table-cell>
          <table:table-cell table:formula="of:=[.Q39]-[.Q$176]" office:value-type="float" office:value="-65.1749999999998" calcext:value-type="float">
            <text:p>-65,175</text:p>
          </table:table-cell>
          <table:table-cell table:formula="of:=[.R39]-[.R$176]" office:value-type="float" office:value="-20" calcext:value-type="float">
            <text:p>-20</text:p>
          </table:table-cell>
          <table:table-cell table:formula="of:=[.S39]-[.S$176]" office:value-type="float" office:value="49303.7375" calcext:value-type="float">
            <text:p>49303,7375</text:p>
          </table:table-cell>
          <table:table-cell table:formula="of:=[.T39]-[.T$176]" office:value-type="float" office:value="-32.575" calcext:value-type="float">
            <text:p>-32,575</text:p>
          </table:table-cell>
          <table:table-cell table:formula="of:=[.U39]-[.U$176]" office:value-type="float" office:value="0" calcext:value-type="float">
            <text:p>0</text:p>
          </table:table-cell>
          <table:table-cell table:formula="of:=[.V39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-1750.075" calcext:value-type="float">
            <text:p>-1750,075</text:p>
          </table:table-cell>
          <table:table-cell table:formula="of:=[.C40]-[.C$176]" office:value-type="float" office:value="1218.225" calcext:value-type="float">
            <text:p>1218,225</text:p>
          </table:table-cell>
          <table:table-cell table:formula="of:=[.D40]-[.D$176]" office:value-type="float" office:value="-5254.3875" calcext:value-type="float">
            <text:p>-5254,3875</text:p>
          </table:table-cell>
          <table:table-cell table:formula="of:=[.E40]-[.E$176]" office:value-type="float" office:value="4112983.025" calcext:value-type="float">
            <text:p>4112983,025</text:p>
          </table:table-cell>
          <table:table-cell table:formula="of:=[.F40]-[.F$176]" office:value-type="float" office:value="-2010.2125" calcext:value-type="float">
            <text:p>-2010,2125</text:p>
          </table:table-cell>
          <table:table-cell table:formula="of:=[.G40]-[.G$176]" office:value-type="float" office:value="-680.8375" calcext:value-type="float">
            <text:p>-680,8375</text:p>
          </table:table-cell>
          <table:table-cell table:formula="of:=[.H40]-[.H$176]" office:value-type="float" office:value="65.8500000000004" calcext:value-type="float">
            <text:p>65,85</text:p>
          </table:table-cell>
          <table:table-cell table:formula="of:=[.I40]-[.I$176]" office:value-type="float" office:value="-11473.5625" calcext:value-type="float">
            <text:p>-11473,5625</text:p>
          </table:table-cell>
          <table:table-cell table:formula="of:=[.J40]-[.J$176]" office:value-type="float" office:value="-355.699999999999" calcext:value-type="float">
            <text:p>-355,7</text:p>
          </table:table-cell>
          <table:table-cell table:formula="of:=[.K40]-[.K$176]" office:value-type="float" office:value="308.475" calcext:value-type="float">
            <text:p>308,475</text:p>
          </table:table-cell>
          <table:table-cell table:formula="of:=[.L40]-[.L$176]" office:value-type="float" office:value="-18.0624999999999" calcext:value-type="float">
            <text:p>-18,0625</text:p>
          </table:table-cell>
          <table:table-cell table:formula="of:=[.M40]-[.M$176]" office:value-type="float" office:value="567.35" calcext:value-type="float">
            <text:p>567,35</text:p>
          </table:table-cell>
          <table:table-cell table:formula="of:=[.N40]-[.N$176]" office:value-type="float" office:value="2067629.425" calcext:value-type="float">
            <text:p>2067629,425</text:p>
          </table:table-cell>
          <table:table-cell table:formula="of:=[.O40]-[.O$176]" office:value-type="float" office:value="104.1625" calcext:value-type="float">
            <text:p>104,1625</text:p>
          </table:table-cell>
          <table:table-cell table:formula="of:=[.P40]-[.P$176]" office:value-type="float" office:value="-13.65" calcext:value-type="float">
            <text:p>-13,65</text:p>
          </table:table-cell>
          <table:table-cell table:formula="of:=[.Q40]-[.Q$176]" office:value-type="float" office:value="-105.175" calcext:value-type="float">
            <text:p>-105,175</text:p>
          </table:table-cell>
          <table:table-cell table:formula="of:=[.R40]-[.R$176]" office:value-type="float" office:value="150" calcext:value-type="float">
            <text:p>150</text:p>
          </table:table-cell>
          <table:table-cell table:formula="of:=[.S40]-[.S$176]" office:value-type="float" office:value="42251.2375" calcext:value-type="float">
            <text:p>42251,2375</text:p>
          </table:table-cell>
          <table:table-cell table:formula="of:=[.T40]-[.T$176]" office:value-type="float" office:value="-27.575" calcext:value-type="float">
            <text:p>-27,575</text:p>
          </table:table-cell>
          <table:table-cell table:formula="of:=[.U40]-[.U$176]" office:value-type="float" office:value="0" calcext:value-type="float">
            <text:p>0</text:p>
          </table:table-cell>
          <table:table-cell table:formula="of:=[.V40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-1729.875" calcext:value-type="float">
            <text:p>-1729,875</text:p>
          </table:table-cell>
          <table:table-cell table:formula="of:=[.C41]-[.C$176]" office:value-type="float" office:value="1118.225" calcext:value-type="float">
            <text:p>1118,225</text:p>
          </table:table-cell>
          <table:table-cell table:formula="of:=[.D41]-[.D$176]" office:value-type="float" office:value="-5289.3875" calcext:value-type="float">
            <text:p>-5289,3875</text:p>
          </table:table-cell>
          <table:table-cell table:formula="of:=[.E41]-[.E$176]" office:value-type="float" office:value="4292350.925" calcext:value-type="float">
            <text:p>4292350,925</text:p>
          </table:table-cell>
          <table:table-cell table:formula="of:=[.F41]-[.F$176]" office:value-type="float" office:value="-2010.2125" calcext:value-type="float">
            <text:p>-2010,2125</text:p>
          </table:table-cell>
          <table:table-cell table:formula="of:=[.G41]-[.G$176]" office:value-type="float" office:value="-1482.8375" calcext:value-type="float">
            <text:p>-1482,8375</text:p>
          </table:table-cell>
          <table:table-cell table:formula="of:=[.H41]-[.H$176]" office:value-type="float" office:value="667.650000000001" calcext:value-type="float">
            <text:p>667,65</text:p>
          </table:table-cell>
          <table:table-cell table:formula="of:=[.I41]-[.I$176]" office:value-type="float" office:value="-7929.7625" calcext:value-type="float">
            <text:p>-7929,7625</text:p>
          </table:table-cell>
          <table:table-cell table:formula="of:=[.J41]-[.J$176]" office:value-type="float" office:value="-1719.7" calcext:value-type="float">
            <text:p>-1719,7</text:p>
          </table:table-cell>
          <table:table-cell table:formula="of:=[.K41]-[.K$176]" office:value-type="float" office:value="-92.7249999999999" calcext:value-type="float">
            <text:p>-92,725</text:p>
          </table:table-cell>
          <table:table-cell table:formula="of:=[.L41]-[.L$176]" office:value-type="float" office:value="423.1375" calcext:value-type="float">
            <text:p>423,1375</text:p>
          </table:table-cell>
          <table:table-cell table:formula="of:=[.M41]-[.M$176]" office:value-type="float" office:value="486.95" calcext:value-type="float">
            <text:p>486,95</text:p>
          </table:table-cell>
          <table:table-cell table:formula="of:=[.N41]-[.N$176]" office:value-type="float" office:value="1783806.725" calcext:value-type="float">
            <text:p>1783806,725</text:p>
          </table:table-cell>
          <table:table-cell table:formula="of:=[.O41]-[.O$176]" office:value-type="float" office:value="41.6625" calcext:value-type="float">
            <text:p>41,6625</text:p>
          </table:table-cell>
          <table:table-cell table:formula="of:=[.P41]-[.P$176]" office:value-type="float" office:value="-8.65000000000001" calcext:value-type="float">
            <text:p>-8,65</text:p>
          </table:table-cell>
          <table:table-cell table:formula="of:=[.Q41]-[.Q$176]" office:value-type="float" office:value="55.2250000000001" calcext:value-type="float">
            <text:p>55,225</text:p>
          </table:table-cell>
          <table:table-cell table:formula="of:=[.R41]-[.R$176]" office:value-type="float" office:value="-10" calcext:value-type="float">
            <text:p>-10</text:p>
          </table:table-cell>
          <table:table-cell table:formula="of:=[.S41]-[.S$176]" office:value-type="float" office:value="49338.8375" calcext:value-type="float">
            <text:p>49338,8375</text:p>
          </table:table-cell>
          <table:table-cell table:formula="of:=[.T41]-[.T$176]" office:value-type="float" office:value="47.625" calcext:value-type="float">
            <text:p>47,625</text:p>
          </table:table-cell>
          <table:table-cell table:formula="of:=[.U41]-[.U$176]" office:value-type="float" office:value="0" calcext:value-type="float">
            <text:p>0</text:p>
          </table:table-cell>
          <table:table-cell table:formula="of:=[.V41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-1328.675" calcext:value-type="float">
            <text:p>-1328,675</text:p>
          </table:table-cell>
          <table:table-cell table:formula="of:=[.C42]-[.C$176]" office:value-type="float" office:value="1198.225" calcext:value-type="float">
            <text:p>1198,225</text:p>
          </table:table-cell>
          <table:table-cell table:formula="of:=[.D42]-[.D$176]" office:value-type="float" office:value="-5289.3875" calcext:value-type="float">
            <text:p>-5289,3875</text:p>
          </table:table-cell>
          <table:table-cell table:formula="of:=[.E42]-[.E$176]" office:value-type="float" office:value="4116492.025" calcext:value-type="float">
            <text:p>4116492,025</text:p>
          </table:table-cell>
          <table:table-cell table:formula="of:=[.F42]-[.F$176]" office:value-type="float" office:value="-2010.2125" calcext:value-type="float">
            <text:p>-2010,2125</text:p>
          </table:table-cell>
          <table:table-cell table:formula="of:=[.G42]-[.G$176]" office:value-type="float" office:value="-740.8375" calcext:value-type="float">
            <text:p>-740,8375</text:p>
          </table:table-cell>
          <table:table-cell table:formula="of:=[.H42]-[.H$176]" office:value-type="float" office:value="416.85" calcext:value-type="float">
            <text:p>416,85</text:p>
          </table:table-cell>
          <table:table-cell table:formula="of:=[.I42]-[.I$176]" office:value-type="float" office:value="-7929.7625" calcext:value-type="float">
            <text:p>-7929,7625</text:p>
          </table:table-cell>
          <table:table-cell table:formula="of:=[.J42]-[.J$176]" office:value-type="float" office:value="-1057.9" calcext:value-type="float">
            <text:p>-1057,9</text:p>
          </table:table-cell>
          <table:table-cell table:formula="of:=[.K42]-[.K$176]" office:value-type="float" office:value="-27.4249999999998" calcext:value-type="float">
            <text:p>-27,425</text:p>
          </table:table-cell>
          <table:table-cell table:formula="of:=[.L42]-[.L$176]" office:value-type="float" office:value="-108.2625" calcext:value-type="float">
            <text:p>-108,2625</text:p>
          </table:table-cell>
          <table:table-cell table:formula="of:=[.M42]-[.M$176]" office:value-type="float" office:value="672.65" calcext:value-type="float">
            <text:p>672,65</text:p>
          </table:table-cell>
          <table:table-cell table:formula="of:=[.N42]-[.N$176]" office:value-type="float" office:value="1719845.825" calcext:value-type="float">
            <text:p>1719845,825</text:p>
          </table:table-cell>
          <table:table-cell table:formula="of:=[.O42]-[.O$176]" office:value-type="float" office:value="16.6625" calcext:value-type="float">
            <text:p>16,6625</text:p>
          </table:table-cell>
          <table:table-cell table:formula="of:=[.P42]-[.P$176]" office:value-type="float" office:value="-73.65" calcext:value-type="float">
            <text:p>-73,65</text:p>
          </table:table-cell>
          <table:table-cell table:formula="of:=[.Q42]-[.Q$176]" office:value-type="float" office:value="115.225" calcext:value-type="float">
            <text:p>115,225</text:p>
          </table:table-cell>
          <table:table-cell table:formula="of:=[.R42]-[.R$176]" office:value-type="float" office:value="-20" calcext:value-type="float">
            <text:p>-20</text:p>
          </table:table-cell>
          <table:table-cell table:formula="of:=[.S42]-[.S$176]" office:value-type="float" office:value="42251.2375" calcext:value-type="float">
            <text:p>42251,2375</text:p>
          </table:table-cell>
          <table:table-cell table:formula="of:=[.T42]-[.T$176]" office:value-type="float" office:value="-27.575" calcext:value-type="float">
            <text:p>-27,575</text:p>
          </table:table-cell>
          <table:table-cell table:formula="of:=[.U42]-[.U$176]" office:value-type="float" office:value="0" calcext:value-type="float">
            <text:p>0</text:p>
          </table:table-cell>
          <table:table-cell table:formula="of:=[.V42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-807.475" calcext:value-type="float">
            <text:p>-807,475</text:p>
          </table:table-cell>
          <table:table-cell table:formula="of:=[.C43]-[.C$176]" office:value-type="float" office:value="676.825" calcext:value-type="float">
            <text:p>676,825</text:p>
          </table:table-cell>
          <table:table-cell table:formula="of:=[.D43]-[.D$176]" office:value-type="float" office:value="-1780.6875" calcext:value-type="float">
            <text:p>-1780,6875</text:p>
          </table:table-cell>
          <table:table-cell table:formula="of:=[.E43]-[.E$176]" office:value-type="float" office:value="3965159.725" calcext:value-type="float">
            <text:p>3965159,725</text:p>
          </table:table-cell>
          <table:table-cell table:formula="of:=[.F43]-[.F$176]" office:value-type="float" office:value="-2010.2125" calcext:value-type="float">
            <text:p>-2010,2125</text:p>
          </table:table-cell>
          <table:table-cell table:formula="of:=[.G43]-[.G$176]" office:value-type="float" office:value="-1142.0375" calcext:value-type="float">
            <text:p>-1142,0375</text:p>
          </table:table-cell>
          <table:table-cell table:formula="of:=[.H43]-[.H$176]" office:value-type="float" office:value="366.85" calcext:value-type="float">
            <text:p>366,85</text:p>
          </table:table-cell>
          <table:table-cell table:formula="of:=[.I43]-[.I$176]" office:value-type="float" office:value="-14982.3625" calcext:value-type="float">
            <text:p>-14982,3625</text:p>
          </table:table-cell>
          <table:table-cell table:formula="of:=[.J43]-[.J$176]" office:value-type="float" office:value="-1519.1" calcext:value-type="float">
            <text:p>-1519,1</text:p>
          </table:table-cell>
          <table:table-cell table:formula="of:=[.K43]-[.K$176]" office:value-type="float" office:value="-42.7249999999999" calcext:value-type="float">
            <text:p>-42,725</text:p>
          </table:table-cell>
          <table:table-cell table:formula="of:=[.L43]-[.L$176]" office:value-type="float" office:value="42.0375" calcext:value-type="float">
            <text:p>42,0375</text:p>
          </table:table-cell>
          <table:table-cell table:formula="of:=[.M43]-[.M$176]" office:value-type="float" office:value="406.95" calcext:value-type="float">
            <text:p>406,95</text:p>
          </table:table-cell>
          <table:table-cell table:formula="of:=[.N43]-[.N$176]" office:value-type="float" office:value="2623599.125" calcext:value-type="float">
            <text:p>2623599,125</text:p>
          </table:table-cell>
          <table:table-cell table:formula="of:=[.O43]-[.O$176]" office:value-type="float" office:value="41.6625" calcext:value-type="float">
            <text:p>41,6625</text:p>
          </table:table-cell>
          <table:table-cell table:formula="of:=[.P43]-[.P$176]" office:value-type="float" office:value="-13.65" calcext:value-type="float">
            <text:p>-13,65</text:p>
          </table:table-cell>
          <table:table-cell table:formula="of:=[.Q43]-[.Q$176]" office:value-type="float" office:value="75.2250000000001" calcext:value-type="float">
            <text:p>75,225</text:p>
          </table:table-cell>
          <table:table-cell table:formula="of:=[.R43]-[.R$176]" office:value-type="float" office:value="80" calcext:value-type="float">
            <text:p>80</text:p>
          </table:table-cell>
          <table:table-cell table:formula="of:=[.S43]-[.S$176]" office:value-type="float" office:value="45795.0375" calcext:value-type="float">
            <text:p>45795,0375</text:p>
          </table:table-cell>
          <table:table-cell table:formula="of:=[.T43]-[.T$176]" office:value-type="float" office:value="-72.575" calcext:value-type="float">
            <text:p>-72,575</text:p>
          </table:table-cell>
          <table:table-cell table:formula="of:=[.U43]-[.U$176]" office:value-type="float" office:value="0" calcext:value-type="float">
            <text:p>0</text:p>
          </table:table-cell>
          <table:table-cell table:formula="of:=[.V43]-[.V$176]" office:value-type="float" office:value="60.45" calcext:value-type="float">
            <text:p>60,45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-1208.275" calcext:value-type="float">
            <text:p>-1208,275</text:p>
          </table:table-cell>
          <table:table-cell table:formula="of:=[.C44]-[.C$176]" office:value-type="float" office:value="1258.425" calcext:value-type="float">
            <text:p>1258,425</text:p>
          </table:table-cell>
          <table:table-cell table:formula="of:=[.D44]-[.D$176]" office:value-type="float" office:value="-5289.3875" calcext:value-type="float">
            <text:p>-5289,3875</text:p>
          </table:table-cell>
          <table:table-cell table:formula="of:=[.E44]-[.E$176]" office:value-type="float" office:value="5147362.825" calcext:value-type="float">
            <text:p>5147362,825</text:p>
          </table:table-cell>
          <table:table-cell table:formula="of:=[.F44]-[.F$176]" office:value-type="float" office:value="-2010.2125" calcext:value-type="float">
            <text:p>-2010,2125</text:p>
          </table:table-cell>
          <table:table-cell table:formula="of:=[.G44]-[.G$176]" office:value-type="float" office:value="-831.0375" calcext:value-type="float">
            <text:p>-831,0375</text:p>
          </table:table-cell>
          <table:table-cell table:formula="of:=[.H44]-[.H$176]" office:value-type="float" office:value="-1468.45" calcext:value-type="float">
            <text:p>-1468,45</text:p>
          </table:table-cell>
          <table:table-cell table:formula="of:=[.I44]-[.I$176]" office:value-type="float" office:value="-14982.3625" calcext:value-type="float">
            <text:p>-14982,3625</text:p>
          </table:table-cell>
          <table:table-cell table:formula="of:=[.J44]-[.J$176]" office:value-type="float" office:value="25.1000000000022" calcext:value-type="float">
            <text:p>25,1</text:p>
          </table:table-cell>
          <table:table-cell table:formula="of:=[.K44]-[.K$176]" office:value-type="float" office:value="107.975" calcext:value-type="float">
            <text:p>107,975</text:p>
          </table:table-cell>
          <table:table-cell table:formula="of:=[.L44]-[.L$176]" office:value-type="float" office:value="267.7375" calcext:value-type="float">
            <text:p>267,7375</text:p>
          </table:table-cell>
          <table:table-cell table:formula="of:=[.M44]-[.M$176]" office:value-type="float" office:value="507.15" calcext:value-type="float">
            <text:p>507,15</text:p>
          </table:table-cell>
          <table:table-cell table:formula="of:=[.N44]-[.N$176]" office:value-type="float" office:value="1554057.625" calcext:value-type="float">
            <text:p>1554057,625</text:p>
          </table:table-cell>
          <table:table-cell table:formula="of:=[.O44]-[.O$176]" office:value-type="float" office:value="79.1625" calcext:value-type="float">
            <text:p>79,1625</text:p>
          </table:table-cell>
          <table:table-cell table:formula="of:=[.P44]-[.P$176]" office:value-type="float" office:value="-108.65" calcext:value-type="float">
            <text:p>-108,65</text:p>
          </table:table-cell>
          <table:table-cell table:formula="of:=[.Q44]-[.Q$176]" office:value-type="float" office:value="-4.97499999999991" calcext:value-type="float">
            <text:p>-4,975</text:p>
          </table:table-cell>
          <table:table-cell table:formula="of:=[.R44]-[.R$176]" office:value-type="float" office:value="40" calcext:value-type="float">
            <text:p>40</text:p>
          </table:table-cell>
          <table:table-cell table:formula="of:=[.S44]-[.S$176]" office:value-type="float" office:value="45795.0375" calcext:value-type="float">
            <text:p>45795,0375</text:p>
          </table:table-cell>
          <table:table-cell table:formula="of:=[.T44]-[.T$176]" office:value-type="float" office:value="22.725" calcext:value-type="float">
            <text:p>22,725</text:p>
          </table:table-cell>
          <table:table-cell table:formula="of:=[.U44]-[.U$176]" office:value-type="float" office:value="0" calcext:value-type="float">
            <text:p>0</text:p>
          </table:table-cell>
          <table:table-cell table:formula="of:=[.V44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-1348.875" calcext:value-type="float">
            <text:p>-1348,875</text:p>
          </table:table-cell>
          <table:table-cell table:formula="of:=[.C45]-[.C$176]" office:value-type="float" office:value="897.425" calcext:value-type="float">
            <text:p>897,425</text:p>
          </table:table-cell>
          <table:table-cell table:formula="of:=[.D45]-[.D$176]" office:value-type="float" office:value="-5289.3875" calcext:value-type="float">
            <text:p>-5289,3875</text:p>
          </table:table-cell>
          <table:table-cell table:formula="of:=[.E45]-[.E$176]" office:value-type="float" office:value="4021439.925" calcext:value-type="float">
            <text:p>4021439,925</text:p>
          </table:table-cell>
          <table:table-cell table:formula="of:=[.F45]-[.F$176]" office:value-type="float" office:value="3837.6875" calcext:value-type="float">
            <text:p>3837,6875</text:p>
          </table:table-cell>
          <table:table-cell table:formula="of:=[.G45]-[.G$176]" office:value-type="float" office:value="-655.5375" calcext:value-type="float">
            <text:p>-655,5375</text:p>
          </table:table-cell>
          <table:table-cell table:formula="of:=[.H45]-[.H$176]" office:value-type="float" office:value="166.35" calcext:value-type="float">
            <text:p>166,35</text:p>
          </table:table-cell>
          <table:table-cell table:formula="of:=[.I45]-[.I$176]" office:value-type="float" office:value="-7964.86249999999" calcext:value-type="float">
            <text:p>-7964,8625</text:p>
          </table:table-cell>
          <table:table-cell table:formula="of:=[.J45]-[.J$176]" office:value-type="float" office:value="-957.899999999998" calcext:value-type="float">
            <text:p>-957,9</text:p>
          </table:table-cell>
          <table:table-cell table:formula="of:=[.K45]-[.K$176]" office:value-type="float" office:value="82.7750000000001" calcext:value-type="float">
            <text:p>82,775</text:p>
          </table:table-cell>
          <table:table-cell table:formula="of:=[.L45]-[.L$176]" office:value-type="float" office:value="267.7375" calcext:value-type="float">
            <text:p>267,7375</text:p>
          </table:table-cell>
          <table:table-cell table:formula="of:=[.M45]-[.M$176]" office:value-type="float" office:value="506.95" calcext:value-type="float">
            <text:p>506,95</text:p>
          </table:table-cell>
          <table:table-cell table:formula="of:=[.N45]-[.N$176]" office:value-type="float" office:value="1843386.225" calcext:value-type="float">
            <text:p>1843386,225</text:p>
          </table:table-cell>
          <table:table-cell table:formula="of:=[.O45]-[.O$176]" office:value-type="float" office:value="29.1625" calcext:value-type="float">
            <text:p>29,1625</text:p>
          </table:table-cell>
          <table:table-cell table:formula="of:=[.P45]-[.P$176]" office:value-type="float" office:value="66.55" calcext:value-type="float">
            <text:p>66,55</text:p>
          </table:table-cell>
          <table:table-cell table:formula="of:=[.Q45]-[.Q$176]" office:value-type="float" office:value="235.825" calcext:value-type="float">
            <text:p>235,825</text:p>
          </table:table-cell>
          <table:table-cell table:formula="of:=[.R45]-[.R$176]" office:value-type="float" office:value="110" calcext:value-type="float">
            <text:p>110</text:p>
          </table:table-cell>
          <table:table-cell table:formula="of:=[.S45]-[.S$176]" office:value-type="float" office:value="42251.2375" calcext:value-type="float">
            <text:p>42251,2375</text:p>
          </table:table-cell>
          <table:table-cell table:formula="of:=[.T45]-[.T$176]" office:value-type="float" office:value="27.425" calcext:value-type="float">
            <text:p>27,425</text:p>
          </table:table-cell>
          <table:table-cell table:formula="of:=[.U45]-[.U$176]" office:value-type="float" office:value="0" calcext:value-type="float">
            <text:p>0</text:p>
          </table:table-cell>
          <table:table-cell table:formula="of:=[.V45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-1389.275" calcext:value-type="float">
            <text:p>-1389,275</text:p>
          </table:table-cell>
          <table:table-cell table:formula="of:=[.C46]-[.C$176]" office:value-type="float" office:value="636.425" calcext:value-type="float">
            <text:p>636,425</text:p>
          </table:table-cell>
          <table:table-cell table:formula="of:=[.D46]-[.D$176]" office:value-type="float" office:value="-5289.3875" calcext:value-type="float">
            <text:p>-5289,3875</text:p>
          </table:table-cell>
          <table:table-cell table:formula="of:=[.E46]-[.E$176]" office:value-type="float" office:value="4404946.625" calcext:value-type="float">
            <text:p>4404946,625</text:p>
          </table:table-cell>
          <table:table-cell table:formula="of:=[.F46]-[.F$176]" office:value-type="float" office:value="6761.6875" calcext:value-type="float">
            <text:p>6761,6875</text:p>
          </table:table-cell>
          <table:table-cell table:formula="of:=[.G46]-[.G$176]" office:value-type="float" office:value="-1106.8375" calcext:value-type="float">
            <text:p>-1106,8375</text:p>
          </table:table-cell>
          <table:table-cell table:formula="of:=[.H46]-[.H$176]" office:value-type="float" office:value="842.85" calcext:value-type="float">
            <text:p>842,85</text:p>
          </table:table-cell>
          <table:table-cell table:formula="of:=[.I46]-[.I$176]" office:value-type="float" office:value="-7929.7625" calcext:value-type="float">
            <text:p>-7929,7625</text:p>
          </table:table-cell>
          <table:table-cell table:formula="of:=[.J46]-[.J$176]" office:value-type="float" office:value="-1037.9" calcext:value-type="float">
            <text:p>-1037,9</text:p>
          </table:table-cell>
          <table:table-cell table:formula="of:=[.K46]-[.K$176]" office:value-type="float" office:value="132.975" calcext:value-type="float">
            <text:p>132,975</text:p>
          </table:table-cell>
          <table:table-cell table:formula="of:=[.L46]-[.L$176]" office:value-type="float" office:value="217.5375" calcext:value-type="float">
            <text:p>217,5375</text:p>
          </table:table-cell>
          <table:table-cell table:formula="of:=[.M46]-[.M$176]" office:value-type="float" office:value="226.15" calcext:value-type="float">
            <text:p>226,15</text:p>
          </table:table-cell>
          <table:table-cell table:formula="of:=[.N46]-[.N$176]" office:value-type="float" office:value="1596307.825" calcext:value-type="float">
            <text:p>1596307,825</text:p>
          </table:table-cell>
          <table:table-cell table:formula="of:=[.O46]-[.O$176]" office:value-type="float" office:value="16.6625" calcext:value-type="float">
            <text:p>16,6625</text:p>
          </table:table-cell>
          <table:table-cell table:formula="of:=[.P46]-[.P$176]" office:value-type="float" office:value="-53.65" calcext:value-type="float">
            <text:p>-53,65</text:p>
          </table:table-cell>
          <table:table-cell table:formula="of:=[.Q46]-[.Q$176]" office:value-type="float" office:value="316.025" calcext:value-type="float">
            <text:p>316,025</text:p>
          </table:table-cell>
          <table:table-cell table:formula="of:=[.R46]-[.R$176]" office:value-type="float" office:value="102.5" calcext:value-type="float">
            <text:p>102,5</text:p>
          </table:table-cell>
          <table:table-cell table:formula="of:=[.S46]-[.S$176]" office:value-type="float" office:value="45759.9375" calcext:value-type="float">
            <text:p>45759,9375</text:p>
          </table:table-cell>
          <table:table-cell table:formula="of:=[.T46]-[.T$176]" office:value-type="float" office:value="47.425" calcext:value-type="float">
            <text:p>47,425</text:p>
          </table:table-cell>
          <table:table-cell table:formula="of:=[.U46]-[.U$176]" office:value-type="float" office:value="20" calcext:value-type="float">
            <text:p>20</text:p>
          </table:table-cell>
          <table:table-cell table:formula="of:=[.V46]-[.V$176]" office:value-type="float" office:value="18.75" calcext:value-type="float">
            <text:p>18,75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-1248.675" calcext:value-type="float">
            <text:p>-1248,675</text:p>
          </table:table-cell>
          <table:table-cell table:formula="of:=[.C47]-[.C$176]" office:value-type="float" office:value="696.825" calcext:value-type="float">
            <text:p>696,825</text:p>
          </table:table-cell>
          <table:table-cell table:formula="of:=[.D47]-[.D$176]" office:value-type="float" office:value="-5254.3875" calcext:value-type="float">
            <text:p>-5254,3875</text:p>
          </table:table-cell>
          <table:table-cell table:formula="of:=[.E47]-[.E$176]" office:value-type="float" office:value="4334596.025" calcext:value-type="float">
            <text:p>4334596,025</text:p>
          </table:table-cell>
          <table:table-cell table:formula="of:=[.F47]-[.F$176]" office:value-type="float" office:value="-2010.2125" calcext:value-type="float">
            <text:p>-2010,2125</text:p>
          </table:table-cell>
          <table:table-cell table:formula="of:=[.G47]-[.G$176]" office:value-type="float" office:value="-455.037499999999" calcext:value-type="float">
            <text:p>-455,0375</text:p>
          </table:table-cell>
          <table:table-cell table:formula="of:=[.H47]-[.H$176]" office:value-type="float" office:value="40.8500000000004" calcext:value-type="float">
            <text:p>40,85</text:p>
          </table:table-cell>
          <table:table-cell table:formula="of:=[.I47]-[.I$176]" office:value-type="float" office:value="-11473.5625" calcext:value-type="float">
            <text:p>-11473,5625</text:p>
          </table:table-cell>
          <table:table-cell table:formula="of:=[.J47]-[.J$176]" office:value-type="float" office:value="-1559.3" calcext:value-type="float">
            <text:p>-1559,3</text:p>
          </table:table-cell>
          <table:table-cell table:formula="of:=[.K47]-[.K$176]" office:value-type="float" office:value="-42.5249999999999" calcext:value-type="float">
            <text:p>-42,525</text:p>
          </table:table-cell>
          <table:table-cell table:formula="of:=[.L47]-[.L$176]" office:value-type="float" office:value="41.9375000000001" calcext:value-type="float">
            <text:p>41,9375</text:p>
          </table:table-cell>
          <table:table-cell table:formula="of:=[.M47]-[.M$176]" office:value-type="float" office:value="166.15" calcext:value-type="float">
            <text:p>166,15</text:p>
          </table:table-cell>
          <table:table-cell table:formula="of:=[.N47]-[.N$176]" office:value-type="float" office:value="1725502.925" calcext:value-type="float">
            <text:p>1725502,925</text:p>
          </table:table-cell>
          <table:table-cell table:formula="of:=[.O47]-[.O$176]" office:value-type="float" office:value="41.6625" calcext:value-type="float">
            <text:p>41,6625</text:p>
          </table:table-cell>
          <table:table-cell table:formula="of:=[.P47]-[.P$176]" office:value-type="float" office:value="-53.65" calcext:value-type="float">
            <text:p>-53,65</text:p>
          </table:table-cell>
          <table:table-cell table:formula="of:=[.Q47]-[.Q$176]" office:value-type="float" office:value="15.0250000000001" calcext:value-type="float">
            <text:p>15,025</text:p>
          </table:table-cell>
          <table:table-cell table:formula="of:=[.R47]-[.R$176]" office:value-type="float" office:value="30" calcext:value-type="float">
            <text:p>30</text:p>
          </table:table-cell>
          <table:table-cell table:formula="of:=[.S47]-[.S$176]" office:value-type="float" office:value="42251.2375" calcext:value-type="float">
            <text:p>42251,2375</text:p>
          </table:table-cell>
          <table:table-cell table:formula="of:=[.T47]-[.T$176]" office:value-type="float" office:value="14.125" calcext:value-type="float">
            <text:p>14,125</text:p>
          </table:table-cell>
          <table:table-cell table:formula="of:=[.U47]-[.U$176]" office:value-type="float" office:value="0" calcext:value-type="float">
            <text:p>0</text:p>
          </table:table-cell>
          <table:table-cell table:formula="of:=[.V47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-1309.075" calcext:value-type="float">
            <text:p>-1309,075</text:p>
          </table:table-cell>
          <table:table-cell table:formula="of:=[.C48]-[.C$176]" office:value-type="float" office:value="496.225" calcext:value-type="float">
            <text:p>496,225</text:p>
          </table:table-cell>
          <table:table-cell table:formula="of:=[.D48]-[.D$176]" office:value-type="float" office:value="-26.2874999999985" calcext:value-type="float">
            <text:p>-26,2875</text:p>
          </table:table-cell>
          <table:table-cell table:formula="of:=[.E48]-[.E$176]" office:value-type="float" office:value="3747020.725" calcext:value-type="float">
            <text:p>3747020,725</text:p>
          </table:table-cell>
          <table:table-cell table:formula="of:=[.F48]-[.F$176]" office:value-type="float" office:value="2375.6875" calcext:value-type="float">
            <text:p>2375,6875</text:p>
          </table:table-cell>
          <table:table-cell table:formula="of:=[.G48]-[.G$176]" office:value-type="float" office:value="-1302.4375" calcext:value-type="float">
            <text:p>-1302,4375</text:p>
          </table:table-cell>
          <table:table-cell table:formula="of:=[.H48]-[.H$176]" office:value-type="float" office:value="-546.049999999999" calcext:value-type="float">
            <text:p>-546,05</text:p>
          </table:table-cell>
          <table:table-cell table:formula="of:=[.I48]-[.I$176]" office:value-type="float" office:value="-14982.3625" calcext:value-type="float">
            <text:p>-14982,3625</text:p>
          </table:table-cell>
          <table:table-cell table:formula="of:=[.J48]-[.J$176]" office:value-type="float" office:value="-1138.1" calcext:value-type="float">
            <text:p>-1138,1</text:p>
          </table:table-cell>
          <table:table-cell table:formula="of:=[.K48]-[.K$176]" office:value-type="float" office:value="-107.625" calcext:value-type="float">
            <text:p>-107,625</text:p>
          </table:table-cell>
          <table:table-cell table:formula="of:=[.L48]-[.L$176]" office:value-type="float" office:value="-38.2624999999999" calcext:value-type="float">
            <text:p>-38,2625</text:p>
          </table:table-cell>
          <table:table-cell table:formula="of:=[.M48]-[.M$176]" office:value-type="float" office:value="45.75" calcext:value-type="float">
            <text:p>45,75</text:p>
          </table:table-cell>
          <table:table-cell table:formula="of:=[.N48]-[.N$176]" office:value-type="float" office:value="1688864.625" calcext:value-type="float">
            <text:p>1688864,625</text:p>
          </table:table-cell>
          <table:table-cell table:formula="of:=[.O48]-[.O$176]" office:value-type="float" office:value="54.1625" calcext:value-type="float">
            <text:p>54,1625</text:p>
          </table:table-cell>
          <table:table-cell table:formula="of:=[.P48]-[.P$176]" office:value-type="float" office:value="-0.349999999999994" calcext:value-type="float">
            <text:p>-0,35</text:p>
          </table:table-cell>
          <table:table-cell table:formula="of:=[.Q48]-[.Q$176]" office:value-type="float" office:value="135.425" calcext:value-type="float">
            <text:p>135,425</text:p>
          </table:table-cell>
          <table:table-cell table:formula="of:=[.R48]-[.R$176]" office:value-type="float" office:value="30" calcext:value-type="float">
            <text:p>30</text:p>
          </table:table-cell>
          <table:table-cell table:formula="of:=[.S48]-[.S$176]" office:value-type="float" office:value="42251.2375" calcext:value-type="float">
            <text:p>42251,2375</text:p>
          </table:table-cell>
          <table:table-cell table:formula="of:=[.T48]-[.T$176]" office:value-type="float" office:value="724.425" calcext:value-type="float">
            <text:p>724,425</text:p>
          </table:table-cell>
          <table:table-cell table:formula="of:=[.U48]-[.U$176]" office:value-type="float" office:value="0" calcext:value-type="float">
            <text:p>0</text:p>
          </table:table-cell>
          <table:table-cell table:formula="of:=[.V48]-[.V$176]" office:value-type="float" office:value="27.05" calcext:value-type="float">
            <text:p>27,05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49]-[.B$176]" office:value-type="float" office:value="-1047.875" calcext:value-type="float">
            <text:p>-1047,875</text:p>
          </table:table-cell>
          <table:table-cell table:formula="of:=[.C49]-[.C$176]" office:value-type="float" office:value="837.425" calcext:value-type="float">
            <text:p>837,425</text:p>
          </table:table-cell>
          <table:table-cell table:formula="of:=[.D49]-[.D$176]" office:value-type="float" office:value="-1780.6875" calcext:value-type="float">
            <text:p>-1780,6875</text:p>
          </table:table-cell>
          <table:table-cell table:formula="of:=[.E49]-[.E$176]" office:value-type="float" office:value="3887651.825" calcext:value-type="float">
            <text:p>3887651,825</text:p>
          </table:table-cell>
          <table:table-cell table:formula="of:=[.F49]-[.F$176]" office:value-type="float" office:value="-2010.2125" calcext:value-type="float">
            <text:p>-2010,2125</text:p>
          </table:table-cell>
          <table:table-cell table:formula="of:=[.G49]-[.G$176]" office:value-type="float" office:value="-530.3375" calcext:value-type="float">
            <text:p>-530,3375</text:p>
          </table:table-cell>
          <table:table-cell table:formula="of:=[.H49]-[.H$176]" office:value-type="float" office:value="491.85" calcext:value-type="float">
            <text:p>491,85</text:p>
          </table:table-cell>
          <table:table-cell table:formula="of:=[.I49]-[.I$176]" office:value-type="float" office:value="-7929.7625" calcext:value-type="float">
            <text:p>-7929,7625</text:p>
          </table:table-cell>
          <table:table-cell table:formula="of:=[.J49]-[.J$176]" office:value-type="float" office:value="-1398.7" calcext:value-type="float">
            <text:p>-1398,7</text:p>
          </table:table-cell>
          <table:table-cell table:formula="of:=[.K49]-[.K$176]" office:value-type="float" office:value="132.775" calcext:value-type="float">
            <text:p>132,775</text:p>
          </table:table-cell>
          <table:table-cell table:formula="of:=[.L49]-[.L$176]" office:value-type="float" office:value="-78.2624999999999" calcext:value-type="float">
            <text:p>-78,2625</text:p>
          </table:table-cell>
          <table:table-cell table:formula="of:=[.M49]-[.M$176]" office:value-type="float" office:value="306.75" calcext:value-type="float">
            <text:p>306,75</text:p>
          </table:table-cell>
          <table:table-cell table:formula="of:=[.N49]-[.N$176]" office:value-type="float" office:value="1507847.025" calcext:value-type="float">
            <text:p>1507847,025</text:p>
          </table:table-cell>
          <table:table-cell table:formula="of:=[.O49]-[.O$176]" office:value-type="float" office:value="29.1625" calcext:value-type="float">
            <text:p>29,1625</text:p>
          </table:table-cell>
          <table:table-cell table:formula="of:=[.P49]-[.P$176]" office:value-type="float" office:value="6.34999999999999" calcext:value-type="float">
            <text:p>6,35</text:p>
          </table:table-cell>
          <table:table-cell table:formula="of:=[.Q49]-[.Q$176]" office:value-type="float" office:value="50.2250000000001" calcext:value-type="float">
            <text:p>50,225</text:p>
          </table:table-cell>
          <table:table-cell table:formula="of:=[.R49]-[.R$176]" office:value-type="float" office:value="-40" calcext:value-type="float">
            <text:p>-40</text:p>
          </table:table-cell>
          <table:table-cell table:formula="of:=[.S49]-[.S$176]" office:value-type="float" office:value="45759.9375" calcext:value-type="float">
            <text:p>45759,9375</text:p>
          </table:table-cell>
          <table:table-cell table:formula="of:=[.T49]-[.T$176]" office:value-type="float" office:value="228.025" calcext:value-type="float">
            <text:p>228,025</text:p>
          </table:table-cell>
          <table:table-cell table:formula="of:=[.U49]-[.U$176]" office:value-type="float" office:value="0" calcext:value-type="float">
            <text:p>0</text:p>
          </table:table-cell>
          <table:table-cell table:formula="of:=[.V49]-[.V$176]" office:value-type="float" office:value="-6.25" calcext:value-type="float">
            <text:p>-6,25</text:p>
          </table:table-cell>
          <table:table-cell table:number-columns-repeated="1002"/>
        </table:table-row>
        <table:table-row table:style-name="ro2" table:number-rows-repeated="89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0]&gt;[.B$177];[.B180];&quot;&quot;)">
            <text:p/>
          </table:table-cell>
          <table:table-cell table:formula="of:=IF([.C180]&gt;[.C$177];[.C180];&quot;&quot;)" office:value-type="float" office:value="2481.825" calcext:value-type="float">
            <text:p>2481,825</text:p>
          </table:table-cell>
          <table:table-cell table:formula="of:=IF([.D180]&gt;[.D$177];[.D180];&quot;&quot;)">
            <text:p/>
          </table:table-cell>
          <table:table-cell table:formula="of:=IF([.E180]&gt;[.E$177];[.E180];&quot;&quot;)" office:value-type="float" office:value="4098843.025" calcext:value-type="float">
            <text:p>4098843,025</text:p>
          </table:table-cell>
          <table:table-cell table:formula="of:=IF([.F180]&gt;[.F$177];[.F180];&quot;&quot;)">
            <text:p/>
          </table:table-cell>
          <table:table-cell table:formula="of:=IF([.G180]&gt;[.G$177];[.G180];&quot;&quot;)">
            <text:p/>
          </table:table-cell>
          <table:table-cell table:formula="of:=IF([.H180]&gt;[.H$177];[.H180];&quot;&quot;)">
            <text:p/>
          </table:table-cell>
          <table:table-cell table:formula="of:=IF([.I180]&gt;[.I$177];[.I180];&quot;&quot;)">
            <text:p/>
          </table:table-cell>
          <table:table-cell table:formula="of:=IF([.J180]&gt;[.J$177];[.J180];&quot;&quot;)">
            <text:p/>
          </table:table-cell>
          <table:table-cell table:formula="of:=IF([.K180]&gt;[.K$177];[.K180];&quot;&quot;)">
            <text:p/>
          </table:table-cell>
          <table:table-cell table:formula="of:=IF([.L180]&gt;[.L$177];[.L180];&quot;&quot;)">
            <text:p/>
          </table:table-cell>
          <table:table-cell table:formula="of:=IF([.M180]&gt;[.M$177];[.M180];&quot;&quot;)">
            <text:p/>
          </table:table-cell>
          <table:table-cell table:formula="of:=IF([.N180]&gt;[.N$177];[.N180];&quot;&quot;)" office:value-type="float" office:value="1957747.825" calcext:value-type="float">
            <text:p>1957747,825</text:p>
          </table:table-cell>
          <table:table-cell table:formula="of:=IF([.O180]&gt;[.O$177];[.O180];&quot;&quot;)" office:value-type="float" office:value="79.1625" calcext:value-type="float">
            <text:p>79,1625</text:p>
          </table:table-cell>
          <table:table-cell table:formula="of:=IF([.P180]&gt;[.P$177];[.P180];&quot;&quot;)">
            <text:p/>
          </table:table-cell>
          <table:table-cell table:formula="of:=IF([.Q180]&gt;[.Q$177];[.Q180];&quot;&quot;)">
            <text:p/>
          </table:table-cell>
          <table:table-cell table:formula="of:=IF([.R180]&gt;[.R$177];[.R180];&quot;&quot;)">
            <text:p/>
          </table:table-cell>
          <table:table-cell table:formula="of:=IF([.S180]&gt;[.S$177];[.S180];&quot;&quot;)" office:value-type="float" office:value="52847.6375" calcext:value-type="float">
            <text:p>52847,6375</text:p>
          </table:table-cell>
          <table:table-cell table:formula="of:=IF([.T180]&gt;[.T$177];[.T180];&quot;&quot;)">
            <text:p/>
          </table:table-cell>
          <table:table-cell table:formula="of:=IF([.U180]&gt;[.U$177];[.U180];&quot;&quot;)">
            <text:p/>
          </table:table-cell>
          <table:table-cell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1]&gt;[.B$177];[.B181];&quot;&quot;)">
            <text:p/>
          </table:table-cell>
          <table:table-cell table:formula="of:=IF([.C181]&gt;[.C$177];[.C181];&quot;&quot;)" office:value-type="float" office:value="1900.225" calcext:value-type="float">
            <text:p>1900,225</text:p>
          </table:table-cell>
          <table:table-cell table:formula="of:=IF([.D181]&gt;[.D$177];[.D181];&quot;&quot;)">
            <text:p/>
          </table:table-cell>
          <table:table-cell table:formula="of:=IF([.E181]&gt;[.E$177];[.E181];&quot;&quot;)" office:value-type="float" office:value="4320560.925" calcext:value-type="float">
            <text:p>4320560,925</text:p>
          </table:table-cell>
          <table:table-cell table:formula="of:=IF([.F181]&gt;[.F$177];[.F181];&quot;&quot;)">
            <text:p/>
          </table:table-cell>
          <table:table-cell table:formula="of:=IF([.G181]&gt;[.G$177];[.G181];&quot;&quot;)">
            <text:p/>
          </table:table-cell>
          <table:table-cell table:formula="of:=IF([.H181]&gt;[.H$177];[.H181];&quot;&quot;)">
            <text:p/>
          </table:table-cell>
          <table:table-cell table:formula="of:=IF([.I181]&gt;[.I$177];[.I181];&quot;&quot;)">
            <text:p/>
          </table:table-cell>
          <table:table-cell table:formula="of:=IF([.J181]&gt;[.J$177];[.J181];&quot;&quot;)">
            <text:p/>
          </table:table-cell>
          <table:table-cell table:formula="of:=IF([.K181]&gt;[.K$177];[.K181];&quot;&quot;)">
            <text:p/>
          </table:table-cell>
          <table:table-cell table:formula="of:=IF([.L181]&gt;[.L$177];[.L181];&quot;&quot;)">
            <text:p/>
          </table:table-cell>
          <table:table-cell table:formula="of:=IF([.M181]&gt;[.M$177];[.M181];&quot;&quot;)">
            <text:p/>
          </table:table-cell>
          <table:table-cell table:formula="of:=IF([.N181]&gt;[.N$177];[.N181];&quot;&quot;)" office:value-type="float" office:value="2395360.625" calcext:value-type="float">
            <text:p>2395360,625</text:p>
          </table:table-cell>
          <table:table-cell table:formula="of:=IF([.O181]&gt;[.O$177];[.O181];&quot;&quot;)" office:value-type="float" office:value="122.0625" calcext:value-type="float">
            <text:p>122,0625</text:p>
          </table:table-cell>
          <table:table-cell table:formula="of:=IF([.P181]&gt;[.P$177];[.P181];&quot;&quot;)">
            <text:p/>
          </table:table-cell>
          <table:table-cell table:formula="of:=IF([.Q181]&gt;[.Q$177];[.Q181];&quot;&quot;)">
            <text:p/>
          </table:table-cell>
          <table:table-cell table:formula="of:=IF([.R181]&gt;[.R$177];[.R181];&quot;&quot;)">
            <text:p/>
          </table:table-cell>
          <table:table-cell table:formula="of:=IF([.S181]&gt;[.S$177];[.S181];&quot;&quot;)" office:value-type="float" office:value="59900.2375" calcext:value-type="float">
            <text:p>59900,2375</text:p>
          </table:table-cell>
          <table:table-cell table:formula="of:=IF([.T181]&gt;[.T$177];[.T181];&quot;&quot;)">
            <text:p/>
          </table:table-cell>
          <table:table-cell table:formula="of:=IF([.U181]&gt;[.U$177];[.U181];&quot;&quot;)">
            <text:p/>
          </table:table-cell>
          <table:table-cell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2]&gt;[.B$177];[.B182];&quot;&quot;)">
            <text:p/>
          </table:table-cell>
          <table:table-cell table:formula="of:=IF([.C182]&gt;[.C$177];[.C182];&quot;&quot;)" office:value-type="float" office:value="2221.225" calcext:value-type="float">
            <text:p>2221,225</text:p>
          </table:table-cell>
          <table:table-cell table:formula="of:=IF([.D182]&gt;[.D$177];[.D182];&quot;&quot;)">
            <text:p/>
          </table:table-cell>
          <table:table-cell table:formula="of:=IF([.E182]&gt;[.E$177];[.E182];&quot;&quot;)" office:value-type="float" office:value="5376098.225" calcext:value-type="float">
            <text:p>5376098,225</text:p>
          </table:table-cell>
          <table:table-cell table:formula="of:=IF([.F182]&gt;[.F$177];[.F182];&quot;&quot;)">
            <text:p/>
          </table:table-cell>
          <table:table-cell table:formula="of:=IF([.G182]&gt;[.G$177];[.G182];&quot;&quot;)">
            <text:p/>
          </table:table-cell>
          <table:table-cell table:formula="of:=IF([.H182]&gt;[.H$177];[.H182];&quot;&quot;)">
            <text:p/>
          </table:table-cell>
          <table:table-cell table:formula="of:=IF([.I182]&gt;[.I$177];[.I182];&quot;&quot;)">
            <text:p/>
          </table:table-cell>
          <table:table-cell table:formula="of:=IF([.J182]&gt;[.J$177];[.J182];&quot;&quot;)">
            <text:p/>
          </table:table-cell>
          <table:table-cell table:formula="of:=IF([.K182]&gt;[.K$177];[.K182];&quot;&quot;)">
            <text:p/>
          </table:table-cell>
          <table:table-cell table:formula="of:=IF([.L182]&gt;[.L$177];[.L182];&quot;&quot;)" office:value-type="float" office:value="919.2375" calcext:value-type="float">
            <text:p>919,2375</text:p>
          </table:table-cell>
          <table:table-cell table:formula="of:=IF([.M182]&gt;[.M$177];[.M182];&quot;&quot;)" office:value-type="float" office:value="547.35" calcext:value-type="float">
            <text:p>547,35</text:p>
          </table:table-cell>
          <table:table-cell table:formula="of:=IF([.N182]&gt;[.N$177];[.N182];&quot;&quot;)" office:value-type="float" office:value="2720909.425" calcext:value-type="float">
            <text:p>2720909,425</text:p>
          </table:table-cell>
          <table:table-cell table:formula="of:=IF([.O182]&gt;[.O$177];[.O182];&quot;&quot;)" office:value-type="float" office:value="91.6625" calcext:value-type="float">
            <text:p>91,6625</text:p>
          </table:table-cell>
          <table:table-cell table:formula="of:=IF([.P182]&gt;[.P$177];[.P182];&quot;&quot;)">
            <text:p/>
          </table:table-cell>
          <table:table-cell table:formula="of:=IF([.Q182]&gt;[.Q$177];[.Q182];&quot;&quot;)">
            <text:p/>
          </table:table-cell>
          <table:table-cell table:formula="of:=IF([.R182]&gt;[.R$177];[.R182];&quot;&quot;)">
            <text:p/>
          </table:table-cell>
          <table:table-cell table:formula="of:=IF([.S182]&gt;[.S$177];[.S182];&quot;&quot;)" office:value-type="float" office:value="74005.3375" calcext:value-type="float">
            <text:p>74005,3375</text:p>
          </table:table-cell>
          <table:table-cell table:formula="of:=IF([.T182]&gt;[.T$177];[.T182];&quot;&quot;)">
            <text:p/>
          </table:table-cell>
          <table:table-cell table:formula="of:=IF([.U182]&gt;[.U$177];[.U182];&quot;&quot;)">
            <text:p/>
          </table:table-cell>
          <table:table-cell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3]&gt;[.B$177];[.B183];&quot;&quot;)">
            <text:p/>
          </table:table-cell>
          <table:table-cell table:formula="of:=IF([.C183]&gt;[.C$177];[.C183];&quot;&quot;)" office:value-type="float" office:value="1739.625" calcext:value-type="float">
            <text:p>1739,625</text:p>
          </table:table-cell>
          <table:table-cell table:formula="of:=IF([.D183]&gt;[.D$177];[.D183];&quot;&quot;)">
            <text:p/>
          </table:table-cell>
          <table:table-cell table:formula="of:=IF([.E183]&gt;[.E$177];[.E183];&quot;&quot;)" office:value-type="float" office:value="5942550.925" calcext:value-type="float">
            <text:p>5942550,925</text:p>
          </table:table-cell>
          <table:table-cell table:formula="of:=IF([.F183]&gt;[.F$177];[.F183];&quot;&quot;)">
            <text:p/>
          </table:table-cell>
          <table:table-cell table:formula="of:=IF([.G183]&gt;[.G$177];[.G183];&quot;&quot;)">
            <text:p/>
          </table:table-cell>
          <table:table-cell table:formula="of:=IF([.H183]&gt;[.H$177];[.H183];&quot;&quot;)">
            <text:p/>
          </table:table-cell>
          <table:table-cell table:formula="of:=IF([.I183]&gt;[.I$177];[.I183];&quot;&quot;)">
            <text:p/>
          </table:table-cell>
          <table:table-cell table:formula="of:=IF([.J183]&gt;[.J$177];[.J183];&quot;&quot;)">
            <text:p/>
          </table:table-cell>
          <table:table-cell table:formula="of:=IF([.K183]&gt;[.K$177];[.K183];&quot;&quot;)">
            <text:p/>
          </table:table-cell>
          <table:table-cell table:formula="of:=IF([.L183]&gt;[.L$177];[.L183];&quot;&quot;)" office:value-type="float" office:value="1045.0375" calcext:value-type="float">
            <text:p>1045,0375</text:p>
          </table:table-cell>
          <table:table-cell table:formula="of:=IF([.M183]&gt;[.M$177];[.M183];&quot;&quot;)">
            <text:p/>
          </table:table-cell>
          <table:table-cell table:formula="of:=IF([.N183]&gt;[.N$177];[.N183];&quot;&quot;)" office:value-type="float" office:value="2652378.225" calcext:value-type="float">
            <text:p>2652378,225</text:p>
          </table:table-cell>
          <table:table-cell table:formula="of:=IF([.O183]&gt;[.O$177];[.O183];&quot;&quot;)" office:value-type="float" office:value="129.1625" calcext:value-type="float">
            <text:p>129,1625</text:p>
          </table:table-cell>
          <table:table-cell table:formula="of:=IF([.P183]&gt;[.P$177];[.P183];&quot;&quot;)">
            <text:p/>
          </table:table-cell>
          <table:table-cell table:formula="of:=IF([.Q183]&gt;[.Q$177];[.Q183];&quot;&quot;)">
            <text:p/>
          </table:table-cell>
          <table:table-cell table:formula="of:=IF([.R183]&gt;[.R$177];[.R183];&quot;&quot;)">
            <text:p/>
          </table:table-cell>
          <table:table-cell table:formula="of:=IF([.S183]&gt;[.S$177];[.S183];&quot;&quot;)" office:value-type="float" office:value="84496.5375" calcext:value-type="float">
            <text:p>84496,5375</text:p>
          </table:table-cell>
          <table:table-cell table:formula="of:=IF([.T183]&gt;[.T$177];[.T183];&quot;&quot;)">
            <text:p/>
          </table:table-cell>
          <table:table-cell table:formula="of:=IF([.U183]&gt;[.U$177];[.U183];&quot;&quot;)">
            <text:p/>
          </table:table-cell>
          <table:table-cell table:formula="of:=IF([.V183]&gt;[.V$177];[.V18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4]&gt;[.B$177];[.B184];&quot;&quot;)">
            <text:p/>
          </table:table-cell>
          <table:table-cell table:formula="of:=IF([.C184]&gt;[.C$177];[.C184];&quot;&quot;)" office:value-type="float" office:value="1639.425" calcext:value-type="float">
            <text:p>1639,425</text:p>
          </table:table-cell>
          <table:table-cell table:formula="of:=IF([.D184]&gt;[.D$177];[.D184];&quot;&quot;)">
            <text:p/>
          </table:table-cell>
          <table:table-cell table:formula="of:=IF([.E184]&gt;[.E$177];[.E184];&quot;&quot;)" office:value-type="float" office:value="4788488.025" calcext:value-type="float">
            <text:p>4788488,025</text:p>
          </table:table-cell>
          <table:table-cell table:formula="of:=IF([.F184]&gt;[.F$177];[.F184];&quot;&quot;)">
            <text:p/>
          </table:table-cell>
          <table:table-cell table:formula="of:=IF([.G184]&gt;[.G$177];[.G184];&quot;&quot;)">
            <text:p/>
          </table:table-cell>
          <table:table-cell table:formula="of:=IF([.H184]&gt;[.H$177];[.H184];&quot;&quot;)">
            <text:p/>
          </table:table-cell>
          <table:table-cell table:formula="of:=IF([.I184]&gt;[.I$177];[.I184];&quot;&quot;)">
            <text:p/>
          </table:table-cell>
          <table:table-cell table:formula="of:=IF([.J184]&gt;[.J$177];[.J184];&quot;&quot;)">
            <text:p/>
          </table:table-cell>
          <table:table-cell table:formula="of:=IF([.K184]&gt;[.K$177];[.K184];&quot;&quot;)">
            <text:p/>
          </table:table-cell>
          <table:table-cell table:formula="of:=IF([.L184]&gt;[.L$177];[.L184];&quot;&quot;)">
            <text:p/>
          </table:table-cell>
          <table:table-cell table:formula="of:=IF([.M184]&gt;[.M$177];[.M184];&quot;&quot;)" office:value-type="float" office:value="486.95" calcext:value-type="float">
            <text:p>486,95</text:p>
          </table:table-cell>
          <table:table-cell table:formula="of:=IF([.N184]&gt;[.N$177];[.N184];&quot;&quot;)" office:value-type="float" office:value="1934823.025" calcext:value-type="float">
            <text:p>1934823,025</text:p>
          </table:table-cell>
          <table:table-cell table:formula="of:=IF([.O184]&gt;[.O$177];[.O184];&quot;&quot;)" office:value-type="float" office:value="79.1625" calcext:value-type="float">
            <text:p>79,1625</text:p>
          </table:table-cell>
          <table:table-cell table:formula="of:=IF([.P184]&gt;[.P$177];[.P184];&quot;&quot;)">
            <text:p/>
          </table:table-cell>
          <table:table-cell table:formula="of:=IF([.Q184]&gt;[.Q$177];[.Q184];&quot;&quot;)">
            <text:p/>
          </table:table-cell>
          <table:table-cell table:formula="of:=IF([.R184]&gt;[.R$177];[.R184];&quot;&quot;)">
            <text:p/>
          </table:table-cell>
          <table:table-cell table:formula="of:=IF([.S184]&gt;[.S$177];[.S184];&quot;&quot;)" office:value-type="float" office:value="49303.7375" calcext:value-type="float">
            <text:p>49303,7375</text:p>
          </table:table-cell>
          <table:table-cell table:formula="of:=IF([.T184]&gt;[.T$177];[.T184];&quot;&quot;)">
            <text:p/>
          </table:table-cell>
          <table:table-cell table:formula="of:=IF([.U184]&gt;[.U$177];[.U184];&quot;&quot;)">
            <text:p/>
          </table:table-cell>
          <table:table-cell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5]&gt;[.B$177];[.B185];&quot;&quot;)">
            <text:p/>
          </table:table-cell>
          <table:table-cell table:formula="of:=IF([.C185]&gt;[.C$177];[.C185];&quot;&quot;)" office:value-type="float" office:value="1659.625" calcext:value-type="float">
            <text:p>1659,625</text:p>
          </table:table-cell>
          <table:table-cell table:formula="of:=IF([.D185]&gt;[.D$177];[.D185];&quot;&quot;)">
            <text:p/>
          </table:table-cell>
          <table:table-cell table:formula="of:=IF([.E185]&gt;[.E$177];[.E185];&quot;&quot;)" office:value-type="float" office:value="3975720.825" calcext:value-type="float">
            <text:p>3975720,825</text:p>
          </table:table-cell>
          <table:table-cell table:formula="of:=IF([.F185]&gt;[.F$177];[.F185];&quot;&quot;)">
            <text:p/>
          </table:table-cell>
          <table:table-cell table:formula="of:=IF([.G185]&gt;[.G$177];[.G185];&quot;&quot;)">
            <text:p/>
          </table:table-cell>
          <table:table-cell table:formula="of:=IF([.H185]&gt;[.H$177];[.H185];&quot;&quot;)">
            <text:p/>
          </table:table-cell>
          <table:table-cell table:formula="of:=IF([.I185]&gt;[.I$177];[.I185];&quot;&quot;)">
            <text:p/>
          </table:table-cell>
          <table:table-cell table:formula="of:=IF([.J185]&gt;[.J$177];[.J185];&quot;&quot;)">
            <text:p/>
          </table:table-cell>
          <table:table-cell table:formula="of:=IF([.K185]&gt;[.K$177];[.K185];&quot;&quot;)">
            <text:p/>
          </table:table-cell>
          <table:table-cell table:formula="of:=IF([.L185]&gt;[.L$177];[.L185];&quot;&quot;)">
            <text:p/>
          </table:table-cell>
          <table:table-cell table:formula="of:=IF([.M185]&gt;[.M$177];[.M185];&quot;&quot;)">
            <text:p/>
          </table:table-cell>
          <table:table-cell table:formula="of:=IF([.N185]&gt;[.N$177];[.N185];&quot;&quot;)" office:value-type="float" office:value="3116383.325" calcext:value-type="float">
            <text:p>3116383,325</text:p>
          </table:table-cell>
          <table:table-cell table:formula="of:=IF([.O185]&gt;[.O$177];[.O185];&quot;&quot;)" office:value-type="float" office:value="107.7625" calcext:value-type="float">
            <text:p>107,7625</text:p>
          </table:table-cell>
          <table:table-cell table:formula="of:=IF([.P185]&gt;[.P$177];[.P185];&quot;&quot;)">
            <text:p/>
          </table:table-cell>
          <table:table-cell table:formula="of:=IF([.Q185]&gt;[.Q$177];[.Q185];&quot;&quot;)">
            <text:p/>
          </table:table-cell>
          <table:table-cell table:formula="of:=IF([.R185]&gt;[.R$177];[.R185];&quot;&quot;)">
            <text:p/>
          </table:table-cell>
          <table:table-cell table:formula="of:=IF([.S185]&gt;[.S$177];[.S185];&quot;&quot;)" office:value-type="float" office:value="56391.4375" calcext:value-type="float">
            <text:p>56391,4375</text:p>
          </table:table-cell>
          <table:table-cell table:formula="of:=IF([.T185]&gt;[.T$177];[.T185];&quot;&quot;)">
            <text:p/>
          </table:table-cell>
          <table:table-cell table:formula="of:=IF([.U185]&gt;[.U$177];[.U185];&quot;&quot;)">
            <text:p/>
          </table:table-cell>
          <table:table-cell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6]&gt;[.B$177];[.B186];&quot;&quot;)">
            <text:p/>
          </table:table-cell>
          <table:table-cell table:formula="of:=IF([.C186]&gt;[.C$177];[.C186];&quot;&quot;)" office:value-type="float" office:value="1499.225" calcext:value-type="float">
            <text:p>1499,225</text:p>
          </table:table-cell>
          <table:table-cell table:formula="of:=IF([.D186]&gt;[.D$177];[.D186];&quot;&quot;)">
            <text:p/>
          </table:table-cell>
          <table:table-cell table:formula="of:=IF([.E186]&gt;[.E$177];[.E186];&quot;&quot;)" office:value-type="float" office:value="4130492.325" calcext:value-type="float">
            <text:p>4130492,325</text:p>
          </table:table-cell>
          <table:table-cell table:formula="of:=IF([.F186]&gt;[.F$177];[.F186];&quot;&quot;)">
            <text:p/>
          </table:table-cell>
          <table:table-cell table:formula="of:=IF([.G186]&gt;[.G$177];[.G186];&quot;&quot;)">
            <text:p/>
          </table:table-cell>
          <table:table-cell table:formula="of:=IF([.H186]&gt;[.H$177];[.H186];&quot;&quot;)">
            <text:p/>
          </table:table-cell>
          <table:table-cell table:formula="of:=IF([.I186]&gt;[.I$177];[.I186];&quot;&quot;)">
            <text:p/>
          </table:table-cell>
          <table:table-cell table:formula="of:=IF([.J186]&gt;[.J$177];[.J186];&quot;&quot;)">
            <text:p/>
          </table:table-cell>
          <table:table-cell table:formula="of:=IF([.K186]&gt;[.K$177];[.K186];&quot;&quot;)">
            <text:p/>
          </table:table-cell>
          <table:table-cell table:formula="of:=IF([.L186]&gt;[.L$177];[.L186];&quot;&quot;)">
            <text:p/>
          </table:table-cell>
          <table:table-cell table:formula="of:=IF([.M186]&gt;[.M$177];[.M186];&quot;&quot;)">
            <text:p/>
          </table:table-cell>
          <table:table-cell table:formula="of:=IF([.N186]&gt;[.N$177];[.N186];&quot;&quot;)" office:value-type="float" office:value="1883034.225" calcext:value-type="float">
            <text:p>1883034,225</text:p>
          </table:table-cell>
          <table:table-cell table:formula="of:=IF([.O186]&gt;[.O$177];[.O186];&quot;&quot;)" office:value-type="float" office:value="79.1625" calcext:value-type="float">
            <text:p>79,1625</text:p>
          </table:table-cell>
          <table:table-cell table:formula="of:=IF([.P186]&gt;[.P$177];[.P186];&quot;&quot;)">
            <text:p/>
          </table:table-cell>
          <table:table-cell table:formula="of:=IF([.Q186]&gt;[.Q$177];[.Q186];&quot;&quot;)">
            <text:p/>
          </table:table-cell>
          <table:table-cell table:formula="of:=IF([.R186]&gt;[.R$177];[.R186];&quot;&quot;)">
            <text:p/>
          </table:table-cell>
          <table:table-cell table:formula="of:=IF([.S186]&gt;[.S$177];[.S186];&quot;&quot;)" office:value-type="float" office:value="52847.6375" calcext:value-type="float">
            <text:p>52847,6375</text:p>
          </table:table-cell>
          <table:table-cell table:formula="of:=IF([.T186]&gt;[.T$177];[.T186];&quot;&quot;)">
            <text:p/>
          </table:table-cell>
          <table:table-cell table:formula="of:=IF([.U186]&gt;[.U$177];[.U186];&quot;&quot;)">
            <text:p/>
          </table:table-cell>
          <table:table-cell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7]&gt;[.B$177];[.B187];&quot;&quot;)">
            <text:p/>
          </table:table-cell>
          <table:table-cell table:formula="of:=IF([.C187]&gt;[.C$177];[.C187];&quot;&quot;)" office:value-type="float" office:value="1178.025" calcext:value-type="float">
            <text:p>1178,025</text:p>
          </table:table-cell>
          <table:table-cell table:formula="of:=IF([.D187]&gt;[.D$177];[.D187];&quot;&quot;)">
            <text:p/>
          </table:table-cell>
          <table:table-cell table:formula="of:=IF([.E187]&gt;[.E$177];[.E187];&quot;&quot;)" office:value-type="float" office:value="5003083.125" calcext:value-type="float">
            <text:p>5003083,125</text:p>
          </table:table-cell>
          <table:table-cell table:formula="of:=IF([.F187]&gt;[.F$177];[.F187];&quot;&quot;)">
            <text:p/>
          </table:table-cell>
          <table:table-cell table:formula="of:=IF([.G187]&gt;[.G$177];[.G187];&quot;&quot;)">
            <text:p/>
          </table:table-cell>
          <table:table-cell table:formula="of:=IF([.H187]&gt;[.H$177];[.H187];&quot;&quot;)">
            <text:p/>
          </table:table-cell>
          <table:table-cell table:formula="of:=IF([.I187]&gt;[.I$177];[.I187];&quot;&quot;)">
            <text:p/>
          </table:table-cell>
          <table:table-cell table:formula="of:=IF([.J187]&gt;[.J$177];[.J187];&quot;&quot;)">
            <text:p/>
          </table:table-cell>
          <table:table-cell table:formula="of:=IF([.K187]&gt;[.K$177];[.K187];&quot;&quot;)">
            <text:p/>
          </table:table-cell>
          <table:table-cell table:formula="of:=IF([.L187]&gt;[.L$177];[.L187];&quot;&quot;)">
            <text:p/>
          </table:table-cell>
          <table:table-cell table:formula="of:=IF([.M187]&gt;[.M$177];[.M187];&quot;&quot;)">
            <text:p/>
          </table:table-cell>
          <table:table-cell table:formula="of:=IF([.N187]&gt;[.N$177];[.N187];&quot;&quot;)" office:value-type="float" office:value="2290381.425" calcext:value-type="float">
            <text:p>2290381,425</text:p>
          </table:table-cell>
          <table:table-cell table:formula="of:=IF([.O187]&gt;[.O$177];[.O187];&quot;&quot;)" office:value-type="float" office:value="104.1625" calcext:value-type="float">
            <text:p>104,1625</text:p>
          </table:table-cell>
          <table:table-cell table:formula="of:=IF([.P187]&gt;[.P$177];[.P187];&quot;&quot;)">
            <text:p/>
          </table:table-cell>
          <table:table-cell table:formula="of:=IF([.Q187]&gt;[.Q$177];[.Q187];&quot;&quot;)">
            <text:p/>
          </table:table-cell>
          <table:table-cell table:formula="of:=IF([.R187]&gt;[.R$177];[.R187];&quot;&quot;)">
            <text:p/>
          </table:table-cell>
          <table:table-cell table:formula="of:=IF([.S187]&gt;[.S$177];[.S187];&quot;&quot;)" office:value-type="float" office:value="63408.9375" calcext:value-type="float">
            <text:p>63408,9375</text:p>
          </table:table-cell>
          <table:table-cell table:formula="of:=IF([.T187]&gt;[.T$177];[.T187];&quot;&quot;)">
            <text:p/>
          </table:table-cell>
          <table:table-cell table:formula="of:=IF([.U187]&gt;[.U$177];[.U187];&quot;&quot;)">
            <text:p/>
          </table:table-cell>
          <table:table-cell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8]&gt;[.B$177];[.B188];&quot;&quot;)">
            <text:p/>
          </table:table-cell>
          <table:table-cell table:formula="of:=IF([.C188]&gt;[.C$177];[.C188];&quot;&quot;)" office:value-type="float" office:value="1298.425" calcext:value-type="float">
            <text:p>1298,425</text:p>
          </table:table-cell>
          <table:table-cell table:formula="of:=IF([.D188]&gt;[.D$177];[.D188];&quot;&quot;)">
            <text:p/>
          </table:table-cell>
          <table:table-cell table:formula="of:=IF([.E188]&gt;[.E$177];[.E188];&quot;&quot;)" office:value-type="float" office:value="5295186.425" calcext:value-type="float">
            <text:p>5295186,425</text:p>
          </table:table-cell>
          <table:table-cell table:formula="of:=IF([.F188]&gt;[.F$177];[.F188];&quot;&quot;)">
            <text:p/>
          </table:table-cell>
          <table:table-cell table:formula="of:=IF([.G188]&gt;[.G$177];[.G188];&quot;&quot;)">
            <text:p/>
          </table:table-cell>
          <table:table-cell table:formula="of:=IF([.H188]&gt;[.H$177];[.H188];&quot;&quot;)">
            <text:p/>
          </table:table-cell>
          <table:table-cell table:formula="of:=IF([.I188]&gt;[.I$177];[.I188];&quot;&quot;)">
            <text:p/>
          </table:table-cell>
          <table:table-cell table:formula="of:=IF([.J188]&gt;[.J$177];[.J188];&quot;&quot;)">
            <text:p/>
          </table:table-cell>
          <table:table-cell table:formula="of:=IF([.K188]&gt;[.K$177];[.K188];&quot;&quot;)">
            <text:p/>
          </table:table-cell>
          <table:table-cell table:formula="of:=IF([.L188]&gt;[.L$177];[.L188];&quot;&quot;)">
            <text:p/>
          </table:table-cell>
          <table:table-cell table:formula="of:=IF([.M188]&gt;[.M$177];[.M188];&quot;&quot;)">
            <text:p/>
          </table:table-cell>
          <table:table-cell table:formula="of:=IF([.N188]&gt;[.N$177];[.N188];&quot;&quot;)" office:value-type="float" office:value="2321626.225" calcext:value-type="float">
            <text:p>2321626,225</text:p>
          </table:table-cell>
          <table:table-cell table:formula="of:=IF([.O188]&gt;[.O$177];[.O188];&quot;&quot;)" office:value-type="float" office:value="166.6625" calcext:value-type="float">
            <text:p>166,6625</text:p>
          </table:table-cell>
          <table:table-cell table:formula="of:=IF([.P188]&gt;[.P$177];[.P188];&quot;&quot;)">
            <text:p/>
          </table:table-cell>
          <table:table-cell table:formula="of:=IF([.Q188]&gt;[.Q$177];[.Q188];&quot;&quot;)">
            <text:p/>
          </table:table-cell>
          <table:table-cell table:formula="of:=IF([.R188]&gt;[.R$177];[.R188];&quot;&quot;)">
            <text:p/>
          </table:table-cell>
          <table:table-cell table:formula="of:=IF([.S188]&gt;[.S$177];[.S188];&quot;&quot;)" office:value-type="float" office:value="70461.5375" calcext:value-type="float">
            <text:p>70461,5375</text:p>
          </table:table-cell>
          <table:table-cell table:formula="of:=IF([.T188]&gt;[.T$177];[.T188];&quot;&quot;)">
            <text:p/>
          </table:table-cell>
          <table:table-cell table:formula="of:=IF([.U188]&gt;[.U$177];[.U188];&quot;&quot;)">
            <text:p/>
          </table:table-cell>
          <table:table-cell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89]&gt;[.B$177];[.B189];&quot;&quot;)">
            <text:p/>
          </table:table-cell>
          <table:table-cell table:formula="of:=IF([.C189]&gt;[.C$177];[.C189];&quot;&quot;)" office:value-type="float" office:value="1699.625" calcext:value-type="float">
            <text:p>1699,625</text:p>
          </table:table-cell>
          <table:table-cell table:formula="of:=IF([.D189]&gt;[.D$177];[.D189];&quot;&quot;)">
            <text:p/>
          </table:table-cell>
          <table:table-cell table:formula="of:=IF([.E189]&gt;[.E$177];[.E189];&quot;&quot;)" office:value-type="float" office:value="4619576.725" calcext:value-type="float">
            <text:p>4619576,725</text:p>
          </table:table-cell>
          <table:table-cell table:formula="of:=IF([.F189]&gt;[.F$177];[.F189];&quot;&quot;)">
            <text:p/>
          </table:table-cell>
          <table:table-cell table:formula="of:=IF([.G189]&gt;[.G$177];[.G189];&quot;&quot;)">
            <text:p/>
          </table:table-cell>
          <table:table-cell table:formula="of:=IF([.H189]&gt;[.H$177];[.H189];&quot;&quot;)" office:value-type="float" office:value="1244.35" calcext:value-type="float">
            <text:p>1244,35</text:p>
          </table:table-cell>
          <table:table-cell table:formula="of:=IF([.I189]&gt;[.I$177];[.I189];&quot;&quot;)">
            <text:p/>
          </table:table-cell>
          <table:table-cell table:formula="of:=IF([.J189]&gt;[.J$177];[.J189];&quot;&quot;)">
            <text:p/>
          </table:table-cell>
          <table:table-cell table:formula="of:=IF([.K189]&gt;[.K$177];[.K189];&quot;&quot;)">
            <text:p/>
          </table:table-cell>
          <table:table-cell table:formula="of:=IF([.L189]&gt;[.L$177];[.L189];&quot;&quot;)">
            <text:p/>
          </table:table-cell>
          <table:table-cell table:formula="of:=IF([.M189]&gt;[.M$177];[.M189];&quot;&quot;)">
            <text:p/>
          </table:table-cell>
          <table:table-cell table:formula="of:=IF([.N189]&gt;[.N$177];[.N189];&quot;&quot;)" office:value-type="float" office:value="2663184.425" calcext:value-type="float">
            <text:p>2663184,425</text:p>
          </table:table-cell>
          <table:table-cell table:formula="of:=IF([.O189]&gt;[.O$177];[.O189];&quot;&quot;)">
            <text:p/>
          </table:table-cell>
          <table:table-cell table:formula="of:=IF([.P189]&gt;[.P$177];[.P189];&quot;&quot;)">
            <text:p/>
          </table:table-cell>
          <table:table-cell table:formula="of:=IF([.Q189]&gt;[.Q$177];[.Q189];&quot;&quot;)">
            <text:p/>
          </table:table-cell>
          <table:table-cell table:formula="of:=IF([.R189]&gt;[.R$177];[.R189];&quot;&quot;)">
            <text:p/>
          </table:table-cell>
          <table:table-cell table:formula="of:=IF([.S189]&gt;[.S$177];[.S189];&quot;&quot;)" office:value-type="float" office:value="56356.3375" calcext:value-type="float">
            <text:p>56356,3375</text:p>
          </table:table-cell>
          <table:table-cell table:formula="of:=IF([.T189]&gt;[.T$177];[.T189];&quot;&quot;)">
            <text:p/>
          </table:table-cell>
          <table:table-cell table:formula="of:=IF([.U189]&gt;[.U$177];[.U189];&quot;&quot;)">
            <text:p/>
          </table:table-cell>
          <table:table-cell table:formula="of:=IF([.V189]&gt;[.V$177];[.V18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0]&gt;[.B$177];[.B190];&quot;&quot;)">
            <text:p/>
          </table:table-cell>
          <table:table-cell table:formula="of:=IF([.C190]&gt;[.C$177];[.C190];&quot;&quot;)" office:value-type="float" office:value="1358.625" calcext:value-type="float">
            <text:p>1358,625</text:p>
          </table:table-cell>
          <table:table-cell table:formula="of:=IF([.D190]&gt;[.D$177];[.D190];&quot;&quot;)">
            <text:p/>
          </table:table-cell>
          <table:table-cell table:formula="of:=IF([.E190]&gt;[.E$177];[.E190];&quot;&quot;)" office:value-type="float" office:value="4791996.825" calcext:value-type="float">
            <text:p>4791996,825</text:p>
          </table:table-cell>
          <table:table-cell table:formula="of:=IF([.F190]&gt;[.F$177];[.F190];&quot;&quot;)">
            <text:p/>
          </table:table-cell>
          <table:table-cell table:formula="of:=IF([.G190]&gt;[.G$177];[.G190];&quot;&quot;)">
            <text:p/>
          </table:table-cell>
          <table:table-cell table:formula="of:=IF([.H190]&gt;[.H$177];[.H190];&quot;&quot;)">
            <text:p/>
          </table:table-cell>
          <table:table-cell table:formula="of:=IF([.I190]&gt;[.I$177];[.I190];&quot;&quot;)">
            <text:p/>
          </table:table-cell>
          <table:table-cell table:formula="of:=IF([.J190]&gt;[.J$177];[.J190];&quot;&quot;)">
            <text:p/>
          </table:table-cell>
          <table:table-cell table:formula="of:=IF([.K190]&gt;[.K$177];[.K190];&quot;&quot;)">
            <text:p/>
          </table:table-cell>
          <table:table-cell table:formula="of:=IF([.L190]&gt;[.L$177];[.L190];&quot;&quot;)">
            <text:p/>
          </table:table-cell>
          <table:table-cell table:formula="of:=IF([.M190]&gt;[.M$177];[.M190];&quot;&quot;)">
            <text:p/>
          </table:table-cell>
          <table:table-cell table:formula="of:=IF([.N190]&gt;[.N$177];[.N190];&quot;&quot;)" office:value-type="float" office:value="1757021.225" calcext:value-type="float">
            <text:p>1757021,225</text:p>
          </table:table-cell>
          <table:table-cell table:formula="of:=IF([.O190]&gt;[.O$177];[.O190];&quot;&quot;)" office:value-type="float" office:value="104.1625" calcext:value-type="float">
            <text:p>104,1625</text:p>
          </table:table-cell>
          <table:table-cell table:formula="of:=IF([.P190]&gt;[.P$177];[.P190];&quot;&quot;)">
            <text:p/>
          </table:table-cell>
          <table:table-cell table:formula="of:=IF([.Q190]&gt;[.Q$177];[.Q190];&quot;&quot;)">
            <text:p/>
          </table:table-cell>
          <table:table-cell table:formula="of:=IF([.R190]&gt;[.R$177];[.R190];&quot;&quot;)">
            <text:p/>
          </table:table-cell>
          <table:table-cell table:formula="of:=IF([.S190]&gt;[.S$177];[.S190];&quot;&quot;)" office:value-type="float" office:value="52847.6375" calcext:value-type="float">
            <text:p>52847,6375</text:p>
          </table:table-cell>
          <table:table-cell table:formula="of:=IF([.T190]&gt;[.T$177];[.T190];&quot;&quot;)">
            <text:p/>
          </table:table-cell>
          <table:table-cell table:formula="of:=IF([.U190]&gt;[.U$177];[.U190];&quot;&quot;)" office:value-type="float" office:value="33.3" calcext:value-type="float">
            <text:p>33,3</text:p>
          </table:table-cell>
          <table:table-cell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1]&gt;[.B$177];[.B191];&quot;&quot;)">
            <text:p/>
          </table:table-cell>
          <table:table-cell table:formula="of:=IF([.C191]&gt;[.C$177];[.C191];&quot;&quot;)" office:value-type="float" office:value="1178.225" calcext:value-type="float">
            <text:p>1178,225</text:p>
          </table:table-cell>
          <table:table-cell table:formula="of:=IF([.D191]&gt;[.D$177];[.D191];&quot;&quot;)">
            <text:p/>
          </table:table-cell>
          <table:table-cell table:formula="of:=IF([.E191]&gt;[.E$177];[.E191];&quot;&quot;)" office:value-type="float" office:value="4331052.125" calcext:value-type="float">
            <text:p>4331052,125</text:p>
          </table:table-cell>
          <table:table-cell table:formula="of:=IF([.F191]&gt;[.F$177];[.F191];&quot;&quot;)">
            <text:p/>
          </table:table-cell>
          <table:table-cell table:formula="of:=IF([.G191]&gt;[.G$177];[.G191];&quot;&quot;)">
            <text:p/>
          </table:table-cell>
          <table:table-cell table:formula="of:=IF([.H191]&gt;[.H$177];[.H191];&quot;&quot;)">
            <text:p/>
          </table:table-cell>
          <table:table-cell table:formula="of:=IF([.I191]&gt;[.I$177];[.I191];&quot;&quot;)">
            <text:p/>
          </table:table-cell>
          <table:table-cell table:formula="of:=IF([.J191]&gt;[.J$177];[.J191];&quot;&quot;)">
            <text:p/>
          </table:table-cell>
          <table:table-cell table:formula="of:=IF([.K191]&gt;[.K$177];[.K191];&quot;&quot;)">
            <text:p/>
          </table:table-cell>
          <table:table-cell table:formula="of:=IF([.L191]&gt;[.L$177];[.L191];&quot;&quot;)">
            <text:p/>
          </table:table-cell>
          <table:table-cell table:formula="of:=IF([.M191]&gt;[.M$177];[.M191];&quot;&quot;)" office:value-type="float" office:value="567.15" calcext:value-type="float">
            <text:p>567,15</text:p>
          </table:table-cell>
          <table:table-cell table:formula="of:=IF([.N191]&gt;[.N$177];[.N191];&quot;&quot;)" office:value-type="float" office:value="2284102.025" calcext:value-type="float">
            <text:p>2284102,025</text:p>
          </table:table-cell>
          <table:table-cell table:formula="of:=IF([.O191]&gt;[.O$177];[.O191];&quot;&quot;)" office:value-type="float" office:value="116.6625" calcext:value-type="float">
            <text:p>116,6625</text:p>
          </table:table-cell>
          <table:table-cell table:formula="of:=IF([.P191]&gt;[.P$177];[.P191];&quot;&quot;)">
            <text:p/>
          </table:table-cell>
          <table:table-cell table:formula="of:=IF([.Q191]&gt;[.Q$177];[.Q191];&quot;&quot;)">
            <text:p/>
          </table:table-cell>
          <table:table-cell table:formula="of:=IF([.R191]&gt;[.R$177];[.R191];&quot;&quot;)">
            <text:p/>
          </table:table-cell>
          <table:table-cell table:formula="of:=IF([.S191]&gt;[.S$177];[.S191];&quot;&quot;)" office:value-type="float" office:value="59865.1375" calcext:value-type="float">
            <text:p>59865,1375</text:p>
          </table:table-cell>
          <table:table-cell table:formula="of:=IF([.T191]&gt;[.T$177];[.T191];&quot;&quot;)">
            <text:p/>
          </table:table-cell>
          <table:table-cell table:formula="of:=IF([.U191]&gt;[.U$177];[.U191];&quot;&quot;)">
            <text:p/>
          </table:table-cell>
          <table:table-cell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2]&gt;[.B$177];[.B192];&quot;&quot;)">
            <text:p/>
          </table:table-cell>
          <table:table-cell table:formula="of:=IF([.C192]&gt;[.C$177];[.C192];&quot;&quot;)" office:value-type="float" office:value="1960.225" calcext:value-type="float">
            <text:p>1960,225</text:p>
          </table:table-cell>
          <table:table-cell table:formula="of:=IF([.D192]&gt;[.D$177];[.D192];&quot;&quot;)">
            <text:p/>
          </table:table-cell>
          <table:table-cell table:formula="of:=IF([.E192]&gt;[.E$177];[.E192];&quot;&quot;)" office:value-type="float" office:value="4841224.825" calcext:value-type="float">
            <text:p>4841224,825</text:p>
          </table:table-cell>
          <table:table-cell table:formula="of:=IF([.F192]&gt;[.F$177];[.F192];&quot;&quot;)">
            <text:p/>
          </table:table-cell>
          <table:table-cell table:formula="of:=IF([.G192]&gt;[.G$177];[.G192];&quot;&quot;)">
            <text:p/>
          </table:table-cell>
          <table:table-cell table:formula="of:=IF([.H192]&gt;[.H$177];[.H192];&quot;&quot;)">
            <text:p/>
          </table:table-cell>
          <table:table-cell table:formula="of:=IF([.I192]&gt;[.I$177];[.I192];&quot;&quot;)">
            <text:p/>
          </table:table-cell>
          <table:table-cell table:formula="of:=IF([.J192]&gt;[.J$177];[.J192];&quot;&quot;)">
            <text:p/>
          </table:table-cell>
          <table:table-cell table:formula="of:=IF([.K192]&gt;[.K$177];[.K192];&quot;&quot;)">
            <text:p/>
          </table:table-cell>
          <table:table-cell table:formula="of:=IF([.L192]&gt;[.L$177];[.L192];&quot;&quot;)">
            <text:p/>
          </table:table-cell>
          <table:table-cell table:formula="of:=IF([.M192]&gt;[.M$177];[.M192];&quot;&quot;)" office:value-type="float" office:value="647.55" calcext:value-type="float">
            <text:p>647,55</text:p>
          </table:table-cell>
          <table:table-cell table:formula="of:=IF([.N192]&gt;[.N$177];[.N192];&quot;&quot;)" office:value-type="float" office:value="2810076.825" calcext:value-type="float">
            <text:p>2810076,825</text:p>
          </table:table-cell>
          <table:table-cell table:formula="of:=IF([.O192]&gt;[.O$177];[.O192];&quot;&quot;)" office:value-type="float" office:value="79.1625" calcext:value-type="float">
            <text:p>79,1625</text:p>
          </table:table-cell>
          <table:table-cell table:formula="of:=IF([.P192]&gt;[.P$177];[.P192];&quot;&quot;)">
            <text:p/>
          </table:table-cell>
          <table:table-cell table:formula="of:=IF([.Q192]&gt;[.Q$177];[.Q192];&quot;&quot;)">
            <text:p/>
          </table:table-cell>
          <table:table-cell table:formula="of:=IF([.R192]&gt;[.R$177];[.R192];&quot;&quot;)">
            <text:p/>
          </table:table-cell>
          <table:table-cell table:formula="of:=IF([.S192]&gt;[.S$177];[.S192];&quot;&quot;)" office:value-type="float" office:value="56356.3375" calcext:value-type="float">
            <text:p>56356,3375</text:p>
          </table:table-cell>
          <table:table-cell table:formula="of:=IF([.T192]&gt;[.T$177];[.T192];&quot;&quot;)">
            <text:p/>
          </table:table-cell>
          <table:table-cell table:formula="of:=IF([.U192]&gt;[.U$177];[.U192];&quot;&quot;)">
            <text:p/>
          </table:table-cell>
          <table:table-cell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3]&gt;[.B$177];[.B193];&quot;&quot;)">
            <text:p/>
          </table:table-cell>
          <table:table-cell table:formula="of:=IF([.C193]&gt;[.C$177];[.C193];&quot;&quot;)" office:value-type="float" office:value="1238.225" calcext:value-type="float">
            <text:p>1238,225</text:p>
          </table:table-cell>
          <table:table-cell table:formula="of:=IF([.D193]&gt;[.D$177];[.D193];&quot;&quot;)">
            <text:p/>
          </table:table-cell>
          <table:table-cell table:formula="of:=IF([.E193]&gt;[.E$177];[.E193];&quot;&quot;)" office:value-type="float" office:value="4316982.225" calcext:value-type="float">
            <text:p>4316982,225</text:p>
          </table:table-cell>
          <table:table-cell table:formula="of:=IF([.F193]&gt;[.F$177];[.F193];&quot;&quot;)">
            <text:p/>
          </table:table-cell>
          <table:table-cell table:formula="of:=IF([.G193]&gt;[.G$177];[.G193];&quot;&quot;)">
            <text:p/>
          </table:table-cell>
          <table:table-cell table:formula="of:=IF([.H193]&gt;[.H$177];[.H193];&quot;&quot;)">
            <text:p/>
          </table:table-cell>
          <table:table-cell table:formula="of:=IF([.I193]&gt;[.I$177];[.I193];&quot;&quot;)">
            <text:p/>
          </table:table-cell>
          <table:table-cell table:formula="of:=IF([.J193]&gt;[.J$177];[.J193];&quot;&quot;)">
            <text:p/>
          </table:table-cell>
          <table:table-cell table:formula="of:=IF([.K193]&gt;[.K$177];[.K193];&quot;&quot;)">
            <text:p/>
          </table:table-cell>
          <table:table-cell table:formula="of:=IF([.L193]&gt;[.L$177];[.L193];&quot;&quot;)">
            <text:p/>
          </table:table-cell>
          <table:table-cell table:formula="of:=IF([.M193]&gt;[.M$177];[.M193];&quot;&quot;)" office:value-type="float" office:value="547.15" calcext:value-type="float">
            <text:p>547,15</text:p>
          </table:table-cell>
          <table:table-cell table:formula="of:=IF([.N193]&gt;[.N$177];[.N193];&quot;&quot;)" office:value-type="float" office:value="2208369.325" calcext:value-type="float">
            <text:p>2208369,325</text:p>
          </table:table-cell>
          <table:table-cell table:formula="of:=IF([.O193]&gt;[.O$177];[.O193];&quot;&quot;)">
            <text:p/>
          </table:table-cell>
          <table:table-cell table:formula="of:=IF([.P193]&gt;[.P$177];[.P193];&quot;&quot;)">
            <text:p/>
          </table:table-cell>
          <table:table-cell table:formula="of:=IF([.Q193]&gt;[.Q$177];[.Q193];&quot;&quot;)">
            <text:p/>
          </table:table-cell>
          <table:table-cell table:formula="of:=IF([.R193]&gt;[.R$177];[.R193];&quot;&quot;)">
            <text:p/>
          </table:table-cell>
          <table:table-cell table:formula="of:=IF([.S193]&gt;[.S$177];[.S193];&quot;&quot;)" office:value-type="float" office:value="56356.3375" calcext:value-type="float">
            <text:p>56356,3375</text:p>
          </table:table-cell>
          <table:table-cell table:formula="of:=IF([.T193]&gt;[.T$177];[.T193];&quot;&quot;)">
            <text:p/>
          </table:table-cell>
          <table:table-cell table:formula="of:=IF([.U193]&gt;[.U$177];[.U193];&quot;&quot;)">
            <text:p/>
          </table:table-cell>
          <table:table-cell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4]&gt;[.B$177];[.B194];&quot;&quot;)">
            <text:p/>
          </table:table-cell>
          <table:table-cell table:formula="of:=IF([.C194]&gt;[.C$177];[.C194];&quot;&quot;)" office:value-type="float" office:value="1158.025" calcext:value-type="float">
            <text:p>1158,025</text:p>
          </table:table-cell>
          <table:table-cell table:formula="of:=IF([.D194]&gt;[.D$177];[.D194];&quot;&quot;)">
            <text:p/>
          </table:table-cell>
          <table:table-cell table:formula="of:=IF([.E194]&gt;[.E$177];[.E194];&quot;&quot;)" office:value-type="float" office:value="4626559.425" calcext:value-type="float">
            <text:p>4626559,425</text:p>
          </table:table-cell>
          <table:table-cell table:formula="of:=IF([.F194]&gt;[.F$177];[.F194];&quot;&quot;)">
            <text:p/>
          </table:table-cell>
          <table:table-cell table:formula="of:=IF([.G194]&gt;[.G$177];[.G194];&quot;&quot;)">
            <text:p/>
          </table:table-cell>
          <table:table-cell table:formula="of:=IF([.H194]&gt;[.H$177];[.H194];&quot;&quot;)">
            <text:p/>
          </table:table-cell>
          <table:table-cell table:formula="of:=IF([.I194]&gt;[.I$177];[.I194];&quot;&quot;)">
            <text:p/>
          </table:table-cell>
          <table:table-cell table:formula="of:=IF([.J194]&gt;[.J$177];[.J194];&quot;&quot;)">
            <text:p/>
          </table:table-cell>
          <table:table-cell table:formula="of:=IF([.K194]&gt;[.K$177];[.K194];&quot;&quot;)">
            <text:p/>
          </table:table-cell>
          <table:table-cell table:formula="of:=IF([.L194]&gt;[.L$177];[.L194];&quot;&quot;)">
            <text:p/>
          </table:table-cell>
          <table:table-cell table:formula="of:=IF([.M194]&gt;[.M$177];[.M194];&quot;&quot;)">
            <text:p/>
          </table:table-cell>
          <table:table-cell table:formula="of:=IF([.N194]&gt;[.N$177];[.N194];&quot;&quot;)" office:value-type="float" office:value="2070336.625" calcext:value-type="float">
            <text:p>2070336,625</text:p>
          </table:table-cell>
          <table:table-cell table:formula="of:=IF([.O194]&gt;[.O$177];[.O194];&quot;&quot;)" office:value-type="float" office:value="136.2625" calcext:value-type="float">
            <text:p>136,2625</text:p>
          </table:table-cell>
          <table:table-cell table:formula="of:=IF([.P194]&gt;[.P$177];[.P194];&quot;&quot;)">
            <text:p/>
          </table:table-cell>
          <table:table-cell table:formula="of:=IF([.Q194]&gt;[.Q$177];[.Q194];&quot;&quot;)">
            <text:p/>
          </table:table-cell>
          <table:table-cell table:formula="of:=IF([.R194]&gt;[.R$177];[.R194];&quot;&quot;)">
            <text:p/>
          </table:table-cell>
          <table:table-cell table:formula="of:=IF([.S194]&gt;[.S$177];[.S194];&quot;&quot;)" office:value-type="float" office:value="56356.3375" calcext:value-type="float">
            <text:p>56356,3375</text:p>
          </table:table-cell>
          <table:table-cell table:formula="of:=IF([.T194]&gt;[.T$177];[.T194];&quot;&quot;)">
            <text:p/>
          </table:table-cell>
          <table:table-cell table:formula="of:=IF([.U194]&gt;[.U$177];[.U194];&quot;&quot;)">
            <text:p/>
          </table:table-cell>
          <table:table-cell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5]&gt;[.B$177];[.B195];&quot;&quot;)">
            <text:p/>
          </table:table-cell>
          <table:table-cell table:formula="of:=IF([.C195]&gt;[.C$177];[.C195];&quot;&quot;)" office:value-type="float" office:value="1178.225" calcext:value-type="float">
            <text:p>1178,225</text:p>
          </table:table-cell>
          <table:table-cell table:formula="of:=IF([.D195]&gt;[.D$177];[.D195];&quot;&quot;)">
            <text:p/>
          </table:table-cell>
          <table:table-cell table:formula="of:=IF([.E195]&gt;[.E$177];[.E195];&quot;&quot;)" office:value-type="float" office:value="3820880.025" calcext:value-type="float">
            <text:p>3820880,025</text:p>
          </table:table-cell>
          <table:table-cell table:formula="of:=IF([.F195]&gt;[.F$177];[.F195];&quot;&quot;)">
            <text:p/>
          </table:table-cell>
          <table:table-cell table:formula="of:=IF([.G195]&gt;[.G$177];[.G195];&quot;&quot;)">
            <text:p/>
          </table:table-cell>
          <table:table-cell table:formula="of:=IF([.H195]&gt;[.H$177];[.H195];&quot;&quot;)">
            <text:p/>
          </table:table-cell>
          <table:table-cell table:formula="of:=IF([.I195]&gt;[.I$177];[.I195];&quot;&quot;)">
            <text:p/>
          </table:table-cell>
          <table:table-cell table:formula="of:=IF([.J195]&gt;[.J$177];[.J195];&quot;&quot;)">
            <text:p/>
          </table:table-cell>
          <table:table-cell table:formula="of:=IF([.K195]&gt;[.K$177];[.K195];&quot;&quot;)">
            <text:p/>
          </table:table-cell>
          <table:table-cell table:formula="of:=IF([.L195]&gt;[.L$177];[.L195];&quot;&quot;)">
            <text:p/>
          </table:table-cell>
          <table:table-cell table:formula="of:=IF([.M195]&gt;[.M$177];[.M195];&quot;&quot;)">
            <text:p/>
          </table:table-cell>
          <table:table-cell table:formula="of:=IF([.N195]&gt;[.N$177];[.N195];&quot;&quot;)" office:value-type="float" office:value="3126077.825" calcext:value-type="float">
            <text:p>3126077,825</text:p>
          </table:table-cell>
          <table:table-cell table:formula="of:=IF([.O195]&gt;[.O$177];[.O195];&quot;&quot;)">
            <text:p/>
          </table:table-cell>
          <table:table-cell table:formula="of:=IF([.P195]&gt;[.P$177];[.P195];&quot;&quot;)">
            <text:p/>
          </table:table-cell>
          <table:table-cell table:formula="of:=IF([.Q195]&gt;[.Q$177];[.Q195];&quot;&quot;)">
            <text:p/>
          </table:table-cell>
          <table:table-cell table:formula="of:=IF([.R195]&gt;[.R$177];[.R195];&quot;&quot;)">
            <text:p/>
          </table:table-cell>
          <table:table-cell table:formula="of:=IF([.S195]&gt;[.S$177];[.S195];&quot;&quot;)" office:value-type="float" office:value="45759.9375" calcext:value-type="float">
            <text:p>45759,9375</text:p>
          </table:table-cell>
          <table:table-cell table:formula="of:=IF([.T195]&gt;[.T$177];[.T195];&quot;&quot;)">
            <text:p/>
          </table:table-cell>
          <table:table-cell table:formula="of:=IF([.U195]&gt;[.U$177];[.U195];&quot;&quot;)">
            <text:p/>
          </table:table-cell>
          <table:table-cell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6]&gt;[.B$177];[.B196];&quot;&quot;)">
            <text:p/>
          </table:table-cell>
          <table:table-cell table:formula="of:=IF([.C196]&gt;[.C$177];[.C196];&quot;&quot;)" office:value-type="float" office:value="1158.425" calcext:value-type="float">
            <text:p>1158,425</text:p>
          </table:table-cell>
          <table:table-cell table:formula="of:=IF([.D196]&gt;[.D$177];[.D196];&quot;&quot;)">
            <text:p/>
          </table:table-cell>
          <table:table-cell table:formula="of:=IF([.E196]&gt;[.E$177];[.E196];&quot;&quot;)" office:value-type="float" office:value="4130457.325" calcext:value-type="float">
            <text:p>4130457,325</text:p>
          </table:table-cell>
          <table:table-cell table:formula="of:=IF([.F196]&gt;[.F$177];[.F196];&quot;&quot;)">
            <text:p/>
          </table:table-cell>
          <table:table-cell table:formula="of:=IF([.G196]&gt;[.G$177];[.G196];&quot;&quot;)">
            <text:p/>
          </table:table-cell>
          <table:table-cell table:formula="of:=IF([.H196]&gt;[.H$177];[.H196];&quot;&quot;)">
            <text:p/>
          </table:table-cell>
          <table:table-cell table:formula="of:=IF([.I196]&gt;[.I$177];[.I196];&quot;&quot;)">
            <text:p/>
          </table:table-cell>
          <table:table-cell table:formula="of:=IF([.J196]&gt;[.J$177];[.J196];&quot;&quot;)">
            <text:p/>
          </table:table-cell>
          <table:table-cell table:formula="of:=IF([.K196]&gt;[.K$177];[.K196];&quot;&quot;)">
            <text:p/>
          </table:table-cell>
          <table:table-cell table:formula="of:=IF([.L196]&gt;[.L$177];[.L196];&quot;&quot;)">
            <text:p/>
          </table:table-cell>
          <table:table-cell table:formula="of:=IF([.M196]&gt;[.M$177];[.M196];&quot;&quot;)" office:value-type="float" office:value="707.75" calcext:value-type="float">
            <text:p>707,75</text:p>
          </table:table-cell>
          <table:table-cell table:formula="of:=IF([.N196]&gt;[.N$177];[.N196];&quot;&quot;)" office:value-type="float" office:value="1852256.625" calcext:value-type="float">
            <text:p>1852256,625</text:p>
          </table:table-cell>
          <table:table-cell table:formula="of:=IF([.O196]&gt;[.O$177];[.O196];&quot;&quot;)" office:value-type="float" office:value="116.6625" calcext:value-type="float">
            <text:p>116,6625</text:p>
          </table:table-cell>
          <table:table-cell table:formula="of:=IF([.P196]&gt;[.P$177];[.P196];&quot;&quot;)">
            <text:p/>
          </table:table-cell>
          <table:table-cell table:formula="of:=IF([.Q196]&gt;[.Q$177];[.Q196];&quot;&quot;)">
            <text:p/>
          </table:table-cell>
          <table:table-cell table:formula="of:=IF([.R196]&gt;[.R$177];[.R196];&quot;&quot;)">
            <text:p/>
          </table:table-cell>
          <table:table-cell table:formula="of:=IF([.S196]&gt;[.S$177];[.S196];&quot;&quot;)" office:value-type="float" office:value="56356.3375" calcext:value-type="float">
            <text:p>56356,3375</text:p>
          </table:table-cell>
          <table:table-cell table:formula="of:=IF([.T196]&gt;[.T$177];[.T196];&quot;&quot;)">
            <text:p/>
          </table:table-cell>
          <table:table-cell table:formula="of:=IF([.U196]&gt;[.U$177];[.U196];&quot;&quot;)">
            <text:p/>
          </table:table-cell>
          <table:table-cell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7]&gt;[.B$177];[.B197];&quot;&quot;)">
            <text:p/>
          </table:table-cell>
          <table:table-cell table:formula="of:=IF([.C197]&gt;[.C$177];[.C197];&quot;&quot;)" office:value-type="float" office:value="797.225" calcext:value-type="float">
            <text:p>797,225</text:p>
          </table:table-cell>
          <table:table-cell table:formula="of:=IF([.D197]&gt;[.D$177];[.D197];&quot;&quot;)">
            <text:p/>
          </table:table-cell>
          <table:table-cell table:formula="of:=IF([.E197]&gt;[.E$177];[.E197];&quot;&quot;)" office:value-type="float" office:value="4070633.325" calcext:value-type="float">
            <text:p>4070633,325</text:p>
          </table:table-cell>
          <table:table-cell table:formula="of:=IF([.F197]&gt;[.F$177];[.F197];&quot;&quot;)">
            <text:p/>
          </table:table-cell>
          <table:table-cell table:formula="of:=IF([.G197]&gt;[.G$177];[.G197];&quot;&quot;)">
            <text:p/>
          </table:table-cell>
          <table:table-cell table:formula="of:=IF([.H197]&gt;[.H$177];[.H197];&quot;&quot;)">
            <text:p/>
          </table:table-cell>
          <table:table-cell table:formula="of:=IF([.I197]&gt;[.I$177];[.I197];&quot;&quot;)">
            <text:p/>
          </table:table-cell>
          <table:table-cell table:formula="of:=IF([.J197]&gt;[.J$177];[.J197];&quot;&quot;)">
            <text:p/>
          </table:table-cell>
          <table:table-cell table:formula="of:=IF([.K197]&gt;[.K$177];[.K197];&quot;&quot;)">
            <text:p/>
          </table:table-cell>
          <table:table-cell table:formula="of:=IF([.L197]&gt;[.L$177];[.L197];&quot;&quot;)">
            <text:p/>
          </table:table-cell>
          <table:table-cell table:formula="of:=IF([.M197]&gt;[.M$177];[.M197];&quot;&quot;)">
            <text:p/>
          </table:table-cell>
          <table:table-cell table:formula="of:=IF([.N197]&gt;[.N$177];[.N197];&quot;&quot;)" office:value-type="float" office:value="1894280.125" calcext:value-type="float">
            <text:p>1894280,125</text:p>
          </table:table-cell>
          <table:table-cell table:formula="of:=IF([.O197]&gt;[.O$177];[.O197];&quot;&quot;)">
            <text:p/>
          </table:table-cell>
          <table:table-cell table:formula="of:=IF([.P197]&gt;[.P$177];[.P197];&quot;&quot;)">
            <text:p/>
          </table:table-cell>
          <table:table-cell table:formula="of:=IF([.Q197]&gt;[.Q$177];[.Q197];&quot;&quot;)">
            <text:p/>
          </table:table-cell>
          <table:table-cell table:formula="of:=IF([.R197]&gt;[.R$177];[.R197];&quot;&quot;)">
            <text:p/>
          </table:table-cell>
          <table:table-cell table:formula="of:=IF([.S197]&gt;[.S$177];[.S197];&quot;&quot;)" office:value-type="float" office:value="45759.9375" calcext:value-type="float">
            <text:p>45759,9375</text:p>
          </table:table-cell>
          <table:table-cell table:formula="of:=IF([.T197]&gt;[.T$177];[.T197];&quot;&quot;)">
            <text:p/>
          </table:table-cell>
          <table:table-cell table:formula="of:=IF([.U197]&gt;[.U$177];[.U197];&quot;&quot;)">
            <text:p/>
          </table:table-cell>
          <table:table-cell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8]&gt;[.B$177];[.B198];&quot;&quot;)">
            <text:p/>
          </table:table-cell>
          <table:table-cell table:formula="of:=IF([.C198]&gt;[.C$177];[.C198];&quot;&quot;)" office:value-type="float" office:value="1378.425" calcext:value-type="float">
            <text:p>1378,425</text:p>
          </table:table-cell>
          <table:table-cell table:formula="of:=IF([.D198]&gt;[.D$177];[.D198];&quot;&quot;)">
            <text:p/>
          </table:table-cell>
          <table:table-cell table:formula="of:=IF([.E198]&gt;[.E$177];[.E198];&quot;&quot;)" office:value-type="float" office:value="4162106.025" calcext:value-type="float">
            <text:p>4162106,025</text:p>
          </table:table-cell>
          <table:table-cell table:formula="of:=IF([.F198]&gt;[.F$177];[.F198];&quot;&quot;)">
            <text:p/>
          </table:table-cell>
          <table:table-cell table:formula="of:=IF([.G198]&gt;[.G$177];[.G198];&quot;&quot;)">
            <text:p/>
          </table:table-cell>
          <table:table-cell table:formula="of:=IF([.H198]&gt;[.H$177];[.H198];&quot;&quot;)">
            <text:p/>
          </table:table-cell>
          <table:table-cell table:formula="of:=IF([.I198]&gt;[.I$177];[.I198];&quot;&quot;)">
            <text:p/>
          </table:table-cell>
          <table:table-cell table:formula="of:=IF([.J198]&gt;[.J$177];[.J198];&quot;&quot;)">
            <text:p/>
          </table:table-cell>
          <table:table-cell table:formula="of:=IF([.K198]&gt;[.K$177];[.K198];&quot;&quot;)">
            <text:p/>
          </table:table-cell>
          <table:table-cell table:formula="of:=IF([.L198]&gt;[.L$177];[.L198];&quot;&quot;)">
            <text:p/>
          </table:table-cell>
          <table:table-cell table:formula="of:=IF([.M198]&gt;[.M$177];[.M198];&quot;&quot;)" office:value-type="float" office:value="647.55" calcext:value-type="float">
            <text:p>647,55</text:p>
          </table:table-cell>
          <table:table-cell table:formula="of:=IF([.N198]&gt;[.N$177];[.N198];&quot;&quot;)" office:value-type="float" office:value="1869100.525" calcext:value-type="float">
            <text:p>1869100,525</text:p>
          </table:table-cell>
          <table:table-cell table:formula="of:=IF([.O198]&gt;[.O$177];[.O198];&quot;&quot;)" office:value-type="float" office:value="129.1625" calcext:value-type="float">
            <text:p>129,1625</text:p>
          </table:table-cell>
          <table:table-cell table:formula="of:=IF([.P198]&gt;[.P$177];[.P198];&quot;&quot;)">
            <text:p/>
          </table:table-cell>
          <table:table-cell table:formula="of:=IF([.Q198]&gt;[.Q$177];[.Q198];&quot;&quot;)">
            <text:p/>
          </table:table-cell>
          <table:table-cell table:formula="of:=IF([.R198]&gt;[.R$177];[.R198];&quot;&quot;)">
            <text:p/>
          </table:table-cell>
          <table:table-cell table:formula="of:=IF([.S198]&gt;[.S$177];[.S198];&quot;&quot;)" office:value-type="float" office:value="62470.3375" calcext:value-type="float">
            <text:p>62470,3375</text:p>
          </table:table-cell>
          <table:table-cell table:formula="of:=IF([.T198]&gt;[.T$177];[.T198];&quot;&quot;)">
            <text:p/>
          </table:table-cell>
          <table:table-cell table:formula="of:=IF([.U198]&gt;[.U$177];[.U198];&quot;&quot;)">
            <text:p/>
          </table:table-cell>
          <table:table-cell table:formula="of:=IF([.V198]&gt;[.V$177];[.V19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199]&gt;[.B$177];[.B199];&quot;&quot;)">
            <text:p/>
          </table:table-cell>
          <table:table-cell table:formula="of:=IF([.C199]&gt;[.C$177];[.C199];&quot;&quot;)" office:value-type="float" office:value="957.625" calcext:value-type="float">
            <text:p>957,625</text:p>
          </table:table-cell>
          <table:table-cell table:formula="of:=IF([.D199]&gt;[.D$177];[.D199];&quot;&quot;)">
            <text:p/>
          </table:table-cell>
          <table:table-cell table:formula="of:=IF([.E199]&gt;[.E$177];[.E199];&quot;&quot;)" office:value-type="float" office:value="4366210.025" calcext:value-type="float">
            <text:p>4366210,025</text:p>
          </table:table-cell>
          <table:table-cell table:formula="of:=IF([.F199]&gt;[.F$177];[.F199];&quot;&quot;)">
            <text:p/>
          </table:table-cell>
          <table:table-cell table:formula="of:=IF([.G199]&gt;[.G$177];[.G199];&quot;&quot;)">
            <text:p/>
          </table:table-cell>
          <table:table-cell table:formula="of:=IF([.H199]&gt;[.H$177];[.H199];&quot;&quot;)">
            <text:p/>
          </table:table-cell>
          <table:table-cell table:formula="of:=IF([.I199]&gt;[.I$177];[.I199];&quot;&quot;)">
            <text:p/>
          </table:table-cell>
          <table:table-cell table:formula="of:=IF([.J199]&gt;[.J$177];[.J199];&quot;&quot;)">
            <text:p/>
          </table:table-cell>
          <table:table-cell table:formula="of:=IF([.K199]&gt;[.K$177];[.K199];&quot;&quot;)">
            <text:p/>
          </table:table-cell>
          <table:table-cell table:formula="of:=IF([.L199]&gt;[.L$177];[.L199];&quot;&quot;)">
            <text:p/>
          </table:table-cell>
          <table:table-cell table:formula="of:=IF([.M199]&gt;[.M$177];[.M199];&quot;&quot;)">
            <text:p/>
          </table:table-cell>
          <table:table-cell table:formula="of:=IF([.N199]&gt;[.N$177];[.N199];&quot;&quot;)" office:value-type="float" office:value="2704211.525" calcext:value-type="float">
            <text:p>2704211,525</text:p>
          </table:table-cell>
          <table:table-cell table:formula="of:=IF([.O199]&gt;[.O$177];[.O199];&quot;&quot;)" office:value-type="float" office:value="66.6625" calcext:value-type="float">
            <text:p>66,6625</text:p>
          </table:table-cell>
          <table:table-cell table:formula="of:=IF([.P199]&gt;[.P$177];[.P199];&quot;&quot;)">
            <text:p/>
          </table:table-cell>
          <table:table-cell table:formula="of:=IF([.Q199]&gt;[.Q$177];[.Q199];&quot;&quot;)">
            <text:p/>
          </table:table-cell>
          <table:table-cell table:formula="of:=IF([.R199]&gt;[.R$177];[.R199];&quot;&quot;)">
            <text:p/>
          </table:table-cell>
          <table:table-cell table:formula="of:=IF([.S199]&gt;[.S$177];[.S199];&quot;&quot;)" office:value-type="float" office:value="49303.7375" calcext:value-type="float">
            <text:p>49303,7375</text:p>
          </table:table-cell>
          <table:table-cell table:formula="of:=IF([.T199]&gt;[.T$177];[.T199];&quot;&quot;)">
            <text:p/>
          </table:table-cell>
          <table:table-cell table:formula="of:=IF([.U199]&gt;[.U$177];[.U199];&quot;&quot;)" office:value-type="float" office:value="33.3" calcext:value-type="float">
            <text:p>33,3</text:p>
          </table:table-cell>
          <table:table-cell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0]&gt;[.B$177];[.B200];&quot;&quot;)">
            <text:p/>
          </table:table-cell>
          <table:table-cell table:formula="of:=IF([.C200]&gt;[.C$177];[.C200];&quot;&quot;)" office:value-type="float" office:value="977.625" calcext:value-type="float">
            <text:p>977,625</text:p>
          </table:table-cell>
          <table:table-cell table:formula="of:=IF([.D200]&gt;[.D$177];[.D200];&quot;&quot;)">
            <text:p/>
          </table:table-cell>
          <table:table-cell table:formula="of:=IF([.E200]&gt;[.E$177];[.E200];&quot;&quot;)" office:value-type="float" office:value="4542173.725" calcext:value-type="float">
            <text:p>4542173,725</text:p>
          </table:table-cell>
          <table:table-cell table:formula="of:=IF([.F200]&gt;[.F$177];[.F200];&quot;&quot;)">
            <text:p/>
          </table:table-cell>
          <table:table-cell table:formula="of:=IF([.G200]&gt;[.G$177];[.G200];&quot;&quot;)">
            <text:p/>
          </table:table-cell>
          <table:table-cell table:formula="of:=IF([.H200]&gt;[.H$177];[.H200];&quot;&quot;)">
            <text:p/>
          </table:table-cell>
          <table:table-cell table:formula="of:=IF([.I200]&gt;[.I$177];[.I200];&quot;&quot;)">
            <text:p/>
          </table:table-cell>
          <table:table-cell table:formula="of:=IF([.J200]&gt;[.J$177];[.J200];&quot;&quot;)">
            <text:p/>
          </table:table-cell>
          <table:table-cell table:formula="of:=IF([.K200]&gt;[.K$177];[.K200];&quot;&quot;)">
            <text:p/>
          </table:table-cell>
          <table:table-cell table:formula="of:=IF([.L200]&gt;[.L$177];[.L200];&quot;&quot;)">
            <text:p/>
          </table:table-cell>
          <table:table-cell table:formula="of:=IF([.M200]&gt;[.M$177];[.M200];&quot;&quot;)">
            <text:p/>
          </table:table-cell>
          <table:table-cell table:formula="of:=IF([.N200]&gt;[.N$177];[.N200];&quot;&quot;)" office:value-type="float" office:value="2088410.225" calcext:value-type="float">
            <text:p>2088410,225</text:p>
          </table:table-cell>
          <table:table-cell table:formula="of:=IF([.O200]&gt;[.O$177];[.O200];&quot;&quot;)" office:value-type="float" office:value="107.7625" calcext:value-type="float">
            <text:p>107,7625</text:p>
          </table:table-cell>
          <table:table-cell table:formula="of:=IF([.P200]&gt;[.P$177];[.P200];&quot;&quot;)">
            <text:p/>
          </table:table-cell>
          <table:table-cell table:formula="of:=IF([.Q200]&gt;[.Q$177];[.Q200];&quot;&quot;)">
            <text:p/>
          </table:table-cell>
          <table:table-cell table:formula="of:=IF([.R200]&gt;[.R$177];[.R200];&quot;&quot;)">
            <text:p/>
          </table:table-cell>
          <table:table-cell table:formula="of:=IF([.S200]&gt;[.S$177];[.S200];&quot;&quot;)" office:value-type="float" office:value="45759.9375" calcext:value-type="float">
            <text:p>45759,9375</text:p>
          </table:table-cell>
          <table:table-cell table:formula="of:=IF([.T200]&gt;[.T$177];[.T200];&quot;&quot;)">
            <text:p/>
          </table:table-cell>
          <table:table-cell table:formula="of:=IF([.U200]&gt;[.U$177];[.U200];&quot;&quot;)">
            <text:p/>
          </table:table-cell>
          <table:table-cell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1]&gt;[.B$177];[.B201];&quot;&quot;)">
            <text:p/>
          </table:table-cell>
          <table:table-cell table:formula="of:=IF([.C201]&gt;[.C$177];[.C201];&quot;&quot;)" office:value-type="float" office:value="1118.025" calcext:value-type="float">
            <text:p>1118,025</text:p>
          </table:table-cell>
          <table:table-cell table:formula="of:=IF([.D201]&gt;[.D$177];[.D201];&quot;&quot;)">
            <text:p/>
          </table:table-cell>
          <table:table-cell table:formula="of:=IF([.E201]&gt;[.E$177];[.E201];&quot;&quot;)" office:value-type="float" office:value="5020557.225" calcext:value-type="float">
            <text:p>5020557,225</text:p>
          </table:table-cell>
          <table:table-cell table:formula="of:=IF([.F201]&gt;[.F$177];[.F201];&quot;&quot;)">
            <text:p/>
          </table:table-cell>
          <table:table-cell table:formula="of:=IF([.G201]&gt;[.G$177];[.G201];&quot;&quot;)">
            <text:p/>
          </table:table-cell>
          <table:table-cell table:formula="of:=IF([.H201]&gt;[.H$177];[.H201];&quot;&quot;)">
            <text:p/>
          </table:table-cell>
          <table:table-cell table:formula="of:=IF([.I201]&gt;[.I$177];[.I201];&quot;&quot;)">
            <text:p/>
          </table:table-cell>
          <table:table-cell table:formula="of:=IF([.J201]&gt;[.J$177];[.J201];&quot;&quot;)">
            <text:p/>
          </table:table-cell>
          <table:table-cell table:formula="of:=IF([.K201]&gt;[.K$177];[.K201];&quot;&quot;)">
            <text:p/>
          </table:table-cell>
          <table:table-cell table:formula="of:=IF([.L201]&gt;[.L$177];[.L201];&quot;&quot;)">
            <text:p/>
          </table:table-cell>
          <table:table-cell table:formula="of:=IF([.M201]&gt;[.M$177];[.M201];&quot;&quot;)" office:value-type="float" office:value="506.95" calcext:value-type="float">
            <text:p>506,95</text:p>
          </table:table-cell>
          <table:table-cell table:formula="of:=IF([.N201]&gt;[.N$177];[.N201];&quot;&quot;)" office:value-type="float" office:value="1775930.225" calcext:value-type="float">
            <text:p>1775930,225</text:p>
          </table:table-cell>
          <table:table-cell table:formula="of:=IF([.O201]&gt;[.O$177];[.O201];&quot;&quot;)">
            <text:p/>
          </table:table-cell>
          <table:table-cell table:formula="of:=IF([.P201]&gt;[.P$177];[.P201];&quot;&quot;)">
            <text:p/>
          </table:table-cell>
          <table:table-cell table:formula="of:=IF([.Q201]&gt;[.Q$177];[.Q201];&quot;&quot;)">
            <text:p/>
          </table:table-cell>
          <table:table-cell table:formula="of:=IF([.R201]&gt;[.R$177];[.R201];&quot;&quot;)">
            <text:p/>
          </table:table-cell>
          <table:table-cell table:formula="of:=IF([.S201]&gt;[.S$177];[.S201];&quot;&quot;)" office:value-type="float" office:value="49303.7375" calcext:value-type="float">
            <text:p>49303,7375</text:p>
          </table:table-cell>
          <table:table-cell table:formula="of:=IF([.T201]&gt;[.T$177];[.T201];&quot;&quot;)">
            <text:p/>
          </table:table-cell>
          <table:table-cell table:formula="of:=IF([.U201]&gt;[.U$177];[.U201];&quot;&quot;)">
            <text:p/>
          </table:table-cell>
          <table:table-cell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2]&gt;[.B$177];[.B202];&quot;&quot;)">
            <text:p/>
          </table:table-cell>
          <table:table-cell table:formula="of:=IF([.C202]&gt;[.C$177];[.C202];&quot;&quot;)" office:value-type="float" office:value="1218.225" calcext:value-type="float">
            <text:p>1218,225</text:p>
          </table:table-cell>
          <table:table-cell table:formula="of:=IF([.D202]&gt;[.D$177];[.D202];&quot;&quot;)">
            <text:p/>
          </table:table-cell>
          <table:table-cell table:formula="of:=IF([.E202]&gt;[.E$177];[.E202];&quot;&quot;)" office:value-type="float" office:value="4112983.025" calcext:value-type="float">
            <text:p>4112983,025</text:p>
          </table:table-cell>
          <table:table-cell table:formula="of:=IF([.F202]&gt;[.F$177];[.F202];&quot;&quot;)">
            <text:p/>
          </table:table-cell>
          <table:table-cell table:formula="of:=IF([.G202]&gt;[.G$177];[.G202];&quot;&quot;)">
            <text:p/>
          </table:table-cell>
          <table:table-cell table:formula="of:=IF([.H202]&gt;[.H$177];[.H202];&quot;&quot;)">
            <text:p/>
          </table:table-cell>
          <table:table-cell table:formula="of:=IF([.I202]&gt;[.I$177];[.I202];&quot;&quot;)">
            <text:p/>
          </table:table-cell>
          <table:table-cell table:formula="of:=IF([.J202]&gt;[.J$177];[.J202];&quot;&quot;)">
            <text:p/>
          </table:table-cell>
          <table:table-cell table:formula="of:=IF([.K202]&gt;[.K$177];[.K202];&quot;&quot;)">
            <text:p/>
          </table:table-cell>
          <table:table-cell table:formula="of:=IF([.L202]&gt;[.L$177];[.L202];&quot;&quot;)">
            <text:p/>
          </table:table-cell>
          <table:table-cell table:formula="of:=IF([.M202]&gt;[.M$177];[.M202];&quot;&quot;)" office:value-type="float" office:value="567.35" calcext:value-type="float">
            <text:p>567,35</text:p>
          </table:table-cell>
          <table:table-cell table:formula="of:=IF([.N202]&gt;[.N$177];[.N202];&quot;&quot;)" office:value-type="float" office:value="2067629.425" calcext:value-type="float">
            <text:p>2067629,425</text:p>
          </table:table-cell>
          <table:table-cell table:formula="of:=IF([.O202]&gt;[.O$177];[.O202];&quot;&quot;)" office:value-type="float" office:value="104.1625" calcext:value-type="float">
            <text:p>104,1625</text:p>
          </table:table-cell>
          <table:table-cell table:formula="of:=IF([.P202]&gt;[.P$177];[.P202];&quot;&quot;)">
            <text:p/>
          </table:table-cell>
          <table:table-cell table:formula="of:=IF([.Q202]&gt;[.Q$177];[.Q202];&quot;&quot;)">
            <text:p/>
          </table:table-cell>
          <table:table-cell table:formula="of:=IF([.R202]&gt;[.R$177];[.R202];&quot;&quot;)">
            <text:p/>
          </table:table-cell>
          <table:table-cell table:formula="of:=IF([.S202]&gt;[.S$177];[.S202];&quot;&quot;)" office:value-type="float" office:value="42251.2375" calcext:value-type="float">
            <text:p>42251,2375</text:p>
          </table:table-cell>
          <table:table-cell table:formula="of:=IF([.T202]&gt;[.T$177];[.T202];&quot;&quot;)">
            <text:p/>
          </table:table-cell>
          <table:table-cell table:formula="of:=IF([.U202]&gt;[.U$177];[.U202];&quot;&quot;)">
            <text:p/>
          </table:table-cell>
          <table:table-cell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3]&gt;[.B$177];[.B203];&quot;&quot;)">
            <text:p/>
          </table:table-cell>
          <table:table-cell table:formula="of:=IF([.C203]&gt;[.C$177];[.C203];&quot;&quot;)" office:value-type="float" office:value="1118.225" calcext:value-type="float">
            <text:p>1118,225</text:p>
          </table:table-cell>
          <table:table-cell table:formula="of:=IF([.D203]&gt;[.D$177];[.D203];&quot;&quot;)">
            <text:p/>
          </table:table-cell>
          <table:table-cell table:formula="of:=IF([.E203]&gt;[.E$177];[.E203];&quot;&quot;)" office:value-type="float" office:value="4292350.925" calcext:value-type="float">
            <text:p>4292350,925</text:p>
          </table:table-cell>
          <table:table-cell table:formula="of:=IF([.F203]&gt;[.F$177];[.F203];&quot;&quot;)">
            <text:p/>
          </table:table-cell>
          <table:table-cell table:formula="of:=IF([.G203]&gt;[.G$177];[.G203];&quot;&quot;)">
            <text:p/>
          </table:table-cell>
          <table:table-cell table:formula="of:=IF([.H203]&gt;[.H$177];[.H203];&quot;&quot;)">
            <text:p/>
          </table:table-cell>
          <table:table-cell table:formula="of:=IF([.I203]&gt;[.I$177];[.I203];&quot;&quot;)">
            <text:p/>
          </table:table-cell>
          <table:table-cell table:formula="of:=IF([.J203]&gt;[.J$177];[.J203];&quot;&quot;)">
            <text:p/>
          </table:table-cell>
          <table:table-cell table:formula="of:=IF([.K203]&gt;[.K$177];[.K203];&quot;&quot;)">
            <text:p/>
          </table:table-cell>
          <table:table-cell table:formula="of:=IF([.L203]&gt;[.L$177];[.L203];&quot;&quot;)">
            <text:p/>
          </table:table-cell>
          <table:table-cell table:formula="of:=IF([.M203]&gt;[.M$177];[.M203];&quot;&quot;)" office:value-type="float" office:value="486.95" calcext:value-type="float">
            <text:p>486,95</text:p>
          </table:table-cell>
          <table:table-cell table:formula="of:=IF([.N203]&gt;[.N$177];[.N203];&quot;&quot;)" office:value-type="float" office:value="1783806.725" calcext:value-type="float">
            <text:p>1783806,725</text:p>
          </table:table-cell>
          <table:table-cell table:formula="of:=IF([.O203]&gt;[.O$177];[.O203];&quot;&quot;)">
            <text:p/>
          </table:table-cell>
          <table:table-cell table:formula="of:=IF([.P203]&gt;[.P$177];[.P203];&quot;&quot;)">
            <text:p/>
          </table:table-cell>
          <table:table-cell table:formula="of:=IF([.Q203]&gt;[.Q$177];[.Q203];&quot;&quot;)">
            <text:p/>
          </table:table-cell>
          <table:table-cell table:formula="of:=IF([.R203]&gt;[.R$177];[.R203];&quot;&quot;)">
            <text:p/>
          </table:table-cell>
          <table:table-cell table:formula="of:=IF([.S203]&gt;[.S$177];[.S203];&quot;&quot;)" office:value-type="float" office:value="49338.8375" calcext:value-type="float">
            <text:p>49338,8375</text:p>
          </table:table-cell>
          <table:table-cell table:formula="of:=IF([.T203]&gt;[.T$177];[.T203];&quot;&quot;)">
            <text:p/>
          </table:table-cell>
          <table:table-cell table:formula="of:=IF([.U203]&gt;[.U$177];[.U203];&quot;&quot;)">
            <text:p/>
          </table:table-cell>
          <table:table-cell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4]&gt;[.B$177];[.B204];&quot;&quot;)">
            <text:p/>
          </table:table-cell>
          <table:table-cell table:formula="of:=IF([.C204]&gt;[.C$177];[.C204];&quot;&quot;)" office:value-type="float" office:value="1198.225" calcext:value-type="float">
            <text:p>1198,225</text:p>
          </table:table-cell>
          <table:table-cell table:formula="of:=IF([.D204]&gt;[.D$177];[.D204];&quot;&quot;)">
            <text:p/>
          </table:table-cell>
          <table:table-cell table:formula="of:=IF([.E204]&gt;[.E$177];[.E204];&quot;&quot;)" office:value-type="float" office:value="4116492.025" calcext:value-type="float">
            <text:p>4116492,025</text:p>
          </table:table-cell>
          <table:table-cell table:formula="of:=IF([.F204]&gt;[.F$177];[.F204];&quot;&quot;)">
            <text:p/>
          </table:table-cell>
          <table:table-cell table:formula="of:=IF([.G204]&gt;[.G$177];[.G204];&quot;&quot;)">
            <text:p/>
          </table:table-cell>
          <table:table-cell table:formula="of:=IF([.H204]&gt;[.H$177];[.H204];&quot;&quot;)">
            <text:p/>
          </table:table-cell>
          <table:table-cell table:formula="of:=IF([.I204]&gt;[.I$177];[.I204];&quot;&quot;)">
            <text:p/>
          </table:table-cell>
          <table:table-cell table:formula="of:=IF([.J204]&gt;[.J$177];[.J204];&quot;&quot;)">
            <text:p/>
          </table:table-cell>
          <table:table-cell table:formula="of:=IF([.K204]&gt;[.K$177];[.K204];&quot;&quot;)">
            <text:p/>
          </table:table-cell>
          <table:table-cell table:formula="of:=IF([.L204]&gt;[.L$177];[.L204];&quot;&quot;)">
            <text:p/>
          </table:table-cell>
          <table:table-cell table:formula="of:=IF([.M204]&gt;[.M$177];[.M204];&quot;&quot;)" office:value-type="float" office:value="672.65" calcext:value-type="float">
            <text:p>672,65</text:p>
          </table:table-cell>
          <table:table-cell table:formula="of:=IF([.N204]&gt;[.N$177];[.N204];&quot;&quot;)" office:value-type="float" office:value="1719845.825" calcext:value-type="float">
            <text:p>1719845,825</text:p>
          </table:table-cell>
          <table:table-cell table:formula="of:=IF([.O204]&gt;[.O$177];[.O204];&quot;&quot;)">
            <text:p/>
          </table:table-cell>
          <table:table-cell table:formula="of:=IF([.P204]&gt;[.P$177];[.P204];&quot;&quot;)">
            <text:p/>
          </table:table-cell>
          <table:table-cell table:formula="of:=IF([.Q204]&gt;[.Q$177];[.Q204];&quot;&quot;)">
            <text:p/>
          </table:table-cell>
          <table:table-cell table:formula="of:=IF([.R204]&gt;[.R$177];[.R204];&quot;&quot;)">
            <text:p/>
          </table:table-cell>
          <table:table-cell table:formula="of:=IF([.S204]&gt;[.S$177];[.S204];&quot;&quot;)" office:value-type="float" office:value="42251.2375" calcext:value-type="float">
            <text:p>42251,2375</text:p>
          </table:table-cell>
          <table:table-cell table:formula="of:=IF([.T204]&gt;[.T$177];[.T204];&quot;&quot;)">
            <text:p/>
          </table:table-cell>
          <table:table-cell table:formula="of:=IF([.U204]&gt;[.U$177];[.U204];&quot;&quot;)">
            <text:p/>
          </table:table-cell>
          <table:table-cell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5]&gt;[.B$177];[.B205];&quot;&quot;)">
            <text:p/>
          </table:table-cell>
          <table:table-cell table:formula="of:=IF([.C205]&gt;[.C$177];[.C205];&quot;&quot;)" office:value-type="float" office:value="676.825" calcext:value-type="float">
            <text:p>676,825</text:p>
          </table:table-cell>
          <table:table-cell table:formula="of:=IF([.D205]&gt;[.D$177];[.D205];&quot;&quot;)">
            <text:p/>
          </table:table-cell>
          <table:table-cell table:formula="of:=IF([.E205]&gt;[.E$177];[.E205];&quot;&quot;)" office:value-type="float" office:value="3965159.725" calcext:value-type="float">
            <text:p>3965159,725</text:p>
          </table:table-cell>
          <table:table-cell table:formula="of:=IF([.F205]&gt;[.F$177];[.F205];&quot;&quot;)">
            <text:p/>
          </table:table-cell>
          <table:table-cell table:formula="of:=IF([.G205]&gt;[.G$177];[.G205];&quot;&quot;)">
            <text:p/>
          </table:table-cell>
          <table:table-cell table:formula="of:=IF([.H205]&gt;[.H$177];[.H205];&quot;&quot;)">
            <text:p/>
          </table:table-cell>
          <table:table-cell table:formula="of:=IF([.I205]&gt;[.I$177];[.I205];&quot;&quot;)">
            <text:p/>
          </table:table-cell>
          <table:table-cell table:formula="of:=IF([.J205]&gt;[.J$177];[.J205];&quot;&quot;)">
            <text:p/>
          </table:table-cell>
          <table:table-cell table:formula="of:=IF([.K205]&gt;[.K$177];[.K205];&quot;&quot;)">
            <text:p/>
          </table:table-cell>
          <table:table-cell table:formula="of:=IF([.L205]&gt;[.L$177];[.L205];&quot;&quot;)">
            <text:p/>
          </table:table-cell>
          <table:table-cell table:formula="of:=IF([.M205]&gt;[.M$177];[.M205];&quot;&quot;)">
            <text:p/>
          </table:table-cell>
          <table:table-cell table:formula="of:=IF([.N205]&gt;[.N$177];[.N205];&quot;&quot;)" office:value-type="float" office:value="2623599.125" calcext:value-type="float">
            <text:p>2623599,125</text:p>
          </table:table-cell>
          <table:table-cell table:formula="of:=IF([.O205]&gt;[.O$177];[.O205];&quot;&quot;)">
            <text:p/>
          </table:table-cell>
          <table:table-cell table:formula="of:=IF([.P205]&gt;[.P$177];[.P205];&quot;&quot;)">
            <text:p/>
          </table:table-cell>
          <table:table-cell table:formula="of:=IF([.Q205]&gt;[.Q$177];[.Q205];&quot;&quot;)">
            <text:p/>
          </table:table-cell>
          <table:table-cell table:formula="of:=IF([.R205]&gt;[.R$177];[.R205];&quot;&quot;)">
            <text:p/>
          </table:table-cell>
          <table:table-cell table:formula="of:=IF([.S205]&gt;[.S$177];[.S205];&quot;&quot;)" office:value-type="float" office:value="45795.0375" calcext:value-type="float">
            <text:p>45795,0375</text:p>
          </table:table-cell>
          <table:table-cell table:formula="of:=IF([.T205]&gt;[.T$177];[.T205];&quot;&quot;)">
            <text:p/>
          </table:table-cell>
          <table:table-cell table:formula="of:=IF([.U205]&gt;[.U$177];[.U205];&quot;&quot;)">
            <text:p/>
          </table:table-cell>
          <table:table-cell table:formula="of:=IF([.V205]&gt;[.V$177];[.V205];&quot;&quot;)" office:value-type="float" office:value="60.45" calcext:value-type="float">
            <text:p>60,45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6]&gt;[.B$177];[.B206];&quot;&quot;)">
            <text:p/>
          </table:table-cell>
          <table:table-cell table:formula="of:=IF([.C206]&gt;[.C$177];[.C206];&quot;&quot;)" office:value-type="float" office:value="1258.425" calcext:value-type="float">
            <text:p>1258,425</text:p>
          </table:table-cell>
          <table:table-cell table:formula="of:=IF([.D206]&gt;[.D$177];[.D206];&quot;&quot;)">
            <text:p/>
          </table:table-cell>
          <table:table-cell table:formula="of:=IF([.E206]&gt;[.E$177];[.E206];&quot;&quot;)" office:value-type="float" office:value="5147362.825" calcext:value-type="float">
            <text:p>5147362,825</text:p>
          </table:table-cell>
          <table:table-cell table:formula="of:=IF([.F206]&gt;[.F$177];[.F206];&quot;&quot;)">
            <text:p/>
          </table:table-cell>
          <table:table-cell table:formula="of:=IF([.G206]&gt;[.G$177];[.G206];&quot;&quot;)">
            <text:p/>
          </table:table-cell>
          <table:table-cell table:formula="of:=IF([.H206]&gt;[.H$177];[.H206];&quot;&quot;)">
            <text:p/>
          </table:table-cell>
          <table:table-cell table:formula="of:=IF([.I206]&gt;[.I$177];[.I206];&quot;&quot;)">
            <text:p/>
          </table:table-cell>
          <table:table-cell table:formula="of:=IF([.J206]&gt;[.J$177];[.J206];&quot;&quot;)">
            <text:p/>
          </table:table-cell>
          <table:table-cell table:formula="of:=IF([.K206]&gt;[.K$177];[.K206];&quot;&quot;)">
            <text:p/>
          </table:table-cell>
          <table:table-cell table:formula="of:=IF([.L206]&gt;[.L$177];[.L206];&quot;&quot;)">
            <text:p/>
          </table:table-cell>
          <table:table-cell table:formula="of:=IF([.M206]&gt;[.M$177];[.M206];&quot;&quot;)" office:value-type="float" office:value="507.15" calcext:value-type="float">
            <text:p>507,15</text:p>
          </table:table-cell>
          <table:table-cell table:formula="of:=IF([.N206]&gt;[.N$177];[.N206];&quot;&quot;)" office:value-type="float" office:value="1554057.625" calcext:value-type="float">
            <text:p>1554057,625</text:p>
          </table:table-cell>
          <table:table-cell table:formula="of:=IF([.O206]&gt;[.O$177];[.O206];&quot;&quot;)" office:value-type="float" office:value="79.1625" calcext:value-type="float">
            <text:p>79,1625</text:p>
          </table:table-cell>
          <table:table-cell table:formula="of:=IF([.P206]&gt;[.P$177];[.P206];&quot;&quot;)">
            <text:p/>
          </table:table-cell>
          <table:table-cell table:formula="of:=IF([.Q206]&gt;[.Q$177];[.Q206];&quot;&quot;)">
            <text:p/>
          </table:table-cell>
          <table:table-cell table:formula="of:=IF([.R206]&gt;[.R$177];[.R206];&quot;&quot;)">
            <text:p/>
          </table:table-cell>
          <table:table-cell table:formula="of:=IF([.S206]&gt;[.S$177];[.S206];&quot;&quot;)" office:value-type="float" office:value="45795.0375" calcext:value-type="float">
            <text:p>45795,0375</text:p>
          </table:table-cell>
          <table:table-cell table:formula="of:=IF([.T206]&gt;[.T$177];[.T206];&quot;&quot;)">
            <text:p/>
          </table:table-cell>
          <table:table-cell table:formula="of:=IF([.U206]&gt;[.U$177];[.U206];&quot;&quot;)">
            <text:p/>
          </table:table-cell>
          <table:table-cell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7]&gt;[.B$177];[.B207];&quot;&quot;)">
            <text:p/>
          </table:table-cell>
          <table:table-cell table:formula="of:=IF([.C207]&gt;[.C$177];[.C207];&quot;&quot;)" office:value-type="float" office:value="897.425" calcext:value-type="float">
            <text:p>897,425</text:p>
          </table:table-cell>
          <table:table-cell table:formula="of:=IF([.D207]&gt;[.D$177];[.D207];&quot;&quot;)">
            <text:p/>
          </table:table-cell>
          <table:table-cell table:formula="of:=IF([.E207]&gt;[.E$177];[.E207];&quot;&quot;)" office:value-type="float" office:value="4021439.925" calcext:value-type="float">
            <text:p>4021439,925</text:p>
          </table:table-cell>
          <table:table-cell table:formula="of:=IF([.F207]&gt;[.F$177];[.F207];&quot;&quot;)">
            <text:p/>
          </table:table-cell>
          <table:table-cell table:formula="of:=IF([.G207]&gt;[.G$177];[.G207];&quot;&quot;)">
            <text:p/>
          </table:table-cell>
          <table:table-cell table:formula="of:=IF([.H207]&gt;[.H$177];[.H207];&quot;&quot;)">
            <text:p/>
          </table:table-cell>
          <table:table-cell table:formula="of:=IF([.I207]&gt;[.I$177];[.I207];&quot;&quot;)">
            <text:p/>
          </table:table-cell>
          <table:table-cell table:formula="of:=IF([.J207]&gt;[.J$177];[.J207];&quot;&quot;)">
            <text:p/>
          </table:table-cell>
          <table:table-cell table:formula="of:=IF([.K207]&gt;[.K$177];[.K207];&quot;&quot;)">
            <text:p/>
          </table:table-cell>
          <table:table-cell table:formula="of:=IF([.L207]&gt;[.L$177];[.L207];&quot;&quot;)">
            <text:p/>
          </table:table-cell>
          <table:table-cell table:formula="of:=IF([.M207]&gt;[.M$177];[.M207];&quot;&quot;)" office:value-type="float" office:value="506.95" calcext:value-type="float">
            <text:p>506,95</text:p>
          </table:table-cell>
          <table:table-cell table:formula="of:=IF([.N207]&gt;[.N$177];[.N207];&quot;&quot;)" office:value-type="float" office:value="1843386.225" calcext:value-type="float">
            <text:p>1843386,225</text:p>
          </table:table-cell>
          <table:table-cell table:formula="of:=IF([.O207]&gt;[.O$177];[.O207];&quot;&quot;)">
            <text:p/>
          </table:table-cell>
          <table:table-cell table:formula="of:=IF([.P207]&gt;[.P$177];[.P207];&quot;&quot;)">
            <text:p/>
          </table:table-cell>
          <table:table-cell table:formula="of:=IF([.Q207]&gt;[.Q$177];[.Q207];&quot;&quot;)">
            <text:p/>
          </table:table-cell>
          <table:table-cell table:formula="of:=IF([.R207]&gt;[.R$177];[.R207];&quot;&quot;)">
            <text:p/>
          </table:table-cell>
          <table:table-cell table:formula="of:=IF([.S207]&gt;[.S$177];[.S207];&quot;&quot;)" office:value-type="float" office:value="42251.2375" calcext:value-type="float">
            <text:p>42251,2375</text:p>
          </table:table-cell>
          <table:table-cell table:formula="of:=IF([.T207]&gt;[.T$177];[.T207];&quot;&quot;)">
            <text:p/>
          </table:table-cell>
          <table:table-cell table:formula="of:=IF([.U207]&gt;[.U$177];[.U207];&quot;&quot;)">
            <text:p/>
          </table:table-cell>
          <table:table-cell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8]&gt;[.B$177];[.B208];&quot;&quot;)">
            <text:p/>
          </table:table-cell>
          <table:table-cell table:formula="of:=IF([.C208]&gt;[.C$177];[.C208];&quot;&quot;)" office:value-type="float" office:value="636.425" calcext:value-type="float">
            <text:p>636,425</text:p>
          </table:table-cell>
          <table:table-cell table:formula="of:=IF([.D208]&gt;[.D$177];[.D208];&quot;&quot;)">
            <text:p/>
          </table:table-cell>
          <table:table-cell table:formula="of:=IF([.E208]&gt;[.E$177];[.E208];&quot;&quot;)" office:value-type="float" office:value="4404946.625" calcext:value-type="float">
            <text:p>4404946,625</text:p>
          </table:table-cell>
          <table:table-cell table:formula="of:=IF([.F208]&gt;[.F$177];[.F208];&quot;&quot;)">
            <text:p/>
          </table:table-cell>
          <table:table-cell table:formula="of:=IF([.G208]&gt;[.G$177];[.G208];&quot;&quot;)">
            <text:p/>
          </table:table-cell>
          <table:table-cell table:formula="of:=IF([.H208]&gt;[.H$177];[.H208];&quot;&quot;)">
            <text:p/>
          </table:table-cell>
          <table:table-cell table:formula="of:=IF([.I208]&gt;[.I$177];[.I208];&quot;&quot;)">
            <text:p/>
          </table:table-cell>
          <table:table-cell table:formula="of:=IF([.J208]&gt;[.J$177];[.J208];&quot;&quot;)">
            <text:p/>
          </table:table-cell>
          <table:table-cell table:formula="of:=IF([.K208]&gt;[.K$177];[.K208];&quot;&quot;)">
            <text:p/>
          </table:table-cell>
          <table:table-cell table:formula="of:=IF([.L208]&gt;[.L$177];[.L208];&quot;&quot;)">
            <text:p/>
          </table:table-cell>
          <table:table-cell table:formula="of:=IF([.M208]&gt;[.M$177];[.M208];&quot;&quot;)">
            <text:p/>
          </table:table-cell>
          <table:table-cell table:formula="of:=IF([.N208]&gt;[.N$177];[.N208];&quot;&quot;)" office:value-type="float" office:value="1596307.825" calcext:value-type="float">
            <text:p>1596307,825</text:p>
          </table:table-cell>
          <table:table-cell table:formula="of:=IF([.O208]&gt;[.O$177];[.O208];&quot;&quot;)">
            <text:p/>
          </table:table-cell>
          <table:table-cell table:formula="of:=IF([.P208]&gt;[.P$177];[.P208];&quot;&quot;)">
            <text:p/>
          </table:table-cell>
          <table:table-cell table:formula="of:=IF([.Q208]&gt;[.Q$177];[.Q208];&quot;&quot;)">
            <text:p/>
          </table:table-cell>
          <table:table-cell table:formula="of:=IF([.R208]&gt;[.R$177];[.R208];&quot;&quot;)">
            <text:p/>
          </table:table-cell>
          <table:table-cell table:formula="of:=IF([.S208]&gt;[.S$177];[.S208];&quot;&quot;)" office:value-type="float" office:value="45759.9375" calcext:value-type="float">
            <text:p>45759,9375</text:p>
          </table:table-cell>
          <table:table-cell table:formula="of:=IF([.T208]&gt;[.T$177];[.T208];&quot;&quot;)">
            <text:p/>
          </table:table-cell>
          <table:table-cell table:formula="of:=IF([.U208]&gt;[.U$177];[.U208];&quot;&quot;)" office:value-type="float" office:value="20" calcext:value-type="float">
            <text:p>20</text:p>
          </table:table-cell>
          <table:table-cell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09]&gt;[.B$177];[.B209];&quot;&quot;)">
            <text:p/>
          </table:table-cell>
          <table:table-cell table:formula="of:=IF([.C209]&gt;[.C$177];[.C209];&quot;&quot;)" office:value-type="float" office:value="696.825" calcext:value-type="float">
            <text:p>696,825</text:p>
          </table:table-cell>
          <table:table-cell table:formula="of:=IF([.D209]&gt;[.D$177];[.D209];&quot;&quot;)">
            <text:p/>
          </table:table-cell>
          <table:table-cell table:formula="of:=IF([.E209]&gt;[.E$177];[.E209];&quot;&quot;)" office:value-type="float" office:value="4334596.025" calcext:value-type="float">
            <text:p>4334596,025</text:p>
          </table:table-cell>
          <table:table-cell table:formula="of:=IF([.F209]&gt;[.F$177];[.F209];&quot;&quot;)">
            <text:p/>
          </table:table-cell>
          <table:table-cell table:formula="of:=IF([.G209]&gt;[.G$177];[.G209];&quot;&quot;)">
            <text:p/>
          </table:table-cell>
          <table:table-cell table:formula="of:=IF([.H209]&gt;[.H$177];[.H209];&quot;&quot;)">
            <text:p/>
          </table:table-cell>
          <table:table-cell table:formula="of:=IF([.I209]&gt;[.I$177];[.I209];&quot;&quot;)">
            <text:p/>
          </table:table-cell>
          <table:table-cell table:formula="of:=IF([.J209]&gt;[.J$177];[.J209];&quot;&quot;)">
            <text:p/>
          </table:table-cell>
          <table:table-cell table:formula="of:=IF([.K209]&gt;[.K$177];[.K209];&quot;&quot;)">
            <text:p/>
          </table:table-cell>
          <table:table-cell table:formula="of:=IF([.L209]&gt;[.L$177];[.L209];&quot;&quot;)">
            <text:p/>
          </table:table-cell>
          <table:table-cell table:formula="of:=IF([.M209]&gt;[.M$177];[.M209];&quot;&quot;)">
            <text:p/>
          </table:table-cell>
          <table:table-cell table:formula="of:=IF([.N209]&gt;[.N$177];[.N209];&quot;&quot;)" office:value-type="float" office:value="1725502.925" calcext:value-type="float">
            <text:p>1725502,925</text:p>
          </table:table-cell>
          <table:table-cell table:formula="of:=IF([.O209]&gt;[.O$177];[.O209];&quot;&quot;)">
            <text:p/>
          </table:table-cell>
          <table:table-cell table:formula="of:=IF([.P209]&gt;[.P$177];[.P209];&quot;&quot;)">
            <text:p/>
          </table:table-cell>
          <table:table-cell table:formula="of:=IF([.Q209]&gt;[.Q$177];[.Q209];&quot;&quot;)">
            <text:p/>
          </table:table-cell>
          <table:table-cell table:formula="of:=IF([.R209]&gt;[.R$177];[.R209];&quot;&quot;)">
            <text:p/>
          </table:table-cell>
          <table:table-cell table:formula="of:=IF([.S209]&gt;[.S$177];[.S209];&quot;&quot;)" office:value-type="float" office:value="42251.2375" calcext:value-type="float">
            <text:p>42251,2375</text:p>
          </table:table-cell>
          <table:table-cell table:formula="of:=IF([.T209]&gt;[.T$177];[.T209];&quot;&quot;)">
            <text:p/>
          </table:table-cell>
          <table:table-cell table:formula="of:=IF([.U209]&gt;[.U$177];[.U209];&quot;&quot;)">
            <text:p/>
          </table:table-cell>
          <table:table-cell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0]&gt;[.B$177];[.B210];&quot;&quot;)">
            <text:p/>
          </table:table-cell>
          <table:table-cell table:formula="of:=IF([.C210]&gt;[.C$177];[.C210];&quot;&quot;)" office:value-type="float" office:value="496.225" calcext:value-type="float">
            <text:p>496,225</text:p>
          </table:table-cell>
          <table:table-cell table:formula="of:=IF([.D210]&gt;[.D$177];[.D210];&quot;&quot;)">
            <text:p/>
          </table:table-cell>
          <table:table-cell table:formula="of:=IF([.E210]&gt;[.E$177];[.E210];&quot;&quot;)" office:value-type="float" office:value="3747020.725" calcext:value-type="float">
            <text:p>3747020,725</text:p>
          </table:table-cell>
          <table:table-cell table:formula="of:=IF([.F210]&gt;[.F$177];[.F210];&quot;&quot;)">
            <text:p/>
          </table:table-cell>
          <table:table-cell table:formula="of:=IF([.G210]&gt;[.G$177];[.G210];&quot;&quot;)">
            <text:p/>
          </table:table-cell>
          <table:table-cell table:formula="of:=IF([.H210]&gt;[.H$177];[.H210];&quot;&quot;)">
            <text:p/>
          </table:table-cell>
          <table:table-cell table:formula="of:=IF([.I210]&gt;[.I$177];[.I210];&quot;&quot;)">
            <text:p/>
          </table:table-cell>
          <table:table-cell table:formula="of:=IF([.J210]&gt;[.J$177];[.J210];&quot;&quot;)">
            <text:p/>
          </table:table-cell>
          <table:table-cell table:formula="of:=IF([.K210]&gt;[.K$177];[.K210];&quot;&quot;)">
            <text:p/>
          </table:table-cell>
          <table:table-cell table:formula="of:=IF([.L210]&gt;[.L$177];[.L210];&quot;&quot;)">
            <text:p/>
          </table:table-cell>
          <table:table-cell table:formula="of:=IF([.M210]&gt;[.M$177];[.M210];&quot;&quot;)">
            <text:p/>
          </table:table-cell>
          <table:table-cell table:formula="of:=IF([.N210]&gt;[.N$177];[.N210];&quot;&quot;)" office:value-type="float" office:value="1688864.625" calcext:value-type="float">
            <text:p>1688864,625</text:p>
          </table:table-cell>
          <table:table-cell table:formula="of:=IF([.O210]&gt;[.O$177];[.O210];&quot;&quot;)">
            <text:p/>
          </table:table-cell>
          <table:table-cell table:formula="of:=IF([.P210]&gt;[.P$177];[.P210];&quot;&quot;)">
            <text:p/>
          </table:table-cell>
          <table:table-cell table:formula="of:=IF([.Q210]&gt;[.Q$177];[.Q210];&quot;&quot;)">
            <text:p/>
          </table:table-cell>
          <table:table-cell table:formula="of:=IF([.R210]&gt;[.R$177];[.R210];&quot;&quot;)">
            <text:p/>
          </table:table-cell>
          <table:table-cell table:formula="of:=IF([.S210]&gt;[.S$177];[.S210];&quot;&quot;)" office:value-type="float" office:value="42251.2375" calcext:value-type="float">
            <text:p>42251,2375</text:p>
          </table:table-cell>
          <table:table-cell table:formula="of:=IF([.T210]&gt;[.T$177];[.T210];&quot;&quot;)" office:value-type="float" office:value="724.425" calcext:value-type="float">
            <text:p>724,425</text:p>
          </table:table-cell>
          <table:table-cell table:formula="of:=IF([.U210]&gt;[.U$177];[.U210];&quot;&quot;)">
            <text:p/>
          </table:table-cell>
          <table:table-cell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[.B211]&gt;[.B$177];[.B211];&quot;&quot;)">
            <text:p/>
          </table:table-cell>
          <table:table-cell table:formula="of:=IF([.C211]&gt;[.C$177];[.C211];&quot;&quot;)" office:value-type="float" office:value="837.425" calcext:value-type="float">
            <text:p>837,425</text:p>
          </table:table-cell>
          <table:table-cell table:formula="of:=IF([.D211]&gt;[.D$177];[.D211];&quot;&quot;)">
            <text:p/>
          </table:table-cell>
          <table:table-cell table:formula="of:=IF([.E211]&gt;[.E$177];[.E211];&quot;&quot;)" office:value-type="float" office:value="3887651.825" calcext:value-type="float">
            <text:p>3887651,825</text:p>
          </table:table-cell>
          <table:table-cell table:formula="of:=IF([.F211]&gt;[.F$177];[.F211];&quot;&quot;)">
            <text:p/>
          </table:table-cell>
          <table:table-cell table:formula="of:=IF([.G211]&gt;[.G$177];[.G211];&quot;&quot;)">
            <text:p/>
          </table:table-cell>
          <table:table-cell table:formula="of:=IF([.H211]&gt;[.H$177];[.H211];&quot;&quot;)">
            <text:p/>
          </table:table-cell>
          <table:table-cell table:formula="of:=IF([.I211]&gt;[.I$177];[.I211];&quot;&quot;)">
            <text:p/>
          </table:table-cell>
          <table:table-cell table:formula="of:=IF([.J211]&gt;[.J$177];[.J211];&quot;&quot;)">
            <text:p/>
          </table:table-cell>
          <table:table-cell table:formula="of:=IF([.K211]&gt;[.K$177];[.K211];&quot;&quot;)">
            <text:p/>
          </table:table-cell>
          <table:table-cell table:formula="of:=IF([.L211]&gt;[.L$177];[.L211];&quot;&quot;)">
            <text:p/>
          </table:table-cell>
          <table:table-cell table:formula="of:=IF([.M211]&gt;[.M$177];[.M211];&quot;&quot;)">
            <text:p/>
          </table:table-cell>
          <table:table-cell table:formula="of:=IF([.N211]&gt;[.N$177];[.N211];&quot;&quot;)" office:value-type="float" office:value="1507847.025" calcext:value-type="float">
            <text:p>1507847,025</text:p>
          </table:table-cell>
          <table:table-cell table:formula="of:=IF([.O211]&gt;[.O$177];[.O211];&quot;&quot;)">
            <text:p/>
          </table:table-cell>
          <table:table-cell table:formula="of:=IF([.P211]&gt;[.P$177];[.P211];&quot;&quot;)">
            <text:p/>
          </table:table-cell>
          <table:table-cell table:formula="of:=IF([.Q211]&gt;[.Q$177];[.Q211];&quot;&quot;)">
            <text:p/>
          </table:table-cell>
          <table:table-cell table:formula="of:=IF([.R211]&gt;[.R$177];[.R211];&quot;&quot;)">
            <text:p/>
          </table:table-cell>
          <table:table-cell table:formula="of:=IF([.S211]&gt;[.S$177];[.S211];&quot;&quot;)" office:value-type="float" office:value="45759.9375" calcext:value-type="float">
            <text:p>45759,9375</text:p>
          </table:table-cell>
          <table:table-cell table:formula="of:=IF([.T211]&gt;[.T$177];[.T211];&quot;&quot;)">
            <text:p/>
          </table:table-cell>
          <table:table-cell table:formula="of:=IF([.U211]&gt;[.U$177];[.U211];&quot;&quot;)">
            <text:p/>
          </table:table-cell>
          <table:table-cell table:formula="of:=IF([.V211]&gt;[.V$177];[.V21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2]&gt;[.B$177];[.B212];&quot;&quot;)">
            <text:p/>
          </table:table-cell>
          <table:table-cell table:formula="of:=IF([.C212]&gt;[.C$177];[.C212];&quot;&quot;)">
            <text:p/>
          </table:table-cell>
          <table:table-cell table:formula="of:=IF([.D212]&gt;[.D$177];[.D212];&quot;&quot;)">
            <text:p/>
          </table:table-cell>
          <table:table-cell table:formula="of:=IF([.E212]&gt;[.E$177];[.E212];&quot;&quot;)">
            <text:p/>
          </table:table-cell>
          <table:table-cell table:formula="of:=IF([.F212]&gt;[.F$177];[.F212];&quot;&quot;)">
            <text:p/>
          </table:table-cell>
          <table:table-cell table:formula="of:=IF([.G212]&gt;[.G$177];[.G212];&quot;&quot;)">
            <text:p/>
          </table:table-cell>
          <table:table-cell table:formula="of:=IF([.H212]&gt;[.H$177];[.H212];&quot;&quot;)">
            <text:p/>
          </table:table-cell>
          <table:table-cell table:formula="of:=IF([.I212]&gt;[.I$177];[.I212];&quot;&quot;)">
            <text:p/>
          </table:table-cell>
          <table:table-cell table:formula="of:=IF([.J212]&gt;[.J$177];[.J212];&quot;&quot;)">
            <text:p/>
          </table:table-cell>
          <table:table-cell table:formula="of:=IF([.K212]&gt;[.K$177];[.K212];&quot;&quot;)">
            <text:p/>
          </table:table-cell>
          <table:table-cell table:formula="of:=IF([.L212]&gt;[.L$177];[.L212];&quot;&quot;)">
            <text:p/>
          </table:table-cell>
          <table:table-cell table:formula="of:=IF([.M212]&gt;[.M$177];[.M212];&quot;&quot;)">
            <text:p/>
          </table:table-cell>
          <table:table-cell table:formula="of:=IF([.N212]&gt;[.N$177];[.N212];&quot;&quot;)">
            <text:p/>
          </table:table-cell>
          <table:table-cell table:formula="of:=IF([.O212]&gt;[.O$177];[.O212];&quot;&quot;)">
            <text:p/>
          </table:table-cell>
          <table:table-cell table:formula="of:=IF([.P212]&gt;[.P$177];[.P212];&quot;&quot;)">
            <text:p/>
          </table:table-cell>
          <table:table-cell table:formula="of:=IF([.Q212]&gt;[.Q$177];[.Q212];&quot;&quot;)">
            <text:p/>
          </table:table-cell>
          <table:table-cell table:formula="of:=IF([.R212]&gt;[.R$177];[.R212];&quot;&quot;)">
            <text:p/>
          </table:table-cell>
          <table:table-cell table:formula="of:=IF([.S212]&gt;[.S$177];[.S212];&quot;&quot;)">
            <text:p/>
          </table:table-cell>
          <table:table-cell table:formula="of:=IF([.T212]&gt;[.T$177];[.T212];&quot;&quot;)">
            <text:p/>
          </table:table-cell>
          <table:table-cell table:formula="of:=IF([.U212]&gt;[.U$177];[.U212];&quot;&quot;)">
            <text:p/>
          </table:table-cell>
          <table:table-cell table:formula="of:=IF([.V212]&gt;[.V$177];[.V21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3]&gt;[.B$177];[.B213];&quot;&quot;)">
            <text:p/>
          </table:table-cell>
          <table:table-cell table:formula="of:=IF([.C213]&gt;[.C$177];[.C213];&quot;&quot;)">
            <text:p/>
          </table:table-cell>
          <table:table-cell table:formula="of:=IF([.D213]&gt;[.D$177];[.D213];&quot;&quot;)">
            <text:p/>
          </table:table-cell>
          <table:table-cell table:formula="of:=IF([.E213]&gt;[.E$177];[.E213];&quot;&quot;)">
            <text:p/>
          </table:table-cell>
          <table:table-cell table:formula="of:=IF([.F213]&gt;[.F$177];[.F213];&quot;&quot;)">
            <text:p/>
          </table:table-cell>
          <table:table-cell table:formula="of:=IF([.G213]&gt;[.G$177];[.G213];&quot;&quot;)">
            <text:p/>
          </table:table-cell>
          <table:table-cell table:formula="of:=IF([.H213]&gt;[.H$177];[.H213];&quot;&quot;)">
            <text:p/>
          </table:table-cell>
          <table:table-cell table:formula="of:=IF([.I213]&gt;[.I$177];[.I213];&quot;&quot;)">
            <text:p/>
          </table:table-cell>
          <table:table-cell table:formula="of:=IF([.J213]&gt;[.J$177];[.J213];&quot;&quot;)">
            <text:p/>
          </table:table-cell>
          <table:table-cell table:formula="of:=IF([.K213]&gt;[.K$177];[.K213];&quot;&quot;)">
            <text:p/>
          </table:table-cell>
          <table:table-cell table:formula="of:=IF([.L213]&gt;[.L$177];[.L213];&quot;&quot;)">
            <text:p/>
          </table:table-cell>
          <table:table-cell table:formula="of:=IF([.M213]&gt;[.M$177];[.M213];&quot;&quot;)">
            <text:p/>
          </table:table-cell>
          <table:table-cell table:formula="of:=IF([.N213]&gt;[.N$177];[.N213];&quot;&quot;)">
            <text:p/>
          </table:table-cell>
          <table:table-cell table:formula="of:=IF([.O213]&gt;[.O$177];[.O213];&quot;&quot;)">
            <text:p/>
          </table:table-cell>
          <table:table-cell table:formula="of:=IF([.P213]&gt;[.P$177];[.P213];&quot;&quot;)">
            <text:p/>
          </table:table-cell>
          <table:table-cell table:formula="of:=IF([.Q213]&gt;[.Q$177];[.Q213];&quot;&quot;)">
            <text:p/>
          </table:table-cell>
          <table:table-cell table:formula="of:=IF([.R213]&gt;[.R$177];[.R213];&quot;&quot;)">
            <text:p/>
          </table:table-cell>
          <table:table-cell table:formula="of:=IF([.S213]&gt;[.S$177];[.S213];&quot;&quot;)">
            <text:p/>
          </table:table-cell>
          <table:table-cell table:formula="of:=IF([.T213]&gt;[.T$177];[.T213];&quot;&quot;)">
            <text:p/>
          </table:table-cell>
          <table:table-cell table:formula="of:=IF([.U213]&gt;[.U$177];[.U213];&quot;&quot;)">
            <text:p/>
          </table:table-cell>
          <table:table-cell table:formula="of:=IF([.V213]&gt;[.V$177];[.V21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4]&gt;[.B$177];[.B214];&quot;&quot;)">
            <text:p/>
          </table:table-cell>
          <table:table-cell table:formula="of:=IF([.C214]&gt;[.C$177];[.C214];&quot;&quot;)">
            <text:p/>
          </table:table-cell>
          <table:table-cell table:formula="of:=IF([.D214]&gt;[.D$177];[.D214];&quot;&quot;)">
            <text:p/>
          </table:table-cell>
          <table:table-cell table:formula="of:=IF([.E214]&gt;[.E$177];[.E214];&quot;&quot;)">
            <text:p/>
          </table:table-cell>
          <table:table-cell table:formula="of:=IF([.F214]&gt;[.F$177];[.F214];&quot;&quot;)">
            <text:p/>
          </table:table-cell>
          <table:table-cell table:formula="of:=IF([.G214]&gt;[.G$177];[.G214];&quot;&quot;)">
            <text:p/>
          </table:table-cell>
          <table:table-cell table:formula="of:=IF([.H214]&gt;[.H$177];[.H214];&quot;&quot;)">
            <text:p/>
          </table:table-cell>
          <table:table-cell table:formula="of:=IF([.I214]&gt;[.I$177];[.I214];&quot;&quot;)">
            <text:p/>
          </table:table-cell>
          <table:table-cell table:formula="of:=IF([.J214]&gt;[.J$177];[.J214];&quot;&quot;)">
            <text:p/>
          </table:table-cell>
          <table:table-cell table:formula="of:=IF([.K214]&gt;[.K$177];[.K214];&quot;&quot;)">
            <text:p/>
          </table:table-cell>
          <table:table-cell table:formula="of:=IF([.L214]&gt;[.L$177];[.L214];&quot;&quot;)">
            <text:p/>
          </table:table-cell>
          <table:table-cell table:formula="of:=IF([.M214]&gt;[.M$177];[.M214];&quot;&quot;)">
            <text:p/>
          </table:table-cell>
          <table:table-cell table:formula="of:=IF([.N214]&gt;[.N$177];[.N214];&quot;&quot;)">
            <text:p/>
          </table:table-cell>
          <table:table-cell table:formula="of:=IF([.O214]&gt;[.O$177];[.O214];&quot;&quot;)">
            <text:p/>
          </table:table-cell>
          <table:table-cell table:formula="of:=IF([.P214]&gt;[.P$177];[.P214];&quot;&quot;)">
            <text:p/>
          </table:table-cell>
          <table:table-cell table:formula="of:=IF([.Q214]&gt;[.Q$177];[.Q214];&quot;&quot;)">
            <text:p/>
          </table:table-cell>
          <table:table-cell table:formula="of:=IF([.R214]&gt;[.R$177];[.R214];&quot;&quot;)">
            <text:p/>
          </table:table-cell>
          <table:table-cell table:formula="of:=IF([.S214]&gt;[.S$177];[.S214];&quot;&quot;)">
            <text:p/>
          </table:table-cell>
          <table:table-cell table:formula="of:=IF([.T214]&gt;[.T$177];[.T214];&quot;&quot;)">
            <text:p/>
          </table:table-cell>
          <table:table-cell table:formula="of:=IF([.U214]&gt;[.U$177];[.U214];&quot;&quot;)">
            <text:p/>
          </table:table-cell>
          <table:table-cell table:formula="of:=IF([.V214]&gt;[.V$177];[.V21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5]&gt;[.B$177];[.B215];&quot;&quot;)">
            <text:p/>
          </table:table-cell>
          <table:table-cell table:formula="of:=IF([.C215]&gt;[.C$177];[.C215];&quot;&quot;)">
            <text:p/>
          </table:table-cell>
          <table:table-cell table:formula="of:=IF([.D215]&gt;[.D$177];[.D215];&quot;&quot;)">
            <text:p/>
          </table:table-cell>
          <table:table-cell table:formula="of:=IF([.E215]&gt;[.E$177];[.E215];&quot;&quot;)">
            <text:p/>
          </table:table-cell>
          <table:table-cell table:formula="of:=IF([.F215]&gt;[.F$177];[.F215];&quot;&quot;)">
            <text:p/>
          </table:table-cell>
          <table:table-cell table:formula="of:=IF([.G215]&gt;[.G$177];[.G215];&quot;&quot;)">
            <text:p/>
          </table:table-cell>
          <table:table-cell table:formula="of:=IF([.H215]&gt;[.H$177];[.H215];&quot;&quot;)">
            <text:p/>
          </table:table-cell>
          <table:table-cell table:formula="of:=IF([.I215]&gt;[.I$177];[.I215];&quot;&quot;)">
            <text:p/>
          </table:table-cell>
          <table:table-cell table:formula="of:=IF([.J215]&gt;[.J$177];[.J215];&quot;&quot;)">
            <text:p/>
          </table:table-cell>
          <table:table-cell table:formula="of:=IF([.K215]&gt;[.K$177];[.K215];&quot;&quot;)">
            <text:p/>
          </table:table-cell>
          <table:table-cell table:formula="of:=IF([.L215]&gt;[.L$177];[.L215];&quot;&quot;)">
            <text:p/>
          </table:table-cell>
          <table:table-cell table:formula="of:=IF([.M215]&gt;[.M$177];[.M215];&quot;&quot;)">
            <text:p/>
          </table:table-cell>
          <table:table-cell table:formula="of:=IF([.N215]&gt;[.N$177];[.N215];&quot;&quot;)">
            <text:p/>
          </table:table-cell>
          <table:table-cell table:formula="of:=IF([.O215]&gt;[.O$177];[.O215];&quot;&quot;)">
            <text:p/>
          </table:table-cell>
          <table:table-cell table:formula="of:=IF([.P215]&gt;[.P$177];[.P215];&quot;&quot;)">
            <text:p/>
          </table:table-cell>
          <table:table-cell table:formula="of:=IF([.Q215]&gt;[.Q$177];[.Q215];&quot;&quot;)">
            <text:p/>
          </table:table-cell>
          <table:table-cell table:formula="of:=IF([.R215]&gt;[.R$177];[.R215];&quot;&quot;)">
            <text:p/>
          </table:table-cell>
          <table:table-cell table:formula="of:=IF([.S215]&gt;[.S$177];[.S215];&quot;&quot;)">
            <text:p/>
          </table:table-cell>
          <table:table-cell table:formula="of:=IF([.T215]&gt;[.T$177];[.T215];&quot;&quot;)">
            <text:p/>
          </table:table-cell>
          <table:table-cell table:formula="of:=IF([.U215]&gt;[.U$177];[.U215];&quot;&quot;)">
            <text:p/>
          </table:table-cell>
          <table:table-cell table:formula="of:=IF([.V215]&gt;[.V$177];[.V21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6]&gt;[.B$177];[.B216];&quot;&quot;)">
            <text:p/>
          </table:table-cell>
          <table:table-cell table:formula="of:=IF([.C216]&gt;[.C$177];[.C216];&quot;&quot;)">
            <text:p/>
          </table:table-cell>
          <table:table-cell table:formula="of:=IF([.D216]&gt;[.D$177];[.D216];&quot;&quot;)">
            <text:p/>
          </table:table-cell>
          <table:table-cell table:formula="of:=IF([.E216]&gt;[.E$177];[.E216];&quot;&quot;)">
            <text:p/>
          </table:table-cell>
          <table:table-cell table:formula="of:=IF([.F216]&gt;[.F$177];[.F216];&quot;&quot;)">
            <text:p/>
          </table:table-cell>
          <table:table-cell table:formula="of:=IF([.G216]&gt;[.G$177];[.G216];&quot;&quot;)">
            <text:p/>
          </table:table-cell>
          <table:table-cell table:formula="of:=IF([.H216]&gt;[.H$177];[.H216];&quot;&quot;)">
            <text:p/>
          </table:table-cell>
          <table:table-cell table:formula="of:=IF([.I216]&gt;[.I$177];[.I216];&quot;&quot;)">
            <text:p/>
          </table:table-cell>
          <table:table-cell table:formula="of:=IF([.J216]&gt;[.J$177];[.J216];&quot;&quot;)">
            <text:p/>
          </table:table-cell>
          <table:table-cell table:formula="of:=IF([.K216]&gt;[.K$177];[.K216];&quot;&quot;)">
            <text:p/>
          </table:table-cell>
          <table:table-cell table:formula="of:=IF([.L216]&gt;[.L$177];[.L216];&quot;&quot;)">
            <text:p/>
          </table:table-cell>
          <table:table-cell table:formula="of:=IF([.M216]&gt;[.M$177];[.M216];&quot;&quot;)">
            <text:p/>
          </table:table-cell>
          <table:table-cell table:formula="of:=IF([.N216]&gt;[.N$177];[.N216];&quot;&quot;)">
            <text:p/>
          </table:table-cell>
          <table:table-cell table:formula="of:=IF([.O216]&gt;[.O$177];[.O216];&quot;&quot;)">
            <text:p/>
          </table:table-cell>
          <table:table-cell table:formula="of:=IF([.P216]&gt;[.P$177];[.P216];&quot;&quot;)">
            <text:p/>
          </table:table-cell>
          <table:table-cell table:formula="of:=IF([.Q216]&gt;[.Q$177];[.Q216];&quot;&quot;)">
            <text:p/>
          </table:table-cell>
          <table:table-cell table:formula="of:=IF([.R216]&gt;[.R$177];[.R216];&quot;&quot;)">
            <text:p/>
          </table:table-cell>
          <table:table-cell table:formula="of:=IF([.S216]&gt;[.S$177];[.S216];&quot;&quot;)">
            <text:p/>
          </table:table-cell>
          <table:table-cell table:formula="of:=IF([.T216]&gt;[.T$177];[.T216];&quot;&quot;)">
            <text:p/>
          </table:table-cell>
          <table:table-cell table:formula="of:=IF([.U216]&gt;[.U$177];[.U216];&quot;&quot;)">
            <text:p/>
          </table:table-cell>
          <table:table-cell table:formula="of:=IF([.V216]&gt;[.V$177];[.V21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7]&gt;[.B$177];[.B217];&quot;&quot;)">
            <text:p/>
          </table:table-cell>
          <table:table-cell table:formula="of:=IF([.C217]&gt;[.C$177];[.C217];&quot;&quot;)">
            <text:p/>
          </table:table-cell>
          <table:table-cell table:formula="of:=IF([.D217]&gt;[.D$177];[.D217];&quot;&quot;)">
            <text:p/>
          </table:table-cell>
          <table:table-cell table:formula="of:=IF([.E217]&gt;[.E$177];[.E217];&quot;&quot;)">
            <text:p/>
          </table:table-cell>
          <table:table-cell table:formula="of:=IF([.F217]&gt;[.F$177];[.F217];&quot;&quot;)">
            <text:p/>
          </table:table-cell>
          <table:table-cell table:formula="of:=IF([.G217]&gt;[.G$177];[.G217];&quot;&quot;)">
            <text:p/>
          </table:table-cell>
          <table:table-cell table:formula="of:=IF([.H217]&gt;[.H$177];[.H217];&quot;&quot;)">
            <text:p/>
          </table:table-cell>
          <table:table-cell table:formula="of:=IF([.I217]&gt;[.I$177];[.I217];&quot;&quot;)">
            <text:p/>
          </table:table-cell>
          <table:table-cell table:formula="of:=IF([.J217]&gt;[.J$177];[.J217];&quot;&quot;)">
            <text:p/>
          </table:table-cell>
          <table:table-cell table:formula="of:=IF([.K217]&gt;[.K$177];[.K217];&quot;&quot;)">
            <text:p/>
          </table:table-cell>
          <table:table-cell table:formula="of:=IF([.L217]&gt;[.L$177];[.L217];&quot;&quot;)">
            <text:p/>
          </table:table-cell>
          <table:table-cell table:formula="of:=IF([.M217]&gt;[.M$177];[.M217];&quot;&quot;)">
            <text:p/>
          </table:table-cell>
          <table:table-cell table:formula="of:=IF([.N217]&gt;[.N$177];[.N217];&quot;&quot;)">
            <text:p/>
          </table:table-cell>
          <table:table-cell table:formula="of:=IF([.O217]&gt;[.O$177];[.O217];&quot;&quot;)">
            <text:p/>
          </table:table-cell>
          <table:table-cell table:formula="of:=IF([.P217]&gt;[.P$177];[.P217];&quot;&quot;)">
            <text:p/>
          </table:table-cell>
          <table:table-cell table:formula="of:=IF([.Q217]&gt;[.Q$177];[.Q217];&quot;&quot;)">
            <text:p/>
          </table:table-cell>
          <table:table-cell table:formula="of:=IF([.R217]&gt;[.R$177];[.R217];&quot;&quot;)">
            <text:p/>
          </table:table-cell>
          <table:table-cell table:formula="of:=IF([.S217]&gt;[.S$177];[.S217];&quot;&quot;)">
            <text:p/>
          </table:table-cell>
          <table:table-cell table:formula="of:=IF([.T217]&gt;[.T$177];[.T217];&quot;&quot;)">
            <text:p/>
          </table:table-cell>
          <table:table-cell table:formula="of:=IF([.U217]&gt;[.U$177];[.U217];&quot;&quot;)">
            <text:p/>
          </table:table-cell>
          <table:table-cell table:formula="of:=IF([.V217]&gt;[.V$177];[.V21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8]&gt;[.B$177];[.B218];&quot;&quot;)">
            <text:p/>
          </table:table-cell>
          <table:table-cell table:formula="of:=IF([.C218]&gt;[.C$177];[.C218];&quot;&quot;)">
            <text:p/>
          </table:table-cell>
          <table:table-cell table:formula="of:=IF([.D218]&gt;[.D$177];[.D218];&quot;&quot;)">
            <text:p/>
          </table:table-cell>
          <table:table-cell table:formula="of:=IF([.E218]&gt;[.E$177];[.E218];&quot;&quot;)">
            <text:p/>
          </table:table-cell>
          <table:table-cell table:formula="of:=IF([.F218]&gt;[.F$177];[.F218];&quot;&quot;)">
            <text:p/>
          </table:table-cell>
          <table:table-cell table:formula="of:=IF([.G218]&gt;[.G$177];[.G218];&quot;&quot;)">
            <text:p/>
          </table:table-cell>
          <table:table-cell table:formula="of:=IF([.H218]&gt;[.H$177];[.H218];&quot;&quot;)">
            <text:p/>
          </table:table-cell>
          <table:table-cell table:formula="of:=IF([.I218]&gt;[.I$177];[.I218];&quot;&quot;)">
            <text:p/>
          </table:table-cell>
          <table:table-cell table:formula="of:=IF([.J218]&gt;[.J$177];[.J218];&quot;&quot;)">
            <text:p/>
          </table:table-cell>
          <table:table-cell table:formula="of:=IF([.K218]&gt;[.K$177];[.K218];&quot;&quot;)">
            <text:p/>
          </table:table-cell>
          <table:table-cell table:formula="of:=IF([.L218]&gt;[.L$177];[.L218];&quot;&quot;)">
            <text:p/>
          </table:table-cell>
          <table:table-cell table:formula="of:=IF([.M218]&gt;[.M$177];[.M218];&quot;&quot;)">
            <text:p/>
          </table:table-cell>
          <table:table-cell table:formula="of:=IF([.N218]&gt;[.N$177];[.N218];&quot;&quot;)">
            <text:p/>
          </table:table-cell>
          <table:table-cell table:formula="of:=IF([.O218]&gt;[.O$177];[.O218];&quot;&quot;)">
            <text:p/>
          </table:table-cell>
          <table:table-cell table:formula="of:=IF([.P218]&gt;[.P$177];[.P218];&quot;&quot;)">
            <text:p/>
          </table:table-cell>
          <table:table-cell table:formula="of:=IF([.Q218]&gt;[.Q$177];[.Q218];&quot;&quot;)">
            <text:p/>
          </table:table-cell>
          <table:table-cell table:formula="of:=IF([.R218]&gt;[.R$177];[.R218];&quot;&quot;)">
            <text:p/>
          </table:table-cell>
          <table:table-cell table:formula="of:=IF([.S218]&gt;[.S$177];[.S218];&quot;&quot;)">
            <text:p/>
          </table:table-cell>
          <table:table-cell table:formula="of:=IF([.T218]&gt;[.T$177];[.T218];&quot;&quot;)">
            <text:p/>
          </table:table-cell>
          <table:table-cell table:formula="of:=IF([.U218]&gt;[.U$177];[.U218];&quot;&quot;)">
            <text:p/>
          </table:table-cell>
          <table:table-cell table:formula="of:=IF([.V218]&gt;[.V$177];[.V21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9]&gt;[.B$177];[.B219];&quot;&quot;)">
            <text:p/>
          </table:table-cell>
          <table:table-cell table:formula="of:=IF([.C219]&gt;[.C$177];[.C219];&quot;&quot;)">
            <text:p/>
          </table:table-cell>
          <table:table-cell table:formula="of:=IF([.D219]&gt;[.D$177];[.D219];&quot;&quot;)">
            <text:p/>
          </table:table-cell>
          <table:table-cell table:formula="of:=IF([.E219]&gt;[.E$177];[.E219];&quot;&quot;)">
            <text:p/>
          </table:table-cell>
          <table:table-cell table:formula="of:=IF([.F219]&gt;[.F$177];[.F219];&quot;&quot;)">
            <text:p/>
          </table:table-cell>
          <table:table-cell table:formula="of:=IF([.G219]&gt;[.G$177];[.G219];&quot;&quot;)">
            <text:p/>
          </table:table-cell>
          <table:table-cell table:formula="of:=IF([.H219]&gt;[.H$177];[.H219];&quot;&quot;)">
            <text:p/>
          </table:table-cell>
          <table:table-cell table:formula="of:=IF([.I219]&gt;[.I$177];[.I219];&quot;&quot;)">
            <text:p/>
          </table:table-cell>
          <table:table-cell table:formula="of:=IF([.J219]&gt;[.J$177];[.J219];&quot;&quot;)">
            <text:p/>
          </table:table-cell>
          <table:table-cell table:formula="of:=IF([.K219]&gt;[.K$177];[.K219];&quot;&quot;)">
            <text:p/>
          </table:table-cell>
          <table:table-cell table:formula="of:=IF([.L219]&gt;[.L$177];[.L219];&quot;&quot;)">
            <text:p/>
          </table:table-cell>
          <table:table-cell table:formula="of:=IF([.M219]&gt;[.M$177];[.M219];&quot;&quot;)">
            <text:p/>
          </table:table-cell>
          <table:table-cell table:formula="of:=IF([.N219]&gt;[.N$177];[.N219];&quot;&quot;)">
            <text:p/>
          </table:table-cell>
          <table:table-cell table:formula="of:=IF([.O219]&gt;[.O$177];[.O219];&quot;&quot;)">
            <text:p/>
          </table:table-cell>
          <table:table-cell table:formula="of:=IF([.P219]&gt;[.P$177];[.P219];&quot;&quot;)">
            <text:p/>
          </table:table-cell>
          <table:table-cell table:formula="of:=IF([.Q219]&gt;[.Q$177];[.Q219];&quot;&quot;)">
            <text:p/>
          </table:table-cell>
          <table:table-cell table:formula="of:=IF([.R219]&gt;[.R$177];[.R219];&quot;&quot;)">
            <text:p/>
          </table:table-cell>
          <table:table-cell table:formula="of:=IF([.S219]&gt;[.S$177];[.S219];&quot;&quot;)">
            <text:p/>
          </table:table-cell>
          <table:table-cell table:formula="of:=IF([.T219]&gt;[.T$177];[.T219];&quot;&quot;)">
            <text:p/>
          </table:table-cell>
          <table:table-cell table:formula="of:=IF([.U219]&gt;[.U$177];[.U219];&quot;&quot;)">
            <text:p/>
          </table:table-cell>
          <table:table-cell table:formula="of:=IF([.V219]&gt;[.V$177];[.V21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0]&gt;[.B$177];[.B220];&quot;&quot;)">
            <text:p/>
          </table:table-cell>
          <table:table-cell table:formula="of:=IF([.C220]&gt;[.C$177];[.C220];&quot;&quot;)">
            <text:p/>
          </table:table-cell>
          <table:table-cell table:formula="of:=IF([.D220]&gt;[.D$177];[.D220];&quot;&quot;)">
            <text:p/>
          </table:table-cell>
          <table:table-cell table:formula="of:=IF([.E220]&gt;[.E$177];[.E220];&quot;&quot;)">
            <text:p/>
          </table:table-cell>
          <table:table-cell table:formula="of:=IF([.F220]&gt;[.F$177];[.F220];&quot;&quot;)">
            <text:p/>
          </table:table-cell>
          <table:table-cell table:formula="of:=IF([.G220]&gt;[.G$177];[.G220];&quot;&quot;)">
            <text:p/>
          </table:table-cell>
          <table:table-cell table:formula="of:=IF([.H220]&gt;[.H$177];[.H220];&quot;&quot;)">
            <text:p/>
          </table:table-cell>
          <table:table-cell table:formula="of:=IF([.I220]&gt;[.I$177];[.I220];&quot;&quot;)">
            <text:p/>
          </table:table-cell>
          <table:table-cell table:formula="of:=IF([.J220]&gt;[.J$177];[.J220];&quot;&quot;)">
            <text:p/>
          </table:table-cell>
          <table:table-cell table:formula="of:=IF([.K220]&gt;[.K$177];[.K220];&quot;&quot;)">
            <text:p/>
          </table:table-cell>
          <table:table-cell table:formula="of:=IF([.L220]&gt;[.L$177];[.L220];&quot;&quot;)">
            <text:p/>
          </table:table-cell>
          <table:table-cell table:formula="of:=IF([.M220]&gt;[.M$177];[.M220];&quot;&quot;)">
            <text:p/>
          </table:table-cell>
          <table:table-cell table:formula="of:=IF([.N220]&gt;[.N$177];[.N220];&quot;&quot;)">
            <text:p/>
          </table:table-cell>
          <table:table-cell table:formula="of:=IF([.O220]&gt;[.O$177];[.O220];&quot;&quot;)">
            <text:p/>
          </table:table-cell>
          <table:table-cell table:formula="of:=IF([.P220]&gt;[.P$177];[.P220];&quot;&quot;)">
            <text:p/>
          </table:table-cell>
          <table:table-cell table:formula="of:=IF([.Q220]&gt;[.Q$177];[.Q220];&quot;&quot;)">
            <text:p/>
          </table:table-cell>
          <table:table-cell table:formula="of:=IF([.R220]&gt;[.R$177];[.R220];&quot;&quot;)">
            <text:p/>
          </table:table-cell>
          <table:table-cell table:formula="of:=IF([.S220]&gt;[.S$177];[.S220];&quot;&quot;)">
            <text:p/>
          </table:table-cell>
          <table:table-cell table:formula="of:=IF([.T220]&gt;[.T$177];[.T220];&quot;&quot;)">
            <text:p/>
          </table:table-cell>
          <table:table-cell table:formula="of:=IF([.U220]&gt;[.U$177];[.U220];&quot;&quot;)">
            <text:p/>
          </table:table-cell>
          <table:table-cell table:formula="of:=IF([.V220]&gt;[.V$177];[.V22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1]&gt;[.B$177];[.B221];&quot;&quot;)">
            <text:p/>
          </table:table-cell>
          <table:table-cell table:formula="of:=IF([.C221]&gt;[.C$177];[.C221];&quot;&quot;)">
            <text:p/>
          </table:table-cell>
          <table:table-cell table:formula="of:=IF([.D221]&gt;[.D$177];[.D221];&quot;&quot;)">
            <text:p/>
          </table:table-cell>
          <table:table-cell table:formula="of:=IF([.E221]&gt;[.E$177];[.E221];&quot;&quot;)">
            <text:p/>
          </table:table-cell>
          <table:table-cell table:formula="of:=IF([.F221]&gt;[.F$177];[.F221];&quot;&quot;)">
            <text:p/>
          </table:table-cell>
          <table:table-cell table:formula="of:=IF([.G221]&gt;[.G$177];[.G221];&quot;&quot;)">
            <text:p/>
          </table:table-cell>
          <table:table-cell table:formula="of:=IF([.H221]&gt;[.H$177];[.H221];&quot;&quot;)">
            <text:p/>
          </table:table-cell>
          <table:table-cell table:formula="of:=IF([.I221]&gt;[.I$177];[.I221];&quot;&quot;)">
            <text:p/>
          </table:table-cell>
          <table:table-cell table:formula="of:=IF([.J221]&gt;[.J$177];[.J221];&quot;&quot;)">
            <text:p/>
          </table:table-cell>
          <table:table-cell table:formula="of:=IF([.K221]&gt;[.K$177];[.K221];&quot;&quot;)">
            <text:p/>
          </table:table-cell>
          <table:table-cell table:formula="of:=IF([.L221]&gt;[.L$177];[.L221];&quot;&quot;)">
            <text:p/>
          </table:table-cell>
          <table:table-cell table:formula="of:=IF([.M221]&gt;[.M$177];[.M221];&quot;&quot;)">
            <text:p/>
          </table:table-cell>
          <table:table-cell table:formula="of:=IF([.N221]&gt;[.N$177];[.N221];&quot;&quot;)">
            <text:p/>
          </table:table-cell>
          <table:table-cell table:formula="of:=IF([.O221]&gt;[.O$177];[.O221];&quot;&quot;)">
            <text:p/>
          </table:table-cell>
          <table:table-cell table:formula="of:=IF([.P221]&gt;[.P$177];[.P221];&quot;&quot;)">
            <text:p/>
          </table:table-cell>
          <table:table-cell table:formula="of:=IF([.Q221]&gt;[.Q$177];[.Q221];&quot;&quot;)">
            <text:p/>
          </table:table-cell>
          <table:table-cell table:formula="of:=IF([.R221]&gt;[.R$177];[.R221];&quot;&quot;)">
            <text:p/>
          </table:table-cell>
          <table:table-cell table:formula="of:=IF([.S221]&gt;[.S$177];[.S221];&quot;&quot;)">
            <text:p/>
          </table:table-cell>
          <table:table-cell table:formula="of:=IF([.T221]&gt;[.T$177];[.T221];&quot;&quot;)">
            <text:p/>
          </table:table-cell>
          <table:table-cell table:formula="of:=IF([.U221]&gt;[.U$177];[.U221];&quot;&quot;)">
            <text:p/>
          </table:table-cell>
          <table:table-cell table:formula="of:=IF([.V221]&gt;[.V$177];[.V22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2]&gt;[.B$177];[.B222];&quot;&quot;)">
            <text:p/>
          </table:table-cell>
          <table:table-cell table:formula="of:=IF([.C222]&gt;[.C$177];[.C222];&quot;&quot;)">
            <text:p/>
          </table:table-cell>
          <table:table-cell table:formula="of:=IF([.D222]&gt;[.D$177];[.D222];&quot;&quot;)">
            <text:p/>
          </table:table-cell>
          <table:table-cell table:formula="of:=IF([.E222]&gt;[.E$177];[.E222];&quot;&quot;)">
            <text:p/>
          </table:table-cell>
          <table:table-cell table:formula="of:=IF([.F222]&gt;[.F$177];[.F222];&quot;&quot;)">
            <text:p/>
          </table:table-cell>
          <table:table-cell table:formula="of:=IF([.G222]&gt;[.G$177];[.G222];&quot;&quot;)">
            <text:p/>
          </table:table-cell>
          <table:table-cell table:formula="of:=IF([.H222]&gt;[.H$177];[.H222];&quot;&quot;)">
            <text:p/>
          </table:table-cell>
          <table:table-cell table:formula="of:=IF([.I222]&gt;[.I$177];[.I222];&quot;&quot;)">
            <text:p/>
          </table:table-cell>
          <table:table-cell table:formula="of:=IF([.J222]&gt;[.J$177];[.J222];&quot;&quot;)">
            <text:p/>
          </table:table-cell>
          <table:table-cell table:formula="of:=IF([.K222]&gt;[.K$177];[.K222];&quot;&quot;)">
            <text:p/>
          </table:table-cell>
          <table:table-cell table:formula="of:=IF([.L222]&gt;[.L$177];[.L222];&quot;&quot;)">
            <text:p/>
          </table:table-cell>
          <table:table-cell table:formula="of:=IF([.M222]&gt;[.M$177];[.M222];&quot;&quot;)">
            <text:p/>
          </table:table-cell>
          <table:table-cell table:formula="of:=IF([.N222]&gt;[.N$177];[.N222];&quot;&quot;)">
            <text:p/>
          </table:table-cell>
          <table:table-cell table:formula="of:=IF([.O222]&gt;[.O$177];[.O222];&quot;&quot;)">
            <text:p/>
          </table:table-cell>
          <table:table-cell table:formula="of:=IF([.P222]&gt;[.P$177];[.P222];&quot;&quot;)">
            <text:p/>
          </table:table-cell>
          <table:table-cell table:formula="of:=IF([.Q222]&gt;[.Q$177];[.Q222];&quot;&quot;)">
            <text:p/>
          </table:table-cell>
          <table:table-cell table:formula="of:=IF([.R222]&gt;[.R$177];[.R222];&quot;&quot;)">
            <text:p/>
          </table:table-cell>
          <table:table-cell table:formula="of:=IF([.S222]&gt;[.S$177];[.S222];&quot;&quot;)">
            <text:p/>
          </table:table-cell>
          <table:table-cell table:formula="of:=IF([.T222]&gt;[.T$177];[.T222];&quot;&quot;)">
            <text:p/>
          </table:table-cell>
          <table:table-cell table:formula="of:=IF([.U222]&gt;[.U$177];[.U222];&quot;&quot;)">
            <text:p/>
          </table:table-cell>
          <table:table-cell table:formula="of:=IF([.V222]&gt;[.V$177];[.V22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3]&gt;[.B$177];[.B223];&quot;&quot;)">
            <text:p/>
          </table:table-cell>
          <table:table-cell table:formula="of:=IF([.C223]&gt;[.C$177];[.C223];&quot;&quot;)">
            <text:p/>
          </table:table-cell>
          <table:table-cell table:formula="of:=IF([.D223]&gt;[.D$177];[.D223];&quot;&quot;)">
            <text:p/>
          </table:table-cell>
          <table:table-cell table:formula="of:=IF([.E223]&gt;[.E$177];[.E223];&quot;&quot;)">
            <text:p/>
          </table:table-cell>
          <table:table-cell table:formula="of:=IF([.F223]&gt;[.F$177];[.F223];&quot;&quot;)">
            <text:p/>
          </table:table-cell>
          <table:table-cell table:formula="of:=IF([.G223]&gt;[.G$177];[.G223];&quot;&quot;)">
            <text:p/>
          </table:table-cell>
          <table:table-cell table:formula="of:=IF([.H223]&gt;[.H$177];[.H223];&quot;&quot;)">
            <text:p/>
          </table:table-cell>
          <table:table-cell table:formula="of:=IF([.I223]&gt;[.I$177];[.I223];&quot;&quot;)">
            <text:p/>
          </table:table-cell>
          <table:table-cell table:formula="of:=IF([.J223]&gt;[.J$177];[.J223];&quot;&quot;)">
            <text:p/>
          </table:table-cell>
          <table:table-cell table:formula="of:=IF([.K223]&gt;[.K$177];[.K223];&quot;&quot;)">
            <text:p/>
          </table:table-cell>
          <table:table-cell table:formula="of:=IF([.L223]&gt;[.L$177];[.L223];&quot;&quot;)">
            <text:p/>
          </table:table-cell>
          <table:table-cell table:formula="of:=IF([.M223]&gt;[.M$177];[.M223];&quot;&quot;)">
            <text:p/>
          </table:table-cell>
          <table:table-cell table:formula="of:=IF([.N223]&gt;[.N$177];[.N223];&quot;&quot;)">
            <text:p/>
          </table:table-cell>
          <table:table-cell table:formula="of:=IF([.O223]&gt;[.O$177];[.O223];&quot;&quot;)">
            <text:p/>
          </table:table-cell>
          <table:table-cell table:formula="of:=IF([.P223]&gt;[.P$177];[.P223];&quot;&quot;)">
            <text:p/>
          </table:table-cell>
          <table:table-cell table:formula="of:=IF([.Q223]&gt;[.Q$177];[.Q223];&quot;&quot;)">
            <text:p/>
          </table:table-cell>
          <table:table-cell table:formula="of:=IF([.R223]&gt;[.R$177];[.R223];&quot;&quot;)">
            <text:p/>
          </table:table-cell>
          <table:table-cell table:formula="of:=IF([.S223]&gt;[.S$177];[.S223];&quot;&quot;)">
            <text:p/>
          </table:table-cell>
          <table:table-cell table:formula="of:=IF([.T223]&gt;[.T$177];[.T223];&quot;&quot;)">
            <text:p/>
          </table:table-cell>
          <table:table-cell table:formula="of:=IF([.U223]&gt;[.U$177];[.U223];&quot;&quot;)">
            <text:p/>
          </table:table-cell>
          <table:table-cell table:formula="of:=IF([.V223]&gt;[.V$177];[.V22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4]&gt;[.B$177];[.B224];&quot;&quot;)">
            <text:p/>
          </table:table-cell>
          <table:table-cell table:formula="of:=IF([.C224]&gt;[.C$177];[.C224];&quot;&quot;)">
            <text:p/>
          </table:table-cell>
          <table:table-cell table:formula="of:=IF([.D224]&gt;[.D$177];[.D224];&quot;&quot;)">
            <text:p/>
          </table:table-cell>
          <table:table-cell table:formula="of:=IF([.E224]&gt;[.E$177];[.E224];&quot;&quot;)">
            <text:p/>
          </table:table-cell>
          <table:table-cell table:formula="of:=IF([.F224]&gt;[.F$177];[.F224];&quot;&quot;)">
            <text:p/>
          </table:table-cell>
          <table:table-cell table:formula="of:=IF([.G224]&gt;[.G$177];[.G224];&quot;&quot;)">
            <text:p/>
          </table:table-cell>
          <table:table-cell table:formula="of:=IF([.H224]&gt;[.H$177];[.H224];&quot;&quot;)">
            <text:p/>
          </table:table-cell>
          <table:table-cell table:formula="of:=IF([.I224]&gt;[.I$177];[.I224];&quot;&quot;)">
            <text:p/>
          </table:table-cell>
          <table:table-cell table:formula="of:=IF([.J224]&gt;[.J$177];[.J224];&quot;&quot;)">
            <text:p/>
          </table:table-cell>
          <table:table-cell table:formula="of:=IF([.K224]&gt;[.K$177];[.K224];&quot;&quot;)">
            <text:p/>
          </table:table-cell>
          <table:table-cell table:formula="of:=IF([.L224]&gt;[.L$177];[.L224];&quot;&quot;)">
            <text:p/>
          </table:table-cell>
          <table:table-cell table:formula="of:=IF([.M224]&gt;[.M$177];[.M224];&quot;&quot;)">
            <text:p/>
          </table:table-cell>
          <table:table-cell table:formula="of:=IF([.N224]&gt;[.N$177];[.N224];&quot;&quot;)">
            <text:p/>
          </table:table-cell>
          <table:table-cell table:formula="of:=IF([.O224]&gt;[.O$177];[.O224];&quot;&quot;)">
            <text:p/>
          </table:table-cell>
          <table:table-cell table:formula="of:=IF([.P224]&gt;[.P$177];[.P224];&quot;&quot;)">
            <text:p/>
          </table:table-cell>
          <table:table-cell table:formula="of:=IF([.Q224]&gt;[.Q$177];[.Q224];&quot;&quot;)">
            <text:p/>
          </table:table-cell>
          <table:table-cell table:formula="of:=IF([.R224]&gt;[.R$177];[.R224];&quot;&quot;)">
            <text:p/>
          </table:table-cell>
          <table:table-cell table:formula="of:=IF([.S224]&gt;[.S$177];[.S224];&quot;&quot;)">
            <text:p/>
          </table:table-cell>
          <table:table-cell table:formula="of:=IF([.T224]&gt;[.T$177];[.T224];&quot;&quot;)">
            <text:p/>
          </table:table-cell>
          <table:table-cell table:formula="of:=IF([.U224]&gt;[.U$177];[.U224];&quot;&quot;)">
            <text:p/>
          </table:table-cell>
          <table:table-cell table:formula="of:=IF([.V224]&gt;[.V$177];[.V22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5]&gt;[.B$177];[.B225];&quot;&quot;)">
            <text:p/>
          </table:table-cell>
          <table:table-cell table:formula="of:=IF([.C225]&gt;[.C$177];[.C225];&quot;&quot;)">
            <text:p/>
          </table:table-cell>
          <table:table-cell table:formula="of:=IF([.D225]&gt;[.D$177];[.D225];&quot;&quot;)">
            <text:p/>
          </table:table-cell>
          <table:table-cell table:formula="of:=IF([.E225]&gt;[.E$177];[.E225];&quot;&quot;)">
            <text:p/>
          </table:table-cell>
          <table:table-cell table:formula="of:=IF([.F225]&gt;[.F$177];[.F225];&quot;&quot;)">
            <text:p/>
          </table:table-cell>
          <table:table-cell table:formula="of:=IF([.G225]&gt;[.G$177];[.G225];&quot;&quot;)">
            <text:p/>
          </table:table-cell>
          <table:table-cell table:formula="of:=IF([.H225]&gt;[.H$177];[.H225];&quot;&quot;)">
            <text:p/>
          </table:table-cell>
          <table:table-cell table:formula="of:=IF([.I225]&gt;[.I$177];[.I225];&quot;&quot;)">
            <text:p/>
          </table:table-cell>
          <table:table-cell table:formula="of:=IF([.J225]&gt;[.J$177];[.J225];&quot;&quot;)">
            <text:p/>
          </table:table-cell>
          <table:table-cell table:formula="of:=IF([.K225]&gt;[.K$177];[.K225];&quot;&quot;)">
            <text:p/>
          </table:table-cell>
          <table:table-cell table:formula="of:=IF([.L225]&gt;[.L$177];[.L225];&quot;&quot;)">
            <text:p/>
          </table:table-cell>
          <table:table-cell table:formula="of:=IF([.M225]&gt;[.M$177];[.M225];&quot;&quot;)">
            <text:p/>
          </table:table-cell>
          <table:table-cell table:formula="of:=IF([.N225]&gt;[.N$177];[.N225];&quot;&quot;)">
            <text:p/>
          </table:table-cell>
          <table:table-cell table:formula="of:=IF([.O225]&gt;[.O$177];[.O225];&quot;&quot;)">
            <text:p/>
          </table:table-cell>
          <table:table-cell table:formula="of:=IF([.P225]&gt;[.P$177];[.P225];&quot;&quot;)">
            <text:p/>
          </table:table-cell>
          <table:table-cell table:formula="of:=IF([.Q225]&gt;[.Q$177];[.Q225];&quot;&quot;)">
            <text:p/>
          </table:table-cell>
          <table:table-cell table:formula="of:=IF([.R225]&gt;[.R$177];[.R225];&quot;&quot;)">
            <text:p/>
          </table:table-cell>
          <table:table-cell table:formula="of:=IF([.S225]&gt;[.S$177];[.S225];&quot;&quot;)">
            <text:p/>
          </table:table-cell>
          <table:table-cell table:formula="of:=IF([.T225]&gt;[.T$177];[.T225];&quot;&quot;)">
            <text:p/>
          </table:table-cell>
          <table:table-cell table:formula="of:=IF([.U225]&gt;[.U$177];[.U225];&quot;&quot;)">
            <text:p/>
          </table:table-cell>
          <table:table-cell table:formula="of:=IF([.V225]&gt;[.V$177];[.V22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6]&gt;[.B$177];[.B226];&quot;&quot;)">
            <text:p/>
          </table:table-cell>
          <table:table-cell table:formula="of:=IF([.C226]&gt;[.C$177];[.C226];&quot;&quot;)">
            <text:p/>
          </table:table-cell>
          <table:table-cell table:formula="of:=IF([.D226]&gt;[.D$177];[.D226];&quot;&quot;)">
            <text:p/>
          </table:table-cell>
          <table:table-cell table:formula="of:=IF([.E226]&gt;[.E$177];[.E226];&quot;&quot;)">
            <text:p/>
          </table:table-cell>
          <table:table-cell table:formula="of:=IF([.F226]&gt;[.F$177];[.F226];&quot;&quot;)">
            <text:p/>
          </table:table-cell>
          <table:table-cell table:formula="of:=IF([.G226]&gt;[.G$177];[.G226];&quot;&quot;)">
            <text:p/>
          </table:table-cell>
          <table:table-cell table:formula="of:=IF([.H226]&gt;[.H$177];[.H226];&quot;&quot;)">
            <text:p/>
          </table:table-cell>
          <table:table-cell table:formula="of:=IF([.I226]&gt;[.I$177];[.I226];&quot;&quot;)">
            <text:p/>
          </table:table-cell>
          <table:table-cell table:formula="of:=IF([.J226]&gt;[.J$177];[.J226];&quot;&quot;)">
            <text:p/>
          </table:table-cell>
          <table:table-cell table:formula="of:=IF([.K226]&gt;[.K$177];[.K226];&quot;&quot;)">
            <text:p/>
          </table:table-cell>
          <table:table-cell table:formula="of:=IF([.L226]&gt;[.L$177];[.L226];&quot;&quot;)">
            <text:p/>
          </table:table-cell>
          <table:table-cell table:formula="of:=IF([.M226]&gt;[.M$177];[.M226];&quot;&quot;)">
            <text:p/>
          </table:table-cell>
          <table:table-cell table:formula="of:=IF([.N226]&gt;[.N$177];[.N226];&quot;&quot;)">
            <text:p/>
          </table:table-cell>
          <table:table-cell table:formula="of:=IF([.O226]&gt;[.O$177];[.O226];&quot;&quot;)">
            <text:p/>
          </table:table-cell>
          <table:table-cell table:formula="of:=IF([.P226]&gt;[.P$177];[.P226];&quot;&quot;)">
            <text:p/>
          </table:table-cell>
          <table:table-cell table:formula="of:=IF([.Q226]&gt;[.Q$177];[.Q226];&quot;&quot;)">
            <text:p/>
          </table:table-cell>
          <table:table-cell table:formula="of:=IF([.R226]&gt;[.R$177];[.R226];&quot;&quot;)">
            <text:p/>
          </table:table-cell>
          <table:table-cell table:formula="of:=IF([.S226]&gt;[.S$177];[.S226];&quot;&quot;)">
            <text:p/>
          </table:table-cell>
          <table:table-cell table:formula="of:=IF([.T226]&gt;[.T$177];[.T226];&quot;&quot;)">
            <text:p/>
          </table:table-cell>
          <table:table-cell table:formula="of:=IF([.U226]&gt;[.U$177];[.U226];&quot;&quot;)">
            <text:p/>
          </table:table-cell>
          <table:table-cell table:formula="of:=IF([.V226]&gt;[.V$177];[.V22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7]&gt;[.B$177];[.B227];&quot;&quot;)">
            <text:p/>
          </table:table-cell>
          <table:table-cell table:formula="of:=IF([.C227]&gt;[.C$177];[.C227];&quot;&quot;)">
            <text:p/>
          </table:table-cell>
          <table:table-cell table:formula="of:=IF([.D227]&gt;[.D$177];[.D227];&quot;&quot;)">
            <text:p/>
          </table:table-cell>
          <table:table-cell table:formula="of:=IF([.E227]&gt;[.E$177];[.E227];&quot;&quot;)">
            <text:p/>
          </table:table-cell>
          <table:table-cell table:formula="of:=IF([.F227]&gt;[.F$177];[.F227];&quot;&quot;)">
            <text:p/>
          </table:table-cell>
          <table:table-cell table:formula="of:=IF([.G227]&gt;[.G$177];[.G227];&quot;&quot;)">
            <text:p/>
          </table:table-cell>
          <table:table-cell table:formula="of:=IF([.H227]&gt;[.H$177];[.H227];&quot;&quot;)">
            <text:p/>
          </table:table-cell>
          <table:table-cell table:formula="of:=IF([.I227]&gt;[.I$177];[.I227];&quot;&quot;)">
            <text:p/>
          </table:table-cell>
          <table:table-cell table:formula="of:=IF([.J227]&gt;[.J$177];[.J227];&quot;&quot;)">
            <text:p/>
          </table:table-cell>
          <table:table-cell table:formula="of:=IF([.K227]&gt;[.K$177];[.K227];&quot;&quot;)">
            <text:p/>
          </table:table-cell>
          <table:table-cell table:formula="of:=IF([.L227]&gt;[.L$177];[.L227];&quot;&quot;)">
            <text:p/>
          </table:table-cell>
          <table:table-cell table:formula="of:=IF([.M227]&gt;[.M$177];[.M227];&quot;&quot;)">
            <text:p/>
          </table:table-cell>
          <table:table-cell table:formula="of:=IF([.N227]&gt;[.N$177];[.N227];&quot;&quot;)">
            <text:p/>
          </table:table-cell>
          <table:table-cell table:formula="of:=IF([.O227]&gt;[.O$177];[.O227];&quot;&quot;)">
            <text:p/>
          </table:table-cell>
          <table:table-cell table:formula="of:=IF([.P227]&gt;[.P$177];[.P227];&quot;&quot;)">
            <text:p/>
          </table:table-cell>
          <table:table-cell table:formula="of:=IF([.Q227]&gt;[.Q$177];[.Q227];&quot;&quot;)">
            <text:p/>
          </table:table-cell>
          <table:table-cell table:formula="of:=IF([.R227]&gt;[.R$177];[.R227];&quot;&quot;)">
            <text:p/>
          </table:table-cell>
          <table:table-cell table:formula="of:=IF([.S227]&gt;[.S$177];[.S227];&quot;&quot;)">
            <text:p/>
          </table:table-cell>
          <table:table-cell table:formula="of:=IF([.T227]&gt;[.T$177];[.T227];&quot;&quot;)">
            <text:p/>
          </table:table-cell>
          <table:table-cell table:formula="of:=IF([.U227]&gt;[.U$177];[.U227];&quot;&quot;)">
            <text:p/>
          </table:table-cell>
          <table:table-cell table:formula="of:=IF([.V227]&gt;[.V$177];[.V22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8]&gt;[.B$177];[.B228];&quot;&quot;)">
            <text:p/>
          </table:table-cell>
          <table:table-cell table:formula="of:=IF([.C228]&gt;[.C$177];[.C228];&quot;&quot;)">
            <text:p/>
          </table:table-cell>
          <table:table-cell table:formula="of:=IF([.D228]&gt;[.D$177];[.D228];&quot;&quot;)">
            <text:p/>
          </table:table-cell>
          <table:table-cell table:formula="of:=IF([.E228]&gt;[.E$177];[.E228];&quot;&quot;)">
            <text:p/>
          </table:table-cell>
          <table:table-cell table:formula="of:=IF([.F228]&gt;[.F$177];[.F228];&quot;&quot;)">
            <text:p/>
          </table:table-cell>
          <table:table-cell table:formula="of:=IF([.G228]&gt;[.G$177];[.G228];&quot;&quot;)">
            <text:p/>
          </table:table-cell>
          <table:table-cell table:formula="of:=IF([.H228]&gt;[.H$177];[.H228];&quot;&quot;)">
            <text:p/>
          </table:table-cell>
          <table:table-cell table:formula="of:=IF([.I228]&gt;[.I$177];[.I228];&quot;&quot;)">
            <text:p/>
          </table:table-cell>
          <table:table-cell table:formula="of:=IF([.J228]&gt;[.J$177];[.J228];&quot;&quot;)">
            <text:p/>
          </table:table-cell>
          <table:table-cell table:formula="of:=IF([.K228]&gt;[.K$177];[.K228];&quot;&quot;)">
            <text:p/>
          </table:table-cell>
          <table:table-cell table:formula="of:=IF([.L228]&gt;[.L$177];[.L228];&quot;&quot;)">
            <text:p/>
          </table:table-cell>
          <table:table-cell table:formula="of:=IF([.M228]&gt;[.M$177];[.M228];&quot;&quot;)">
            <text:p/>
          </table:table-cell>
          <table:table-cell table:formula="of:=IF([.N228]&gt;[.N$177];[.N228];&quot;&quot;)">
            <text:p/>
          </table:table-cell>
          <table:table-cell table:formula="of:=IF([.O228]&gt;[.O$177];[.O228];&quot;&quot;)">
            <text:p/>
          </table:table-cell>
          <table:table-cell table:formula="of:=IF([.P228]&gt;[.P$177];[.P228];&quot;&quot;)">
            <text:p/>
          </table:table-cell>
          <table:table-cell table:formula="of:=IF([.Q228]&gt;[.Q$177];[.Q228];&quot;&quot;)">
            <text:p/>
          </table:table-cell>
          <table:table-cell table:formula="of:=IF([.R228]&gt;[.R$177];[.R228];&quot;&quot;)">
            <text:p/>
          </table:table-cell>
          <table:table-cell table:formula="of:=IF([.S228]&gt;[.S$177];[.S228];&quot;&quot;)">
            <text:p/>
          </table:table-cell>
          <table:table-cell table:formula="of:=IF([.T228]&gt;[.T$177];[.T228];&quot;&quot;)">
            <text:p/>
          </table:table-cell>
          <table:table-cell table:formula="of:=IF([.U228]&gt;[.U$177];[.U228];&quot;&quot;)">
            <text:p/>
          </table:table-cell>
          <table:table-cell table:formula="of:=IF([.V228]&gt;[.V$177];[.V22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9]&gt;[.B$177];[.B229];&quot;&quot;)">
            <text:p/>
          </table:table-cell>
          <table:table-cell table:formula="of:=IF([.C229]&gt;[.C$177];[.C229];&quot;&quot;)">
            <text:p/>
          </table:table-cell>
          <table:table-cell table:formula="of:=IF([.D229]&gt;[.D$177];[.D229];&quot;&quot;)">
            <text:p/>
          </table:table-cell>
          <table:table-cell table:formula="of:=IF([.E229]&gt;[.E$177];[.E229];&quot;&quot;)">
            <text:p/>
          </table:table-cell>
          <table:table-cell table:formula="of:=IF([.F229]&gt;[.F$177];[.F229];&quot;&quot;)">
            <text:p/>
          </table:table-cell>
          <table:table-cell table:formula="of:=IF([.G229]&gt;[.G$177];[.G229];&quot;&quot;)">
            <text:p/>
          </table:table-cell>
          <table:table-cell table:formula="of:=IF([.H229]&gt;[.H$177];[.H229];&quot;&quot;)">
            <text:p/>
          </table:table-cell>
          <table:table-cell table:formula="of:=IF([.I229]&gt;[.I$177];[.I229];&quot;&quot;)">
            <text:p/>
          </table:table-cell>
          <table:table-cell table:formula="of:=IF([.J229]&gt;[.J$177];[.J229];&quot;&quot;)">
            <text:p/>
          </table:table-cell>
          <table:table-cell table:formula="of:=IF([.K229]&gt;[.K$177];[.K229];&quot;&quot;)">
            <text:p/>
          </table:table-cell>
          <table:table-cell table:formula="of:=IF([.L229]&gt;[.L$177];[.L229];&quot;&quot;)">
            <text:p/>
          </table:table-cell>
          <table:table-cell table:formula="of:=IF([.M229]&gt;[.M$177];[.M229];&quot;&quot;)">
            <text:p/>
          </table:table-cell>
          <table:table-cell table:formula="of:=IF([.N229]&gt;[.N$177];[.N229];&quot;&quot;)">
            <text:p/>
          </table:table-cell>
          <table:table-cell table:formula="of:=IF([.O229]&gt;[.O$177];[.O229];&quot;&quot;)">
            <text:p/>
          </table:table-cell>
          <table:table-cell table:formula="of:=IF([.P229]&gt;[.P$177];[.P229];&quot;&quot;)">
            <text:p/>
          </table:table-cell>
          <table:table-cell table:formula="of:=IF([.Q229]&gt;[.Q$177];[.Q229];&quot;&quot;)">
            <text:p/>
          </table:table-cell>
          <table:table-cell table:formula="of:=IF([.R229]&gt;[.R$177];[.R229];&quot;&quot;)">
            <text:p/>
          </table:table-cell>
          <table:table-cell table:formula="of:=IF([.S229]&gt;[.S$177];[.S229];&quot;&quot;)">
            <text:p/>
          </table:table-cell>
          <table:table-cell table:formula="of:=IF([.T229]&gt;[.T$177];[.T229];&quot;&quot;)">
            <text:p/>
          </table:table-cell>
          <table:table-cell table:formula="of:=IF([.U229]&gt;[.U$177];[.U229];&quot;&quot;)">
            <text:p/>
          </table:table-cell>
          <table:table-cell table:formula="of:=IF([.V229]&gt;[.V$177];[.V22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0]&gt;[.B$177];[.B230];&quot;&quot;)">
            <text:p/>
          </table:table-cell>
          <table:table-cell table:formula="of:=IF([.C230]&gt;[.C$177];[.C230];&quot;&quot;)">
            <text:p/>
          </table:table-cell>
          <table:table-cell table:formula="of:=IF([.D230]&gt;[.D$177];[.D230];&quot;&quot;)">
            <text:p/>
          </table:table-cell>
          <table:table-cell table:formula="of:=IF([.E230]&gt;[.E$177];[.E230];&quot;&quot;)">
            <text:p/>
          </table:table-cell>
          <table:table-cell table:formula="of:=IF([.F230]&gt;[.F$177];[.F230];&quot;&quot;)">
            <text:p/>
          </table:table-cell>
          <table:table-cell table:formula="of:=IF([.G230]&gt;[.G$177];[.G230];&quot;&quot;)">
            <text:p/>
          </table:table-cell>
          <table:table-cell table:formula="of:=IF([.H230]&gt;[.H$177];[.H230];&quot;&quot;)">
            <text:p/>
          </table:table-cell>
          <table:table-cell table:formula="of:=IF([.I230]&gt;[.I$177];[.I230];&quot;&quot;)">
            <text:p/>
          </table:table-cell>
          <table:table-cell table:formula="of:=IF([.J230]&gt;[.J$177];[.J230];&quot;&quot;)">
            <text:p/>
          </table:table-cell>
          <table:table-cell table:formula="of:=IF([.K230]&gt;[.K$177];[.K230];&quot;&quot;)">
            <text:p/>
          </table:table-cell>
          <table:table-cell table:formula="of:=IF([.L230]&gt;[.L$177];[.L230];&quot;&quot;)">
            <text:p/>
          </table:table-cell>
          <table:table-cell table:formula="of:=IF([.M230]&gt;[.M$177];[.M230];&quot;&quot;)">
            <text:p/>
          </table:table-cell>
          <table:table-cell table:formula="of:=IF([.N230]&gt;[.N$177];[.N230];&quot;&quot;)">
            <text:p/>
          </table:table-cell>
          <table:table-cell table:formula="of:=IF([.O230]&gt;[.O$177];[.O230];&quot;&quot;)">
            <text:p/>
          </table:table-cell>
          <table:table-cell table:formula="of:=IF([.P230]&gt;[.P$177];[.P230];&quot;&quot;)">
            <text:p/>
          </table:table-cell>
          <table:table-cell table:formula="of:=IF([.Q230]&gt;[.Q$177];[.Q230];&quot;&quot;)">
            <text:p/>
          </table:table-cell>
          <table:table-cell table:formula="of:=IF([.R230]&gt;[.R$177];[.R230];&quot;&quot;)">
            <text:p/>
          </table:table-cell>
          <table:table-cell table:formula="of:=IF([.S230]&gt;[.S$177];[.S230];&quot;&quot;)">
            <text:p/>
          </table:table-cell>
          <table:table-cell table:formula="of:=IF([.T230]&gt;[.T$177];[.T230];&quot;&quot;)">
            <text:p/>
          </table:table-cell>
          <table:table-cell table:formula="of:=IF([.U230]&gt;[.U$177];[.U230];&quot;&quot;)">
            <text:p/>
          </table:table-cell>
          <table:table-cell table:formula="of:=IF([.V230]&gt;[.V$177];[.V23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1]&gt;[.B$177];[.B231];&quot;&quot;)">
            <text:p/>
          </table:table-cell>
          <table:table-cell table:formula="of:=IF([.C231]&gt;[.C$177];[.C231];&quot;&quot;)">
            <text:p/>
          </table:table-cell>
          <table:table-cell table:formula="of:=IF([.D231]&gt;[.D$177];[.D231];&quot;&quot;)">
            <text:p/>
          </table:table-cell>
          <table:table-cell table:formula="of:=IF([.E231]&gt;[.E$177];[.E231];&quot;&quot;)">
            <text:p/>
          </table:table-cell>
          <table:table-cell table:formula="of:=IF([.F231]&gt;[.F$177];[.F231];&quot;&quot;)">
            <text:p/>
          </table:table-cell>
          <table:table-cell table:formula="of:=IF([.G231]&gt;[.G$177];[.G231];&quot;&quot;)">
            <text:p/>
          </table:table-cell>
          <table:table-cell table:formula="of:=IF([.H231]&gt;[.H$177];[.H231];&quot;&quot;)">
            <text:p/>
          </table:table-cell>
          <table:table-cell table:formula="of:=IF([.I231]&gt;[.I$177];[.I231];&quot;&quot;)">
            <text:p/>
          </table:table-cell>
          <table:table-cell table:formula="of:=IF([.J231]&gt;[.J$177];[.J231];&quot;&quot;)">
            <text:p/>
          </table:table-cell>
          <table:table-cell table:formula="of:=IF([.K231]&gt;[.K$177];[.K231];&quot;&quot;)">
            <text:p/>
          </table:table-cell>
          <table:table-cell table:formula="of:=IF([.L231]&gt;[.L$177];[.L231];&quot;&quot;)">
            <text:p/>
          </table:table-cell>
          <table:table-cell table:formula="of:=IF([.M231]&gt;[.M$177];[.M231];&quot;&quot;)">
            <text:p/>
          </table:table-cell>
          <table:table-cell table:formula="of:=IF([.N231]&gt;[.N$177];[.N231];&quot;&quot;)">
            <text:p/>
          </table:table-cell>
          <table:table-cell table:formula="of:=IF([.O231]&gt;[.O$177];[.O231];&quot;&quot;)">
            <text:p/>
          </table:table-cell>
          <table:table-cell table:formula="of:=IF([.P231]&gt;[.P$177];[.P231];&quot;&quot;)">
            <text:p/>
          </table:table-cell>
          <table:table-cell table:formula="of:=IF([.Q231]&gt;[.Q$177];[.Q231];&quot;&quot;)">
            <text:p/>
          </table:table-cell>
          <table:table-cell table:formula="of:=IF([.R231]&gt;[.R$177];[.R231];&quot;&quot;)">
            <text:p/>
          </table:table-cell>
          <table:table-cell table:formula="of:=IF([.S231]&gt;[.S$177];[.S231];&quot;&quot;)">
            <text:p/>
          </table:table-cell>
          <table:table-cell table:formula="of:=IF([.T231]&gt;[.T$177];[.T231];&quot;&quot;)">
            <text:p/>
          </table:table-cell>
          <table:table-cell table:formula="of:=IF([.U231]&gt;[.U$177];[.U231];&quot;&quot;)">
            <text:p/>
          </table:table-cell>
          <table:table-cell table:formula="of:=IF([.V231]&gt;[.V$177];[.V23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2]&gt;[.B$177];[.B232];&quot;&quot;)">
            <text:p/>
          </table:table-cell>
          <table:table-cell table:formula="of:=IF([.C232]&gt;[.C$177];[.C232];&quot;&quot;)">
            <text:p/>
          </table:table-cell>
          <table:table-cell table:formula="of:=IF([.D232]&gt;[.D$177];[.D232];&quot;&quot;)">
            <text:p/>
          </table:table-cell>
          <table:table-cell table:formula="of:=IF([.E232]&gt;[.E$177];[.E232];&quot;&quot;)">
            <text:p/>
          </table:table-cell>
          <table:table-cell table:formula="of:=IF([.F232]&gt;[.F$177];[.F232];&quot;&quot;)">
            <text:p/>
          </table:table-cell>
          <table:table-cell table:formula="of:=IF([.G232]&gt;[.G$177];[.G232];&quot;&quot;)">
            <text:p/>
          </table:table-cell>
          <table:table-cell table:formula="of:=IF([.H232]&gt;[.H$177];[.H232];&quot;&quot;)">
            <text:p/>
          </table:table-cell>
          <table:table-cell table:formula="of:=IF([.I232]&gt;[.I$177];[.I232];&quot;&quot;)">
            <text:p/>
          </table:table-cell>
          <table:table-cell table:formula="of:=IF([.J232]&gt;[.J$177];[.J232];&quot;&quot;)">
            <text:p/>
          </table:table-cell>
          <table:table-cell table:formula="of:=IF([.K232]&gt;[.K$177];[.K232];&quot;&quot;)">
            <text:p/>
          </table:table-cell>
          <table:table-cell table:formula="of:=IF([.L232]&gt;[.L$177];[.L232];&quot;&quot;)">
            <text:p/>
          </table:table-cell>
          <table:table-cell table:formula="of:=IF([.M232]&gt;[.M$177];[.M232];&quot;&quot;)">
            <text:p/>
          </table:table-cell>
          <table:table-cell table:formula="of:=IF([.N232]&gt;[.N$177];[.N232];&quot;&quot;)">
            <text:p/>
          </table:table-cell>
          <table:table-cell table:formula="of:=IF([.O232]&gt;[.O$177];[.O232];&quot;&quot;)">
            <text:p/>
          </table:table-cell>
          <table:table-cell table:formula="of:=IF([.P232]&gt;[.P$177];[.P232];&quot;&quot;)">
            <text:p/>
          </table:table-cell>
          <table:table-cell table:formula="of:=IF([.Q232]&gt;[.Q$177];[.Q232];&quot;&quot;)">
            <text:p/>
          </table:table-cell>
          <table:table-cell table:formula="of:=IF([.R232]&gt;[.R$177];[.R232];&quot;&quot;)">
            <text:p/>
          </table:table-cell>
          <table:table-cell table:formula="of:=IF([.S232]&gt;[.S$177];[.S232];&quot;&quot;)">
            <text:p/>
          </table:table-cell>
          <table:table-cell table:formula="of:=IF([.T232]&gt;[.T$177];[.T232];&quot;&quot;)">
            <text:p/>
          </table:table-cell>
          <table:table-cell table:formula="of:=IF([.U232]&gt;[.U$177];[.U232];&quot;&quot;)">
            <text:p/>
          </table:table-cell>
          <table:table-cell table:formula="of:=IF([.V232]&gt;[.V$177];[.V23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3]&gt;[.B$177];[.B233];&quot;&quot;)">
            <text:p/>
          </table:table-cell>
          <table:table-cell table:formula="of:=IF([.C233]&gt;[.C$177];[.C233];&quot;&quot;)">
            <text:p/>
          </table:table-cell>
          <table:table-cell table:formula="of:=IF([.D233]&gt;[.D$177];[.D233];&quot;&quot;)">
            <text:p/>
          </table:table-cell>
          <table:table-cell table:formula="of:=IF([.E233]&gt;[.E$177];[.E233];&quot;&quot;)">
            <text:p/>
          </table:table-cell>
          <table:table-cell table:formula="of:=IF([.F233]&gt;[.F$177];[.F233];&quot;&quot;)">
            <text:p/>
          </table:table-cell>
          <table:table-cell table:formula="of:=IF([.G233]&gt;[.G$177];[.G233];&quot;&quot;)">
            <text:p/>
          </table:table-cell>
          <table:table-cell table:formula="of:=IF([.H233]&gt;[.H$177];[.H233];&quot;&quot;)">
            <text:p/>
          </table:table-cell>
          <table:table-cell table:formula="of:=IF([.I233]&gt;[.I$177];[.I233];&quot;&quot;)">
            <text:p/>
          </table:table-cell>
          <table:table-cell table:formula="of:=IF([.J233]&gt;[.J$177];[.J233];&quot;&quot;)">
            <text:p/>
          </table:table-cell>
          <table:table-cell table:formula="of:=IF([.K233]&gt;[.K$177];[.K233];&quot;&quot;)">
            <text:p/>
          </table:table-cell>
          <table:table-cell table:formula="of:=IF([.L233]&gt;[.L$177];[.L233];&quot;&quot;)">
            <text:p/>
          </table:table-cell>
          <table:table-cell table:formula="of:=IF([.M233]&gt;[.M$177];[.M233];&quot;&quot;)">
            <text:p/>
          </table:table-cell>
          <table:table-cell table:formula="of:=IF([.N233]&gt;[.N$177];[.N233];&quot;&quot;)">
            <text:p/>
          </table:table-cell>
          <table:table-cell table:formula="of:=IF([.O233]&gt;[.O$177];[.O233];&quot;&quot;)">
            <text:p/>
          </table:table-cell>
          <table:table-cell table:formula="of:=IF([.P233]&gt;[.P$177];[.P233];&quot;&quot;)">
            <text:p/>
          </table:table-cell>
          <table:table-cell table:formula="of:=IF([.Q233]&gt;[.Q$177];[.Q233];&quot;&quot;)">
            <text:p/>
          </table:table-cell>
          <table:table-cell table:formula="of:=IF([.R233]&gt;[.R$177];[.R233];&quot;&quot;)">
            <text:p/>
          </table:table-cell>
          <table:table-cell table:formula="of:=IF([.S233]&gt;[.S$177];[.S233];&quot;&quot;)">
            <text:p/>
          </table:table-cell>
          <table:table-cell table:formula="of:=IF([.T233]&gt;[.T$177];[.T233];&quot;&quot;)">
            <text:p/>
          </table:table-cell>
          <table:table-cell table:formula="of:=IF([.U233]&gt;[.U$177];[.U233];&quot;&quot;)">
            <text:p/>
          </table:table-cell>
          <table:table-cell table:formula="of:=IF([.V233]&gt;[.V$177];[.V23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4]&gt;[.B$177];[.B234];&quot;&quot;)">
            <text:p/>
          </table:table-cell>
          <table:table-cell table:formula="of:=IF([.C234]&gt;[.C$177];[.C234];&quot;&quot;)">
            <text:p/>
          </table:table-cell>
          <table:table-cell table:formula="of:=IF([.D234]&gt;[.D$177];[.D234];&quot;&quot;)">
            <text:p/>
          </table:table-cell>
          <table:table-cell table:formula="of:=IF([.E234]&gt;[.E$177];[.E234];&quot;&quot;)">
            <text:p/>
          </table:table-cell>
          <table:table-cell table:formula="of:=IF([.F234]&gt;[.F$177];[.F234];&quot;&quot;)">
            <text:p/>
          </table:table-cell>
          <table:table-cell table:formula="of:=IF([.G234]&gt;[.G$177];[.G234];&quot;&quot;)">
            <text:p/>
          </table:table-cell>
          <table:table-cell table:formula="of:=IF([.H234]&gt;[.H$177];[.H234];&quot;&quot;)">
            <text:p/>
          </table:table-cell>
          <table:table-cell table:formula="of:=IF([.I234]&gt;[.I$177];[.I234];&quot;&quot;)">
            <text:p/>
          </table:table-cell>
          <table:table-cell table:formula="of:=IF([.J234]&gt;[.J$177];[.J234];&quot;&quot;)">
            <text:p/>
          </table:table-cell>
          <table:table-cell table:formula="of:=IF([.K234]&gt;[.K$177];[.K234];&quot;&quot;)">
            <text:p/>
          </table:table-cell>
          <table:table-cell table:formula="of:=IF([.L234]&gt;[.L$177];[.L234];&quot;&quot;)">
            <text:p/>
          </table:table-cell>
          <table:table-cell table:formula="of:=IF([.M234]&gt;[.M$177];[.M234];&quot;&quot;)">
            <text:p/>
          </table:table-cell>
          <table:table-cell table:formula="of:=IF([.N234]&gt;[.N$177];[.N234];&quot;&quot;)">
            <text:p/>
          </table:table-cell>
          <table:table-cell table:formula="of:=IF([.O234]&gt;[.O$177];[.O234];&quot;&quot;)">
            <text:p/>
          </table:table-cell>
          <table:table-cell table:formula="of:=IF([.P234]&gt;[.P$177];[.P234];&quot;&quot;)">
            <text:p/>
          </table:table-cell>
          <table:table-cell table:formula="of:=IF([.Q234]&gt;[.Q$177];[.Q234];&quot;&quot;)">
            <text:p/>
          </table:table-cell>
          <table:table-cell table:formula="of:=IF([.R234]&gt;[.R$177];[.R234];&quot;&quot;)">
            <text:p/>
          </table:table-cell>
          <table:table-cell table:formula="of:=IF([.S234]&gt;[.S$177];[.S234];&quot;&quot;)">
            <text:p/>
          </table:table-cell>
          <table:table-cell table:formula="of:=IF([.T234]&gt;[.T$177];[.T234];&quot;&quot;)">
            <text:p/>
          </table:table-cell>
          <table:table-cell table:formula="of:=IF([.U234]&gt;[.U$177];[.U234];&quot;&quot;)">
            <text:p/>
          </table:table-cell>
          <table:table-cell table:formula="of:=IF([.V234]&gt;[.V$177];[.V23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5]&gt;[.B$177];[.B235];&quot;&quot;)">
            <text:p/>
          </table:table-cell>
          <table:table-cell table:formula="of:=IF([.C235]&gt;[.C$177];[.C235];&quot;&quot;)">
            <text:p/>
          </table:table-cell>
          <table:table-cell table:formula="of:=IF([.D235]&gt;[.D$177];[.D235];&quot;&quot;)">
            <text:p/>
          </table:table-cell>
          <table:table-cell table:formula="of:=IF([.E235]&gt;[.E$177];[.E235];&quot;&quot;)">
            <text:p/>
          </table:table-cell>
          <table:table-cell table:formula="of:=IF([.F235]&gt;[.F$177];[.F235];&quot;&quot;)">
            <text:p/>
          </table:table-cell>
          <table:table-cell table:formula="of:=IF([.G235]&gt;[.G$177];[.G235];&quot;&quot;)">
            <text:p/>
          </table:table-cell>
          <table:table-cell table:formula="of:=IF([.H235]&gt;[.H$177];[.H235];&quot;&quot;)">
            <text:p/>
          </table:table-cell>
          <table:table-cell table:formula="of:=IF([.I235]&gt;[.I$177];[.I235];&quot;&quot;)">
            <text:p/>
          </table:table-cell>
          <table:table-cell table:formula="of:=IF([.J235]&gt;[.J$177];[.J235];&quot;&quot;)">
            <text:p/>
          </table:table-cell>
          <table:table-cell table:formula="of:=IF([.K235]&gt;[.K$177];[.K235];&quot;&quot;)">
            <text:p/>
          </table:table-cell>
          <table:table-cell table:formula="of:=IF([.L235]&gt;[.L$177];[.L235];&quot;&quot;)">
            <text:p/>
          </table:table-cell>
          <table:table-cell table:formula="of:=IF([.M235]&gt;[.M$177];[.M235];&quot;&quot;)">
            <text:p/>
          </table:table-cell>
          <table:table-cell table:formula="of:=IF([.N235]&gt;[.N$177];[.N235];&quot;&quot;)">
            <text:p/>
          </table:table-cell>
          <table:table-cell table:formula="of:=IF([.O235]&gt;[.O$177];[.O235];&quot;&quot;)">
            <text:p/>
          </table:table-cell>
          <table:table-cell table:formula="of:=IF([.P235]&gt;[.P$177];[.P235];&quot;&quot;)">
            <text:p/>
          </table:table-cell>
          <table:table-cell table:formula="of:=IF([.Q235]&gt;[.Q$177];[.Q235];&quot;&quot;)">
            <text:p/>
          </table:table-cell>
          <table:table-cell table:formula="of:=IF([.R235]&gt;[.R$177];[.R235];&quot;&quot;)">
            <text:p/>
          </table:table-cell>
          <table:table-cell table:formula="of:=IF([.S235]&gt;[.S$177];[.S235];&quot;&quot;)">
            <text:p/>
          </table:table-cell>
          <table:table-cell table:formula="of:=IF([.T235]&gt;[.T$177];[.T235];&quot;&quot;)">
            <text:p/>
          </table:table-cell>
          <table:table-cell table:formula="of:=IF([.U235]&gt;[.U$177];[.U235];&quot;&quot;)">
            <text:p/>
          </table:table-cell>
          <table:table-cell table:formula="of:=IF([.V235]&gt;[.V$177];[.V23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6]&gt;[.B$177];[.B236];&quot;&quot;)">
            <text:p/>
          </table:table-cell>
          <table:table-cell table:formula="of:=IF([.C236]&gt;[.C$177];[.C236];&quot;&quot;)">
            <text:p/>
          </table:table-cell>
          <table:table-cell table:formula="of:=IF([.D236]&gt;[.D$177];[.D236];&quot;&quot;)">
            <text:p/>
          </table:table-cell>
          <table:table-cell table:formula="of:=IF([.E236]&gt;[.E$177];[.E236];&quot;&quot;)">
            <text:p/>
          </table:table-cell>
          <table:table-cell table:formula="of:=IF([.F236]&gt;[.F$177];[.F236];&quot;&quot;)">
            <text:p/>
          </table:table-cell>
          <table:table-cell table:formula="of:=IF([.G236]&gt;[.G$177];[.G236];&quot;&quot;)">
            <text:p/>
          </table:table-cell>
          <table:table-cell table:formula="of:=IF([.H236]&gt;[.H$177];[.H236];&quot;&quot;)">
            <text:p/>
          </table:table-cell>
          <table:table-cell table:formula="of:=IF([.I236]&gt;[.I$177];[.I236];&quot;&quot;)">
            <text:p/>
          </table:table-cell>
          <table:table-cell table:formula="of:=IF([.J236]&gt;[.J$177];[.J236];&quot;&quot;)">
            <text:p/>
          </table:table-cell>
          <table:table-cell table:formula="of:=IF([.K236]&gt;[.K$177];[.K236];&quot;&quot;)">
            <text:p/>
          </table:table-cell>
          <table:table-cell table:formula="of:=IF([.L236]&gt;[.L$177];[.L236];&quot;&quot;)">
            <text:p/>
          </table:table-cell>
          <table:table-cell table:formula="of:=IF([.M236]&gt;[.M$177];[.M236];&quot;&quot;)">
            <text:p/>
          </table:table-cell>
          <table:table-cell table:formula="of:=IF([.N236]&gt;[.N$177];[.N236];&quot;&quot;)">
            <text:p/>
          </table:table-cell>
          <table:table-cell table:formula="of:=IF([.O236]&gt;[.O$177];[.O236];&quot;&quot;)">
            <text:p/>
          </table:table-cell>
          <table:table-cell table:formula="of:=IF([.P236]&gt;[.P$177];[.P236];&quot;&quot;)">
            <text:p/>
          </table:table-cell>
          <table:table-cell table:formula="of:=IF([.Q236]&gt;[.Q$177];[.Q236];&quot;&quot;)">
            <text:p/>
          </table:table-cell>
          <table:table-cell table:formula="of:=IF([.R236]&gt;[.R$177];[.R236];&quot;&quot;)">
            <text:p/>
          </table:table-cell>
          <table:table-cell table:formula="of:=IF([.S236]&gt;[.S$177];[.S236];&quot;&quot;)">
            <text:p/>
          </table:table-cell>
          <table:table-cell table:formula="of:=IF([.T236]&gt;[.T$177];[.T236];&quot;&quot;)">
            <text:p/>
          </table:table-cell>
          <table:table-cell table:formula="of:=IF([.U236]&gt;[.U$177];[.U236];&quot;&quot;)">
            <text:p/>
          </table:table-cell>
          <table:table-cell table:formula="of:=IF([.V236]&gt;[.V$177];[.V23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7]&gt;[.B$177];[.B237];&quot;&quot;)">
            <text:p/>
          </table:table-cell>
          <table:table-cell table:formula="of:=IF([.C237]&gt;[.C$177];[.C237];&quot;&quot;)">
            <text:p/>
          </table:table-cell>
          <table:table-cell table:formula="of:=IF([.D237]&gt;[.D$177];[.D237];&quot;&quot;)">
            <text:p/>
          </table:table-cell>
          <table:table-cell table:formula="of:=IF([.E237]&gt;[.E$177];[.E237];&quot;&quot;)">
            <text:p/>
          </table:table-cell>
          <table:table-cell table:formula="of:=IF([.F237]&gt;[.F$177];[.F237];&quot;&quot;)">
            <text:p/>
          </table:table-cell>
          <table:table-cell table:formula="of:=IF([.G237]&gt;[.G$177];[.G237];&quot;&quot;)">
            <text:p/>
          </table:table-cell>
          <table:table-cell table:formula="of:=IF([.H237]&gt;[.H$177];[.H237];&quot;&quot;)">
            <text:p/>
          </table:table-cell>
          <table:table-cell table:formula="of:=IF([.I237]&gt;[.I$177];[.I237];&quot;&quot;)">
            <text:p/>
          </table:table-cell>
          <table:table-cell table:formula="of:=IF([.J237]&gt;[.J$177];[.J237];&quot;&quot;)">
            <text:p/>
          </table:table-cell>
          <table:table-cell table:formula="of:=IF([.K237]&gt;[.K$177];[.K237];&quot;&quot;)">
            <text:p/>
          </table:table-cell>
          <table:table-cell table:formula="of:=IF([.L237]&gt;[.L$177];[.L237];&quot;&quot;)">
            <text:p/>
          </table:table-cell>
          <table:table-cell table:formula="of:=IF([.M237]&gt;[.M$177];[.M237];&quot;&quot;)">
            <text:p/>
          </table:table-cell>
          <table:table-cell table:formula="of:=IF([.N237]&gt;[.N$177];[.N237];&quot;&quot;)">
            <text:p/>
          </table:table-cell>
          <table:table-cell table:formula="of:=IF([.O237]&gt;[.O$177];[.O237];&quot;&quot;)">
            <text:p/>
          </table:table-cell>
          <table:table-cell table:formula="of:=IF([.P237]&gt;[.P$177];[.P237];&quot;&quot;)">
            <text:p/>
          </table:table-cell>
          <table:table-cell table:formula="of:=IF([.Q237]&gt;[.Q$177];[.Q237];&quot;&quot;)">
            <text:p/>
          </table:table-cell>
          <table:table-cell table:formula="of:=IF([.R237]&gt;[.R$177];[.R237];&quot;&quot;)">
            <text:p/>
          </table:table-cell>
          <table:table-cell table:formula="of:=IF([.S237]&gt;[.S$177];[.S237];&quot;&quot;)">
            <text:p/>
          </table:table-cell>
          <table:table-cell table:formula="of:=IF([.T237]&gt;[.T$177];[.T237];&quot;&quot;)">
            <text:p/>
          </table:table-cell>
          <table:table-cell table:formula="of:=IF([.U237]&gt;[.U$177];[.U237];&quot;&quot;)">
            <text:p/>
          </table:table-cell>
          <table:table-cell table:formula="of:=IF([.V237]&gt;[.V$177];[.V23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8]&gt;[.B$177];[.B238];&quot;&quot;)">
            <text:p/>
          </table:table-cell>
          <table:table-cell table:formula="of:=IF([.C238]&gt;[.C$177];[.C238];&quot;&quot;)">
            <text:p/>
          </table:table-cell>
          <table:table-cell table:formula="of:=IF([.D238]&gt;[.D$177];[.D238];&quot;&quot;)">
            <text:p/>
          </table:table-cell>
          <table:table-cell table:formula="of:=IF([.E238]&gt;[.E$177];[.E238];&quot;&quot;)">
            <text:p/>
          </table:table-cell>
          <table:table-cell table:formula="of:=IF([.F238]&gt;[.F$177];[.F238];&quot;&quot;)">
            <text:p/>
          </table:table-cell>
          <table:table-cell table:formula="of:=IF([.G238]&gt;[.G$177];[.G238];&quot;&quot;)">
            <text:p/>
          </table:table-cell>
          <table:table-cell table:formula="of:=IF([.H238]&gt;[.H$177];[.H238];&quot;&quot;)">
            <text:p/>
          </table:table-cell>
          <table:table-cell table:formula="of:=IF([.I238]&gt;[.I$177];[.I238];&quot;&quot;)">
            <text:p/>
          </table:table-cell>
          <table:table-cell table:formula="of:=IF([.J238]&gt;[.J$177];[.J238];&quot;&quot;)">
            <text:p/>
          </table:table-cell>
          <table:table-cell table:formula="of:=IF([.K238]&gt;[.K$177];[.K238];&quot;&quot;)">
            <text:p/>
          </table:table-cell>
          <table:table-cell table:formula="of:=IF([.L238]&gt;[.L$177];[.L238];&quot;&quot;)">
            <text:p/>
          </table:table-cell>
          <table:table-cell table:formula="of:=IF([.M238]&gt;[.M$177];[.M238];&quot;&quot;)">
            <text:p/>
          </table:table-cell>
          <table:table-cell table:formula="of:=IF([.N238]&gt;[.N$177];[.N238];&quot;&quot;)">
            <text:p/>
          </table:table-cell>
          <table:table-cell table:formula="of:=IF([.O238]&gt;[.O$177];[.O238];&quot;&quot;)">
            <text:p/>
          </table:table-cell>
          <table:table-cell table:formula="of:=IF([.P238]&gt;[.P$177];[.P238];&quot;&quot;)">
            <text:p/>
          </table:table-cell>
          <table:table-cell table:formula="of:=IF([.Q238]&gt;[.Q$177];[.Q238];&quot;&quot;)">
            <text:p/>
          </table:table-cell>
          <table:table-cell table:formula="of:=IF([.R238]&gt;[.R$177];[.R238];&quot;&quot;)">
            <text:p/>
          </table:table-cell>
          <table:table-cell table:formula="of:=IF([.S238]&gt;[.S$177];[.S238];&quot;&quot;)">
            <text:p/>
          </table:table-cell>
          <table:table-cell table:formula="of:=IF([.T238]&gt;[.T$177];[.T238];&quot;&quot;)">
            <text:p/>
          </table:table-cell>
          <table:table-cell table:formula="of:=IF([.U238]&gt;[.U$177];[.U238];&quot;&quot;)">
            <text:p/>
          </table:table-cell>
          <table:table-cell table:formula="of:=IF([.V238]&gt;[.V$177];[.V23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9]&gt;[.B$177];[.B239];&quot;&quot;)">
            <text:p/>
          </table:table-cell>
          <table:table-cell table:formula="of:=IF([.C239]&gt;[.C$177];[.C239];&quot;&quot;)">
            <text:p/>
          </table:table-cell>
          <table:table-cell table:formula="of:=IF([.D239]&gt;[.D$177];[.D239];&quot;&quot;)">
            <text:p/>
          </table:table-cell>
          <table:table-cell table:formula="of:=IF([.E239]&gt;[.E$177];[.E239];&quot;&quot;)">
            <text:p/>
          </table:table-cell>
          <table:table-cell table:formula="of:=IF([.F239]&gt;[.F$177];[.F239];&quot;&quot;)">
            <text:p/>
          </table:table-cell>
          <table:table-cell table:formula="of:=IF([.G239]&gt;[.G$177];[.G239];&quot;&quot;)">
            <text:p/>
          </table:table-cell>
          <table:table-cell table:formula="of:=IF([.H239]&gt;[.H$177];[.H239];&quot;&quot;)">
            <text:p/>
          </table:table-cell>
          <table:table-cell table:formula="of:=IF([.I239]&gt;[.I$177];[.I239];&quot;&quot;)">
            <text:p/>
          </table:table-cell>
          <table:table-cell table:formula="of:=IF([.J239]&gt;[.J$177];[.J239];&quot;&quot;)">
            <text:p/>
          </table:table-cell>
          <table:table-cell table:formula="of:=IF([.K239]&gt;[.K$177];[.K239];&quot;&quot;)">
            <text:p/>
          </table:table-cell>
          <table:table-cell table:formula="of:=IF([.L239]&gt;[.L$177];[.L239];&quot;&quot;)">
            <text:p/>
          </table:table-cell>
          <table:table-cell table:formula="of:=IF([.M239]&gt;[.M$177];[.M239];&quot;&quot;)">
            <text:p/>
          </table:table-cell>
          <table:table-cell table:formula="of:=IF([.N239]&gt;[.N$177];[.N239];&quot;&quot;)">
            <text:p/>
          </table:table-cell>
          <table:table-cell table:formula="of:=IF([.O239]&gt;[.O$177];[.O239];&quot;&quot;)">
            <text:p/>
          </table:table-cell>
          <table:table-cell table:formula="of:=IF([.P239]&gt;[.P$177];[.P239];&quot;&quot;)">
            <text:p/>
          </table:table-cell>
          <table:table-cell table:formula="of:=IF([.Q239]&gt;[.Q$177];[.Q239];&quot;&quot;)">
            <text:p/>
          </table:table-cell>
          <table:table-cell table:formula="of:=IF([.R239]&gt;[.R$177];[.R239];&quot;&quot;)">
            <text:p/>
          </table:table-cell>
          <table:table-cell table:formula="of:=IF([.S239]&gt;[.S$177];[.S239];&quot;&quot;)">
            <text:p/>
          </table:table-cell>
          <table:table-cell table:formula="of:=IF([.T239]&gt;[.T$177];[.T239];&quot;&quot;)">
            <text:p/>
          </table:table-cell>
          <table:table-cell table:formula="of:=IF([.U239]&gt;[.U$177];[.U239];&quot;&quot;)">
            <text:p/>
          </table:table-cell>
          <table:table-cell table:formula="of:=IF([.V239]&gt;[.V$177];[.V23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0]&gt;[.B$177];[.B240];&quot;&quot;)">
            <text:p/>
          </table:table-cell>
          <table:table-cell table:formula="of:=IF([.C240]&gt;[.C$177];[.C240];&quot;&quot;)">
            <text:p/>
          </table:table-cell>
          <table:table-cell table:formula="of:=IF([.D240]&gt;[.D$177];[.D240];&quot;&quot;)">
            <text:p/>
          </table:table-cell>
          <table:table-cell table:formula="of:=IF([.E240]&gt;[.E$177];[.E240];&quot;&quot;)">
            <text:p/>
          </table:table-cell>
          <table:table-cell table:formula="of:=IF([.F240]&gt;[.F$177];[.F240];&quot;&quot;)">
            <text:p/>
          </table:table-cell>
          <table:table-cell table:formula="of:=IF([.G240]&gt;[.G$177];[.G240];&quot;&quot;)">
            <text:p/>
          </table:table-cell>
          <table:table-cell table:formula="of:=IF([.H240]&gt;[.H$177];[.H240];&quot;&quot;)">
            <text:p/>
          </table:table-cell>
          <table:table-cell table:formula="of:=IF([.I240]&gt;[.I$177];[.I240];&quot;&quot;)">
            <text:p/>
          </table:table-cell>
          <table:table-cell table:formula="of:=IF([.J240]&gt;[.J$177];[.J240];&quot;&quot;)">
            <text:p/>
          </table:table-cell>
          <table:table-cell table:formula="of:=IF([.K240]&gt;[.K$177];[.K240];&quot;&quot;)">
            <text:p/>
          </table:table-cell>
          <table:table-cell table:formula="of:=IF([.L240]&gt;[.L$177];[.L240];&quot;&quot;)">
            <text:p/>
          </table:table-cell>
          <table:table-cell table:formula="of:=IF([.M240]&gt;[.M$177];[.M240];&quot;&quot;)">
            <text:p/>
          </table:table-cell>
          <table:table-cell table:formula="of:=IF([.N240]&gt;[.N$177];[.N240];&quot;&quot;)">
            <text:p/>
          </table:table-cell>
          <table:table-cell table:formula="of:=IF([.O240]&gt;[.O$177];[.O240];&quot;&quot;)">
            <text:p/>
          </table:table-cell>
          <table:table-cell table:formula="of:=IF([.P240]&gt;[.P$177];[.P240];&quot;&quot;)">
            <text:p/>
          </table:table-cell>
          <table:table-cell table:formula="of:=IF([.Q240]&gt;[.Q$177];[.Q240];&quot;&quot;)">
            <text:p/>
          </table:table-cell>
          <table:table-cell table:formula="of:=IF([.R240]&gt;[.R$177];[.R240];&quot;&quot;)">
            <text:p/>
          </table:table-cell>
          <table:table-cell table:formula="of:=IF([.S240]&gt;[.S$177];[.S240];&quot;&quot;)">
            <text:p/>
          </table:table-cell>
          <table:table-cell table:formula="of:=IF([.T240]&gt;[.T$177];[.T240];&quot;&quot;)">
            <text:p/>
          </table:table-cell>
          <table:table-cell table:formula="of:=IF([.U240]&gt;[.U$177];[.U240];&quot;&quot;)">
            <text:p/>
          </table:table-cell>
          <table:table-cell table:formula="of:=IF([.V240]&gt;[.V$177];[.V24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1]&gt;[.B$177];[.B241];&quot;&quot;)">
            <text:p/>
          </table:table-cell>
          <table:table-cell table:formula="of:=IF([.C241]&gt;[.C$177];[.C241];&quot;&quot;)">
            <text:p/>
          </table:table-cell>
          <table:table-cell table:formula="of:=IF([.D241]&gt;[.D$177];[.D241];&quot;&quot;)">
            <text:p/>
          </table:table-cell>
          <table:table-cell table:formula="of:=IF([.E241]&gt;[.E$177];[.E241];&quot;&quot;)">
            <text:p/>
          </table:table-cell>
          <table:table-cell table:formula="of:=IF([.F241]&gt;[.F$177];[.F241];&quot;&quot;)">
            <text:p/>
          </table:table-cell>
          <table:table-cell table:formula="of:=IF([.G241]&gt;[.G$177];[.G241];&quot;&quot;)">
            <text:p/>
          </table:table-cell>
          <table:table-cell table:formula="of:=IF([.H241]&gt;[.H$177];[.H241];&quot;&quot;)">
            <text:p/>
          </table:table-cell>
          <table:table-cell table:formula="of:=IF([.I241]&gt;[.I$177];[.I241];&quot;&quot;)">
            <text:p/>
          </table:table-cell>
          <table:table-cell table:formula="of:=IF([.J241]&gt;[.J$177];[.J241];&quot;&quot;)">
            <text:p/>
          </table:table-cell>
          <table:table-cell table:formula="of:=IF([.K241]&gt;[.K$177];[.K241];&quot;&quot;)">
            <text:p/>
          </table:table-cell>
          <table:table-cell table:formula="of:=IF([.L241]&gt;[.L$177];[.L241];&quot;&quot;)">
            <text:p/>
          </table:table-cell>
          <table:table-cell table:formula="of:=IF([.M241]&gt;[.M$177];[.M241];&quot;&quot;)">
            <text:p/>
          </table:table-cell>
          <table:table-cell table:formula="of:=IF([.N241]&gt;[.N$177];[.N241];&quot;&quot;)">
            <text:p/>
          </table:table-cell>
          <table:table-cell table:formula="of:=IF([.O241]&gt;[.O$177];[.O241];&quot;&quot;)">
            <text:p/>
          </table:table-cell>
          <table:table-cell table:formula="of:=IF([.P241]&gt;[.P$177];[.P241];&quot;&quot;)">
            <text:p/>
          </table:table-cell>
          <table:table-cell table:formula="of:=IF([.Q241]&gt;[.Q$177];[.Q241];&quot;&quot;)">
            <text:p/>
          </table:table-cell>
          <table:table-cell table:formula="of:=IF([.R241]&gt;[.R$177];[.R241];&quot;&quot;)">
            <text:p/>
          </table:table-cell>
          <table:table-cell table:formula="of:=IF([.S241]&gt;[.S$177];[.S241];&quot;&quot;)">
            <text:p/>
          </table:table-cell>
          <table:table-cell table:formula="of:=IF([.T241]&gt;[.T$177];[.T241];&quot;&quot;)">
            <text:p/>
          </table:table-cell>
          <table:table-cell table:formula="of:=IF([.U241]&gt;[.U$177];[.U241];&quot;&quot;)">
            <text:p/>
          </table:table-cell>
          <table:table-cell table:formula="of:=IF([.V241]&gt;[.V$177];[.V24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2]&gt;[.B$177];[.B242];&quot;&quot;)">
            <text:p/>
          </table:table-cell>
          <table:table-cell table:formula="of:=IF([.C242]&gt;[.C$177];[.C242];&quot;&quot;)">
            <text:p/>
          </table:table-cell>
          <table:table-cell table:formula="of:=IF([.D242]&gt;[.D$177];[.D242];&quot;&quot;)">
            <text:p/>
          </table:table-cell>
          <table:table-cell table:formula="of:=IF([.E242]&gt;[.E$177];[.E242];&quot;&quot;)">
            <text:p/>
          </table:table-cell>
          <table:table-cell table:formula="of:=IF([.F242]&gt;[.F$177];[.F242];&quot;&quot;)">
            <text:p/>
          </table:table-cell>
          <table:table-cell table:formula="of:=IF([.G242]&gt;[.G$177];[.G242];&quot;&quot;)">
            <text:p/>
          </table:table-cell>
          <table:table-cell table:formula="of:=IF([.H242]&gt;[.H$177];[.H242];&quot;&quot;)">
            <text:p/>
          </table:table-cell>
          <table:table-cell table:formula="of:=IF([.I242]&gt;[.I$177];[.I242];&quot;&quot;)">
            <text:p/>
          </table:table-cell>
          <table:table-cell table:formula="of:=IF([.J242]&gt;[.J$177];[.J242];&quot;&quot;)">
            <text:p/>
          </table:table-cell>
          <table:table-cell table:formula="of:=IF([.K242]&gt;[.K$177];[.K242];&quot;&quot;)">
            <text:p/>
          </table:table-cell>
          <table:table-cell table:formula="of:=IF([.L242]&gt;[.L$177];[.L242];&quot;&quot;)">
            <text:p/>
          </table:table-cell>
          <table:table-cell table:formula="of:=IF([.M242]&gt;[.M$177];[.M242];&quot;&quot;)">
            <text:p/>
          </table:table-cell>
          <table:table-cell table:formula="of:=IF([.N242]&gt;[.N$177];[.N242];&quot;&quot;)">
            <text:p/>
          </table:table-cell>
          <table:table-cell table:formula="of:=IF([.O242]&gt;[.O$177];[.O242];&quot;&quot;)">
            <text:p/>
          </table:table-cell>
          <table:table-cell table:formula="of:=IF([.P242]&gt;[.P$177];[.P242];&quot;&quot;)">
            <text:p/>
          </table:table-cell>
          <table:table-cell table:formula="of:=IF([.Q242]&gt;[.Q$177];[.Q242];&quot;&quot;)">
            <text:p/>
          </table:table-cell>
          <table:table-cell table:formula="of:=IF([.R242]&gt;[.R$177];[.R242];&quot;&quot;)">
            <text:p/>
          </table:table-cell>
          <table:table-cell table:formula="of:=IF([.S242]&gt;[.S$177];[.S242];&quot;&quot;)">
            <text:p/>
          </table:table-cell>
          <table:table-cell table:formula="of:=IF([.T242]&gt;[.T$177];[.T242];&quot;&quot;)">
            <text:p/>
          </table:table-cell>
          <table:table-cell table:formula="of:=IF([.U242]&gt;[.U$177];[.U242];&quot;&quot;)">
            <text:p/>
          </table:table-cell>
          <table:table-cell table:formula="of:=IF([.V242]&gt;[.V$177];[.V24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3]&gt;[.B$177];[.B243];&quot;&quot;)">
            <text:p/>
          </table:table-cell>
          <table:table-cell table:formula="of:=IF([.C243]&gt;[.C$177];[.C243];&quot;&quot;)">
            <text:p/>
          </table:table-cell>
          <table:table-cell table:formula="of:=IF([.D243]&gt;[.D$177];[.D243];&quot;&quot;)">
            <text:p/>
          </table:table-cell>
          <table:table-cell table:formula="of:=IF([.E243]&gt;[.E$177];[.E243];&quot;&quot;)">
            <text:p/>
          </table:table-cell>
          <table:table-cell table:formula="of:=IF([.F243]&gt;[.F$177];[.F243];&quot;&quot;)">
            <text:p/>
          </table:table-cell>
          <table:table-cell table:formula="of:=IF([.G243]&gt;[.G$177];[.G243];&quot;&quot;)">
            <text:p/>
          </table:table-cell>
          <table:table-cell table:formula="of:=IF([.H243]&gt;[.H$177];[.H243];&quot;&quot;)">
            <text:p/>
          </table:table-cell>
          <table:table-cell table:formula="of:=IF([.I243]&gt;[.I$177];[.I243];&quot;&quot;)">
            <text:p/>
          </table:table-cell>
          <table:table-cell table:formula="of:=IF([.J243]&gt;[.J$177];[.J243];&quot;&quot;)">
            <text:p/>
          </table:table-cell>
          <table:table-cell table:formula="of:=IF([.K243]&gt;[.K$177];[.K243];&quot;&quot;)">
            <text:p/>
          </table:table-cell>
          <table:table-cell table:formula="of:=IF([.L243]&gt;[.L$177];[.L243];&quot;&quot;)">
            <text:p/>
          </table:table-cell>
          <table:table-cell table:formula="of:=IF([.M243]&gt;[.M$177];[.M243];&quot;&quot;)">
            <text:p/>
          </table:table-cell>
          <table:table-cell table:formula="of:=IF([.N243]&gt;[.N$177];[.N243];&quot;&quot;)">
            <text:p/>
          </table:table-cell>
          <table:table-cell table:formula="of:=IF([.O243]&gt;[.O$177];[.O243];&quot;&quot;)">
            <text:p/>
          </table:table-cell>
          <table:table-cell table:formula="of:=IF([.P243]&gt;[.P$177];[.P243];&quot;&quot;)">
            <text:p/>
          </table:table-cell>
          <table:table-cell table:formula="of:=IF([.Q243]&gt;[.Q$177];[.Q243];&quot;&quot;)">
            <text:p/>
          </table:table-cell>
          <table:table-cell table:formula="of:=IF([.R243]&gt;[.R$177];[.R243];&quot;&quot;)">
            <text:p/>
          </table:table-cell>
          <table:table-cell table:formula="of:=IF([.S243]&gt;[.S$177];[.S243];&quot;&quot;)">
            <text:p/>
          </table:table-cell>
          <table:table-cell table:formula="of:=IF([.T243]&gt;[.T$177];[.T243];&quot;&quot;)">
            <text:p/>
          </table:table-cell>
          <table:table-cell table:formula="of:=IF([.U243]&gt;[.U$177];[.U243];&quot;&quot;)">
            <text:p/>
          </table:table-cell>
          <table:table-cell table:formula="of:=IF([.V243]&gt;[.V$177];[.V24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4]&gt;[.B$177];[.B244];&quot;&quot;)">
            <text:p/>
          </table:table-cell>
          <table:table-cell table:formula="of:=IF([.C244]&gt;[.C$177];[.C244];&quot;&quot;)">
            <text:p/>
          </table:table-cell>
          <table:table-cell table:formula="of:=IF([.D244]&gt;[.D$177];[.D244];&quot;&quot;)">
            <text:p/>
          </table:table-cell>
          <table:table-cell table:formula="of:=IF([.E244]&gt;[.E$177];[.E244];&quot;&quot;)">
            <text:p/>
          </table:table-cell>
          <table:table-cell table:formula="of:=IF([.F244]&gt;[.F$177];[.F244];&quot;&quot;)">
            <text:p/>
          </table:table-cell>
          <table:table-cell table:formula="of:=IF([.G244]&gt;[.G$177];[.G244];&quot;&quot;)">
            <text:p/>
          </table:table-cell>
          <table:table-cell table:formula="of:=IF([.H244]&gt;[.H$177];[.H244];&quot;&quot;)">
            <text:p/>
          </table:table-cell>
          <table:table-cell table:formula="of:=IF([.I244]&gt;[.I$177];[.I244];&quot;&quot;)">
            <text:p/>
          </table:table-cell>
          <table:table-cell table:formula="of:=IF([.J244]&gt;[.J$177];[.J244];&quot;&quot;)">
            <text:p/>
          </table:table-cell>
          <table:table-cell table:formula="of:=IF([.K244]&gt;[.K$177];[.K244];&quot;&quot;)">
            <text:p/>
          </table:table-cell>
          <table:table-cell table:formula="of:=IF([.L244]&gt;[.L$177];[.L244];&quot;&quot;)">
            <text:p/>
          </table:table-cell>
          <table:table-cell table:formula="of:=IF([.M244]&gt;[.M$177];[.M244];&quot;&quot;)">
            <text:p/>
          </table:table-cell>
          <table:table-cell table:formula="of:=IF([.N244]&gt;[.N$177];[.N244];&quot;&quot;)">
            <text:p/>
          </table:table-cell>
          <table:table-cell table:formula="of:=IF([.O244]&gt;[.O$177];[.O244];&quot;&quot;)">
            <text:p/>
          </table:table-cell>
          <table:table-cell table:formula="of:=IF([.P244]&gt;[.P$177];[.P244];&quot;&quot;)">
            <text:p/>
          </table:table-cell>
          <table:table-cell table:formula="of:=IF([.Q244]&gt;[.Q$177];[.Q244];&quot;&quot;)">
            <text:p/>
          </table:table-cell>
          <table:table-cell table:formula="of:=IF([.R244]&gt;[.R$177];[.R244];&quot;&quot;)">
            <text:p/>
          </table:table-cell>
          <table:table-cell table:formula="of:=IF([.S244]&gt;[.S$177];[.S244];&quot;&quot;)">
            <text:p/>
          </table:table-cell>
          <table:table-cell table:formula="of:=IF([.T244]&gt;[.T$177];[.T244];&quot;&quot;)">
            <text:p/>
          </table:table-cell>
          <table:table-cell table:formula="of:=IF([.U244]&gt;[.U$177];[.U244];&quot;&quot;)">
            <text:p/>
          </table:table-cell>
          <table:table-cell table:formula="of:=IF([.V244]&gt;[.V$177];[.V24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5]&gt;[.B$177];[.B245];&quot;&quot;)">
            <text:p/>
          </table:table-cell>
          <table:table-cell table:formula="of:=IF([.C245]&gt;[.C$177];[.C245];&quot;&quot;)">
            <text:p/>
          </table:table-cell>
          <table:table-cell table:formula="of:=IF([.D245]&gt;[.D$177];[.D245];&quot;&quot;)">
            <text:p/>
          </table:table-cell>
          <table:table-cell table:formula="of:=IF([.E245]&gt;[.E$177];[.E245];&quot;&quot;)">
            <text:p/>
          </table:table-cell>
          <table:table-cell table:formula="of:=IF([.F245]&gt;[.F$177];[.F245];&quot;&quot;)">
            <text:p/>
          </table:table-cell>
          <table:table-cell table:formula="of:=IF([.G245]&gt;[.G$177];[.G245];&quot;&quot;)">
            <text:p/>
          </table:table-cell>
          <table:table-cell table:formula="of:=IF([.H245]&gt;[.H$177];[.H245];&quot;&quot;)">
            <text:p/>
          </table:table-cell>
          <table:table-cell table:formula="of:=IF([.I245]&gt;[.I$177];[.I245];&quot;&quot;)">
            <text:p/>
          </table:table-cell>
          <table:table-cell table:formula="of:=IF([.J245]&gt;[.J$177];[.J245];&quot;&quot;)">
            <text:p/>
          </table:table-cell>
          <table:table-cell table:formula="of:=IF([.K245]&gt;[.K$177];[.K245];&quot;&quot;)">
            <text:p/>
          </table:table-cell>
          <table:table-cell table:formula="of:=IF([.L245]&gt;[.L$177];[.L245];&quot;&quot;)">
            <text:p/>
          </table:table-cell>
          <table:table-cell table:formula="of:=IF([.M245]&gt;[.M$177];[.M245];&quot;&quot;)">
            <text:p/>
          </table:table-cell>
          <table:table-cell table:formula="of:=IF([.N245]&gt;[.N$177];[.N245];&quot;&quot;)">
            <text:p/>
          </table:table-cell>
          <table:table-cell table:formula="of:=IF([.O245]&gt;[.O$177];[.O245];&quot;&quot;)">
            <text:p/>
          </table:table-cell>
          <table:table-cell table:formula="of:=IF([.P245]&gt;[.P$177];[.P245];&quot;&quot;)">
            <text:p/>
          </table:table-cell>
          <table:table-cell table:formula="of:=IF([.Q245]&gt;[.Q$177];[.Q245];&quot;&quot;)">
            <text:p/>
          </table:table-cell>
          <table:table-cell table:formula="of:=IF([.R245]&gt;[.R$177];[.R245];&quot;&quot;)">
            <text:p/>
          </table:table-cell>
          <table:table-cell table:formula="of:=IF([.S245]&gt;[.S$177];[.S245];&quot;&quot;)">
            <text:p/>
          </table:table-cell>
          <table:table-cell table:formula="of:=IF([.T245]&gt;[.T$177];[.T245];&quot;&quot;)">
            <text:p/>
          </table:table-cell>
          <table:table-cell table:formula="of:=IF([.U245]&gt;[.U$177];[.U245];&quot;&quot;)">
            <text:p/>
          </table:table-cell>
          <table:table-cell table:formula="of:=IF([.V245]&gt;[.V$177];[.V24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6]&gt;[.B$177];[.B246];&quot;&quot;)">
            <text:p/>
          </table:table-cell>
          <table:table-cell table:formula="of:=IF([.C246]&gt;[.C$177];[.C246];&quot;&quot;)">
            <text:p/>
          </table:table-cell>
          <table:table-cell table:formula="of:=IF([.D246]&gt;[.D$177];[.D246];&quot;&quot;)">
            <text:p/>
          </table:table-cell>
          <table:table-cell table:formula="of:=IF([.E246]&gt;[.E$177];[.E246];&quot;&quot;)">
            <text:p/>
          </table:table-cell>
          <table:table-cell table:formula="of:=IF([.F246]&gt;[.F$177];[.F246];&quot;&quot;)">
            <text:p/>
          </table:table-cell>
          <table:table-cell table:formula="of:=IF([.G246]&gt;[.G$177];[.G246];&quot;&quot;)">
            <text:p/>
          </table:table-cell>
          <table:table-cell table:formula="of:=IF([.H246]&gt;[.H$177];[.H246];&quot;&quot;)">
            <text:p/>
          </table:table-cell>
          <table:table-cell table:formula="of:=IF([.I246]&gt;[.I$177];[.I246];&quot;&quot;)">
            <text:p/>
          </table:table-cell>
          <table:table-cell table:formula="of:=IF([.J246]&gt;[.J$177];[.J246];&quot;&quot;)">
            <text:p/>
          </table:table-cell>
          <table:table-cell table:formula="of:=IF([.K246]&gt;[.K$177];[.K246];&quot;&quot;)">
            <text:p/>
          </table:table-cell>
          <table:table-cell table:formula="of:=IF([.L246]&gt;[.L$177];[.L246];&quot;&quot;)">
            <text:p/>
          </table:table-cell>
          <table:table-cell table:formula="of:=IF([.M246]&gt;[.M$177];[.M246];&quot;&quot;)">
            <text:p/>
          </table:table-cell>
          <table:table-cell table:formula="of:=IF([.N246]&gt;[.N$177];[.N246];&quot;&quot;)">
            <text:p/>
          </table:table-cell>
          <table:table-cell table:formula="of:=IF([.O246]&gt;[.O$177];[.O246];&quot;&quot;)">
            <text:p/>
          </table:table-cell>
          <table:table-cell table:formula="of:=IF([.P246]&gt;[.P$177];[.P246];&quot;&quot;)">
            <text:p/>
          </table:table-cell>
          <table:table-cell table:formula="of:=IF([.Q246]&gt;[.Q$177];[.Q246];&quot;&quot;)">
            <text:p/>
          </table:table-cell>
          <table:table-cell table:formula="of:=IF([.R246]&gt;[.R$177];[.R246];&quot;&quot;)">
            <text:p/>
          </table:table-cell>
          <table:table-cell table:formula="of:=IF([.S246]&gt;[.S$177];[.S246];&quot;&quot;)">
            <text:p/>
          </table:table-cell>
          <table:table-cell table:formula="of:=IF([.T246]&gt;[.T$177];[.T246];&quot;&quot;)">
            <text:p/>
          </table:table-cell>
          <table:table-cell table:formula="of:=IF([.U246]&gt;[.U$177];[.U246];&quot;&quot;)">
            <text:p/>
          </table:table-cell>
          <table:table-cell table:formula="of:=IF([.V246]&gt;[.V$177];[.V24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7]&gt;[.B$177];[.B247];&quot;&quot;)">
            <text:p/>
          </table:table-cell>
          <table:table-cell table:formula="of:=IF([.C247]&gt;[.C$177];[.C247];&quot;&quot;)">
            <text:p/>
          </table:table-cell>
          <table:table-cell table:formula="of:=IF([.D247]&gt;[.D$177];[.D247];&quot;&quot;)">
            <text:p/>
          </table:table-cell>
          <table:table-cell table:formula="of:=IF([.E247]&gt;[.E$177];[.E247];&quot;&quot;)">
            <text:p/>
          </table:table-cell>
          <table:table-cell table:formula="of:=IF([.F247]&gt;[.F$177];[.F247];&quot;&quot;)">
            <text:p/>
          </table:table-cell>
          <table:table-cell table:formula="of:=IF([.G247]&gt;[.G$177];[.G247];&quot;&quot;)">
            <text:p/>
          </table:table-cell>
          <table:table-cell table:formula="of:=IF([.H247]&gt;[.H$177];[.H247];&quot;&quot;)">
            <text:p/>
          </table:table-cell>
          <table:table-cell table:formula="of:=IF([.I247]&gt;[.I$177];[.I247];&quot;&quot;)">
            <text:p/>
          </table:table-cell>
          <table:table-cell table:formula="of:=IF([.J247]&gt;[.J$177];[.J247];&quot;&quot;)">
            <text:p/>
          </table:table-cell>
          <table:table-cell table:formula="of:=IF([.K247]&gt;[.K$177];[.K247];&quot;&quot;)">
            <text:p/>
          </table:table-cell>
          <table:table-cell table:formula="of:=IF([.L247]&gt;[.L$177];[.L247];&quot;&quot;)">
            <text:p/>
          </table:table-cell>
          <table:table-cell table:formula="of:=IF([.M247]&gt;[.M$177];[.M247];&quot;&quot;)">
            <text:p/>
          </table:table-cell>
          <table:table-cell table:formula="of:=IF([.N247]&gt;[.N$177];[.N247];&quot;&quot;)">
            <text:p/>
          </table:table-cell>
          <table:table-cell table:formula="of:=IF([.O247]&gt;[.O$177];[.O247];&quot;&quot;)">
            <text:p/>
          </table:table-cell>
          <table:table-cell table:formula="of:=IF([.P247]&gt;[.P$177];[.P247];&quot;&quot;)">
            <text:p/>
          </table:table-cell>
          <table:table-cell table:formula="of:=IF([.Q247]&gt;[.Q$177];[.Q247];&quot;&quot;)">
            <text:p/>
          </table:table-cell>
          <table:table-cell table:formula="of:=IF([.R247]&gt;[.R$177];[.R247];&quot;&quot;)">
            <text:p/>
          </table:table-cell>
          <table:table-cell table:formula="of:=IF([.S247]&gt;[.S$177];[.S247];&quot;&quot;)">
            <text:p/>
          </table:table-cell>
          <table:table-cell table:formula="of:=IF([.T247]&gt;[.T$177];[.T247];&quot;&quot;)">
            <text:p/>
          </table:table-cell>
          <table:table-cell table:formula="of:=IF([.U247]&gt;[.U$177];[.U247];&quot;&quot;)">
            <text:p/>
          </table:table-cell>
          <table:table-cell table:formula="of:=IF([.V247]&gt;[.V$177];[.V24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8]&gt;[.B$177];[.B248];&quot;&quot;)">
            <text:p/>
          </table:table-cell>
          <table:table-cell table:formula="of:=IF([.C248]&gt;[.C$177];[.C248];&quot;&quot;)">
            <text:p/>
          </table:table-cell>
          <table:table-cell table:formula="of:=IF([.D248]&gt;[.D$177];[.D248];&quot;&quot;)">
            <text:p/>
          </table:table-cell>
          <table:table-cell table:formula="of:=IF([.E248]&gt;[.E$177];[.E248];&quot;&quot;)">
            <text:p/>
          </table:table-cell>
          <table:table-cell table:formula="of:=IF([.F248]&gt;[.F$177];[.F248];&quot;&quot;)">
            <text:p/>
          </table:table-cell>
          <table:table-cell table:formula="of:=IF([.G248]&gt;[.G$177];[.G248];&quot;&quot;)">
            <text:p/>
          </table:table-cell>
          <table:table-cell table:formula="of:=IF([.H248]&gt;[.H$177];[.H248];&quot;&quot;)">
            <text:p/>
          </table:table-cell>
          <table:table-cell table:formula="of:=IF([.I248]&gt;[.I$177];[.I248];&quot;&quot;)">
            <text:p/>
          </table:table-cell>
          <table:table-cell table:formula="of:=IF([.J248]&gt;[.J$177];[.J248];&quot;&quot;)">
            <text:p/>
          </table:table-cell>
          <table:table-cell table:formula="of:=IF([.K248]&gt;[.K$177];[.K248];&quot;&quot;)">
            <text:p/>
          </table:table-cell>
          <table:table-cell table:formula="of:=IF([.L248]&gt;[.L$177];[.L248];&quot;&quot;)">
            <text:p/>
          </table:table-cell>
          <table:table-cell table:formula="of:=IF([.M248]&gt;[.M$177];[.M248];&quot;&quot;)">
            <text:p/>
          </table:table-cell>
          <table:table-cell table:formula="of:=IF([.N248]&gt;[.N$177];[.N248];&quot;&quot;)">
            <text:p/>
          </table:table-cell>
          <table:table-cell table:formula="of:=IF([.O248]&gt;[.O$177];[.O248];&quot;&quot;)">
            <text:p/>
          </table:table-cell>
          <table:table-cell table:formula="of:=IF([.P248]&gt;[.P$177];[.P248];&quot;&quot;)">
            <text:p/>
          </table:table-cell>
          <table:table-cell table:formula="of:=IF([.Q248]&gt;[.Q$177];[.Q248];&quot;&quot;)">
            <text:p/>
          </table:table-cell>
          <table:table-cell table:formula="of:=IF([.R248]&gt;[.R$177];[.R248];&quot;&quot;)">
            <text:p/>
          </table:table-cell>
          <table:table-cell table:formula="of:=IF([.S248]&gt;[.S$177];[.S248];&quot;&quot;)">
            <text:p/>
          </table:table-cell>
          <table:table-cell table:formula="of:=IF([.T248]&gt;[.T$177];[.T248];&quot;&quot;)">
            <text:p/>
          </table:table-cell>
          <table:table-cell table:formula="of:=IF([.U248]&gt;[.U$177];[.U248];&quot;&quot;)">
            <text:p/>
          </table:table-cell>
          <table:table-cell table:formula="of:=IF([.V248]&gt;[.V$177];[.V24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9]&gt;[.B$177];[.B249];&quot;&quot;)">
            <text:p/>
          </table:table-cell>
          <table:table-cell table:formula="of:=IF([.C249]&gt;[.C$177];[.C249];&quot;&quot;)">
            <text:p/>
          </table:table-cell>
          <table:table-cell table:formula="of:=IF([.D249]&gt;[.D$177];[.D249];&quot;&quot;)">
            <text:p/>
          </table:table-cell>
          <table:table-cell table:formula="of:=IF([.E249]&gt;[.E$177];[.E249];&quot;&quot;)">
            <text:p/>
          </table:table-cell>
          <table:table-cell table:formula="of:=IF([.F249]&gt;[.F$177];[.F249];&quot;&quot;)">
            <text:p/>
          </table:table-cell>
          <table:table-cell table:formula="of:=IF([.G249]&gt;[.G$177];[.G249];&quot;&quot;)">
            <text:p/>
          </table:table-cell>
          <table:table-cell table:formula="of:=IF([.H249]&gt;[.H$177];[.H249];&quot;&quot;)">
            <text:p/>
          </table:table-cell>
          <table:table-cell table:formula="of:=IF([.I249]&gt;[.I$177];[.I249];&quot;&quot;)">
            <text:p/>
          </table:table-cell>
          <table:table-cell table:formula="of:=IF([.J249]&gt;[.J$177];[.J249];&quot;&quot;)">
            <text:p/>
          </table:table-cell>
          <table:table-cell table:formula="of:=IF([.K249]&gt;[.K$177];[.K249];&quot;&quot;)">
            <text:p/>
          </table:table-cell>
          <table:table-cell table:formula="of:=IF([.L249]&gt;[.L$177];[.L249];&quot;&quot;)">
            <text:p/>
          </table:table-cell>
          <table:table-cell table:formula="of:=IF([.M249]&gt;[.M$177];[.M249];&quot;&quot;)">
            <text:p/>
          </table:table-cell>
          <table:table-cell table:formula="of:=IF([.N249]&gt;[.N$177];[.N249];&quot;&quot;)">
            <text:p/>
          </table:table-cell>
          <table:table-cell table:formula="of:=IF([.O249]&gt;[.O$177];[.O249];&quot;&quot;)">
            <text:p/>
          </table:table-cell>
          <table:table-cell table:formula="of:=IF([.P249]&gt;[.P$177];[.P249];&quot;&quot;)">
            <text:p/>
          </table:table-cell>
          <table:table-cell table:formula="of:=IF([.Q249]&gt;[.Q$177];[.Q249];&quot;&quot;)">
            <text:p/>
          </table:table-cell>
          <table:table-cell table:formula="of:=IF([.R249]&gt;[.R$177];[.R249];&quot;&quot;)">
            <text:p/>
          </table:table-cell>
          <table:table-cell table:formula="of:=IF([.S249]&gt;[.S$177];[.S249];&quot;&quot;)">
            <text:p/>
          </table:table-cell>
          <table:table-cell table:formula="of:=IF([.T249]&gt;[.T$177];[.T249];&quot;&quot;)">
            <text:p/>
          </table:table-cell>
          <table:table-cell table:formula="of:=IF([.U249]&gt;[.U$177];[.U249];&quot;&quot;)">
            <text:p/>
          </table:table-cell>
          <table:table-cell table:formula="of:=IF([.V249]&gt;[.V$177];[.V24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0]&gt;[.B$177];[.B250];&quot;&quot;)">
            <text:p/>
          </table:table-cell>
          <table:table-cell table:formula="of:=IF([.C250]&gt;[.C$177];[.C250];&quot;&quot;)">
            <text:p/>
          </table:table-cell>
          <table:table-cell table:formula="of:=IF([.D250]&gt;[.D$177];[.D250];&quot;&quot;)">
            <text:p/>
          </table:table-cell>
          <table:table-cell table:formula="of:=IF([.E250]&gt;[.E$177];[.E250];&quot;&quot;)">
            <text:p/>
          </table:table-cell>
          <table:table-cell table:formula="of:=IF([.F250]&gt;[.F$177];[.F250];&quot;&quot;)">
            <text:p/>
          </table:table-cell>
          <table:table-cell table:formula="of:=IF([.G250]&gt;[.G$177];[.G250];&quot;&quot;)">
            <text:p/>
          </table:table-cell>
          <table:table-cell table:formula="of:=IF([.H250]&gt;[.H$177];[.H250];&quot;&quot;)">
            <text:p/>
          </table:table-cell>
          <table:table-cell table:formula="of:=IF([.I250]&gt;[.I$177];[.I250];&quot;&quot;)">
            <text:p/>
          </table:table-cell>
          <table:table-cell table:formula="of:=IF([.J250]&gt;[.J$177];[.J250];&quot;&quot;)">
            <text:p/>
          </table:table-cell>
          <table:table-cell table:formula="of:=IF([.K250]&gt;[.K$177];[.K250];&quot;&quot;)">
            <text:p/>
          </table:table-cell>
          <table:table-cell table:formula="of:=IF([.L250]&gt;[.L$177];[.L250];&quot;&quot;)">
            <text:p/>
          </table:table-cell>
          <table:table-cell table:formula="of:=IF([.M250]&gt;[.M$177];[.M250];&quot;&quot;)">
            <text:p/>
          </table:table-cell>
          <table:table-cell table:formula="of:=IF([.N250]&gt;[.N$177];[.N250];&quot;&quot;)">
            <text:p/>
          </table:table-cell>
          <table:table-cell table:formula="of:=IF([.O250]&gt;[.O$177];[.O250];&quot;&quot;)">
            <text:p/>
          </table:table-cell>
          <table:table-cell table:formula="of:=IF([.P250]&gt;[.P$177];[.P250];&quot;&quot;)">
            <text:p/>
          </table:table-cell>
          <table:table-cell table:formula="of:=IF([.Q250]&gt;[.Q$177];[.Q250];&quot;&quot;)">
            <text:p/>
          </table:table-cell>
          <table:table-cell table:formula="of:=IF([.R250]&gt;[.R$177];[.R250];&quot;&quot;)">
            <text:p/>
          </table:table-cell>
          <table:table-cell table:formula="of:=IF([.S250]&gt;[.S$177];[.S250];&quot;&quot;)">
            <text:p/>
          </table:table-cell>
          <table:table-cell table:formula="of:=IF([.T250]&gt;[.T$177];[.T250];&quot;&quot;)">
            <text:p/>
          </table:table-cell>
          <table:table-cell table:formula="of:=IF([.U250]&gt;[.U$177];[.U250];&quot;&quot;)">
            <text:p/>
          </table:table-cell>
          <table:table-cell table:formula="of:=IF([.V250]&gt;[.V$177];[.V25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1]&gt;[.B$177];[.B251];&quot;&quot;)">
            <text:p/>
          </table:table-cell>
          <table:table-cell table:formula="of:=IF([.C251]&gt;[.C$177];[.C251];&quot;&quot;)">
            <text:p/>
          </table:table-cell>
          <table:table-cell table:formula="of:=IF([.D251]&gt;[.D$177];[.D251];&quot;&quot;)">
            <text:p/>
          </table:table-cell>
          <table:table-cell table:formula="of:=IF([.E251]&gt;[.E$177];[.E251];&quot;&quot;)">
            <text:p/>
          </table:table-cell>
          <table:table-cell table:formula="of:=IF([.F251]&gt;[.F$177];[.F251];&quot;&quot;)">
            <text:p/>
          </table:table-cell>
          <table:table-cell table:formula="of:=IF([.G251]&gt;[.G$177];[.G251];&quot;&quot;)">
            <text:p/>
          </table:table-cell>
          <table:table-cell table:formula="of:=IF([.H251]&gt;[.H$177];[.H251];&quot;&quot;)">
            <text:p/>
          </table:table-cell>
          <table:table-cell table:formula="of:=IF([.I251]&gt;[.I$177];[.I251];&quot;&quot;)">
            <text:p/>
          </table:table-cell>
          <table:table-cell table:formula="of:=IF([.J251]&gt;[.J$177];[.J251];&quot;&quot;)">
            <text:p/>
          </table:table-cell>
          <table:table-cell table:formula="of:=IF([.K251]&gt;[.K$177];[.K251];&quot;&quot;)">
            <text:p/>
          </table:table-cell>
          <table:table-cell table:formula="of:=IF([.L251]&gt;[.L$177];[.L251];&quot;&quot;)">
            <text:p/>
          </table:table-cell>
          <table:table-cell table:formula="of:=IF([.M251]&gt;[.M$177];[.M251];&quot;&quot;)">
            <text:p/>
          </table:table-cell>
          <table:table-cell table:formula="of:=IF([.N251]&gt;[.N$177];[.N251];&quot;&quot;)">
            <text:p/>
          </table:table-cell>
          <table:table-cell table:formula="of:=IF([.O251]&gt;[.O$177];[.O251];&quot;&quot;)">
            <text:p/>
          </table:table-cell>
          <table:table-cell table:formula="of:=IF([.P251]&gt;[.P$177];[.P251];&quot;&quot;)">
            <text:p/>
          </table:table-cell>
          <table:table-cell table:formula="of:=IF([.Q251]&gt;[.Q$177];[.Q251];&quot;&quot;)">
            <text:p/>
          </table:table-cell>
          <table:table-cell table:formula="of:=IF([.R251]&gt;[.R$177];[.R251];&quot;&quot;)">
            <text:p/>
          </table:table-cell>
          <table:table-cell table:formula="of:=IF([.S251]&gt;[.S$177];[.S251];&quot;&quot;)">
            <text:p/>
          </table:table-cell>
          <table:table-cell table:formula="of:=IF([.T251]&gt;[.T$177];[.T251];&quot;&quot;)">
            <text:p/>
          </table:table-cell>
          <table:table-cell table:formula="of:=IF([.U251]&gt;[.U$177];[.U251];&quot;&quot;)">
            <text:p/>
          </table:table-cell>
          <table:table-cell table:formula="of:=IF([.V251]&gt;[.V$177];[.V25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2]&gt;[.B$177];[.B252];&quot;&quot;)">
            <text:p/>
          </table:table-cell>
          <table:table-cell table:formula="of:=IF([.C252]&gt;[.C$177];[.C252];&quot;&quot;)">
            <text:p/>
          </table:table-cell>
          <table:table-cell table:formula="of:=IF([.D252]&gt;[.D$177];[.D252];&quot;&quot;)">
            <text:p/>
          </table:table-cell>
          <table:table-cell table:formula="of:=IF([.E252]&gt;[.E$177];[.E252];&quot;&quot;)">
            <text:p/>
          </table:table-cell>
          <table:table-cell table:formula="of:=IF([.F252]&gt;[.F$177];[.F252];&quot;&quot;)">
            <text:p/>
          </table:table-cell>
          <table:table-cell table:formula="of:=IF([.G252]&gt;[.G$177];[.G252];&quot;&quot;)">
            <text:p/>
          </table:table-cell>
          <table:table-cell table:formula="of:=IF([.H252]&gt;[.H$177];[.H252];&quot;&quot;)">
            <text:p/>
          </table:table-cell>
          <table:table-cell table:formula="of:=IF([.I252]&gt;[.I$177];[.I252];&quot;&quot;)">
            <text:p/>
          </table:table-cell>
          <table:table-cell table:formula="of:=IF([.J252]&gt;[.J$177];[.J252];&quot;&quot;)">
            <text:p/>
          </table:table-cell>
          <table:table-cell table:formula="of:=IF([.K252]&gt;[.K$177];[.K252];&quot;&quot;)">
            <text:p/>
          </table:table-cell>
          <table:table-cell table:formula="of:=IF([.L252]&gt;[.L$177];[.L252];&quot;&quot;)">
            <text:p/>
          </table:table-cell>
          <table:table-cell table:formula="of:=IF([.M252]&gt;[.M$177];[.M252];&quot;&quot;)">
            <text:p/>
          </table:table-cell>
          <table:table-cell table:formula="of:=IF([.N252]&gt;[.N$177];[.N252];&quot;&quot;)">
            <text:p/>
          </table:table-cell>
          <table:table-cell table:formula="of:=IF([.O252]&gt;[.O$177];[.O252];&quot;&quot;)">
            <text:p/>
          </table:table-cell>
          <table:table-cell table:formula="of:=IF([.P252]&gt;[.P$177];[.P252];&quot;&quot;)">
            <text:p/>
          </table:table-cell>
          <table:table-cell table:formula="of:=IF([.Q252]&gt;[.Q$177];[.Q252];&quot;&quot;)">
            <text:p/>
          </table:table-cell>
          <table:table-cell table:formula="of:=IF([.R252]&gt;[.R$177];[.R252];&quot;&quot;)">
            <text:p/>
          </table:table-cell>
          <table:table-cell table:formula="of:=IF([.S252]&gt;[.S$177];[.S252];&quot;&quot;)">
            <text:p/>
          </table:table-cell>
          <table:table-cell table:formula="of:=IF([.T252]&gt;[.T$177];[.T252];&quot;&quot;)">
            <text:p/>
          </table:table-cell>
          <table:table-cell table:formula="of:=IF([.U252]&gt;[.U$177];[.U252];&quot;&quot;)">
            <text:p/>
          </table:table-cell>
          <table:table-cell table:formula="of:=IF([.V252]&gt;[.V$177];[.V25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3]&gt;[.B$177];[.B253];&quot;&quot;)">
            <text:p/>
          </table:table-cell>
          <table:table-cell table:formula="of:=IF([.C253]&gt;[.C$177];[.C253];&quot;&quot;)">
            <text:p/>
          </table:table-cell>
          <table:table-cell table:formula="of:=IF([.D253]&gt;[.D$177];[.D253];&quot;&quot;)">
            <text:p/>
          </table:table-cell>
          <table:table-cell table:formula="of:=IF([.E253]&gt;[.E$177];[.E253];&quot;&quot;)">
            <text:p/>
          </table:table-cell>
          <table:table-cell table:formula="of:=IF([.F253]&gt;[.F$177];[.F253];&quot;&quot;)">
            <text:p/>
          </table:table-cell>
          <table:table-cell table:formula="of:=IF([.G253]&gt;[.G$177];[.G253];&quot;&quot;)">
            <text:p/>
          </table:table-cell>
          <table:table-cell table:formula="of:=IF([.H253]&gt;[.H$177];[.H253];&quot;&quot;)">
            <text:p/>
          </table:table-cell>
          <table:table-cell table:formula="of:=IF([.I253]&gt;[.I$177];[.I253];&quot;&quot;)">
            <text:p/>
          </table:table-cell>
          <table:table-cell table:formula="of:=IF([.J253]&gt;[.J$177];[.J253];&quot;&quot;)">
            <text:p/>
          </table:table-cell>
          <table:table-cell table:formula="of:=IF([.K253]&gt;[.K$177];[.K253];&quot;&quot;)">
            <text:p/>
          </table:table-cell>
          <table:table-cell table:formula="of:=IF([.L253]&gt;[.L$177];[.L253];&quot;&quot;)">
            <text:p/>
          </table:table-cell>
          <table:table-cell table:formula="of:=IF([.M253]&gt;[.M$177];[.M253];&quot;&quot;)">
            <text:p/>
          </table:table-cell>
          <table:table-cell table:formula="of:=IF([.N253]&gt;[.N$177];[.N253];&quot;&quot;)">
            <text:p/>
          </table:table-cell>
          <table:table-cell table:formula="of:=IF([.O253]&gt;[.O$177];[.O253];&quot;&quot;)">
            <text:p/>
          </table:table-cell>
          <table:table-cell table:formula="of:=IF([.P253]&gt;[.P$177];[.P253];&quot;&quot;)">
            <text:p/>
          </table:table-cell>
          <table:table-cell table:formula="of:=IF([.Q253]&gt;[.Q$177];[.Q253];&quot;&quot;)">
            <text:p/>
          </table:table-cell>
          <table:table-cell table:formula="of:=IF([.R253]&gt;[.R$177];[.R253];&quot;&quot;)">
            <text:p/>
          </table:table-cell>
          <table:table-cell table:formula="of:=IF([.S253]&gt;[.S$177];[.S253];&quot;&quot;)">
            <text:p/>
          </table:table-cell>
          <table:table-cell table:formula="of:=IF([.T253]&gt;[.T$177];[.T253];&quot;&quot;)">
            <text:p/>
          </table:table-cell>
          <table:table-cell table:formula="of:=IF([.U253]&gt;[.U$177];[.U253];&quot;&quot;)">
            <text:p/>
          </table:table-cell>
          <table:table-cell table:formula="of:=IF([.V253]&gt;[.V$177];[.V25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4]&gt;[.B$177];[.B254];&quot;&quot;)">
            <text:p/>
          </table:table-cell>
          <table:table-cell table:formula="of:=IF([.C254]&gt;[.C$177];[.C254];&quot;&quot;)">
            <text:p/>
          </table:table-cell>
          <table:table-cell table:formula="of:=IF([.D254]&gt;[.D$177];[.D254];&quot;&quot;)">
            <text:p/>
          </table:table-cell>
          <table:table-cell table:formula="of:=IF([.E254]&gt;[.E$177];[.E254];&quot;&quot;)">
            <text:p/>
          </table:table-cell>
          <table:table-cell table:formula="of:=IF([.F254]&gt;[.F$177];[.F254];&quot;&quot;)">
            <text:p/>
          </table:table-cell>
          <table:table-cell table:formula="of:=IF([.G254]&gt;[.G$177];[.G254];&quot;&quot;)">
            <text:p/>
          </table:table-cell>
          <table:table-cell table:formula="of:=IF([.H254]&gt;[.H$177];[.H254];&quot;&quot;)">
            <text:p/>
          </table:table-cell>
          <table:table-cell table:formula="of:=IF([.I254]&gt;[.I$177];[.I254];&quot;&quot;)">
            <text:p/>
          </table:table-cell>
          <table:table-cell table:formula="of:=IF([.J254]&gt;[.J$177];[.J254];&quot;&quot;)">
            <text:p/>
          </table:table-cell>
          <table:table-cell table:formula="of:=IF([.K254]&gt;[.K$177];[.K254];&quot;&quot;)">
            <text:p/>
          </table:table-cell>
          <table:table-cell table:formula="of:=IF([.L254]&gt;[.L$177];[.L254];&quot;&quot;)">
            <text:p/>
          </table:table-cell>
          <table:table-cell table:formula="of:=IF([.M254]&gt;[.M$177];[.M254];&quot;&quot;)">
            <text:p/>
          </table:table-cell>
          <table:table-cell table:formula="of:=IF([.N254]&gt;[.N$177];[.N254];&quot;&quot;)">
            <text:p/>
          </table:table-cell>
          <table:table-cell table:formula="of:=IF([.O254]&gt;[.O$177];[.O254];&quot;&quot;)">
            <text:p/>
          </table:table-cell>
          <table:table-cell table:formula="of:=IF([.P254]&gt;[.P$177];[.P254];&quot;&quot;)">
            <text:p/>
          </table:table-cell>
          <table:table-cell table:formula="of:=IF([.Q254]&gt;[.Q$177];[.Q254];&quot;&quot;)">
            <text:p/>
          </table:table-cell>
          <table:table-cell table:formula="of:=IF([.R254]&gt;[.R$177];[.R254];&quot;&quot;)">
            <text:p/>
          </table:table-cell>
          <table:table-cell table:formula="of:=IF([.S254]&gt;[.S$177];[.S254];&quot;&quot;)">
            <text:p/>
          </table:table-cell>
          <table:table-cell table:formula="of:=IF([.T254]&gt;[.T$177];[.T254];&quot;&quot;)">
            <text:p/>
          </table:table-cell>
          <table:table-cell table:formula="of:=IF([.U254]&gt;[.U$177];[.U254];&quot;&quot;)">
            <text:p/>
          </table:table-cell>
          <table:table-cell table:formula="of:=IF([.V254]&gt;[.V$177];[.V25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5]&gt;[.B$177];[.B255];&quot;&quot;)">
            <text:p/>
          </table:table-cell>
          <table:table-cell table:formula="of:=IF([.C255]&gt;[.C$177];[.C255];&quot;&quot;)">
            <text:p/>
          </table:table-cell>
          <table:table-cell table:formula="of:=IF([.D255]&gt;[.D$177];[.D255];&quot;&quot;)">
            <text:p/>
          </table:table-cell>
          <table:table-cell table:formula="of:=IF([.E255]&gt;[.E$177];[.E255];&quot;&quot;)">
            <text:p/>
          </table:table-cell>
          <table:table-cell table:formula="of:=IF([.F255]&gt;[.F$177];[.F255];&quot;&quot;)">
            <text:p/>
          </table:table-cell>
          <table:table-cell table:formula="of:=IF([.G255]&gt;[.G$177];[.G255];&quot;&quot;)">
            <text:p/>
          </table:table-cell>
          <table:table-cell table:formula="of:=IF([.H255]&gt;[.H$177];[.H255];&quot;&quot;)">
            <text:p/>
          </table:table-cell>
          <table:table-cell table:formula="of:=IF([.I255]&gt;[.I$177];[.I255];&quot;&quot;)">
            <text:p/>
          </table:table-cell>
          <table:table-cell table:formula="of:=IF([.J255]&gt;[.J$177];[.J255];&quot;&quot;)">
            <text:p/>
          </table:table-cell>
          <table:table-cell table:formula="of:=IF([.K255]&gt;[.K$177];[.K255];&quot;&quot;)">
            <text:p/>
          </table:table-cell>
          <table:table-cell table:formula="of:=IF([.L255]&gt;[.L$177];[.L255];&quot;&quot;)">
            <text:p/>
          </table:table-cell>
          <table:table-cell table:formula="of:=IF([.M255]&gt;[.M$177];[.M255];&quot;&quot;)">
            <text:p/>
          </table:table-cell>
          <table:table-cell table:formula="of:=IF([.N255]&gt;[.N$177];[.N255];&quot;&quot;)">
            <text:p/>
          </table:table-cell>
          <table:table-cell table:formula="of:=IF([.O255]&gt;[.O$177];[.O255];&quot;&quot;)">
            <text:p/>
          </table:table-cell>
          <table:table-cell table:formula="of:=IF([.P255]&gt;[.P$177];[.P255];&quot;&quot;)">
            <text:p/>
          </table:table-cell>
          <table:table-cell table:formula="of:=IF([.Q255]&gt;[.Q$177];[.Q255];&quot;&quot;)">
            <text:p/>
          </table:table-cell>
          <table:table-cell table:formula="of:=IF([.R255]&gt;[.R$177];[.R255];&quot;&quot;)">
            <text:p/>
          </table:table-cell>
          <table:table-cell table:formula="of:=IF([.S255]&gt;[.S$177];[.S255];&quot;&quot;)">
            <text:p/>
          </table:table-cell>
          <table:table-cell table:formula="of:=IF([.T255]&gt;[.T$177];[.T255];&quot;&quot;)">
            <text:p/>
          </table:table-cell>
          <table:table-cell table:formula="of:=IF([.U255]&gt;[.U$177];[.U255];&quot;&quot;)">
            <text:p/>
          </table:table-cell>
          <table:table-cell table:formula="of:=IF([.V255]&gt;[.V$177];[.V25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6]&gt;[.B$177];[.B256];&quot;&quot;)">
            <text:p/>
          </table:table-cell>
          <table:table-cell table:formula="of:=IF([.C256]&gt;[.C$177];[.C256];&quot;&quot;)">
            <text:p/>
          </table:table-cell>
          <table:table-cell table:formula="of:=IF([.D256]&gt;[.D$177];[.D256];&quot;&quot;)">
            <text:p/>
          </table:table-cell>
          <table:table-cell table:formula="of:=IF([.E256]&gt;[.E$177];[.E256];&quot;&quot;)">
            <text:p/>
          </table:table-cell>
          <table:table-cell table:formula="of:=IF([.F256]&gt;[.F$177];[.F256];&quot;&quot;)">
            <text:p/>
          </table:table-cell>
          <table:table-cell table:formula="of:=IF([.G256]&gt;[.G$177];[.G256];&quot;&quot;)">
            <text:p/>
          </table:table-cell>
          <table:table-cell table:formula="of:=IF([.H256]&gt;[.H$177];[.H256];&quot;&quot;)">
            <text:p/>
          </table:table-cell>
          <table:table-cell table:formula="of:=IF([.I256]&gt;[.I$177];[.I256];&quot;&quot;)">
            <text:p/>
          </table:table-cell>
          <table:table-cell table:formula="of:=IF([.J256]&gt;[.J$177];[.J256];&quot;&quot;)">
            <text:p/>
          </table:table-cell>
          <table:table-cell table:formula="of:=IF([.K256]&gt;[.K$177];[.K256];&quot;&quot;)">
            <text:p/>
          </table:table-cell>
          <table:table-cell table:formula="of:=IF([.L256]&gt;[.L$177];[.L256];&quot;&quot;)">
            <text:p/>
          </table:table-cell>
          <table:table-cell table:formula="of:=IF([.M256]&gt;[.M$177];[.M256];&quot;&quot;)">
            <text:p/>
          </table:table-cell>
          <table:table-cell table:formula="of:=IF([.N256]&gt;[.N$177];[.N256];&quot;&quot;)">
            <text:p/>
          </table:table-cell>
          <table:table-cell table:formula="of:=IF([.O256]&gt;[.O$177];[.O256];&quot;&quot;)">
            <text:p/>
          </table:table-cell>
          <table:table-cell table:formula="of:=IF([.P256]&gt;[.P$177];[.P256];&quot;&quot;)">
            <text:p/>
          </table:table-cell>
          <table:table-cell table:formula="of:=IF([.Q256]&gt;[.Q$177];[.Q256];&quot;&quot;)">
            <text:p/>
          </table:table-cell>
          <table:table-cell table:formula="of:=IF([.R256]&gt;[.R$177];[.R256];&quot;&quot;)">
            <text:p/>
          </table:table-cell>
          <table:table-cell table:formula="of:=IF([.S256]&gt;[.S$177];[.S256];&quot;&quot;)">
            <text:p/>
          </table:table-cell>
          <table:table-cell table:formula="of:=IF([.T256]&gt;[.T$177];[.T256];&quot;&quot;)">
            <text:p/>
          </table:table-cell>
          <table:table-cell table:formula="of:=IF([.U256]&gt;[.U$177];[.U256];&quot;&quot;)">
            <text:p/>
          </table:table-cell>
          <table:table-cell table:formula="of:=IF([.V256]&gt;[.V$177];[.V25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7]&gt;[.B$177];[.B257];&quot;&quot;)">
            <text:p/>
          </table:table-cell>
          <table:table-cell table:formula="of:=IF([.C257]&gt;[.C$177];[.C257];&quot;&quot;)">
            <text:p/>
          </table:table-cell>
          <table:table-cell table:formula="of:=IF([.D257]&gt;[.D$177];[.D257];&quot;&quot;)">
            <text:p/>
          </table:table-cell>
          <table:table-cell table:formula="of:=IF([.E257]&gt;[.E$177];[.E257];&quot;&quot;)">
            <text:p/>
          </table:table-cell>
          <table:table-cell table:formula="of:=IF([.F257]&gt;[.F$177];[.F257];&quot;&quot;)">
            <text:p/>
          </table:table-cell>
          <table:table-cell table:formula="of:=IF([.G257]&gt;[.G$177];[.G257];&quot;&quot;)">
            <text:p/>
          </table:table-cell>
          <table:table-cell table:formula="of:=IF([.H257]&gt;[.H$177];[.H257];&quot;&quot;)">
            <text:p/>
          </table:table-cell>
          <table:table-cell table:formula="of:=IF([.I257]&gt;[.I$177];[.I257];&quot;&quot;)">
            <text:p/>
          </table:table-cell>
          <table:table-cell table:formula="of:=IF([.J257]&gt;[.J$177];[.J257];&quot;&quot;)">
            <text:p/>
          </table:table-cell>
          <table:table-cell table:formula="of:=IF([.K257]&gt;[.K$177];[.K257];&quot;&quot;)">
            <text:p/>
          </table:table-cell>
          <table:table-cell table:formula="of:=IF([.L257]&gt;[.L$177];[.L257];&quot;&quot;)">
            <text:p/>
          </table:table-cell>
          <table:table-cell table:formula="of:=IF([.M257]&gt;[.M$177];[.M257];&quot;&quot;)">
            <text:p/>
          </table:table-cell>
          <table:table-cell table:formula="of:=IF([.N257]&gt;[.N$177];[.N257];&quot;&quot;)">
            <text:p/>
          </table:table-cell>
          <table:table-cell table:formula="of:=IF([.O257]&gt;[.O$177];[.O257];&quot;&quot;)">
            <text:p/>
          </table:table-cell>
          <table:table-cell table:formula="of:=IF([.P257]&gt;[.P$177];[.P257];&quot;&quot;)">
            <text:p/>
          </table:table-cell>
          <table:table-cell table:formula="of:=IF([.Q257]&gt;[.Q$177];[.Q257];&quot;&quot;)">
            <text:p/>
          </table:table-cell>
          <table:table-cell table:formula="of:=IF([.R257]&gt;[.R$177];[.R257];&quot;&quot;)">
            <text:p/>
          </table:table-cell>
          <table:table-cell table:formula="of:=IF([.S257]&gt;[.S$177];[.S257];&quot;&quot;)">
            <text:p/>
          </table:table-cell>
          <table:table-cell table:formula="of:=IF([.T257]&gt;[.T$177];[.T257];&quot;&quot;)">
            <text:p/>
          </table:table-cell>
          <table:table-cell table:formula="of:=IF([.U257]&gt;[.U$177];[.U257];&quot;&quot;)">
            <text:p/>
          </table:table-cell>
          <table:table-cell table:formula="of:=IF([.V257]&gt;[.V$177];[.V25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8]&gt;[.B$177];[.B258];&quot;&quot;)">
            <text:p/>
          </table:table-cell>
          <table:table-cell table:formula="of:=IF([.C258]&gt;[.C$177];[.C258];&quot;&quot;)">
            <text:p/>
          </table:table-cell>
          <table:table-cell table:formula="of:=IF([.D258]&gt;[.D$177];[.D258];&quot;&quot;)">
            <text:p/>
          </table:table-cell>
          <table:table-cell table:formula="of:=IF([.E258]&gt;[.E$177];[.E258];&quot;&quot;)">
            <text:p/>
          </table:table-cell>
          <table:table-cell table:formula="of:=IF([.F258]&gt;[.F$177];[.F258];&quot;&quot;)">
            <text:p/>
          </table:table-cell>
          <table:table-cell table:formula="of:=IF([.G258]&gt;[.G$177];[.G258];&quot;&quot;)">
            <text:p/>
          </table:table-cell>
          <table:table-cell table:formula="of:=IF([.H258]&gt;[.H$177];[.H258];&quot;&quot;)">
            <text:p/>
          </table:table-cell>
          <table:table-cell table:formula="of:=IF([.I258]&gt;[.I$177];[.I258];&quot;&quot;)">
            <text:p/>
          </table:table-cell>
          <table:table-cell table:formula="of:=IF([.J258]&gt;[.J$177];[.J258];&quot;&quot;)">
            <text:p/>
          </table:table-cell>
          <table:table-cell table:formula="of:=IF([.K258]&gt;[.K$177];[.K258];&quot;&quot;)">
            <text:p/>
          </table:table-cell>
          <table:table-cell table:formula="of:=IF([.L258]&gt;[.L$177];[.L258];&quot;&quot;)">
            <text:p/>
          </table:table-cell>
          <table:table-cell table:formula="of:=IF([.M258]&gt;[.M$177];[.M258];&quot;&quot;)">
            <text:p/>
          </table:table-cell>
          <table:table-cell table:formula="of:=IF([.N258]&gt;[.N$177];[.N258];&quot;&quot;)">
            <text:p/>
          </table:table-cell>
          <table:table-cell table:formula="of:=IF([.O258]&gt;[.O$177];[.O258];&quot;&quot;)">
            <text:p/>
          </table:table-cell>
          <table:table-cell table:formula="of:=IF([.P258]&gt;[.P$177];[.P258];&quot;&quot;)">
            <text:p/>
          </table:table-cell>
          <table:table-cell table:formula="of:=IF([.Q258]&gt;[.Q$177];[.Q258];&quot;&quot;)">
            <text:p/>
          </table:table-cell>
          <table:table-cell table:formula="of:=IF([.R258]&gt;[.R$177];[.R258];&quot;&quot;)">
            <text:p/>
          </table:table-cell>
          <table:table-cell table:formula="of:=IF([.S258]&gt;[.S$177];[.S258];&quot;&quot;)">
            <text:p/>
          </table:table-cell>
          <table:table-cell table:formula="of:=IF([.T258]&gt;[.T$177];[.T258];&quot;&quot;)">
            <text:p/>
          </table:table-cell>
          <table:table-cell table:formula="of:=IF([.U258]&gt;[.U$177];[.U258];&quot;&quot;)">
            <text:p/>
          </table:table-cell>
          <table:table-cell table:formula="of:=IF([.V258]&gt;[.V$177];[.V25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9]&gt;[.B$177];[.B259];&quot;&quot;)">
            <text:p/>
          </table:table-cell>
          <table:table-cell table:formula="of:=IF([.C259]&gt;[.C$177];[.C259];&quot;&quot;)">
            <text:p/>
          </table:table-cell>
          <table:table-cell table:formula="of:=IF([.D259]&gt;[.D$177];[.D259];&quot;&quot;)">
            <text:p/>
          </table:table-cell>
          <table:table-cell table:formula="of:=IF([.E259]&gt;[.E$177];[.E259];&quot;&quot;)">
            <text:p/>
          </table:table-cell>
          <table:table-cell table:formula="of:=IF([.F259]&gt;[.F$177];[.F259];&quot;&quot;)">
            <text:p/>
          </table:table-cell>
          <table:table-cell table:formula="of:=IF([.G259]&gt;[.G$177];[.G259];&quot;&quot;)">
            <text:p/>
          </table:table-cell>
          <table:table-cell table:formula="of:=IF([.H259]&gt;[.H$177];[.H259];&quot;&quot;)">
            <text:p/>
          </table:table-cell>
          <table:table-cell table:formula="of:=IF([.I259]&gt;[.I$177];[.I259];&quot;&quot;)">
            <text:p/>
          </table:table-cell>
          <table:table-cell table:formula="of:=IF([.J259]&gt;[.J$177];[.J259];&quot;&quot;)">
            <text:p/>
          </table:table-cell>
          <table:table-cell table:formula="of:=IF([.K259]&gt;[.K$177];[.K259];&quot;&quot;)">
            <text:p/>
          </table:table-cell>
          <table:table-cell table:formula="of:=IF([.L259]&gt;[.L$177];[.L259];&quot;&quot;)">
            <text:p/>
          </table:table-cell>
          <table:table-cell table:formula="of:=IF([.M259]&gt;[.M$177];[.M259];&quot;&quot;)">
            <text:p/>
          </table:table-cell>
          <table:table-cell table:formula="of:=IF([.N259]&gt;[.N$177];[.N259];&quot;&quot;)">
            <text:p/>
          </table:table-cell>
          <table:table-cell table:formula="of:=IF([.O259]&gt;[.O$177];[.O259];&quot;&quot;)">
            <text:p/>
          </table:table-cell>
          <table:table-cell table:formula="of:=IF([.P259]&gt;[.P$177];[.P259];&quot;&quot;)">
            <text:p/>
          </table:table-cell>
          <table:table-cell table:formula="of:=IF([.Q259]&gt;[.Q$177];[.Q259];&quot;&quot;)">
            <text:p/>
          </table:table-cell>
          <table:table-cell table:formula="of:=IF([.R259]&gt;[.R$177];[.R259];&quot;&quot;)">
            <text:p/>
          </table:table-cell>
          <table:table-cell table:formula="of:=IF([.S259]&gt;[.S$177];[.S259];&quot;&quot;)">
            <text:p/>
          </table:table-cell>
          <table:table-cell table:formula="of:=IF([.T259]&gt;[.T$177];[.T259];&quot;&quot;)">
            <text:p/>
          </table:table-cell>
          <table:table-cell table:formula="of:=IF([.U259]&gt;[.U$177];[.U259];&quot;&quot;)">
            <text:p/>
          </table:table-cell>
          <table:table-cell table:formula="of:=IF([.V259]&gt;[.V$177];[.V25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0]&gt;[.B$177];[.B260];&quot;&quot;)">
            <text:p/>
          </table:table-cell>
          <table:table-cell table:formula="of:=IF([.C260]&gt;[.C$177];[.C260];&quot;&quot;)">
            <text:p/>
          </table:table-cell>
          <table:table-cell table:formula="of:=IF([.D260]&gt;[.D$177];[.D260];&quot;&quot;)">
            <text:p/>
          </table:table-cell>
          <table:table-cell table:formula="of:=IF([.E260]&gt;[.E$177];[.E260];&quot;&quot;)">
            <text:p/>
          </table:table-cell>
          <table:table-cell table:formula="of:=IF([.F260]&gt;[.F$177];[.F260];&quot;&quot;)">
            <text:p/>
          </table:table-cell>
          <table:table-cell table:formula="of:=IF([.G260]&gt;[.G$177];[.G260];&quot;&quot;)">
            <text:p/>
          </table:table-cell>
          <table:table-cell table:formula="of:=IF([.H260]&gt;[.H$177];[.H260];&quot;&quot;)">
            <text:p/>
          </table:table-cell>
          <table:table-cell table:formula="of:=IF([.I260]&gt;[.I$177];[.I260];&quot;&quot;)">
            <text:p/>
          </table:table-cell>
          <table:table-cell table:formula="of:=IF([.J260]&gt;[.J$177];[.J260];&quot;&quot;)">
            <text:p/>
          </table:table-cell>
          <table:table-cell table:formula="of:=IF([.K260]&gt;[.K$177];[.K260];&quot;&quot;)">
            <text:p/>
          </table:table-cell>
          <table:table-cell table:formula="of:=IF([.L260]&gt;[.L$177];[.L260];&quot;&quot;)">
            <text:p/>
          </table:table-cell>
          <table:table-cell table:formula="of:=IF([.M260]&gt;[.M$177];[.M260];&quot;&quot;)">
            <text:p/>
          </table:table-cell>
          <table:table-cell table:formula="of:=IF([.N260]&gt;[.N$177];[.N260];&quot;&quot;)">
            <text:p/>
          </table:table-cell>
          <table:table-cell table:formula="of:=IF([.O260]&gt;[.O$177];[.O260];&quot;&quot;)">
            <text:p/>
          </table:table-cell>
          <table:table-cell table:formula="of:=IF([.P260]&gt;[.P$177];[.P260];&quot;&quot;)">
            <text:p/>
          </table:table-cell>
          <table:table-cell table:formula="of:=IF([.Q260]&gt;[.Q$177];[.Q260];&quot;&quot;)">
            <text:p/>
          </table:table-cell>
          <table:table-cell table:formula="of:=IF([.R260]&gt;[.R$177];[.R260];&quot;&quot;)">
            <text:p/>
          </table:table-cell>
          <table:table-cell table:formula="of:=IF([.S260]&gt;[.S$177];[.S260];&quot;&quot;)">
            <text:p/>
          </table:table-cell>
          <table:table-cell table:formula="of:=IF([.T260]&gt;[.T$177];[.T260];&quot;&quot;)">
            <text:p/>
          </table:table-cell>
          <table:table-cell table:formula="of:=IF([.U260]&gt;[.U$177];[.U260];&quot;&quot;)">
            <text:p/>
          </table:table-cell>
          <table:table-cell table:formula="of:=IF([.V260]&gt;[.V$177];[.V26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1]&gt;[.B$177];[.B261];&quot;&quot;)">
            <text:p/>
          </table:table-cell>
          <table:table-cell table:formula="of:=IF([.C261]&gt;[.C$177];[.C261];&quot;&quot;)">
            <text:p/>
          </table:table-cell>
          <table:table-cell table:formula="of:=IF([.D261]&gt;[.D$177];[.D261];&quot;&quot;)">
            <text:p/>
          </table:table-cell>
          <table:table-cell table:formula="of:=IF([.E261]&gt;[.E$177];[.E261];&quot;&quot;)">
            <text:p/>
          </table:table-cell>
          <table:table-cell table:formula="of:=IF([.F261]&gt;[.F$177];[.F261];&quot;&quot;)">
            <text:p/>
          </table:table-cell>
          <table:table-cell table:formula="of:=IF([.G261]&gt;[.G$177];[.G261];&quot;&quot;)">
            <text:p/>
          </table:table-cell>
          <table:table-cell table:formula="of:=IF([.H261]&gt;[.H$177];[.H261];&quot;&quot;)">
            <text:p/>
          </table:table-cell>
          <table:table-cell table:formula="of:=IF([.I261]&gt;[.I$177];[.I261];&quot;&quot;)">
            <text:p/>
          </table:table-cell>
          <table:table-cell table:formula="of:=IF([.J261]&gt;[.J$177];[.J261];&quot;&quot;)">
            <text:p/>
          </table:table-cell>
          <table:table-cell table:formula="of:=IF([.K261]&gt;[.K$177];[.K261];&quot;&quot;)">
            <text:p/>
          </table:table-cell>
          <table:table-cell table:formula="of:=IF([.L261]&gt;[.L$177];[.L261];&quot;&quot;)">
            <text:p/>
          </table:table-cell>
          <table:table-cell table:formula="of:=IF([.M261]&gt;[.M$177];[.M261];&quot;&quot;)">
            <text:p/>
          </table:table-cell>
          <table:table-cell table:formula="of:=IF([.N261]&gt;[.N$177];[.N261];&quot;&quot;)">
            <text:p/>
          </table:table-cell>
          <table:table-cell table:formula="of:=IF([.O261]&gt;[.O$177];[.O261];&quot;&quot;)">
            <text:p/>
          </table:table-cell>
          <table:table-cell table:formula="of:=IF([.P261]&gt;[.P$177];[.P261];&quot;&quot;)">
            <text:p/>
          </table:table-cell>
          <table:table-cell table:formula="of:=IF([.Q261]&gt;[.Q$177];[.Q261];&quot;&quot;)">
            <text:p/>
          </table:table-cell>
          <table:table-cell table:formula="of:=IF([.R261]&gt;[.R$177];[.R261];&quot;&quot;)">
            <text:p/>
          </table:table-cell>
          <table:table-cell table:formula="of:=IF([.S261]&gt;[.S$177];[.S261];&quot;&quot;)">
            <text:p/>
          </table:table-cell>
          <table:table-cell table:formula="of:=IF([.T261]&gt;[.T$177];[.T261];&quot;&quot;)">
            <text:p/>
          </table:table-cell>
          <table:table-cell table:formula="of:=IF([.U261]&gt;[.U$177];[.U261];&quot;&quot;)">
            <text:p/>
          </table:table-cell>
          <table:table-cell table:formula="of:=IF([.V261]&gt;[.V$177];[.V26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2]&gt;[.B$177];[.B262];&quot;&quot;)">
            <text:p/>
          </table:table-cell>
          <table:table-cell table:formula="of:=IF([.C262]&gt;[.C$177];[.C262];&quot;&quot;)">
            <text:p/>
          </table:table-cell>
          <table:table-cell table:formula="of:=IF([.D262]&gt;[.D$177];[.D262];&quot;&quot;)">
            <text:p/>
          </table:table-cell>
          <table:table-cell table:formula="of:=IF([.E262]&gt;[.E$177];[.E262];&quot;&quot;)">
            <text:p/>
          </table:table-cell>
          <table:table-cell table:formula="of:=IF([.F262]&gt;[.F$177];[.F262];&quot;&quot;)">
            <text:p/>
          </table:table-cell>
          <table:table-cell table:formula="of:=IF([.G262]&gt;[.G$177];[.G262];&quot;&quot;)">
            <text:p/>
          </table:table-cell>
          <table:table-cell table:formula="of:=IF([.H262]&gt;[.H$177];[.H262];&quot;&quot;)">
            <text:p/>
          </table:table-cell>
          <table:table-cell table:formula="of:=IF([.I262]&gt;[.I$177];[.I262];&quot;&quot;)">
            <text:p/>
          </table:table-cell>
          <table:table-cell table:formula="of:=IF([.J262]&gt;[.J$177];[.J262];&quot;&quot;)">
            <text:p/>
          </table:table-cell>
          <table:table-cell table:formula="of:=IF([.K262]&gt;[.K$177];[.K262];&quot;&quot;)">
            <text:p/>
          </table:table-cell>
          <table:table-cell table:formula="of:=IF([.L262]&gt;[.L$177];[.L262];&quot;&quot;)">
            <text:p/>
          </table:table-cell>
          <table:table-cell table:formula="of:=IF([.M262]&gt;[.M$177];[.M262];&quot;&quot;)">
            <text:p/>
          </table:table-cell>
          <table:table-cell table:formula="of:=IF([.N262]&gt;[.N$177];[.N262];&quot;&quot;)">
            <text:p/>
          </table:table-cell>
          <table:table-cell table:formula="of:=IF([.O262]&gt;[.O$177];[.O262];&quot;&quot;)">
            <text:p/>
          </table:table-cell>
          <table:table-cell table:formula="of:=IF([.P262]&gt;[.P$177];[.P262];&quot;&quot;)">
            <text:p/>
          </table:table-cell>
          <table:table-cell table:formula="of:=IF([.Q262]&gt;[.Q$177];[.Q262];&quot;&quot;)">
            <text:p/>
          </table:table-cell>
          <table:table-cell table:formula="of:=IF([.R262]&gt;[.R$177];[.R262];&quot;&quot;)">
            <text:p/>
          </table:table-cell>
          <table:table-cell table:formula="of:=IF([.S262]&gt;[.S$177];[.S262];&quot;&quot;)">
            <text:p/>
          </table:table-cell>
          <table:table-cell table:formula="of:=IF([.T262]&gt;[.T$177];[.T262];&quot;&quot;)">
            <text:p/>
          </table:table-cell>
          <table:table-cell table:formula="of:=IF([.U262]&gt;[.U$177];[.U262];&quot;&quot;)">
            <text:p/>
          </table:table-cell>
          <table:table-cell table:formula="of:=IF([.V262]&gt;[.V$177];[.V26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3]&gt;[.B$177];[.B263];&quot;&quot;)">
            <text:p/>
          </table:table-cell>
          <table:table-cell table:formula="of:=IF([.C263]&gt;[.C$177];[.C263];&quot;&quot;)">
            <text:p/>
          </table:table-cell>
          <table:table-cell table:formula="of:=IF([.D263]&gt;[.D$177];[.D263];&quot;&quot;)">
            <text:p/>
          </table:table-cell>
          <table:table-cell table:formula="of:=IF([.E263]&gt;[.E$177];[.E263];&quot;&quot;)">
            <text:p/>
          </table:table-cell>
          <table:table-cell table:formula="of:=IF([.F263]&gt;[.F$177];[.F263];&quot;&quot;)">
            <text:p/>
          </table:table-cell>
          <table:table-cell table:formula="of:=IF([.G263]&gt;[.G$177];[.G263];&quot;&quot;)">
            <text:p/>
          </table:table-cell>
          <table:table-cell table:formula="of:=IF([.H263]&gt;[.H$177];[.H263];&quot;&quot;)">
            <text:p/>
          </table:table-cell>
          <table:table-cell table:formula="of:=IF([.I263]&gt;[.I$177];[.I263];&quot;&quot;)">
            <text:p/>
          </table:table-cell>
          <table:table-cell table:formula="of:=IF([.J263]&gt;[.J$177];[.J263];&quot;&quot;)">
            <text:p/>
          </table:table-cell>
          <table:table-cell table:formula="of:=IF([.K263]&gt;[.K$177];[.K263];&quot;&quot;)">
            <text:p/>
          </table:table-cell>
          <table:table-cell table:formula="of:=IF([.L263]&gt;[.L$177];[.L263];&quot;&quot;)">
            <text:p/>
          </table:table-cell>
          <table:table-cell table:formula="of:=IF([.M263]&gt;[.M$177];[.M263];&quot;&quot;)">
            <text:p/>
          </table:table-cell>
          <table:table-cell table:formula="of:=IF([.N263]&gt;[.N$177];[.N263];&quot;&quot;)">
            <text:p/>
          </table:table-cell>
          <table:table-cell table:formula="of:=IF([.O263]&gt;[.O$177];[.O263];&quot;&quot;)">
            <text:p/>
          </table:table-cell>
          <table:table-cell table:formula="of:=IF([.P263]&gt;[.P$177];[.P263];&quot;&quot;)">
            <text:p/>
          </table:table-cell>
          <table:table-cell table:formula="of:=IF([.Q263]&gt;[.Q$177];[.Q263];&quot;&quot;)">
            <text:p/>
          </table:table-cell>
          <table:table-cell table:formula="of:=IF([.R263]&gt;[.R$177];[.R263];&quot;&quot;)">
            <text:p/>
          </table:table-cell>
          <table:table-cell table:formula="of:=IF([.S263]&gt;[.S$177];[.S263];&quot;&quot;)">
            <text:p/>
          </table:table-cell>
          <table:table-cell table:formula="of:=IF([.T263]&gt;[.T$177];[.T263];&quot;&quot;)">
            <text:p/>
          </table:table-cell>
          <table:table-cell table:formula="of:=IF([.U263]&gt;[.U$177];[.U263];&quot;&quot;)">
            <text:p/>
          </table:table-cell>
          <table:table-cell table:formula="of:=IF([.V263]&gt;[.V$177];[.V26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4]&gt;[.B$177];[.B264];&quot;&quot;)">
            <text:p/>
          </table:table-cell>
          <table:table-cell table:formula="of:=IF([.C264]&gt;[.C$177];[.C264];&quot;&quot;)">
            <text:p/>
          </table:table-cell>
          <table:table-cell table:formula="of:=IF([.D264]&gt;[.D$177];[.D264];&quot;&quot;)">
            <text:p/>
          </table:table-cell>
          <table:table-cell table:formula="of:=IF([.E264]&gt;[.E$177];[.E264];&quot;&quot;)">
            <text:p/>
          </table:table-cell>
          <table:table-cell table:formula="of:=IF([.F264]&gt;[.F$177];[.F264];&quot;&quot;)">
            <text:p/>
          </table:table-cell>
          <table:table-cell table:formula="of:=IF([.G264]&gt;[.G$177];[.G264];&quot;&quot;)">
            <text:p/>
          </table:table-cell>
          <table:table-cell table:formula="of:=IF([.H264]&gt;[.H$177];[.H264];&quot;&quot;)">
            <text:p/>
          </table:table-cell>
          <table:table-cell table:formula="of:=IF([.I264]&gt;[.I$177];[.I264];&quot;&quot;)">
            <text:p/>
          </table:table-cell>
          <table:table-cell table:formula="of:=IF([.J264]&gt;[.J$177];[.J264];&quot;&quot;)">
            <text:p/>
          </table:table-cell>
          <table:table-cell table:formula="of:=IF([.K264]&gt;[.K$177];[.K264];&quot;&quot;)">
            <text:p/>
          </table:table-cell>
          <table:table-cell table:formula="of:=IF([.L264]&gt;[.L$177];[.L264];&quot;&quot;)">
            <text:p/>
          </table:table-cell>
          <table:table-cell table:formula="of:=IF([.M264]&gt;[.M$177];[.M264];&quot;&quot;)">
            <text:p/>
          </table:table-cell>
          <table:table-cell table:formula="of:=IF([.N264]&gt;[.N$177];[.N264];&quot;&quot;)">
            <text:p/>
          </table:table-cell>
          <table:table-cell table:formula="of:=IF([.O264]&gt;[.O$177];[.O264];&quot;&quot;)">
            <text:p/>
          </table:table-cell>
          <table:table-cell table:formula="of:=IF([.P264]&gt;[.P$177];[.P264];&quot;&quot;)">
            <text:p/>
          </table:table-cell>
          <table:table-cell table:formula="of:=IF([.Q264]&gt;[.Q$177];[.Q264];&quot;&quot;)">
            <text:p/>
          </table:table-cell>
          <table:table-cell table:formula="of:=IF([.R264]&gt;[.R$177];[.R264];&quot;&quot;)">
            <text:p/>
          </table:table-cell>
          <table:table-cell table:formula="of:=IF([.S264]&gt;[.S$177];[.S264];&quot;&quot;)">
            <text:p/>
          </table:table-cell>
          <table:table-cell table:formula="of:=IF([.T264]&gt;[.T$177];[.T264];&quot;&quot;)">
            <text:p/>
          </table:table-cell>
          <table:table-cell table:formula="of:=IF([.U264]&gt;[.U$177];[.U264];&quot;&quot;)">
            <text:p/>
          </table:table-cell>
          <table:table-cell table:formula="of:=IF([.V264]&gt;[.V$177];[.V26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5]&gt;[.B$177];[.B265];&quot;&quot;)">
            <text:p/>
          </table:table-cell>
          <table:table-cell table:formula="of:=IF([.C265]&gt;[.C$177];[.C265];&quot;&quot;)">
            <text:p/>
          </table:table-cell>
          <table:table-cell table:formula="of:=IF([.D265]&gt;[.D$177];[.D265];&quot;&quot;)">
            <text:p/>
          </table:table-cell>
          <table:table-cell table:formula="of:=IF([.E265]&gt;[.E$177];[.E265];&quot;&quot;)">
            <text:p/>
          </table:table-cell>
          <table:table-cell table:formula="of:=IF([.F265]&gt;[.F$177];[.F265];&quot;&quot;)">
            <text:p/>
          </table:table-cell>
          <table:table-cell table:formula="of:=IF([.G265]&gt;[.G$177];[.G265];&quot;&quot;)">
            <text:p/>
          </table:table-cell>
          <table:table-cell table:formula="of:=IF([.H265]&gt;[.H$177];[.H265];&quot;&quot;)">
            <text:p/>
          </table:table-cell>
          <table:table-cell table:formula="of:=IF([.I265]&gt;[.I$177];[.I265];&quot;&quot;)">
            <text:p/>
          </table:table-cell>
          <table:table-cell table:formula="of:=IF([.J265]&gt;[.J$177];[.J265];&quot;&quot;)">
            <text:p/>
          </table:table-cell>
          <table:table-cell table:formula="of:=IF([.K265]&gt;[.K$177];[.K265];&quot;&quot;)">
            <text:p/>
          </table:table-cell>
          <table:table-cell table:formula="of:=IF([.L265]&gt;[.L$177];[.L265];&quot;&quot;)">
            <text:p/>
          </table:table-cell>
          <table:table-cell table:formula="of:=IF([.M265]&gt;[.M$177];[.M265];&quot;&quot;)">
            <text:p/>
          </table:table-cell>
          <table:table-cell table:formula="of:=IF([.N265]&gt;[.N$177];[.N265];&quot;&quot;)">
            <text:p/>
          </table:table-cell>
          <table:table-cell table:formula="of:=IF([.O265]&gt;[.O$177];[.O265];&quot;&quot;)">
            <text:p/>
          </table:table-cell>
          <table:table-cell table:formula="of:=IF([.P265]&gt;[.P$177];[.P265];&quot;&quot;)">
            <text:p/>
          </table:table-cell>
          <table:table-cell table:formula="of:=IF([.Q265]&gt;[.Q$177];[.Q265];&quot;&quot;)">
            <text:p/>
          </table:table-cell>
          <table:table-cell table:formula="of:=IF([.R265]&gt;[.R$177];[.R265];&quot;&quot;)">
            <text:p/>
          </table:table-cell>
          <table:table-cell table:formula="of:=IF([.S265]&gt;[.S$177];[.S265];&quot;&quot;)">
            <text:p/>
          </table:table-cell>
          <table:table-cell table:formula="of:=IF([.T265]&gt;[.T$177];[.T265];&quot;&quot;)">
            <text:p/>
          </table:table-cell>
          <table:table-cell table:formula="of:=IF([.U265]&gt;[.U$177];[.U265];&quot;&quot;)">
            <text:p/>
          </table:table-cell>
          <table:table-cell table:formula="of:=IF([.V265]&gt;[.V$177];[.V26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6]&gt;[.B$177];[.B266];&quot;&quot;)">
            <text:p/>
          </table:table-cell>
          <table:table-cell table:formula="of:=IF([.C266]&gt;[.C$177];[.C266];&quot;&quot;)">
            <text:p/>
          </table:table-cell>
          <table:table-cell table:formula="of:=IF([.D266]&gt;[.D$177];[.D266];&quot;&quot;)">
            <text:p/>
          </table:table-cell>
          <table:table-cell table:formula="of:=IF([.E266]&gt;[.E$177];[.E266];&quot;&quot;)">
            <text:p/>
          </table:table-cell>
          <table:table-cell table:formula="of:=IF([.F266]&gt;[.F$177];[.F266];&quot;&quot;)">
            <text:p/>
          </table:table-cell>
          <table:table-cell table:formula="of:=IF([.G266]&gt;[.G$177];[.G266];&quot;&quot;)">
            <text:p/>
          </table:table-cell>
          <table:table-cell table:formula="of:=IF([.H266]&gt;[.H$177];[.H266];&quot;&quot;)">
            <text:p/>
          </table:table-cell>
          <table:table-cell table:formula="of:=IF([.I266]&gt;[.I$177];[.I266];&quot;&quot;)">
            <text:p/>
          </table:table-cell>
          <table:table-cell table:formula="of:=IF([.J266]&gt;[.J$177];[.J266];&quot;&quot;)">
            <text:p/>
          </table:table-cell>
          <table:table-cell table:formula="of:=IF([.K266]&gt;[.K$177];[.K266];&quot;&quot;)">
            <text:p/>
          </table:table-cell>
          <table:table-cell table:formula="of:=IF([.L266]&gt;[.L$177];[.L266];&quot;&quot;)">
            <text:p/>
          </table:table-cell>
          <table:table-cell table:formula="of:=IF([.M266]&gt;[.M$177];[.M266];&quot;&quot;)">
            <text:p/>
          </table:table-cell>
          <table:table-cell table:formula="of:=IF([.N266]&gt;[.N$177];[.N266];&quot;&quot;)">
            <text:p/>
          </table:table-cell>
          <table:table-cell table:formula="of:=IF([.O266]&gt;[.O$177];[.O266];&quot;&quot;)">
            <text:p/>
          </table:table-cell>
          <table:table-cell table:formula="of:=IF([.P266]&gt;[.P$177];[.P266];&quot;&quot;)">
            <text:p/>
          </table:table-cell>
          <table:table-cell table:formula="of:=IF([.Q266]&gt;[.Q$177];[.Q266];&quot;&quot;)">
            <text:p/>
          </table:table-cell>
          <table:table-cell table:formula="of:=IF([.R266]&gt;[.R$177];[.R266];&quot;&quot;)">
            <text:p/>
          </table:table-cell>
          <table:table-cell table:formula="of:=IF([.S266]&gt;[.S$177];[.S266];&quot;&quot;)">
            <text:p/>
          </table:table-cell>
          <table:table-cell table:formula="of:=IF([.T266]&gt;[.T$177];[.T266];&quot;&quot;)">
            <text:p/>
          </table:table-cell>
          <table:table-cell table:formula="of:=IF([.U266]&gt;[.U$177];[.U266];&quot;&quot;)">
            <text:p/>
          </table:table-cell>
          <table:table-cell table:formula="of:=IF([.V266]&gt;[.V$177];[.V26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7]&gt;[.B$177];[.B267];&quot;&quot;)">
            <text:p/>
          </table:table-cell>
          <table:table-cell table:formula="of:=IF([.C267]&gt;[.C$177];[.C267];&quot;&quot;)">
            <text:p/>
          </table:table-cell>
          <table:table-cell table:formula="of:=IF([.D267]&gt;[.D$177];[.D267];&quot;&quot;)">
            <text:p/>
          </table:table-cell>
          <table:table-cell table:formula="of:=IF([.E267]&gt;[.E$177];[.E267];&quot;&quot;)">
            <text:p/>
          </table:table-cell>
          <table:table-cell table:formula="of:=IF([.F267]&gt;[.F$177];[.F267];&quot;&quot;)">
            <text:p/>
          </table:table-cell>
          <table:table-cell table:formula="of:=IF([.G267]&gt;[.G$177];[.G267];&quot;&quot;)">
            <text:p/>
          </table:table-cell>
          <table:table-cell table:formula="of:=IF([.H267]&gt;[.H$177];[.H267];&quot;&quot;)">
            <text:p/>
          </table:table-cell>
          <table:table-cell table:formula="of:=IF([.I267]&gt;[.I$177];[.I267];&quot;&quot;)">
            <text:p/>
          </table:table-cell>
          <table:table-cell table:formula="of:=IF([.J267]&gt;[.J$177];[.J267];&quot;&quot;)">
            <text:p/>
          </table:table-cell>
          <table:table-cell table:formula="of:=IF([.K267]&gt;[.K$177];[.K267];&quot;&quot;)">
            <text:p/>
          </table:table-cell>
          <table:table-cell table:formula="of:=IF([.L267]&gt;[.L$177];[.L267];&quot;&quot;)">
            <text:p/>
          </table:table-cell>
          <table:table-cell table:formula="of:=IF([.M267]&gt;[.M$177];[.M267];&quot;&quot;)">
            <text:p/>
          </table:table-cell>
          <table:table-cell table:formula="of:=IF([.N267]&gt;[.N$177];[.N267];&quot;&quot;)">
            <text:p/>
          </table:table-cell>
          <table:table-cell table:formula="of:=IF([.O267]&gt;[.O$177];[.O267];&quot;&quot;)">
            <text:p/>
          </table:table-cell>
          <table:table-cell table:formula="of:=IF([.P267]&gt;[.P$177];[.P267];&quot;&quot;)">
            <text:p/>
          </table:table-cell>
          <table:table-cell table:formula="of:=IF([.Q267]&gt;[.Q$177];[.Q267];&quot;&quot;)">
            <text:p/>
          </table:table-cell>
          <table:table-cell table:formula="of:=IF([.R267]&gt;[.R$177];[.R267];&quot;&quot;)">
            <text:p/>
          </table:table-cell>
          <table:table-cell table:formula="of:=IF([.S267]&gt;[.S$177];[.S267];&quot;&quot;)">
            <text:p/>
          </table:table-cell>
          <table:table-cell table:formula="of:=IF([.T267]&gt;[.T$177];[.T267];&quot;&quot;)">
            <text:p/>
          </table:table-cell>
          <table:table-cell table:formula="of:=IF([.U267]&gt;[.U$177];[.U267];&quot;&quot;)">
            <text:p/>
          </table:table-cell>
          <table:table-cell table:formula="of:=IF([.V267]&gt;[.V$177];[.V26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8]&gt;[.B$177];[.B268];&quot;&quot;)">
            <text:p/>
          </table:table-cell>
          <table:table-cell table:formula="of:=IF([.C268]&gt;[.C$177];[.C268];&quot;&quot;)">
            <text:p/>
          </table:table-cell>
          <table:table-cell table:formula="of:=IF([.D268]&gt;[.D$177];[.D268];&quot;&quot;)">
            <text:p/>
          </table:table-cell>
          <table:table-cell table:formula="of:=IF([.E268]&gt;[.E$177];[.E268];&quot;&quot;)">
            <text:p/>
          </table:table-cell>
          <table:table-cell table:formula="of:=IF([.F268]&gt;[.F$177];[.F268];&quot;&quot;)">
            <text:p/>
          </table:table-cell>
          <table:table-cell table:formula="of:=IF([.G268]&gt;[.G$177];[.G268];&quot;&quot;)">
            <text:p/>
          </table:table-cell>
          <table:table-cell table:formula="of:=IF([.H268]&gt;[.H$177];[.H268];&quot;&quot;)">
            <text:p/>
          </table:table-cell>
          <table:table-cell table:formula="of:=IF([.I268]&gt;[.I$177];[.I268];&quot;&quot;)">
            <text:p/>
          </table:table-cell>
          <table:table-cell table:formula="of:=IF([.J268]&gt;[.J$177];[.J268];&quot;&quot;)">
            <text:p/>
          </table:table-cell>
          <table:table-cell table:formula="of:=IF([.K268]&gt;[.K$177];[.K268];&quot;&quot;)">
            <text:p/>
          </table:table-cell>
          <table:table-cell table:formula="of:=IF([.L268]&gt;[.L$177];[.L268];&quot;&quot;)">
            <text:p/>
          </table:table-cell>
          <table:table-cell table:formula="of:=IF([.M268]&gt;[.M$177];[.M268];&quot;&quot;)">
            <text:p/>
          </table:table-cell>
          <table:table-cell table:formula="of:=IF([.N268]&gt;[.N$177];[.N268];&quot;&quot;)">
            <text:p/>
          </table:table-cell>
          <table:table-cell table:formula="of:=IF([.O268]&gt;[.O$177];[.O268];&quot;&quot;)">
            <text:p/>
          </table:table-cell>
          <table:table-cell table:formula="of:=IF([.P268]&gt;[.P$177];[.P268];&quot;&quot;)">
            <text:p/>
          </table:table-cell>
          <table:table-cell table:formula="of:=IF([.Q268]&gt;[.Q$177];[.Q268];&quot;&quot;)">
            <text:p/>
          </table:table-cell>
          <table:table-cell table:formula="of:=IF([.R268]&gt;[.R$177];[.R268];&quot;&quot;)">
            <text:p/>
          </table:table-cell>
          <table:table-cell table:formula="of:=IF([.S268]&gt;[.S$177];[.S268];&quot;&quot;)">
            <text:p/>
          </table:table-cell>
          <table:table-cell table:formula="of:=IF([.T268]&gt;[.T$177];[.T268];&quot;&quot;)">
            <text:p/>
          </table:table-cell>
          <table:table-cell table:formula="of:=IF([.U268]&gt;[.U$177];[.U268];&quot;&quot;)">
            <text:p/>
          </table:table-cell>
          <table:table-cell table:formula="of:=IF([.V268]&gt;[.V$177];[.V26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9]&gt;[.B$177];[.B269];&quot;&quot;)">
            <text:p/>
          </table:table-cell>
          <table:table-cell table:formula="of:=IF([.C269]&gt;[.C$177];[.C269];&quot;&quot;)">
            <text:p/>
          </table:table-cell>
          <table:table-cell table:formula="of:=IF([.D269]&gt;[.D$177];[.D269];&quot;&quot;)">
            <text:p/>
          </table:table-cell>
          <table:table-cell table:formula="of:=IF([.E269]&gt;[.E$177];[.E269];&quot;&quot;)">
            <text:p/>
          </table:table-cell>
          <table:table-cell table:formula="of:=IF([.F269]&gt;[.F$177];[.F269];&quot;&quot;)">
            <text:p/>
          </table:table-cell>
          <table:table-cell table:formula="of:=IF([.G269]&gt;[.G$177];[.G269];&quot;&quot;)">
            <text:p/>
          </table:table-cell>
          <table:table-cell table:formula="of:=IF([.H269]&gt;[.H$177];[.H269];&quot;&quot;)">
            <text:p/>
          </table:table-cell>
          <table:table-cell table:formula="of:=IF([.I269]&gt;[.I$177];[.I269];&quot;&quot;)">
            <text:p/>
          </table:table-cell>
          <table:table-cell table:formula="of:=IF([.J269]&gt;[.J$177];[.J269];&quot;&quot;)">
            <text:p/>
          </table:table-cell>
          <table:table-cell table:formula="of:=IF([.K269]&gt;[.K$177];[.K269];&quot;&quot;)">
            <text:p/>
          </table:table-cell>
          <table:table-cell table:formula="of:=IF([.L269]&gt;[.L$177];[.L269];&quot;&quot;)">
            <text:p/>
          </table:table-cell>
          <table:table-cell table:formula="of:=IF([.M269]&gt;[.M$177];[.M269];&quot;&quot;)">
            <text:p/>
          </table:table-cell>
          <table:table-cell table:formula="of:=IF([.N269]&gt;[.N$177];[.N269];&quot;&quot;)">
            <text:p/>
          </table:table-cell>
          <table:table-cell table:formula="of:=IF([.O269]&gt;[.O$177];[.O269];&quot;&quot;)">
            <text:p/>
          </table:table-cell>
          <table:table-cell table:formula="of:=IF([.P269]&gt;[.P$177];[.P269];&quot;&quot;)">
            <text:p/>
          </table:table-cell>
          <table:table-cell table:formula="of:=IF([.Q269]&gt;[.Q$177];[.Q269];&quot;&quot;)">
            <text:p/>
          </table:table-cell>
          <table:table-cell table:formula="of:=IF([.R269]&gt;[.R$177];[.R269];&quot;&quot;)">
            <text:p/>
          </table:table-cell>
          <table:table-cell table:formula="of:=IF([.S269]&gt;[.S$177];[.S269];&quot;&quot;)">
            <text:p/>
          </table:table-cell>
          <table:table-cell table:formula="of:=IF([.T269]&gt;[.T$177];[.T269];&quot;&quot;)">
            <text:p/>
          </table:table-cell>
          <table:table-cell table:formula="of:=IF([.U269]&gt;[.U$177];[.U269];&quot;&quot;)">
            <text:p/>
          </table:table-cell>
          <table:table-cell table:formula="of:=IF([.V269]&gt;[.V$177];[.V26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0]&gt;[.B$177];[.B270];&quot;&quot;)">
            <text:p/>
          </table:table-cell>
          <table:table-cell table:formula="of:=IF([.C270]&gt;[.C$177];[.C270];&quot;&quot;)">
            <text:p/>
          </table:table-cell>
          <table:table-cell table:formula="of:=IF([.D270]&gt;[.D$177];[.D270];&quot;&quot;)">
            <text:p/>
          </table:table-cell>
          <table:table-cell table:formula="of:=IF([.E270]&gt;[.E$177];[.E270];&quot;&quot;)">
            <text:p/>
          </table:table-cell>
          <table:table-cell table:formula="of:=IF([.F270]&gt;[.F$177];[.F270];&quot;&quot;)">
            <text:p/>
          </table:table-cell>
          <table:table-cell table:formula="of:=IF([.G270]&gt;[.G$177];[.G270];&quot;&quot;)">
            <text:p/>
          </table:table-cell>
          <table:table-cell table:formula="of:=IF([.H270]&gt;[.H$177];[.H270];&quot;&quot;)">
            <text:p/>
          </table:table-cell>
          <table:table-cell table:formula="of:=IF([.I270]&gt;[.I$177];[.I270];&quot;&quot;)">
            <text:p/>
          </table:table-cell>
          <table:table-cell table:formula="of:=IF([.J270]&gt;[.J$177];[.J270];&quot;&quot;)">
            <text:p/>
          </table:table-cell>
          <table:table-cell table:formula="of:=IF([.K270]&gt;[.K$177];[.K270];&quot;&quot;)">
            <text:p/>
          </table:table-cell>
          <table:table-cell table:formula="of:=IF([.L270]&gt;[.L$177];[.L270];&quot;&quot;)">
            <text:p/>
          </table:table-cell>
          <table:table-cell table:formula="of:=IF([.M270]&gt;[.M$177];[.M270];&quot;&quot;)">
            <text:p/>
          </table:table-cell>
          <table:table-cell table:formula="of:=IF([.N270]&gt;[.N$177];[.N270];&quot;&quot;)">
            <text:p/>
          </table:table-cell>
          <table:table-cell table:formula="of:=IF([.O270]&gt;[.O$177];[.O270];&quot;&quot;)">
            <text:p/>
          </table:table-cell>
          <table:table-cell table:formula="of:=IF([.P270]&gt;[.P$177];[.P270];&quot;&quot;)">
            <text:p/>
          </table:table-cell>
          <table:table-cell table:formula="of:=IF([.Q270]&gt;[.Q$177];[.Q270];&quot;&quot;)">
            <text:p/>
          </table:table-cell>
          <table:table-cell table:formula="of:=IF([.R270]&gt;[.R$177];[.R270];&quot;&quot;)">
            <text:p/>
          </table:table-cell>
          <table:table-cell table:formula="of:=IF([.S270]&gt;[.S$177];[.S270];&quot;&quot;)">
            <text:p/>
          </table:table-cell>
          <table:table-cell table:formula="of:=IF([.T270]&gt;[.T$177];[.T270];&quot;&quot;)">
            <text:p/>
          </table:table-cell>
          <table:table-cell table:formula="of:=IF([.U270]&gt;[.U$177];[.U270];&quot;&quot;)">
            <text:p/>
          </table:table-cell>
          <table:table-cell table:formula="of:=IF([.V270]&gt;[.V$177];[.V27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1]&gt;[.B$177];[.B271];&quot;&quot;)">
            <text:p/>
          </table:table-cell>
          <table:table-cell table:formula="of:=IF([.C271]&gt;[.C$177];[.C271];&quot;&quot;)">
            <text:p/>
          </table:table-cell>
          <table:table-cell table:formula="of:=IF([.D271]&gt;[.D$177];[.D271];&quot;&quot;)">
            <text:p/>
          </table:table-cell>
          <table:table-cell table:formula="of:=IF([.E271]&gt;[.E$177];[.E271];&quot;&quot;)">
            <text:p/>
          </table:table-cell>
          <table:table-cell table:formula="of:=IF([.F271]&gt;[.F$177];[.F271];&quot;&quot;)">
            <text:p/>
          </table:table-cell>
          <table:table-cell table:formula="of:=IF([.G271]&gt;[.G$177];[.G271];&quot;&quot;)">
            <text:p/>
          </table:table-cell>
          <table:table-cell table:formula="of:=IF([.H271]&gt;[.H$177];[.H271];&quot;&quot;)">
            <text:p/>
          </table:table-cell>
          <table:table-cell table:formula="of:=IF([.I271]&gt;[.I$177];[.I271];&quot;&quot;)">
            <text:p/>
          </table:table-cell>
          <table:table-cell table:formula="of:=IF([.J271]&gt;[.J$177];[.J271];&quot;&quot;)">
            <text:p/>
          </table:table-cell>
          <table:table-cell table:formula="of:=IF([.K271]&gt;[.K$177];[.K271];&quot;&quot;)">
            <text:p/>
          </table:table-cell>
          <table:table-cell table:formula="of:=IF([.L271]&gt;[.L$177];[.L271];&quot;&quot;)">
            <text:p/>
          </table:table-cell>
          <table:table-cell table:formula="of:=IF([.M271]&gt;[.M$177];[.M271];&quot;&quot;)">
            <text:p/>
          </table:table-cell>
          <table:table-cell table:formula="of:=IF([.N271]&gt;[.N$177];[.N271];&quot;&quot;)">
            <text:p/>
          </table:table-cell>
          <table:table-cell table:formula="of:=IF([.O271]&gt;[.O$177];[.O271];&quot;&quot;)">
            <text:p/>
          </table:table-cell>
          <table:table-cell table:formula="of:=IF([.P271]&gt;[.P$177];[.P271];&quot;&quot;)">
            <text:p/>
          </table:table-cell>
          <table:table-cell table:formula="of:=IF([.Q271]&gt;[.Q$177];[.Q271];&quot;&quot;)">
            <text:p/>
          </table:table-cell>
          <table:table-cell table:formula="of:=IF([.R271]&gt;[.R$177];[.R271];&quot;&quot;)">
            <text:p/>
          </table:table-cell>
          <table:table-cell table:formula="of:=IF([.S271]&gt;[.S$177];[.S271];&quot;&quot;)">
            <text:p/>
          </table:table-cell>
          <table:table-cell table:formula="of:=IF([.T271]&gt;[.T$177];[.T271];&quot;&quot;)">
            <text:p/>
          </table:table-cell>
          <table:table-cell table:formula="of:=IF([.U271]&gt;[.U$177];[.U271];&quot;&quot;)">
            <text:p/>
          </table:table-cell>
          <table:table-cell table:formula="of:=IF([.V271]&gt;[.V$177];[.V27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2]&gt;[.B$177];[.B272];&quot;&quot;)">
            <text:p/>
          </table:table-cell>
          <table:table-cell table:formula="of:=IF([.C272]&gt;[.C$177];[.C272];&quot;&quot;)">
            <text:p/>
          </table:table-cell>
          <table:table-cell table:formula="of:=IF([.D272]&gt;[.D$177];[.D272];&quot;&quot;)">
            <text:p/>
          </table:table-cell>
          <table:table-cell table:formula="of:=IF([.E272]&gt;[.E$177];[.E272];&quot;&quot;)">
            <text:p/>
          </table:table-cell>
          <table:table-cell table:formula="of:=IF([.F272]&gt;[.F$177];[.F272];&quot;&quot;)">
            <text:p/>
          </table:table-cell>
          <table:table-cell table:formula="of:=IF([.G272]&gt;[.G$177];[.G272];&quot;&quot;)">
            <text:p/>
          </table:table-cell>
          <table:table-cell table:formula="of:=IF([.H272]&gt;[.H$177];[.H272];&quot;&quot;)">
            <text:p/>
          </table:table-cell>
          <table:table-cell table:formula="of:=IF([.I272]&gt;[.I$177];[.I272];&quot;&quot;)">
            <text:p/>
          </table:table-cell>
          <table:table-cell table:formula="of:=IF([.J272]&gt;[.J$177];[.J272];&quot;&quot;)">
            <text:p/>
          </table:table-cell>
          <table:table-cell table:formula="of:=IF([.K272]&gt;[.K$177];[.K272];&quot;&quot;)">
            <text:p/>
          </table:table-cell>
          <table:table-cell table:formula="of:=IF([.L272]&gt;[.L$177];[.L272];&quot;&quot;)">
            <text:p/>
          </table:table-cell>
          <table:table-cell table:formula="of:=IF([.M272]&gt;[.M$177];[.M272];&quot;&quot;)">
            <text:p/>
          </table:table-cell>
          <table:table-cell table:formula="of:=IF([.N272]&gt;[.N$177];[.N272];&quot;&quot;)">
            <text:p/>
          </table:table-cell>
          <table:table-cell table:formula="of:=IF([.O272]&gt;[.O$177];[.O272];&quot;&quot;)">
            <text:p/>
          </table:table-cell>
          <table:table-cell table:formula="of:=IF([.P272]&gt;[.P$177];[.P272];&quot;&quot;)">
            <text:p/>
          </table:table-cell>
          <table:table-cell table:formula="of:=IF([.Q272]&gt;[.Q$177];[.Q272];&quot;&quot;)">
            <text:p/>
          </table:table-cell>
          <table:table-cell table:formula="of:=IF([.R272]&gt;[.R$177];[.R272];&quot;&quot;)">
            <text:p/>
          </table:table-cell>
          <table:table-cell table:formula="of:=IF([.S272]&gt;[.S$177];[.S272];&quot;&quot;)">
            <text:p/>
          </table:table-cell>
          <table:table-cell table:formula="of:=IF([.T272]&gt;[.T$177];[.T272];&quot;&quot;)">
            <text:p/>
          </table:table-cell>
          <table:table-cell table:formula="of:=IF([.U272]&gt;[.U$177];[.U272];&quot;&quot;)">
            <text:p/>
          </table:table-cell>
          <table:table-cell table:formula="of:=IF([.V272]&gt;[.V$177];[.V27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3]&gt;[.B$177];[.B273];&quot;&quot;)">
            <text:p/>
          </table:table-cell>
          <table:table-cell table:formula="of:=IF([.C273]&gt;[.C$177];[.C273];&quot;&quot;)">
            <text:p/>
          </table:table-cell>
          <table:table-cell table:formula="of:=IF([.D273]&gt;[.D$177];[.D273];&quot;&quot;)">
            <text:p/>
          </table:table-cell>
          <table:table-cell table:formula="of:=IF([.E273]&gt;[.E$177];[.E273];&quot;&quot;)">
            <text:p/>
          </table:table-cell>
          <table:table-cell table:formula="of:=IF([.F273]&gt;[.F$177];[.F273];&quot;&quot;)">
            <text:p/>
          </table:table-cell>
          <table:table-cell table:formula="of:=IF([.G273]&gt;[.G$177];[.G273];&quot;&quot;)">
            <text:p/>
          </table:table-cell>
          <table:table-cell table:formula="of:=IF([.H273]&gt;[.H$177];[.H273];&quot;&quot;)">
            <text:p/>
          </table:table-cell>
          <table:table-cell table:formula="of:=IF([.I273]&gt;[.I$177];[.I273];&quot;&quot;)">
            <text:p/>
          </table:table-cell>
          <table:table-cell table:formula="of:=IF([.J273]&gt;[.J$177];[.J273];&quot;&quot;)">
            <text:p/>
          </table:table-cell>
          <table:table-cell table:formula="of:=IF([.K273]&gt;[.K$177];[.K273];&quot;&quot;)">
            <text:p/>
          </table:table-cell>
          <table:table-cell table:formula="of:=IF([.L273]&gt;[.L$177];[.L273];&quot;&quot;)">
            <text:p/>
          </table:table-cell>
          <table:table-cell table:formula="of:=IF([.M273]&gt;[.M$177];[.M273];&quot;&quot;)">
            <text:p/>
          </table:table-cell>
          <table:table-cell table:formula="of:=IF([.N273]&gt;[.N$177];[.N273];&quot;&quot;)">
            <text:p/>
          </table:table-cell>
          <table:table-cell table:formula="of:=IF([.O273]&gt;[.O$177];[.O273];&quot;&quot;)">
            <text:p/>
          </table:table-cell>
          <table:table-cell table:formula="of:=IF([.P273]&gt;[.P$177];[.P273];&quot;&quot;)">
            <text:p/>
          </table:table-cell>
          <table:table-cell table:formula="of:=IF([.Q273]&gt;[.Q$177];[.Q273];&quot;&quot;)">
            <text:p/>
          </table:table-cell>
          <table:table-cell table:formula="of:=IF([.R273]&gt;[.R$177];[.R273];&quot;&quot;)">
            <text:p/>
          </table:table-cell>
          <table:table-cell table:formula="of:=IF([.S273]&gt;[.S$177];[.S273];&quot;&quot;)">
            <text:p/>
          </table:table-cell>
          <table:table-cell table:formula="of:=IF([.T273]&gt;[.T$177];[.T273];&quot;&quot;)">
            <text:p/>
          </table:table-cell>
          <table:table-cell table:formula="of:=IF([.U273]&gt;[.U$177];[.U273];&quot;&quot;)">
            <text:p/>
          </table:table-cell>
          <table:table-cell table:formula="of:=IF([.V273]&gt;[.V$177];[.V27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4]&gt;[.B$177];[.B274];&quot;&quot;)">
            <text:p/>
          </table:table-cell>
          <table:table-cell table:formula="of:=IF([.C274]&gt;[.C$177];[.C274];&quot;&quot;)">
            <text:p/>
          </table:table-cell>
          <table:table-cell table:formula="of:=IF([.D274]&gt;[.D$177];[.D274];&quot;&quot;)">
            <text:p/>
          </table:table-cell>
          <table:table-cell table:formula="of:=IF([.E274]&gt;[.E$177];[.E274];&quot;&quot;)">
            <text:p/>
          </table:table-cell>
          <table:table-cell table:formula="of:=IF([.F274]&gt;[.F$177];[.F274];&quot;&quot;)">
            <text:p/>
          </table:table-cell>
          <table:table-cell table:formula="of:=IF([.G274]&gt;[.G$177];[.G274];&quot;&quot;)">
            <text:p/>
          </table:table-cell>
          <table:table-cell table:formula="of:=IF([.H274]&gt;[.H$177];[.H274];&quot;&quot;)">
            <text:p/>
          </table:table-cell>
          <table:table-cell table:formula="of:=IF([.I274]&gt;[.I$177];[.I274];&quot;&quot;)">
            <text:p/>
          </table:table-cell>
          <table:table-cell table:formula="of:=IF([.J274]&gt;[.J$177];[.J274];&quot;&quot;)">
            <text:p/>
          </table:table-cell>
          <table:table-cell table:formula="of:=IF([.K274]&gt;[.K$177];[.K274];&quot;&quot;)">
            <text:p/>
          </table:table-cell>
          <table:table-cell table:formula="of:=IF([.L274]&gt;[.L$177];[.L274];&quot;&quot;)">
            <text:p/>
          </table:table-cell>
          <table:table-cell table:formula="of:=IF([.M274]&gt;[.M$177];[.M274];&quot;&quot;)">
            <text:p/>
          </table:table-cell>
          <table:table-cell table:formula="of:=IF([.N274]&gt;[.N$177];[.N274];&quot;&quot;)">
            <text:p/>
          </table:table-cell>
          <table:table-cell table:formula="of:=IF([.O274]&gt;[.O$177];[.O274];&quot;&quot;)">
            <text:p/>
          </table:table-cell>
          <table:table-cell table:formula="of:=IF([.P274]&gt;[.P$177];[.P274];&quot;&quot;)">
            <text:p/>
          </table:table-cell>
          <table:table-cell table:formula="of:=IF([.Q274]&gt;[.Q$177];[.Q274];&quot;&quot;)">
            <text:p/>
          </table:table-cell>
          <table:table-cell table:formula="of:=IF([.R274]&gt;[.R$177];[.R274];&quot;&quot;)">
            <text:p/>
          </table:table-cell>
          <table:table-cell table:formula="of:=IF([.S274]&gt;[.S$177];[.S274];&quot;&quot;)">
            <text:p/>
          </table:table-cell>
          <table:table-cell table:formula="of:=IF([.T274]&gt;[.T$177];[.T274];&quot;&quot;)">
            <text:p/>
          </table:table-cell>
          <table:table-cell table:formula="of:=IF([.U274]&gt;[.U$177];[.U274];&quot;&quot;)">
            <text:p/>
          </table:table-cell>
          <table:table-cell table:formula="of:=IF([.V274]&gt;[.V$177];[.V27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5]&gt;[.B$177];[.B275];&quot;&quot;)">
            <text:p/>
          </table:table-cell>
          <table:table-cell table:formula="of:=IF([.C275]&gt;[.C$177];[.C275];&quot;&quot;)">
            <text:p/>
          </table:table-cell>
          <table:table-cell table:formula="of:=IF([.D275]&gt;[.D$177];[.D275];&quot;&quot;)">
            <text:p/>
          </table:table-cell>
          <table:table-cell table:formula="of:=IF([.E275]&gt;[.E$177];[.E275];&quot;&quot;)">
            <text:p/>
          </table:table-cell>
          <table:table-cell table:formula="of:=IF([.F275]&gt;[.F$177];[.F275];&quot;&quot;)">
            <text:p/>
          </table:table-cell>
          <table:table-cell table:formula="of:=IF([.G275]&gt;[.G$177];[.G275];&quot;&quot;)">
            <text:p/>
          </table:table-cell>
          <table:table-cell table:formula="of:=IF([.H275]&gt;[.H$177];[.H275];&quot;&quot;)">
            <text:p/>
          </table:table-cell>
          <table:table-cell table:formula="of:=IF([.I275]&gt;[.I$177];[.I275];&quot;&quot;)">
            <text:p/>
          </table:table-cell>
          <table:table-cell table:formula="of:=IF([.J275]&gt;[.J$177];[.J275];&quot;&quot;)">
            <text:p/>
          </table:table-cell>
          <table:table-cell table:formula="of:=IF([.K275]&gt;[.K$177];[.K275];&quot;&quot;)">
            <text:p/>
          </table:table-cell>
          <table:table-cell table:formula="of:=IF([.L275]&gt;[.L$177];[.L275];&quot;&quot;)">
            <text:p/>
          </table:table-cell>
          <table:table-cell table:formula="of:=IF([.M275]&gt;[.M$177];[.M275];&quot;&quot;)">
            <text:p/>
          </table:table-cell>
          <table:table-cell table:formula="of:=IF([.N275]&gt;[.N$177];[.N275];&quot;&quot;)">
            <text:p/>
          </table:table-cell>
          <table:table-cell table:formula="of:=IF([.O275]&gt;[.O$177];[.O275];&quot;&quot;)">
            <text:p/>
          </table:table-cell>
          <table:table-cell table:formula="of:=IF([.P275]&gt;[.P$177];[.P275];&quot;&quot;)">
            <text:p/>
          </table:table-cell>
          <table:table-cell table:formula="of:=IF([.Q275]&gt;[.Q$177];[.Q275];&quot;&quot;)">
            <text:p/>
          </table:table-cell>
          <table:table-cell table:formula="of:=IF([.R275]&gt;[.R$177];[.R275];&quot;&quot;)">
            <text:p/>
          </table:table-cell>
          <table:table-cell table:formula="of:=IF([.S275]&gt;[.S$177];[.S275];&quot;&quot;)">
            <text:p/>
          </table:table-cell>
          <table:table-cell table:formula="of:=IF([.T275]&gt;[.T$177];[.T275];&quot;&quot;)">
            <text:p/>
          </table:table-cell>
          <table:table-cell table:formula="of:=IF([.U275]&gt;[.U$177];[.U275];&quot;&quot;)">
            <text:p/>
          </table:table-cell>
          <table:table-cell table:formula="of:=IF([.V275]&gt;[.V$177];[.V27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6]&gt;[.B$177];[.B276];&quot;&quot;)">
            <text:p/>
          </table:table-cell>
          <table:table-cell table:formula="of:=IF([.C276]&gt;[.C$177];[.C276];&quot;&quot;)">
            <text:p/>
          </table:table-cell>
          <table:table-cell table:formula="of:=IF([.D276]&gt;[.D$177];[.D276];&quot;&quot;)">
            <text:p/>
          </table:table-cell>
          <table:table-cell table:formula="of:=IF([.E276]&gt;[.E$177];[.E276];&quot;&quot;)">
            <text:p/>
          </table:table-cell>
          <table:table-cell table:formula="of:=IF([.F276]&gt;[.F$177];[.F276];&quot;&quot;)">
            <text:p/>
          </table:table-cell>
          <table:table-cell table:formula="of:=IF([.G276]&gt;[.G$177];[.G276];&quot;&quot;)">
            <text:p/>
          </table:table-cell>
          <table:table-cell table:formula="of:=IF([.H276]&gt;[.H$177];[.H276];&quot;&quot;)">
            <text:p/>
          </table:table-cell>
          <table:table-cell table:formula="of:=IF([.I276]&gt;[.I$177];[.I276];&quot;&quot;)">
            <text:p/>
          </table:table-cell>
          <table:table-cell table:formula="of:=IF([.J276]&gt;[.J$177];[.J276];&quot;&quot;)">
            <text:p/>
          </table:table-cell>
          <table:table-cell table:formula="of:=IF([.K276]&gt;[.K$177];[.K276];&quot;&quot;)">
            <text:p/>
          </table:table-cell>
          <table:table-cell table:formula="of:=IF([.L276]&gt;[.L$177];[.L276];&quot;&quot;)">
            <text:p/>
          </table:table-cell>
          <table:table-cell table:formula="of:=IF([.M276]&gt;[.M$177];[.M276];&quot;&quot;)">
            <text:p/>
          </table:table-cell>
          <table:table-cell table:formula="of:=IF([.N276]&gt;[.N$177];[.N276];&quot;&quot;)">
            <text:p/>
          </table:table-cell>
          <table:table-cell table:formula="of:=IF([.O276]&gt;[.O$177];[.O276];&quot;&quot;)">
            <text:p/>
          </table:table-cell>
          <table:table-cell table:formula="of:=IF([.P276]&gt;[.P$177];[.P276];&quot;&quot;)">
            <text:p/>
          </table:table-cell>
          <table:table-cell table:formula="of:=IF([.Q276]&gt;[.Q$177];[.Q276];&quot;&quot;)">
            <text:p/>
          </table:table-cell>
          <table:table-cell table:formula="of:=IF([.R276]&gt;[.R$177];[.R276];&quot;&quot;)">
            <text:p/>
          </table:table-cell>
          <table:table-cell table:formula="of:=IF([.S276]&gt;[.S$177];[.S276];&quot;&quot;)">
            <text:p/>
          </table:table-cell>
          <table:table-cell table:formula="of:=IF([.T276]&gt;[.T$177];[.T276];&quot;&quot;)">
            <text:p/>
          </table:table-cell>
          <table:table-cell table:formula="of:=IF([.U276]&gt;[.U$177];[.U276];&quot;&quot;)">
            <text:p/>
          </table:table-cell>
          <table:table-cell table:formula="of:=IF([.V276]&gt;[.V$177];[.V27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7]&gt;[.B$177];[.B277];&quot;&quot;)">
            <text:p/>
          </table:table-cell>
          <table:table-cell table:formula="of:=IF([.C277]&gt;[.C$177];[.C277];&quot;&quot;)">
            <text:p/>
          </table:table-cell>
          <table:table-cell table:formula="of:=IF([.D277]&gt;[.D$177];[.D277];&quot;&quot;)">
            <text:p/>
          </table:table-cell>
          <table:table-cell table:formula="of:=IF([.E277]&gt;[.E$177];[.E277];&quot;&quot;)">
            <text:p/>
          </table:table-cell>
          <table:table-cell table:formula="of:=IF([.F277]&gt;[.F$177];[.F277];&quot;&quot;)">
            <text:p/>
          </table:table-cell>
          <table:table-cell table:formula="of:=IF([.G277]&gt;[.G$177];[.G277];&quot;&quot;)">
            <text:p/>
          </table:table-cell>
          <table:table-cell table:formula="of:=IF([.H277]&gt;[.H$177];[.H277];&quot;&quot;)">
            <text:p/>
          </table:table-cell>
          <table:table-cell table:formula="of:=IF([.I277]&gt;[.I$177];[.I277];&quot;&quot;)">
            <text:p/>
          </table:table-cell>
          <table:table-cell table:formula="of:=IF([.J277]&gt;[.J$177];[.J277];&quot;&quot;)">
            <text:p/>
          </table:table-cell>
          <table:table-cell table:formula="of:=IF([.K277]&gt;[.K$177];[.K277];&quot;&quot;)">
            <text:p/>
          </table:table-cell>
          <table:table-cell table:formula="of:=IF([.L277]&gt;[.L$177];[.L277];&quot;&quot;)">
            <text:p/>
          </table:table-cell>
          <table:table-cell table:formula="of:=IF([.M277]&gt;[.M$177];[.M277];&quot;&quot;)">
            <text:p/>
          </table:table-cell>
          <table:table-cell table:formula="of:=IF([.N277]&gt;[.N$177];[.N277];&quot;&quot;)">
            <text:p/>
          </table:table-cell>
          <table:table-cell table:formula="of:=IF([.O277]&gt;[.O$177];[.O277];&quot;&quot;)">
            <text:p/>
          </table:table-cell>
          <table:table-cell table:formula="of:=IF([.P277]&gt;[.P$177];[.P277];&quot;&quot;)">
            <text:p/>
          </table:table-cell>
          <table:table-cell table:formula="of:=IF([.Q277]&gt;[.Q$177];[.Q277];&quot;&quot;)">
            <text:p/>
          </table:table-cell>
          <table:table-cell table:formula="of:=IF([.R277]&gt;[.R$177];[.R277];&quot;&quot;)">
            <text:p/>
          </table:table-cell>
          <table:table-cell table:formula="of:=IF([.S277]&gt;[.S$177];[.S277];&quot;&quot;)">
            <text:p/>
          </table:table-cell>
          <table:table-cell table:formula="of:=IF([.T277]&gt;[.T$177];[.T277];&quot;&quot;)">
            <text:p/>
          </table:table-cell>
          <table:table-cell table:formula="of:=IF([.U277]&gt;[.U$177];[.U277];&quot;&quot;)">
            <text:p/>
          </table:table-cell>
          <table:table-cell table:formula="of:=IF([.V277]&gt;[.V$177];[.V27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8]&gt;[.B$177];[.B278];&quot;&quot;)">
            <text:p/>
          </table:table-cell>
          <table:table-cell table:formula="of:=IF([.C278]&gt;[.C$177];[.C278];&quot;&quot;)">
            <text:p/>
          </table:table-cell>
          <table:table-cell table:formula="of:=IF([.D278]&gt;[.D$177];[.D278];&quot;&quot;)">
            <text:p/>
          </table:table-cell>
          <table:table-cell table:formula="of:=IF([.E278]&gt;[.E$177];[.E278];&quot;&quot;)">
            <text:p/>
          </table:table-cell>
          <table:table-cell table:formula="of:=IF([.F278]&gt;[.F$177];[.F278];&quot;&quot;)">
            <text:p/>
          </table:table-cell>
          <table:table-cell table:formula="of:=IF([.G278]&gt;[.G$177];[.G278];&quot;&quot;)">
            <text:p/>
          </table:table-cell>
          <table:table-cell table:formula="of:=IF([.H278]&gt;[.H$177];[.H278];&quot;&quot;)">
            <text:p/>
          </table:table-cell>
          <table:table-cell table:formula="of:=IF([.I278]&gt;[.I$177];[.I278];&quot;&quot;)">
            <text:p/>
          </table:table-cell>
          <table:table-cell table:formula="of:=IF([.J278]&gt;[.J$177];[.J278];&quot;&quot;)">
            <text:p/>
          </table:table-cell>
          <table:table-cell table:formula="of:=IF([.K278]&gt;[.K$177];[.K278];&quot;&quot;)">
            <text:p/>
          </table:table-cell>
          <table:table-cell table:formula="of:=IF([.L278]&gt;[.L$177];[.L278];&quot;&quot;)">
            <text:p/>
          </table:table-cell>
          <table:table-cell table:formula="of:=IF([.M278]&gt;[.M$177];[.M278];&quot;&quot;)">
            <text:p/>
          </table:table-cell>
          <table:table-cell table:formula="of:=IF([.N278]&gt;[.N$177];[.N278];&quot;&quot;)">
            <text:p/>
          </table:table-cell>
          <table:table-cell table:formula="of:=IF([.O278]&gt;[.O$177];[.O278];&quot;&quot;)">
            <text:p/>
          </table:table-cell>
          <table:table-cell table:formula="of:=IF([.P278]&gt;[.P$177];[.P278];&quot;&quot;)">
            <text:p/>
          </table:table-cell>
          <table:table-cell table:formula="of:=IF([.Q278]&gt;[.Q$177];[.Q278];&quot;&quot;)">
            <text:p/>
          </table:table-cell>
          <table:table-cell table:formula="of:=IF([.R278]&gt;[.R$177];[.R278];&quot;&quot;)">
            <text:p/>
          </table:table-cell>
          <table:table-cell table:formula="of:=IF([.S278]&gt;[.S$177];[.S278];&quot;&quot;)">
            <text:p/>
          </table:table-cell>
          <table:table-cell table:formula="of:=IF([.T278]&gt;[.T$177];[.T278];&quot;&quot;)">
            <text:p/>
          </table:table-cell>
          <table:table-cell table:formula="of:=IF([.U278]&gt;[.U$177];[.U278];&quot;&quot;)">
            <text:p/>
          </table:table-cell>
          <table:table-cell table:formula="of:=IF([.V278]&gt;[.V$177];[.V27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9]&gt;[.B$177];[.B279];&quot;&quot;)">
            <text:p/>
          </table:table-cell>
          <table:table-cell table:formula="of:=IF([.C279]&gt;[.C$177];[.C279];&quot;&quot;)">
            <text:p/>
          </table:table-cell>
          <table:table-cell table:formula="of:=IF([.D279]&gt;[.D$177];[.D279];&quot;&quot;)">
            <text:p/>
          </table:table-cell>
          <table:table-cell table:formula="of:=IF([.E279]&gt;[.E$177];[.E279];&quot;&quot;)">
            <text:p/>
          </table:table-cell>
          <table:table-cell table:formula="of:=IF([.F279]&gt;[.F$177];[.F279];&quot;&quot;)">
            <text:p/>
          </table:table-cell>
          <table:table-cell table:formula="of:=IF([.G279]&gt;[.G$177];[.G279];&quot;&quot;)">
            <text:p/>
          </table:table-cell>
          <table:table-cell table:formula="of:=IF([.H279]&gt;[.H$177];[.H279];&quot;&quot;)">
            <text:p/>
          </table:table-cell>
          <table:table-cell table:formula="of:=IF([.I279]&gt;[.I$177];[.I279];&quot;&quot;)">
            <text:p/>
          </table:table-cell>
          <table:table-cell table:formula="of:=IF([.J279]&gt;[.J$177];[.J279];&quot;&quot;)">
            <text:p/>
          </table:table-cell>
          <table:table-cell table:formula="of:=IF([.K279]&gt;[.K$177];[.K279];&quot;&quot;)">
            <text:p/>
          </table:table-cell>
          <table:table-cell table:formula="of:=IF([.L279]&gt;[.L$177];[.L279];&quot;&quot;)">
            <text:p/>
          </table:table-cell>
          <table:table-cell table:formula="of:=IF([.M279]&gt;[.M$177];[.M279];&quot;&quot;)">
            <text:p/>
          </table:table-cell>
          <table:table-cell table:formula="of:=IF([.N279]&gt;[.N$177];[.N279];&quot;&quot;)">
            <text:p/>
          </table:table-cell>
          <table:table-cell table:formula="of:=IF([.O279]&gt;[.O$177];[.O279];&quot;&quot;)">
            <text:p/>
          </table:table-cell>
          <table:table-cell table:formula="of:=IF([.P279]&gt;[.P$177];[.P279];&quot;&quot;)">
            <text:p/>
          </table:table-cell>
          <table:table-cell table:formula="of:=IF([.Q279]&gt;[.Q$177];[.Q279];&quot;&quot;)">
            <text:p/>
          </table:table-cell>
          <table:table-cell table:formula="of:=IF([.R279]&gt;[.R$177];[.R279];&quot;&quot;)">
            <text:p/>
          </table:table-cell>
          <table:table-cell table:formula="of:=IF([.S279]&gt;[.S$177];[.S279];&quot;&quot;)">
            <text:p/>
          </table:table-cell>
          <table:table-cell table:formula="of:=IF([.T279]&gt;[.T$177];[.T279];&quot;&quot;)">
            <text:p/>
          </table:table-cell>
          <table:table-cell table:formula="of:=IF([.U279]&gt;[.U$177];[.U279];&quot;&quot;)">
            <text:p/>
          </table:table-cell>
          <table:table-cell table:formula="of:=IF([.V279]&gt;[.V$177];[.V27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0]&gt;[.B$177];[.B280];&quot;&quot;)">
            <text:p/>
          </table:table-cell>
          <table:table-cell table:formula="of:=IF([.C280]&gt;[.C$177];[.C280];&quot;&quot;)">
            <text:p/>
          </table:table-cell>
          <table:table-cell table:formula="of:=IF([.D280]&gt;[.D$177];[.D280];&quot;&quot;)">
            <text:p/>
          </table:table-cell>
          <table:table-cell table:formula="of:=IF([.E280]&gt;[.E$177];[.E280];&quot;&quot;)">
            <text:p/>
          </table:table-cell>
          <table:table-cell table:formula="of:=IF([.F280]&gt;[.F$177];[.F280];&quot;&quot;)">
            <text:p/>
          </table:table-cell>
          <table:table-cell table:formula="of:=IF([.G280]&gt;[.G$177];[.G280];&quot;&quot;)">
            <text:p/>
          </table:table-cell>
          <table:table-cell table:formula="of:=IF([.H280]&gt;[.H$177];[.H280];&quot;&quot;)">
            <text:p/>
          </table:table-cell>
          <table:table-cell table:formula="of:=IF([.I280]&gt;[.I$177];[.I280];&quot;&quot;)">
            <text:p/>
          </table:table-cell>
          <table:table-cell table:formula="of:=IF([.J280]&gt;[.J$177];[.J280];&quot;&quot;)">
            <text:p/>
          </table:table-cell>
          <table:table-cell table:formula="of:=IF([.K280]&gt;[.K$177];[.K280];&quot;&quot;)">
            <text:p/>
          </table:table-cell>
          <table:table-cell table:formula="of:=IF([.L280]&gt;[.L$177];[.L280];&quot;&quot;)">
            <text:p/>
          </table:table-cell>
          <table:table-cell table:formula="of:=IF([.M280]&gt;[.M$177];[.M280];&quot;&quot;)">
            <text:p/>
          </table:table-cell>
          <table:table-cell table:formula="of:=IF([.N280]&gt;[.N$177];[.N280];&quot;&quot;)">
            <text:p/>
          </table:table-cell>
          <table:table-cell table:formula="of:=IF([.O280]&gt;[.O$177];[.O280];&quot;&quot;)">
            <text:p/>
          </table:table-cell>
          <table:table-cell table:formula="of:=IF([.P280]&gt;[.P$177];[.P280];&quot;&quot;)">
            <text:p/>
          </table:table-cell>
          <table:table-cell table:formula="of:=IF([.Q280]&gt;[.Q$177];[.Q280];&quot;&quot;)">
            <text:p/>
          </table:table-cell>
          <table:table-cell table:formula="of:=IF([.R280]&gt;[.R$177];[.R280];&quot;&quot;)">
            <text:p/>
          </table:table-cell>
          <table:table-cell table:formula="of:=IF([.S280]&gt;[.S$177];[.S280];&quot;&quot;)">
            <text:p/>
          </table:table-cell>
          <table:table-cell table:formula="of:=IF([.T280]&gt;[.T$177];[.T280];&quot;&quot;)">
            <text:p/>
          </table:table-cell>
          <table:table-cell table:formula="of:=IF([.U280]&gt;[.U$177];[.U280];&quot;&quot;)">
            <text:p/>
          </table:table-cell>
          <table:table-cell table:formula="of:=IF([.V280]&gt;[.V$177];[.V28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1]&gt;[.B$177];[.B281];&quot;&quot;)">
            <text:p/>
          </table:table-cell>
          <table:table-cell table:formula="of:=IF([.C281]&gt;[.C$177];[.C281];&quot;&quot;)">
            <text:p/>
          </table:table-cell>
          <table:table-cell table:formula="of:=IF([.D281]&gt;[.D$177];[.D281];&quot;&quot;)">
            <text:p/>
          </table:table-cell>
          <table:table-cell table:formula="of:=IF([.E281]&gt;[.E$177];[.E281];&quot;&quot;)">
            <text:p/>
          </table:table-cell>
          <table:table-cell table:formula="of:=IF([.F281]&gt;[.F$177];[.F281];&quot;&quot;)">
            <text:p/>
          </table:table-cell>
          <table:table-cell table:formula="of:=IF([.G281]&gt;[.G$177];[.G281];&quot;&quot;)">
            <text:p/>
          </table:table-cell>
          <table:table-cell table:formula="of:=IF([.H281]&gt;[.H$177];[.H281];&quot;&quot;)">
            <text:p/>
          </table:table-cell>
          <table:table-cell table:formula="of:=IF([.I281]&gt;[.I$177];[.I281];&quot;&quot;)">
            <text:p/>
          </table:table-cell>
          <table:table-cell table:formula="of:=IF([.J281]&gt;[.J$177];[.J281];&quot;&quot;)">
            <text:p/>
          </table:table-cell>
          <table:table-cell table:formula="of:=IF([.K281]&gt;[.K$177];[.K281];&quot;&quot;)">
            <text:p/>
          </table:table-cell>
          <table:table-cell table:formula="of:=IF([.L281]&gt;[.L$177];[.L281];&quot;&quot;)">
            <text:p/>
          </table:table-cell>
          <table:table-cell table:formula="of:=IF([.M281]&gt;[.M$177];[.M281];&quot;&quot;)">
            <text:p/>
          </table:table-cell>
          <table:table-cell table:formula="of:=IF([.N281]&gt;[.N$177];[.N281];&quot;&quot;)">
            <text:p/>
          </table:table-cell>
          <table:table-cell table:formula="of:=IF([.O281]&gt;[.O$177];[.O281];&quot;&quot;)">
            <text:p/>
          </table:table-cell>
          <table:table-cell table:formula="of:=IF([.P281]&gt;[.P$177];[.P281];&quot;&quot;)">
            <text:p/>
          </table:table-cell>
          <table:table-cell table:formula="of:=IF([.Q281]&gt;[.Q$177];[.Q281];&quot;&quot;)">
            <text:p/>
          </table:table-cell>
          <table:table-cell table:formula="of:=IF([.R281]&gt;[.R$177];[.R281];&quot;&quot;)">
            <text:p/>
          </table:table-cell>
          <table:table-cell table:formula="of:=IF([.S281]&gt;[.S$177];[.S281];&quot;&quot;)">
            <text:p/>
          </table:table-cell>
          <table:table-cell table:formula="of:=IF([.T281]&gt;[.T$177];[.T281];&quot;&quot;)">
            <text:p/>
          </table:table-cell>
          <table:table-cell table:formula="of:=IF([.U281]&gt;[.U$177];[.U281];&quot;&quot;)">
            <text:p/>
          </table:table-cell>
          <table:table-cell table:formula="of:=IF([.V281]&gt;[.V$177];[.V28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2]&gt;[.B$177];[.B282];&quot;&quot;)">
            <text:p/>
          </table:table-cell>
          <table:table-cell table:formula="of:=IF([.C282]&gt;[.C$177];[.C282];&quot;&quot;)">
            <text:p/>
          </table:table-cell>
          <table:table-cell table:formula="of:=IF([.D282]&gt;[.D$177];[.D282];&quot;&quot;)">
            <text:p/>
          </table:table-cell>
          <table:table-cell table:formula="of:=IF([.E282]&gt;[.E$177];[.E282];&quot;&quot;)">
            <text:p/>
          </table:table-cell>
          <table:table-cell table:formula="of:=IF([.F282]&gt;[.F$177];[.F282];&quot;&quot;)">
            <text:p/>
          </table:table-cell>
          <table:table-cell table:formula="of:=IF([.G282]&gt;[.G$177];[.G282];&quot;&quot;)">
            <text:p/>
          </table:table-cell>
          <table:table-cell table:formula="of:=IF([.H282]&gt;[.H$177];[.H282];&quot;&quot;)">
            <text:p/>
          </table:table-cell>
          <table:table-cell table:formula="of:=IF([.I282]&gt;[.I$177];[.I282];&quot;&quot;)">
            <text:p/>
          </table:table-cell>
          <table:table-cell table:formula="of:=IF([.J282]&gt;[.J$177];[.J282];&quot;&quot;)">
            <text:p/>
          </table:table-cell>
          <table:table-cell table:formula="of:=IF([.K282]&gt;[.K$177];[.K282];&quot;&quot;)">
            <text:p/>
          </table:table-cell>
          <table:table-cell table:formula="of:=IF([.L282]&gt;[.L$177];[.L282];&quot;&quot;)">
            <text:p/>
          </table:table-cell>
          <table:table-cell table:formula="of:=IF([.M282]&gt;[.M$177];[.M282];&quot;&quot;)">
            <text:p/>
          </table:table-cell>
          <table:table-cell table:formula="of:=IF([.N282]&gt;[.N$177];[.N282];&quot;&quot;)">
            <text:p/>
          </table:table-cell>
          <table:table-cell table:formula="of:=IF([.O282]&gt;[.O$177];[.O282];&quot;&quot;)">
            <text:p/>
          </table:table-cell>
          <table:table-cell table:formula="of:=IF([.P282]&gt;[.P$177];[.P282];&quot;&quot;)">
            <text:p/>
          </table:table-cell>
          <table:table-cell table:formula="of:=IF([.Q282]&gt;[.Q$177];[.Q282];&quot;&quot;)">
            <text:p/>
          </table:table-cell>
          <table:table-cell table:formula="of:=IF([.R282]&gt;[.R$177];[.R282];&quot;&quot;)">
            <text:p/>
          </table:table-cell>
          <table:table-cell table:formula="of:=IF([.S282]&gt;[.S$177];[.S282];&quot;&quot;)">
            <text:p/>
          </table:table-cell>
          <table:table-cell table:formula="of:=IF([.T282]&gt;[.T$177];[.T282];&quot;&quot;)">
            <text:p/>
          </table:table-cell>
          <table:table-cell table:formula="of:=IF([.U282]&gt;[.U$177];[.U282];&quot;&quot;)">
            <text:p/>
          </table:table-cell>
          <table:table-cell table:formula="of:=IF([.V282]&gt;[.V$177];[.V28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3]&gt;[.B$177];[.B283];&quot;&quot;)">
            <text:p/>
          </table:table-cell>
          <table:table-cell table:formula="of:=IF([.C283]&gt;[.C$177];[.C283];&quot;&quot;)">
            <text:p/>
          </table:table-cell>
          <table:table-cell table:formula="of:=IF([.D283]&gt;[.D$177];[.D283];&quot;&quot;)">
            <text:p/>
          </table:table-cell>
          <table:table-cell table:formula="of:=IF([.E283]&gt;[.E$177];[.E283];&quot;&quot;)">
            <text:p/>
          </table:table-cell>
          <table:table-cell table:formula="of:=IF([.F283]&gt;[.F$177];[.F283];&quot;&quot;)">
            <text:p/>
          </table:table-cell>
          <table:table-cell table:formula="of:=IF([.G283]&gt;[.G$177];[.G283];&quot;&quot;)">
            <text:p/>
          </table:table-cell>
          <table:table-cell table:formula="of:=IF([.H283]&gt;[.H$177];[.H283];&quot;&quot;)">
            <text:p/>
          </table:table-cell>
          <table:table-cell table:formula="of:=IF([.I283]&gt;[.I$177];[.I283];&quot;&quot;)">
            <text:p/>
          </table:table-cell>
          <table:table-cell table:formula="of:=IF([.J283]&gt;[.J$177];[.J283];&quot;&quot;)">
            <text:p/>
          </table:table-cell>
          <table:table-cell table:formula="of:=IF([.K283]&gt;[.K$177];[.K283];&quot;&quot;)">
            <text:p/>
          </table:table-cell>
          <table:table-cell table:formula="of:=IF([.L283]&gt;[.L$177];[.L283];&quot;&quot;)">
            <text:p/>
          </table:table-cell>
          <table:table-cell table:formula="of:=IF([.M283]&gt;[.M$177];[.M283];&quot;&quot;)">
            <text:p/>
          </table:table-cell>
          <table:table-cell table:formula="of:=IF([.N283]&gt;[.N$177];[.N283];&quot;&quot;)">
            <text:p/>
          </table:table-cell>
          <table:table-cell table:formula="of:=IF([.O283]&gt;[.O$177];[.O283];&quot;&quot;)">
            <text:p/>
          </table:table-cell>
          <table:table-cell table:formula="of:=IF([.P283]&gt;[.P$177];[.P283];&quot;&quot;)">
            <text:p/>
          </table:table-cell>
          <table:table-cell table:formula="of:=IF([.Q283]&gt;[.Q$177];[.Q283];&quot;&quot;)">
            <text:p/>
          </table:table-cell>
          <table:table-cell table:formula="of:=IF([.R283]&gt;[.R$177];[.R283];&quot;&quot;)">
            <text:p/>
          </table:table-cell>
          <table:table-cell table:formula="of:=IF([.S283]&gt;[.S$177];[.S283];&quot;&quot;)">
            <text:p/>
          </table:table-cell>
          <table:table-cell table:formula="of:=IF([.T283]&gt;[.T$177];[.T283];&quot;&quot;)">
            <text:p/>
          </table:table-cell>
          <table:table-cell table:formula="of:=IF([.U283]&gt;[.U$177];[.U283];&quot;&quot;)">
            <text:p/>
          </table:table-cell>
          <table:table-cell table:formula="of:=IF([.V283]&gt;[.V$177];[.V28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4]&gt;[.B$177];[.B284];&quot;&quot;)">
            <text:p/>
          </table:table-cell>
          <table:table-cell table:formula="of:=IF([.C284]&gt;[.C$177];[.C284];&quot;&quot;)">
            <text:p/>
          </table:table-cell>
          <table:table-cell table:formula="of:=IF([.D284]&gt;[.D$177];[.D284];&quot;&quot;)">
            <text:p/>
          </table:table-cell>
          <table:table-cell table:formula="of:=IF([.E284]&gt;[.E$177];[.E284];&quot;&quot;)">
            <text:p/>
          </table:table-cell>
          <table:table-cell table:formula="of:=IF([.F284]&gt;[.F$177];[.F284];&quot;&quot;)">
            <text:p/>
          </table:table-cell>
          <table:table-cell table:formula="of:=IF([.G284]&gt;[.G$177];[.G284];&quot;&quot;)">
            <text:p/>
          </table:table-cell>
          <table:table-cell table:formula="of:=IF([.H284]&gt;[.H$177];[.H284];&quot;&quot;)">
            <text:p/>
          </table:table-cell>
          <table:table-cell table:formula="of:=IF([.I284]&gt;[.I$177];[.I284];&quot;&quot;)">
            <text:p/>
          </table:table-cell>
          <table:table-cell table:formula="of:=IF([.J284]&gt;[.J$177];[.J284];&quot;&quot;)">
            <text:p/>
          </table:table-cell>
          <table:table-cell table:formula="of:=IF([.K284]&gt;[.K$177];[.K284];&quot;&quot;)">
            <text:p/>
          </table:table-cell>
          <table:table-cell table:formula="of:=IF([.L284]&gt;[.L$177];[.L284];&quot;&quot;)">
            <text:p/>
          </table:table-cell>
          <table:table-cell table:formula="of:=IF([.M284]&gt;[.M$177];[.M284];&quot;&quot;)">
            <text:p/>
          </table:table-cell>
          <table:table-cell table:formula="of:=IF([.N284]&gt;[.N$177];[.N284];&quot;&quot;)">
            <text:p/>
          </table:table-cell>
          <table:table-cell table:formula="of:=IF([.O284]&gt;[.O$177];[.O284];&quot;&quot;)">
            <text:p/>
          </table:table-cell>
          <table:table-cell table:formula="of:=IF([.P284]&gt;[.P$177];[.P284];&quot;&quot;)">
            <text:p/>
          </table:table-cell>
          <table:table-cell table:formula="of:=IF([.Q284]&gt;[.Q$177];[.Q284];&quot;&quot;)">
            <text:p/>
          </table:table-cell>
          <table:table-cell table:formula="of:=IF([.R284]&gt;[.R$177];[.R284];&quot;&quot;)">
            <text:p/>
          </table:table-cell>
          <table:table-cell table:formula="of:=IF([.S284]&gt;[.S$177];[.S284];&quot;&quot;)">
            <text:p/>
          </table:table-cell>
          <table:table-cell table:formula="of:=IF([.T284]&gt;[.T$177];[.T284];&quot;&quot;)">
            <text:p/>
          </table:table-cell>
          <table:table-cell table:formula="of:=IF([.U284]&gt;[.U$177];[.U284];&quot;&quot;)">
            <text:p/>
          </table:table-cell>
          <table:table-cell table:formula="of:=IF([.V284]&gt;[.V$177];[.V28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5]&gt;[.B$177];[.B285];&quot;&quot;)">
            <text:p/>
          </table:table-cell>
          <table:table-cell table:formula="of:=IF([.C285]&gt;[.C$177];[.C285];&quot;&quot;)">
            <text:p/>
          </table:table-cell>
          <table:table-cell table:formula="of:=IF([.D285]&gt;[.D$177];[.D285];&quot;&quot;)">
            <text:p/>
          </table:table-cell>
          <table:table-cell table:formula="of:=IF([.E285]&gt;[.E$177];[.E285];&quot;&quot;)">
            <text:p/>
          </table:table-cell>
          <table:table-cell table:formula="of:=IF([.F285]&gt;[.F$177];[.F285];&quot;&quot;)">
            <text:p/>
          </table:table-cell>
          <table:table-cell table:formula="of:=IF([.G285]&gt;[.G$177];[.G285];&quot;&quot;)">
            <text:p/>
          </table:table-cell>
          <table:table-cell table:formula="of:=IF([.H285]&gt;[.H$177];[.H285];&quot;&quot;)">
            <text:p/>
          </table:table-cell>
          <table:table-cell table:formula="of:=IF([.I285]&gt;[.I$177];[.I285];&quot;&quot;)">
            <text:p/>
          </table:table-cell>
          <table:table-cell table:formula="of:=IF([.J285]&gt;[.J$177];[.J285];&quot;&quot;)">
            <text:p/>
          </table:table-cell>
          <table:table-cell table:formula="of:=IF([.K285]&gt;[.K$177];[.K285];&quot;&quot;)">
            <text:p/>
          </table:table-cell>
          <table:table-cell table:formula="of:=IF([.L285]&gt;[.L$177];[.L285];&quot;&quot;)">
            <text:p/>
          </table:table-cell>
          <table:table-cell table:formula="of:=IF([.M285]&gt;[.M$177];[.M285];&quot;&quot;)">
            <text:p/>
          </table:table-cell>
          <table:table-cell table:formula="of:=IF([.N285]&gt;[.N$177];[.N285];&quot;&quot;)">
            <text:p/>
          </table:table-cell>
          <table:table-cell table:formula="of:=IF([.O285]&gt;[.O$177];[.O285];&quot;&quot;)">
            <text:p/>
          </table:table-cell>
          <table:table-cell table:formula="of:=IF([.P285]&gt;[.P$177];[.P285];&quot;&quot;)">
            <text:p/>
          </table:table-cell>
          <table:table-cell table:formula="of:=IF([.Q285]&gt;[.Q$177];[.Q285];&quot;&quot;)">
            <text:p/>
          </table:table-cell>
          <table:table-cell table:formula="of:=IF([.R285]&gt;[.R$177];[.R285];&quot;&quot;)">
            <text:p/>
          </table:table-cell>
          <table:table-cell table:formula="of:=IF([.S285]&gt;[.S$177];[.S285];&quot;&quot;)">
            <text:p/>
          </table:table-cell>
          <table:table-cell table:formula="of:=IF([.T285]&gt;[.T$177];[.T285];&quot;&quot;)">
            <text:p/>
          </table:table-cell>
          <table:table-cell table:formula="of:=IF([.U285]&gt;[.U$177];[.U285];&quot;&quot;)">
            <text:p/>
          </table:table-cell>
          <table:table-cell table:formula="of:=IF([.V285]&gt;[.V$177];[.V28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6]&gt;[.B$177];[.B286];&quot;&quot;)">
            <text:p/>
          </table:table-cell>
          <table:table-cell table:formula="of:=IF([.C286]&gt;[.C$177];[.C286];&quot;&quot;)">
            <text:p/>
          </table:table-cell>
          <table:table-cell table:formula="of:=IF([.D286]&gt;[.D$177];[.D286];&quot;&quot;)">
            <text:p/>
          </table:table-cell>
          <table:table-cell table:formula="of:=IF([.E286]&gt;[.E$177];[.E286];&quot;&quot;)">
            <text:p/>
          </table:table-cell>
          <table:table-cell table:formula="of:=IF([.F286]&gt;[.F$177];[.F286];&quot;&quot;)">
            <text:p/>
          </table:table-cell>
          <table:table-cell table:formula="of:=IF([.G286]&gt;[.G$177];[.G286];&quot;&quot;)">
            <text:p/>
          </table:table-cell>
          <table:table-cell table:formula="of:=IF([.H286]&gt;[.H$177];[.H286];&quot;&quot;)">
            <text:p/>
          </table:table-cell>
          <table:table-cell table:formula="of:=IF([.I286]&gt;[.I$177];[.I286];&quot;&quot;)">
            <text:p/>
          </table:table-cell>
          <table:table-cell table:formula="of:=IF([.J286]&gt;[.J$177];[.J286];&quot;&quot;)">
            <text:p/>
          </table:table-cell>
          <table:table-cell table:formula="of:=IF([.K286]&gt;[.K$177];[.K286];&quot;&quot;)">
            <text:p/>
          </table:table-cell>
          <table:table-cell table:formula="of:=IF([.L286]&gt;[.L$177];[.L286];&quot;&quot;)">
            <text:p/>
          </table:table-cell>
          <table:table-cell table:formula="of:=IF([.M286]&gt;[.M$177];[.M286];&quot;&quot;)">
            <text:p/>
          </table:table-cell>
          <table:table-cell table:formula="of:=IF([.N286]&gt;[.N$177];[.N286];&quot;&quot;)">
            <text:p/>
          </table:table-cell>
          <table:table-cell table:formula="of:=IF([.O286]&gt;[.O$177];[.O286];&quot;&quot;)">
            <text:p/>
          </table:table-cell>
          <table:table-cell table:formula="of:=IF([.P286]&gt;[.P$177];[.P286];&quot;&quot;)">
            <text:p/>
          </table:table-cell>
          <table:table-cell table:formula="of:=IF([.Q286]&gt;[.Q$177];[.Q286];&quot;&quot;)">
            <text:p/>
          </table:table-cell>
          <table:table-cell table:formula="of:=IF([.R286]&gt;[.R$177];[.R286];&quot;&quot;)">
            <text:p/>
          </table:table-cell>
          <table:table-cell table:formula="of:=IF([.S286]&gt;[.S$177];[.S286];&quot;&quot;)">
            <text:p/>
          </table:table-cell>
          <table:table-cell table:formula="of:=IF([.T286]&gt;[.T$177];[.T286];&quot;&quot;)">
            <text:p/>
          </table:table-cell>
          <table:table-cell table:formula="of:=IF([.U286]&gt;[.U$177];[.U286];&quot;&quot;)">
            <text:p/>
          </table:table-cell>
          <table:table-cell table:formula="of:=IF([.V286]&gt;[.V$177];[.V28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7]&gt;[.B$177];[.B287];&quot;&quot;)">
            <text:p/>
          </table:table-cell>
          <table:table-cell table:formula="of:=IF([.C287]&gt;[.C$177];[.C287];&quot;&quot;)">
            <text:p/>
          </table:table-cell>
          <table:table-cell table:formula="of:=IF([.D287]&gt;[.D$177];[.D287];&quot;&quot;)">
            <text:p/>
          </table:table-cell>
          <table:table-cell table:formula="of:=IF([.E287]&gt;[.E$177];[.E287];&quot;&quot;)">
            <text:p/>
          </table:table-cell>
          <table:table-cell table:formula="of:=IF([.F287]&gt;[.F$177];[.F287];&quot;&quot;)">
            <text:p/>
          </table:table-cell>
          <table:table-cell table:formula="of:=IF([.G287]&gt;[.G$177];[.G287];&quot;&quot;)">
            <text:p/>
          </table:table-cell>
          <table:table-cell table:formula="of:=IF([.H287]&gt;[.H$177];[.H287];&quot;&quot;)">
            <text:p/>
          </table:table-cell>
          <table:table-cell table:formula="of:=IF([.I287]&gt;[.I$177];[.I287];&quot;&quot;)">
            <text:p/>
          </table:table-cell>
          <table:table-cell table:formula="of:=IF([.J287]&gt;[.J$177];[.J287];&quot;&quot;)">
            <text:p/>
          </table:table-cell>
          <table:table-cell table:formula="of:=IF([.K287]&gt;[.K$177];[.K287];&quot;&quot;)">
            <text:p/>
          </table:table-cell>
          <table:table-cell table:formula="of:=IF([.L287]&gt;[.L$177];[.L287];&quot;&quot;)">
            <text:p/>
          </table:table-cell>
          <table:table-cell table:formula="of:=IF([.M287]&gt;[.M$177];[.M287];&quot;&quot;)">
            <text:p/>
          </table:table-cell>
          <table:table-cell table:formula="of:=IF([.N287]&gt;[.N$177];[.N287];&quot;&quot;)">
            <text:p/>
          </table:table-cell>
          <table:table-cell table:formula="of:=IF([.O287]&gt;[.O$177];[.O287];&quot;&quot;)">
            <text:p/>
          </table:table-cell>
          <table:table-cell table:formula="of:=IF([.P287]&gt;[.P$177];[.P287];&quot;&quot;)">
            <text:p/>
          </table:table-cell>
          <table:table-cell table:formula="of:=IF([.Q287]&gt;[.Q$177];[.Q287];&quot;&quot;)">
            <text:p/>
          </table:table-cell>
          <table:table-cell table:formula="of:=IF([.R287]&gt;[.R$177];[.R287];&quot;&quot;)">
            <text:p/>
          </table:table-cell>
          <table:table-cell table:formula="of:=IF([.S287]&gt;[.S$177];[.S287];&quot;&quot;)">
            <text:p/>
          </table:table-cell>
          <table:table-cell table:formula="of:=IF([.T287]&gt;[.T$177];[.T287];&quot;&quot;)">
            <text:p/>
          </table:table-cell>
          <table:table-cell table:formula="of:=IF([.U287]&gt;[.U$177];[.U287];&quot;&quot;)">
            <text:p/>
          </table:table-cell>
          <table:table-cell table:formula="of:=IF([.V287]&gt;[.V$177];[.V28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8]&gt;[.B$177];[.B288];&quot;&quot;)">
            <text:p/>
          </table:table-cell>
          <table:table-cell table:formula="of:=IF([.C288]&gt;[.C$177];[.C288];&quot;&quot;)">
            <text:p/>
          </table:table-cell>
          <table:table-cell table:formula="of:=IF([.D288]&gt;[.D$177];[.D288];&quot;&quot;)">
            <text:p/>
          </table:table-cell>
          <table:table-cell table:formula="of:=IF([.E288]&gt;[.E$177];[.E288];&quot;&quot;)">
            <text:p/>
          </table:table-cell>
          <table:table-cell table:formula="of:=IF([.F288]&gt;[.F$177];[.F288];&quot;&quot;)">
            <text:p/>
          </table:table-cell>
          <table:table-cell table:formula="of:=IF([.G288]&gt;[.G$177];[.G288];&quot;&quot;)">
            <text:p/>
          </table:table-cell>
          <table:table-cell table:formula="of:=IF([.H288]&gt;[.H$177];[.H288];&quot;&quot;)">
            <text:p/>
          </table:table-cell>
          <table:table-cell table:formula="of:=IF([.I288]&gt;[.I$177];[.I288];&quot;&quot;)">
            <text:p/>
          </table:table-cell>
          <table:table-cell table:formula="of:=IF([.J288]&gt;[.J$177];[.J288];&quot;&quot;)">
            <text:p/>
          </table:table-cell>
          <table:table-cell table:formula="of:=IF([.K288]&gt;[.K$177];[.K288];&quot;&quot;)">
            <text:p/>
          </table:table-cell>
          <table:table-cell table:formula="of:=IF([.L288]&gt;[.L$177];[.L288];&quot;&quot;)">
            <text:p/>
          </table:table-cell>
          <table:table-cell table:formula="of:=IF([.M288]&gt;[.M$177];[.M288];&quot;&quot;)">
            <text:p/>
          </table:table-cell>
          <table:table-cell table:formula="of:=IF([.N288]&gt;[.N$177];[.N288];&quot;&quot;)">
            <text:p/>
          </table:table-cell>
          <table:table-cell table:formula="of:=IF([.O288]&gt;[.O$177];[.O288];&quot;&quot;)">
            <text:p/>
          </table:table-cell>
          <table:table-cell table:formula="of:=IF([.P288]&gt;[.P$177];[.P288];&quot;&quot;)">
            <text:p/>
          </table:table-cell>
          <table:table-cell table:formula="of:=IF([.Q288]&gt;[.Q$177];[.Q288];&quot;&quot;)">
            <text:p/>
          </table:table-cell>
          <table:table-cell table:formula="of:=IF([.R288]&gt;[.R$177];[.R288];&quot;&quot;)">
            <text:p/>
          </table:table-cell>
          <table:table-cell table:formula="of:=IF([.S288]&gt;[.S$177];[.S288];&quot;&quot;)">
            <text:p/>
          </table:table-cell>
          <table:table-cell table:formula="of:=IF([.T288]&gt;[.T$177];[.T288];&quot;&quot;)">
            <text:p/>
          </table:table-cell>
          <table:table-cell table:formula="of:=IF([.U288]&gt;[.U$177];[.U288];&quot;&quot;)">
            <text:p/>
          </table:table-cell>
          <table:table-cell table:formula="of:=IF([.V288]&gt;[.V$177];[.V288];&quot;&quot;)">
            <text:p/>
          </table:table-cell>
          <table:table-cell table:number-columns-repeated="1002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2]/[.$E302];&quot;&quot; )">
            <text:p/>
          </table:table-cell>
          <table:table-cell table:formula="of:=IFERROR([.C302]/[.$E302];&quot;&quot; )" office:value-type="float" office:value="0.000605494034502578" calcext:value-type="float">
            <text:p>0,000605494</text:p>
          </table:table-cell>
          <table:table-cell table:formula="of:=IFERROR([.D302]/[.$E302];&quot;&quot; )">
            <text:p/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>
            <text:p/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>
            <text:p/>
          </table:table-cell>
          <table:table-cell table:formula="of:=IFERROR([.M302]/[.$E302];&quot;&quot; )">
            <text:p/>
          </table:table-cell>
          <table:table-cell table:formula="of:=IFERROR([.N302]/[.$E302];&quot;&quot; )" office:value-type="float" office:value="0.477634252655967" calcext:value-type="float">
            <text:p>0,4776342527</text:p>
          </table:table-cell>
          <table:table-cell table:formula="of:=IFERROR([.O302]/[.$E302];&quot;&quot; )" office:value-type="float" office:value="0.0000193133768522399" calcext:value-type="float">
            <text:p>1,93133768522399E-005</text:p>
          </table:table-cell>
          <table:table-cell table:formula="of:=IFERROR([.P302]/[.$E302];&quot;&quot; )">
            <text:p/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 office:value-type="float" office:value="0.0128933060323773" calcext:value-type="float">
            <text:p>0,012893306</text:p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3]/[.$E303];&quot;&quot; )">
            <text:p/>
          </table:table-cell>
          <table:table-cell table:formula="of:=IFERROR([.C303]/[.$E303];&quot;&quot; )" office:value-type="float" office:value="0.000439809791595521" calcext:value-type="float">
            <text:p>0,0004398098</text:p>
          </table:table-cell>
          <table:table-cell table:formula="of:=IFERROR([.D303]/[.$E303];&quot;&quot; )">
            <text:p/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>
            <text:p/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>
            <text:p/>
          </table:table-cell>
          <table:table-cell table:formula="of:=IFERROR([.M303]/[.$E303];&quot;&quot; )">
            <text:p/>
          </table:table-cell>
          <table:table-cell table:formula="of:=IFERROR([.N303]/[.$E303];&quot;&quot; )" office:value-type="float" office:value="0.554409639530775" calcext:value-type="float">
            <text:p>0,5544096395</text:p>
          </table:table-cell>
          <table:table-cell table:formula="of:=IFERROR([.O303]/[.$E303];&quot;&quot; )" office:value-type="float" office:value="0.0000282515400474303" calcext:value-type="float">
            <text:p>2,82515400474303E-005</text:p>
          </table:table-cell>
          <table:table-cell table:formula="of:=IFERROR([.P303]/[.$E303];&quot;&quot; )">
            <text:p/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 office:value-type="float" office:value="0.0138639955644185" calcext:value-type="float">
            <text:p>0,0138639956</text:p>
          </table:table-cell>
          <table:table-cell table:formula="of:=IFERROR([.T303]/[.$E303];&quot;&quot; )">
            <text:p/>
          </table:table-cell>
          <table:table-cell table:formula="of:=IFERROR([.U303]/[.$E303];&quot;&quot; )">
            <text:p/>
          </table:table-cell>
          <table:table-cell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4]/[.$E304];&quot;&quot; )">
            <text:p/>
          </table:table-cell>
          <table:table-cell table:formula="of:=IFERROR([.C304]/[.$E304];&quot;&quot; )" office:value-type="float" office:value="0.000413166744177186" calcext:value-type="float">
            <text:p>0,0004131667</text:p>
          </table:table-cell>
          <table:table-cell table:formula="of:=IFERROR([.D304]/[.$E304];&quot;&quot; )">
            <text:p/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>
            <text:p/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 office:value-type="float" office:value="0.000170985994215163" calcext:value-type="float">
            <text:p>0,000170986</text:p>
          </table:table-cell>
          <table:table-cell table:formula="of:=IFERROR([.M304]/[.$E304];&quot;&quot; )" office:value-type="float" office:value="0.000101811755866868" calcext:value-type="float">
            <text:p>0,0001018118</text:p>
          </table:table-cell>
          <table:table-cell table:formula="of:=IFERROR([.N304]/[.$E304];&quot;&quot; )" office:value-type="float" office:value="0.506112297641288" calcext:value-type="float">
            <text:p>0,5061122976</text:p>
          </table:table-cell>
          <table:table-cell table:formula="of:=IFERROR([.O304]/[.$E304];&quot;&quot; )" office:value-type="float" office:value="0.0000170500046992724" calcext:value-type="float">
            <text:p>0,00001705</text:p>
          </table:table-cell>
          <table:table-cell table:formula="of:=IFERROR([.P304]/[.$E304];&quot;&quot; )">
            <text:p/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 office:value-type="float" office:value="0.0137656222789717" calcext:value-type="float">
            <text:p>0,0137656223</text:p>
          </table:table-cell>
          <table:table-cell table:formula="of:=IFERROR([.T304]/[.$E304];&quot;&quot; )">
            <text:p/>
          </table:table-cell>
          <table:table-cell table:formula="of:=IFERROR([.U304]/[.$E304];&quot;&quot; )">
            <text:p/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5]/[.$E305];&quot;&quot; )">
            <text:p/>
          </table:table-cell>
          <table:table-cell table:formula="of:=IFERROR([.C305]/[.$E305];&quot;&quot; )" office:value-type="float" office:value="0.00029274044462648" calcext:value-type="float">
            <text:p>0,0002927404</text:p>
          </table:table-cell>
          <table:table-cell table:formula="of:=IFERROR([.D305]/[.$E305];&quot;&quot; )">
            <text:p/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>
            <text:p/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 office:value-type="float" office:value="0.000175856717626698" calcext:value-type="float">
            <text:p>0,0001758567</text:p>
          </table:table-cell>
          <table:table-cell table:formula="of:=IFERROR([.M305]/[.$E305];&quot;&quot; )">
            <text:p/>
          </table:table-cell>
          <table:table-cell table:formula="of:=IFERROR([.N305]/[.$E305];&quot;&quot; )" office:value-type="float" office:value="0.446336642037275" calcext:value-type="float">
            <text:p>0,446336642</text:p>
          </table:table-cell>
          <table:table-cell table:formula="of:=IFERROR([.O305]/[.$E305];&quot;&quot; )" office:value-type="float" office:value="0.0000217351944695367" calcext:value-type="float">
            <text:p>2,17351944695367E-005</text:p>
          </table:table-cell>
          <table:table-cell table:formula="of:=IFERROR([.P305]/[.$E305];&quot;&quot; )">
            <text:p/>
          </table:table-cell>
          <table:table-cell table:formula="of:=IFERROR([.Q305]/[.$E305];&quot;&quot; )">
            <text:p/>
          </table:table-cell>
          <table:table-cell table:formula="of:=IFERROR([.R305]/[.$E305];&quot;&quot; )">
            <text:p/>
          </table:table-cell>
          <table:table-cell table:formula="of:=IFERROR([.S305]/[.$E305];&quot;&quot; )" office:value-type="float" office:value="0.0142189000256653" calcext:value-type="float">
            <text:p>0,0142189</text:p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6]/[.$E306];&quot;&quot; )">
            <text:p/>
          </table:table-cell>
          <table:table-cell table:formula="of:=IFERROR([.C306]/[.$E306];&quot;&quot; )" office:value-type="float" office:value="0.00034236798576937" calcext:value-type="float">
            <text:p>0,000342368</text:p>
          </table:table-cell>
          <table:table-cell table:formula="of:=IFERROR([.D306]/[.$E306];&quot;&quot; )">
            <text:p/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>
            <text:p/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>
            <text:p/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>
            <text:p/>
          </table:table-cell>
          <table:table-cell table:formula="of:=IFERROR([.M306]/[.$E306];&quot;&quot; )" office:value-type="float" office:value="0.000101691806987447" calcext:value-type="float">
            <text:p>0,0001016918</text:p>
          </table:table-cell>
          <table:table-cell table:formula="of:=IFERROR([.N306]/[.$E306];&quot;&quot; )" office:value-type="float" office:value="0.404057191935862" calcext:value-type="float">
            <text:p>0,4040571919</text:p>
          </table:table-cell>
          <table:table-cell table:formula="of:=IFERROR([.O306]/[.$E306];&quot;&quot; )" office:value-type="float" office:value="0.0000165318362678792" calcext:value-type="float">
            <text:p>1,65318362678792E-005</text:p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>
            <text:p/>
          </table:table-cell>
          <table:table-cell table:formula="of:=IFERROR([.S306]/[.$E306];&quot;&quot; )" office:value-type="float" office:value="0.0102963058991883" calcext:value-type="float">
            <text:p>0,0102963059</text:p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7]/[.$E307];&quot;&quot; )">
            <text:p/>
          </table:table-cell>
          <table:table-cell table:formula="of:=IFERROR([.C307]/[.$E307];&quot;&quot; )" office:value-type="float" office:value="0.000417440024853858" calcext:value-type="float">
            <text:p>0,00041744</text:p>
          </table:table-cell>
          <table:table-cell table:formula="of:=IFERROR([.D307]/[.$E307];&quot;&quot; )">
            <text:p/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>
            <text:p/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>
            <text:p/>
          </table:table-cell>
          <table:table-cell table:formula="of:=IFERROR([.M307]/[.$E307];&quot;&quot; )">
            <text:p/>
          </table:table-cell>
          <table:table-cell table:formula="of:=IFERROR([.N307]/[.$E307];&quot;&quot; )" office:value-type="float" office:value="0.783853661304299" calcext:value-type="float">
            <text:p>0,7838536613</text:p>
          </table:table-cell>
          <table:table-cell table:formula="of:=IFERROR([.O307]/[.$E307];&quot;&quot; )" office:value-type="float" office:value="0.0000271051476558342" calcext:value-type="float">
            <text:p>2,71051476558342E-005</text:p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 office:value-type="float" office:value="0.01418395304454" calcext:value-type="float">
            <text:p>0,014183953</text:p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8]/[.$E308];&quot;&quot; )">
            <text:p/>
          </table:table-cell>
          <table:table-cell table:formula="of:=IFERROR([.C308]/[.$E308];&quot;&quot; )" office:value-type="float" office:value="0.000362965206574981" calcext:value-type="float">
            <text:p>0,0003629652</text:p>
          </table:table-cell>
          <table:table-cell table:formula="of:=IFERROR([.D308]/[.$E308];&quot;&quot; )">
            <text:p/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>
            <text:p/>
          </table:table-cell>
          <table:table-cell table:formula="of:=IFERROR([.G308]/[.$E308];&quot;&quot; )">
            <text:p/>
          </table:table-cell>
          <table:table-cell table:formula="of:=IFERROR([.H308]/[.$E308];&quot;&quot; )">
            <text:p/>
          </table:table-cell>
          <table:table-cell table:formula="of:=IFERROR([.I308]/[.$E308];&quot;&quot; )">
            <text:p/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>
            <text:p/>
          </table:table-cell>
          <table:table-cell table:formula="of:=IFERROR([.M308]/[.$E308];&quot;&quot; )">
            <text:p/>
          </table:table-cell>
          <table:table-cell table:formula="of:=IFERROR([.N308]/[.$E308];&quot;&quot; )" office:value-type="float" office:value="0.455886145485091" calcext:value-type="float">
            <text:p>0,4558861455</text:p>
          </table:table-cell>
          <table:table-cell table:formula="of:=IFERROR([.O308]/[.$E308];&quot;&quot; )" office:value-type="float" office:value="0.000019165390895624" calcext:value-type="float">
            <text:p>1,9165390895624E-005</text:p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 office:value-type="float" office:value="0.0127945129398104" calcext:value-type="float">
            <text:p>0,0127945129</text:p>
          </table:table-cell>
          <table:table-cell table:formula="of:=IFERROR([.T308]/[.$E308];&quot;&quot; )">
            <text:p/>
          </table:table-cell>
          <table:table-cell table:formula="of:=IFERROR([.U308]/[.$E308];&quot;&quot; )">
            <text:p/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09]/[.$E309];&quot;&quot; )">
            <text:p/>
          </table:table-cell>
          <table:table-cell table:formula="of:=IFERROR([.C309]/[.$E309];&quot;&quot; )" office:value-type="float" office:value="0.000235459809594909" calcext:value-type="float">
            <text:p>0,0002354598</text:p>
          </table:table-cell>
          <table:table-cell table:formula="of:=IFERROR([.D309]/[.$E309];&quot;&quot; )">
            <text:p/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>
            <text:p/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>
            <text:p/>
          </table:table-cell>
          <table:table-cell table:formula="of:=IFERROR([.M309]/[.$E309];&quot;&quot; )">
            <text:p/>
          </table:table-cell>
          <table:table-cell table:formula="of:=IFERROR([.N309]/[.$E309];&quot;&quot; )" office:value-type="float" office:value="0.457793997776121" calcext:value-type="float">
            <text:p>0,4577939978</text:p>
          </table:table-cell>
          <table:table-cell table:formula="of:=IFERROR([.O309]/[.$E309];&quot;&quot; )" office:value-type="float" office:value="0.0000208196620758725" calcext:value-type="float">
            <text:p>2,08196620758725E-005</text:p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 office:value-type="float" office:value="0.0126739724117616" calcext:value-type="float">
            <text:p>0,0126739724</text:p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0]/[.$E310];&quot;&quot; )">
            <text:p/>
          </table:table-cell>
          <table:table-cell table:formula="of:=IFERROR([.C310]/[.$E310];&quot;&quot; )" office:value-type="float" office:value="0.000245208552784806" calcext:value-type="float">
            <text:p>0,0002452086</text:p>
          </table:table-cell>
          <table:table-cell table:formula="of:=IFERROR([.D310]/[.$E310];&quot;&quot; )">
            <text:p/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>
            <text:p/>
          </table:table-cell>
          <table:table-cell table:formula="of:=IFERROR([.J310]/[.$E310];&quot;&quot; )">
            <text:p/>
          </table:table-cell>
          <table:table-cell table:formula="of:=IFERROR([.K310]/[.$E310];&quot;&quot; )">
            <text:p/>
          </table:table-cell>
          <table:table-cell table:formula="of:=IFERROR([.L310]/[.$E310];&quot;&quot; )">
            <text:p/>
          </table:table-cell>
          <table:table-cell table:formula="of:=IFERROR([.M310]/[.$E310];&quot;&quot; )">
            <text:p/>
          </table:table-cell>
          <table:table-cell table:formula="of:=IFERROR([.N310]/[.$E310];&quot;&quot; )" office:value-type="float" office:value="0.438440885487804" calcext:value-type="float">
            <text:p>0,4384408855</text:p>
          </table:table-cell>
          <table:table-cell table:formula="of:=IFERROR([.O310]/[.$E310];&quot;&quot; )" office:value-type="float" office:value="0.0000314743403958624" calcext:value-type="float">
            <text:p>3,14743403958624E-005</text:p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 office:value-type="float" office:value="0.0133067151644241" calcext:value-type="float">
            <text:p>0,0133067152</text:p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1]/[.$E311];&quot;&quot; )">
            <text:p/>
          </table:table-cell>
          <table:table-cell table:formula="of:=IFERROR([.C311]/[.$E311];&quot;&quot; )" office:value-type="float" office:value="0.000367917907024263" calcext:value-type="float">
            <text:p>0,0003679179</text:p>
          </table:table-cell>
          <table:table-cell table:formula="of:=IFERROR([.D311]/[.$E311];&quot;&quot; )">
            <text:p/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>
            <text:p/>
          </table:table-cell>
          <table:table-cell table:formula="of:=IFERROR([.G311]/[.$E311];&quot;&quot; )">
            <text:p/>
          </table:table-cell>
          <table:table-cell table:formula="of:=IFERROR([.H311]/[.$E311];&quot;&quot; )" office:value-type="float" office:value="0.00026936450546776" calcext:value-type="float">
            <text:p>0,0002693645</text:p>
          </table:table-cell>
          <table:table-cell table:formula="of:=IFERROR([.I311]/[.$E311];&quot;&quot; )">
            <text:p/>
          </table:table-cell>
          <table:table-cell table:formula="of:=IFERROR([.J311]/[.$E311];&quot;&quot; )">
            <text:p/>
          </table:table-cell>
          <table:table-cell table:formula="of:=IFERROR([.K311]/[.$E311];&quot;&quot; )">
            <text:p/>
          </table:table-cell>
          <table:table-cell table:formula="of:=IFERROR([.L311]/[.$E311];&quot;&quot; )">
            <text:p/>
          </table:table-cell>
          <table:table-cell table:formula="of:=IFERROR([.M311]/[.$E311];&quot;&quot; )">
            <text:p/>
          </table:table-cell>
          <table:table-cell table:formula="of:=IFERROR([.N311]/[.$E311];&quot;&quot; )" office:value-type="float" office:value="0.576499662964251" calcext:value-type="float">
            <text:p>0,576499663</text:p>
          </table:table-cell>
          <table:table-cell table:formula="of:=IFERROR([.O311]/[.$E311];&quot;&quot; )">
            <text:p/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 office:value-type="float" office:value="0.0121994591398414" calcext:value-type="float">
            <text:p>0,0121994591</text:p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2]/[.$E312];&quot;&quot; )">
            <text:p/>
          </table:table-cell>
          <table:table-cell table:formula="of:=IFERROR([.C312]/[.$E312];&quot;&quot; )" office:value-type="float" office:value="0.000283519595195057" calcext:value-type="float">
            <text:p>0,0002835196</text:p>
          </table:table-cell>
          <table:table-cell table:formula="of:=IFERROR([.D312]/[.$E312];&quot;&quot; )">
            <text:p/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>
            <text:p/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>
            <text:p/>
          </table:table-cell>
          <table:table-cell table:formula="of:=IFERROR([.N312]/[.$E312];&quot;&quot; )" office:value-type="float" office:value="0.36665742678158" calcext:value-type="float">
            <text:p>0,3666574268</text:p>
          </table:table-cell>
          <table:table-cell table:formula="of:=IFERROR([.O312]/[.$E312];&quot;&quot; )" office:value-type="float" office:value="0.0000217367631498796" calcext:value-type="float">
            <text:p>2,17367631498796E-005</text:p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 office:value-type="float" office:value="0.0110283122944264" calcext:value-type="float">
            <text:p>0,0110283123</text:p>
          </table:table-cell>
          <table:table-cell table:formula="of:=IFERROR([.T312]/[.$E312];&quot;&quot; )">
            <text:p/>
          </table:table-cell>
          <table:table-cell table:formula="of:=IFERROR([.U312]/[.$E312];&quot;&quot; )" office:value-type="float" office:value="0.0000069490864072098" calcext:value-type="float">
            <text:p>6,9490864072098E-006</text:p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3]/[.$E313];&quot;&quot; )">
            <text:p/>
          </table:table-cell>
          <table:table-cell table:formula="of:=IFERROR([.C313]/[.$E313];&quot;&quot; )" office:value-type="float" office:value="0.000272041288350922" calcext:value-type="float">
            <text:p>0,0002720413</text:p>
          </table:table-cell>
          <table:table-cell table:formula="of:=IFERROR([.D313]/[.$E313];&quot;&quot; )">
            <text:p/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>
            <text:p/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>
            <text:p/>
          </table:table-cell>
          <table:table-cell table:formula="of:=IFERROR([.M313]/[.$E313];&quot;&quot; )" office:value-type="float" office:value="0.000130949705436759" calcext:value-type="float">
            <text:p>0,0001309497</text:p>
          </table:table-cell>
          <table:table-cell table:formula="of:=IFERROR([.N313]/[.$E313];&quot;&quot; )" office:value-type="float" office:value="0.527378096378833" calcext:value-type="float">
            <text:p>0,5273780964</text:p>
          </table:table-cell>
          <table:table-cell table:formula="of:=IFERROR([.O313]/[.$E313];&quot;&quot; )" office:value-type="float" office:value="0.0000269362955311927" calcext:value-type="float">
            <text:p>2,69362955311927E-005</text:p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 office:value-type="float" office:value="0.0138223082457129" calcext:value-type="float">
            <text:p>0,0138223082</text:p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4]/[.$E314];&quot;&quot; )">
            <text:p/>
          </table:table-cell>
          <table:table-cell table:formula="of:=IFERROR([.C314]/[.$E314];&quot;&quot; )" office:value-type="float" office:value="0.000404902699390748" calcext:value-type="float">
            <text:p>0,0004049027</text:p>
          </table:table-cell>
          <table:table-cell table:formula="of:=IFERROR([.D314]/[.$E314];&quot;&quot; )">
            <text:p/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>
            <text:p/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 office:value-type="float" office:value="0.000133757473244387" calcext:value-type="float">
            <text:p>0,0001337575</text:p>
          </table:table-cell>
          <table:table-cell table:formula="of:=IFERROR([.N314]/[.$E314];&quot;&quot; )" office:value-type="float" office:value="0.580447495536421" calcext:value-type="float">
            <text:p>0,5804474955</text:p>
          </table:table-cell>
          <table:table-cell table:formula="of:=IFERROR([.O314]/[.$E314];&quot;&quot; )" office:value-type="float" office:value="0.0000163517504064687" calcext:value-type="float">
            <text:p>1,63517504064687E-005</text:p>
          </table:table-cell>
          <table:table-cell table:formula="of:=IFERROR([.P314]/[.$E314];&quot;&quot; )">
            <text:p/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 office:value-type="float" office:value="0.0116409254965762" calcext:value-type="float">
            <text:p>0,0116409255</text:p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5]/[.$E315];&quot;&quot; )">
            <text:p/>
          </table:table-cell>
          <table:table-cell table:formula="of:=IFERROR([.C315]/[.$E315];&quot;&quot; )" office:value-type="float" office:value="0.000286826522664221" calcext:value-type="float">
            <text:p>0,0002868265</text:p>
          </table:table-cell>
          <table:table-cell table:formula="of:=IFERROR([.D315]/[.$E315];&quot;&quot; )">
            <text:p/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>
            <text:p/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>
            <text:p/>
          </table:table-cell>
          <table:table-cell table:formula="of:=IFERROR([.M315]/[.$E315];&quot;&quot; )" office:value-type="float" office:value="0.000126743630499892" calcext:value-type="float">
            <text:p>0,0001267436</text:p>
          </table:table-cell>
          <table:table-cell table:formula="of:=IFERROR([.N315]/[.$E315];&quot;&quot; )" office:value-type="float" office:value="0.511553953641771" calcext:value-type="float">
            <text:p>0,5115539536</text:p>
          </table:table-cell>
          <table:table-cell table:formula="of:=IFERROR([.O315]/[.$E315];&quot;&quot; )">
            <text:p/>
          </table:table-cell>
          <table:table-cell table:formula="of:=IFERROR([.P315]/[.$E315];&quot;&quot; )">
            <text:p/>
          </table:table-cell>
          <table:table-cell table:formula="of:=IFERROR([.Q315]/[.$E315];&quot;&quot; )">
            <text:p/>
          </table:table-cell>
          <table:table-cell table:formula="of:=IFERROR([.R315]/[.$E315];&quot;&quot; )">
            <text:p/>
          </table:table-cell>
          <table:table-cell table:formula="of:=IFERROR([.S315]/[.$E315];&quot;&quot; )" office:value-type="float" office:value="0.0130545678816178" calcext:value-type="float">
            <text:p>0,0130545679</text:p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6]/[.$E316];&quot;&quot; )">
            <text:p/>
          </table:table-cell>
          <table:table-cell table:formula="of:=IFERROR([.C316]/[.$E316];&quot;&quot; )" office:value-type="float" office:value="0.000250299389594461" calcext:value-type="float">
            <text:p>0,0002502994</text:p>
          </table:table-cell>
          <table:table-cell table:formula="of:=IFERROR([.D316]/[.$E316];&quot;&quot; )">
            <text:p/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>
            <text:p/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>
            <text:p/>
          </table:table-cell>
          <table:table-cell table:formula="of:=IFERROR([.M316]/[.$E316];&quot;&quot; )">
            <text:p/>
          </table:table-cell>
          <table:table-cell table:formula="of:=IFERROR([.N316]/[.$E316];&quot;&quot; )" office:value-type="float" office:value="0.447489469996379" calcext:value-type="float">
            <text:p>0,44748947</text:p>
          </table:table-cell>
          <table:table-cell table:formula="of:=IFERROR([.O316]/[.$E316];&quot;&quot; )" office:value-type="float" office:value="0.0000294522316656508" calcext:value-type="float">
            <text:p>2,94522316656508E-005</text:p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 office:value-type="float" office:value="0.0121810469342453" calcext:value-type="float">
            <text:p>0,0121810469</text:p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7]/[.$E317];&quot;&quot; )">
            <text:p/>
          </table:table-cell>
          <table:table-cell table:formula="of:=IFERROR([.C317]/[.$E317];&quot;&quot; )" office:value-type="float" office:value="0.00030836482493323" calcext:value-type="float">
            <text:p>0,0003083648</text:p>
          </table:table-cell>
          <table:table-cell table:formula="of:=IFERROR([.D317]/[.$E317];&quot;&quot; )">
            <text:p/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>
            <text:p/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>
            <text:p/>
          </table:table-cell>
          <table:table-cell table:formula="of:=IFERROR([.M317]/[.$E317];&quot;&quot; )">
            <text:p/>
          </table:table-cell>
          <table:table-cell table:formula="of:=IFERROR([.N317]/[.$E317];&quot;&quot; )" office:value-type="float" office:value="0.818156499169324" calcext:value-type="float">
            <text:p>0,8181564992</text:p>
          </table:table-cell>
          <table:table-cell table:formula="of:=IFERROR([.O317]/[.$E317];&quot;&quot; )">
            <text:p/>
          </table:table-cell>
          <table:table-cell table:formula="of:=IFERROR([.P317]/[.$E317];&quot;&quot; )">
            <text:p/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 office:value-type="float" office:value="0.0119762822178642" calcext:value-type="float">
            <text:p>0,0119762822</text:p>
          </table:table-cell>
          <table:table-cell table:formula="of:=IFERROR([.T317]/[.$E317];&quot;&quot; )">
            <text:p/>
          </table:table-cell>
          <table:table-cell table:formula="of:=IFERROR([.U317]/[.$E317];&quot;&quot; )">
            <text:p/>
          </table:table-cell>
          <table:table-cell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8]/[.$E318];&quot;&quot; )">
            <text:p/>
          </table:table-cell>
          <table:table-cell table:formula="of:=IFERROR([.C318]/[.$E318];&quot;&quot; )" office:value-type="float" office:value="0.000280459258830377" calcext:value-type="float">
            <text:p>0,0002804593</text:p>
          </table:table-cell>
          <table:table-cell table:formula="of:=IFERROR([.D318]/[.$E318];&quot;&quot; )">
            <text:p/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>
            <text:p/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>
            <text:p/>
          </table:table-cell>
          <table:table-cell table:formula="of:=IFERROR([.M318]/[.$E318];&quot;&quot; )" office:value-type="float" office:value="0.000171349064839933" calcext:value-type="float">
            <text:p>0,0001713491</text:p>
          </table:table-cell>
          <table:table-cell table:formula="of:=IFERROR([.N318]/[.$E318];&quot;&quot; )" office:value-type="float" office:value="0.448438630218749" calcext:value-type="float">
            <text:p>0,4484386302</text:p>
          </table:table-cell>
          <table:table-cell table:formula="of:=IFERROR([.O318]/[.$E318];&quot;&quot; )" office:value-type="float" office:value="0.0000282444511153496" calcext:value-type="float">
            <text:p>2,82444511153496E-005</text:p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 office:value-type="float" office:value="0.0136440914566282" calcext:value-type="float">
            <text:p>0,0136440915</text:p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19]/[.$E319];&quot;&quot; )">
            <text:p/>
          </table:table-cell>
          <table:table-cell table:formula="of:=IFERROR([.C319]/[.$E319];&quot;&quot; )" office:value-type="float" office:value="0.000195847902856738" calcext:value-type="float">
            <text:p>0,0001958479</text:p>
          </table:table-cell>
          <table:table-cell table:formula="of:=IFERROR([.D319]/[.$E319];&quot;&quot; )">
            <text:p/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>
            <text:p/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>
            <text:p/>
          </table:table-cell>
          <table:table-cell table:formula="of:=IFERROR([.M319]/[.$E319];&quot;&quot; )">
            <text:p/>
          </table:table-cell>
          <table:table-cell table:formula="of:=IFERROR([.N319]/[.$E319];&quot;&quot; )" office:value-type="float" office:value="0.465352679487534" calcext:value-type="float">
            <text:p>0,4653526795</text:p>
          </table:table-cell>
          <table:table-cell table:formula="of:=IFERROR([.O319]/[.$E319];&quot;&quot; )">
            <text:p/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 office:value-type="float" office:value="0.0112414786217572" calcext:value-type="float">
            <text:p>0,0112414786</text:p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0]/[.$E320];&quot;&quot; )">
            <text:p/>
          </table:table-cell>
          <table:table-cell table:formula="of:=IFERROR([.C320]/[.$E320];&quot;&quot; )" office:value-type="float" office:value="0.000331184499318467" calcext:value-type="float">
            <text:p>0,0003311845</text:p>
          </table:table-cell>
          <table:table-cell table:formula="of:=IFERROR([.D320]/[.$E320];&quot;&quot; )">
            <text:p/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>
            <text:p/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>
            <text:p/>
          </table:table-cell>
          <table:table-cell table:formula="of:=IFERROR([.M320]/[.$E320];&quot;&quot; )" office:value-type="float" office:value="0.000155582293221375" calcext:value-type="float">
            <text:p>0,0001555823</text:p>
          </table:table-cell>
          <table:table-cell table:formula="of:=IFERROR([.N320]/[.$E320];&quot;&quot; )" office:value-type="float" office:value="0.449075663563856" calcext:value-type="float">
            <text:p>0,4490756636</text:p>
          </table:table-cell>
          <table:table-cell table:formula="of:=IFERROR([.O320]/[.$E320];&quot;&quot; )" office:value-type="float" office:value="0.0000310329672584446" calcext:value-type="float">
            <text:p>0,000031033</text:p>
          </table:table-cell>
          <table:table-cell table:formula="of:=IFERROR([.P320]/[.$E320];&quot;&quot; )">
            <text:p/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 office:value-type="float" office:value="0.0150093094997502" calcext:value-type="float">
            <text:p>0,0150093095</text:p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1]/[.$E321];&quot;&quot; )">
            <text:p/>
          </table:table-cell>
          <table:table-cell table:formula="of:=IFERROR([.C321]/[.$E321];&quot;&quot; )" office:value-type="float" office:value="0.000219326371044187" calcext:value-type="float">
            <text:p>0,0002193264</text:p>
          </table:table-cell>
          <table:table-cell table:formula="of:=IFERROR([.D321]/[.$E321];&quot;&quot; )">
            <text:p/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>
            <text:p/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>
            <text:p/>
          </table:table-cell>
          <table:table-cell table:formula="of:=IFERROR([.M321]/[.$E321];&quot;&quot; )">
            <text:p/>
          </table:table-cell>
          <table:table-cell table:formula="of:=IFERROR([.N321]/[.$E321];&quot;&quot; )" office:value-type="float" office:value="0.619349850217066" calcext:value-type="float">
            <text:p>0,6193498502</text:p>
          </table:table-cell>
          <table:table-cell table:formula="of:=IFERROR([.O321]/[.$E321];&quot;&quot; )" office:value-type="float" office:value="0.0000152678179973718" calcext:value-type="float">
            <text:p>1,52678179973718E-005</text:p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 office:value-type="float" office:value="0.0112921131181728" calcext:value-type="float">
            <text:p>0,0112921131</text:p>
          </table:table-cell>
          <table:table-cell table:formula="of:=IFERROR([.T321]/[.$E321];&quot;&quot; )">
            <text:p/>
          </table:table-cell>
          <table:table-cell table:formula="of:=IFERROR([.U321]/[.$E321];&quot;&quot; )" office:value-type="float" office:value="0.0000076267517616723" calcext:value-type="float">
            <text:p>7,6267517616723E-006</text:p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2]/[.$E322];&quot;&quot; )">
            <text:p/>
          </table:table-cell>
          <table:table-cell table:formula="of:=IFERROR([.C322]/[.$E322];&quot;&quot; )" office:value-type="float" office:value="0.000215232850874721" calcext:value-type="float">
            <text:p>0,0002152329</text:p>
          </table:table-cell>
          <table:table-cell table:formula="of:=IFERROR([.D322]/[.$E322];&quot;&quot; )">
            <text:p/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>
            <text:p/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>
            <text:p/>
          </table:table-cell>
          <table:table-cell table:formula="of:=IFERROR([.N322]/[.$E322];&quot;&quot; )" office:value-type="float" office:value="0.459782111262158" calcext:value-type="float">
            <text:p>0,4597821113</text:p>
          </table:table-cell>
          <table:table-cell table:formula="of:=IFERROR([.O322]/[.$E322];&quot;&quot; )" office:value-type="float" office:value="0.0000237248741515275" calcext:value-type="float">
            <text:p>2,37248741515275E-005</text:p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 office:value-type="float" office:value="0.0100744577971861" calcext:value-type="float">
            <text:p>0,0100744578</text:p>
          </table:table-cell>
          <table:table-cell table:formula="of:=IFERROR([.T322]/[.$E322];&quot;&quot; )">
            <text:p/>
          </table:table-cell>
          <table:table-cell table:formula="of:=IFERROR([.U322]/[.$E322];&quot;&quot; )">
            <text:p/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3]/[.$E323];&quot;&quot; )">
            <text:p/>
          </table:table-cell>
          <table:table-cell table:formula="of:=IFERROR([.C323]/[.$E323];&quot;&quot; )" office:value-type="float" office:value="0.000222689424678353" calcext:value-type="float">
            <text:p>0,0002226894</text:p>
          </table:table-cell>
          <table:table-cell table:formula="of:=IFERROR([.D323]/[.$E323];&quot;&quot; )">
            <text:p/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>
            <text:p/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>
            <text:p/>
          </table:table-cell>
          <table:table-cell table:formula="of:=IFERROR([.M323]/[.$E323];&quot;&quot; )" office:value-type="float" office:value="0.000100974847468251" calcext:value-type="float">
            <text:p>0,0001009748</text:p>
          </table:table-cell>
          <table:table-cell table:formula="of:=IFERROR([.N323]/[.$E323];&quot;&quot; )" office:value-type="float" office:value="0.353731696584735" calcext:value-type="float">
            <text:p>0,3537316966</text:p>
          </table:table-cell>
          <table:table-cell table:formula="of:=IFERROR([.O323]/[.$E323];&quot;&quot; )">
            <text:p/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 office:value-type="float" office:value="0.00982037158235957" calcext:value-type="float">
            <text:p>0,0098203716</text:p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4]/[.$E324];&quot;&quot; )">
            <text:p/>
          </table:table-cell>
          <table:table-cell table:formula="of:=IFERROR([.C324]/[.$E324];&quot;&quot; )" office:value-type="float" office:value="0.000296190135625468" calcext:value-type="float">
            <text:p>0,0002961901</text:p>
          </table:table-cell>
          <table:table-cell table:formula="of:=IFERROR([.D324]/[.$E324];&quot;&quot; )">
            <text:p/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>
            <text:p/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>
            <text:p/>
          </table:table-cell>
          <table:table-cell table:formula="of:=IFERROR([.M324]/[.$E324];&quot;&quot; )" office:value-type="float" office:value="0.00013794124521095" calcext:value-type="float">
            <text:p>0,0001379412</text:p>
          </table:table-cell>
          <table:table-cell table:formula="of:=IFERROR([.N324]/[.$E324];&quot;&quot; )" office:value-type="float" office:value="0.502707988929762" calcext:value-type="float">
            <text:p>0,5027079889</text:p>
          </table:table-cell>
          <table:table-cell table:formula="of:=IFERROR([.O324]/[.$E324];&quot;&quot; )" office:value-type="float" office:value="0.0000253252929484191" calcext:value-type="float">
            <text:p>2,53252929484191E-005</text:p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 office:value-type="float" office:value="0.0102726505903826" calcext:value-type="float">
            <text:p>0,0102726506</text:p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5]/[.$E325];&quot;&quot; )">
            <text:p/>
          </table:table-cell>
          <table:table-cell table:formula="of:=IFERROR([.C325]/[.$E325];&quot;&quot; )" office:value-type="float" office:value="0.000260515745226493" calcext:value-type="float">
            <text:p>0,0002605157</text:p>
          </table:table-cell>
          <table:table-cell table:formula="of:=IFERROR([.D325]/[.$E325];&quot;&quot; )">
            <text:p/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>
            <text:p/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>
            <text:p/>
          </table:table-cell>
          <table:table-cell table:formula="of:=IFERROR([.M325]/[.$E325];&quot;&quot; )" office:value-type="float" office:value="0.000113445989973432" calcext:value-type="float">
            <text:p>0,000113446</text:p>
          </table:table-cell>
          <table:table-cell table:formula="of:=IFERROR([.N325]/[.$E325];&quot;&quot; )" office:value-type="float" office:value="0.415578026160571" calcext:value-type="float">
            <text:p>0,4155780262</text:p>
          </table:table-cell>
          <table:table-cell table:formula="of:=IFERROR([.O325]/[.$E325];&quot;&quot; )">
            <text:p/>
          </table:table-cell>
          <table:table-cell table:formula="of:=IFERROR([.P325]/[.$E325];&quot;&quot; )">
            <text:p/>
          </table:table-cell>
          <table:table-cell table:formula="of:=IFERROR([.Q325]/[.$E325];&quot;&quot; )">
            <text:p/>
          </table:table-cell>
          <table:table-cell table:formula="of:=IFERROR([.R325]/[.$E325];&quot;&quot; )">
            <text:p/>
          </table:table-cell>
          <table:table-cell table:formula="of:=IFERROR([.S325]/[.$E325];&quot;&quot; )" office:value-type="float" office:value="0.0114945954704298" calcext:value-type="float">
            <text:p>0,0114945955</text:p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6]/[.$E326];&quot;&quot; )">
            <text:p/>
          </table:table-cell>
          <table:table-cell table:formula="of:=IFERROR([.C326]/[.$E326];&quot;&quot; )" office:value-type="float" office:value="0.000291079150092608" calcext:value-type="float">
            <text:p>0,0002910792</text:p>
          </table:table-cell>
          <table:table-cell table:formula="of:=IFERROR([.D326]/[.$E326];&quot;&quot; )">
            <text:p/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>
            <text:p/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>
            <text:p/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>
            <text:p/>
          </table:table-cell>
          <table:table-cell table:formula="of:=IFERROR([.M326]/[.$E326];&quot;&quot; )" office:value-type="float" office:value="0.00016340369322105" calcext:value-type="float">
            <text:p>0,0001634037</text:p>
          </table:table-cell>
          <table:table-cell table:formula="of:=IFERROR([.N326]/[.$E326];&quot;&quot; )" office:value-type="float" office:value="0.417794037873789" calcext:value-type="float">
            <text:p>0,4177940379</text:p>
          </table:table-cell>
          <table:table-cell table:formula="of:=IFERROR([.O326]/[.$E326];&quot;&quot; )">
            <text:p/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 office:value-type="float" office:value="0.0102638939279859" calcext:value-type="float">
            <text:p>0,0102638939</text:p>
          </table:table-cell>
          <table:table-cell table:formula="of:=IFERROR([.T326]/[.$E326];&quot;&quot; )">
            <text:p/>
          </table:table-cell>
          <table:table-cell table:formula="of:=IFERROR([.U326]/[.$E326];&quot;&quot; )">
            <text:p/>
          </table:table-cell>
          <table:table-cell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7]/[.$E327];&quot;&quot; )">
            <text:p/>
          </table:table-cell>
          <table:table-cell table:formula="of:=IFERROR([.C327]/[.$E327];&quot;&quot; )" office:value-type="float" office:value="0.000170692997745507" calcext:value-type="float">
            <text:p>0,000170693</text:p>
          </table:table-cell>
          <table:table-cell table:formula="of:=IFERROR([.D327]/[.$E327];&quot;&quot; )">
            <text:p/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>
            <text:p/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>
            <text:p/>
          </table:table-cell>
          <table:table-cell table:formula="of:=IFERROR([.M327]/[.$E327];&quot;&quot; )">
            <text:p/>
          </table:table-cell>
          <table:table-cell table:formula="of:=IFERROR([.N327]/[.$E327];&quot;&quot; )" office:value-type="float" office:value="0.661662910691448" calcext:value-type="float">
            <text:p>0,6616629107</text:p>
          </table:table-cell>
          <table:table-cell table:formula="of:=IFERROR([.O327]/[.$E327];&quot;&quot; )">
            <text:p/>
          </table:table-cell>
          <table:table-cell table:formula="of:=IFERROR([.P327]/[.$E327];&quot;&quot; )">
            <text:p/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 office:value-type="float" office:value="0.0115493550515169" calcext:value-type="float">
            <text:p>0,0115493551</text:p>
          </table:table-cell>
          <table:table-cell table:formula="of:=IFERROR([.T327]/[.$E327];&quot;&quot; )">
            <text:p/>
          </table:table-cell>
          <table:table-cell table:formula="of:=IFERROR([.U327]/[.$E327];&quot;&quot; )">
            <text:p/>
          </table:table-cell>
          <table:table-cell table:formula="of:=IFERROR([.V327]/[.$E327];&quot;&quot; )" office:value-type="float" office:value="0.0000152452875022582" calcext:value-type="float">
            <text:p>1,52452875022582E-005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8]/[.$E328];&quot;&quot; )">
            <text:p/>
          </table:table-cell>
          <table:table-cell table:formula="of:=IFERROR([.C328]/[.$E328];&quot;&quot; )" office:value-type="float" office:value="0.000244479560268806" calcext:value-type="float">
            <text:p>0,0002444796</text:p>
          </table:table-cell>
          <table:table-cell table:formula="of:=IFERROR([.D328]/[.$E328];&quot;&quot; )">
            <text:p/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>
            <text:p/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>
            <text:p/>
          </table:table-cell>
          <table:table-cell table:formula="of:=IFERROR([.M328]/[.$E328];&quot;&quot; )" office:value-type="float" office:value="0.0000985261807341121" calcext:value-type="float">
            <text:p>9,85261807341121E-005</text:p>
          </table:table-cell>
          <table:table-cell table:formula="of:=IFERROR([.N328]/[.$E328];&quot;&quot; )" office:value-type="float" office:value="0.301913363762151" calcext:value-type="float">
            <text:p>0,3019133638</text:p>
          </table:table-cell>
          <table:table-cell table:formula="of:=IFERROR([.O328]/[.$E328];&quot;&quot; )" office:value-type="float" office:value="0.0000153792345112179" calcext:value-type="float">
            <text:p>1,53792345112179E-005</text:p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>
            <text:p/>
          </table:table-cell>
          <table:table-cell table:formula="of:=IFERROR([.S328]/[.$E328];&quot;&quot; )" office:value-type="float" office:value="0.00889679609868962" calcext:value-type="float">
            <text:p>0,0088967961</text:p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29]/[.$E329];&quot;&quot; )">
            <text:p/>
          </table:table-cell>
          <table:table-cell table:formula="of:=IFERROR([.C329]/[.$E329];&quot;&quot; )" office:value-type="float" office:value="0.000223160115962692" calcext:value-type="float">
            <text:p>0,0002231601</text:p>
          </table:table-cell>
          <table:table-cell table:formula="of:=IFERROR([.D329]/[.$E329];&quot;&quot; )">
            <text:p/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>
            <text:p/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>
            <text:p/>
          </table:table-cell>
          <table:table-cell table:formula="of:=IFERROR([.M329]/[.$E329];&quot;&quot; )" office:value-type="float" office:value="0.000126061811056397" calcext:value-type="float">
            <text:p>0,0001260618</text:p>
          </table:table-cell>
          <table:table-cell table:formula="of:=IFERROR([.N329]/[.$E329];&quot;&quot; )" office:value-type="float" office:value="0.458389596606992" calcext:value-type="float">
            <text:p>0,4583895966</text:p>
          </table:table-cell>
          <table:table-cell table:formula="of:=IFERROR([.O329]/[.$E329];&quot;&quot; )">
            <text:p/>
          </table:table-cell>
          <table:table-cell table:formula="of:=IFERROR([.P329]/[.$E329];&quot;&quot; )">
            <text:p/>
          </table:table-cell>
          <table:table-cell table:formula="of:=IFERROR([.Q329]/[.$E329];&quot;&quot; )">
            <text:p/>
          </table:table-cell>
          <table:table-cell table:formula="of:=IFERROR([.R329]/[.$E329];&quot;&quot; )">
            <text:p/>
          </table:table-cell>
          <table:table-cell table:formula="of:=IFERROR([.S329]/[.$E329];&quot;&quot; )" office:value-type="float" office:value="0.0105064947600827" calcext:value-type="float">
            <text:p>0,0105064948</text:p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0]/[.$E330];&quot;&quot; )">
            <text:p/>
          </table:table-cell>
          <table:table-cell table:formula="of:=IFERROR([.C330]/[.$E330];&quot;&quot; )" office:value-type="float" office:value="0.000144479616708182" calcext:value-type="float">
            <text:p>0,0001444796</text:p>
          </table:table-cell>
          <table:table-cell table:formula="of:=IFERROR([.D330]/[.$E330];&quot;&quot; )">
            <text:p/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>
            <text:p/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>
            <text:p/>
          </table:table-cell>
          <table:table-cell table:formula="of:=IFERROR([.M330]/[.$E330];&quot;&quot; )">
            <text:p/>
          </table:table-cell>
          <table:table-cell table:formula="of:=IFERROR([.N330]/[.$E330];&quot;&quot; )" office:value-type="float" office:value="0.362389822373841" calcext:value-type="float">
            <text:p>0,3623898224</text:p>
          </table:table-cell>
          <table:table-cell table:formula="of:=IFERROR([.O330]/[.$E330];&quot;&quot; )">
            <text:p/>
          </table:table-cell>
          <table:table-cell table:formula="of:=IFERROR([.P330]/[.$E330];&quot;&quot; )">
            <text:p/>
          </table:table-cell>
          <table:table-cell table:formula="of:=IFERROR([.Q330]/[.$E330];&quot;&quot; )">
            <text:p/>
          </table:table-cell>
          <table:table-cell table:formula="of:=IFERROR([.R330]/[.$E330];&quot;&quot; )">
            <text:p/>
          </table:table-cell>
          <table:table-cell table:formula="of:=IFERROR([.S330]/[.$E330];&quot;&quot; )" office:value-type="float" office:value="0.0103883069184749" calcext:value-type="float">
            <text:p>0,0103883069</text:p>
          </table:table-cell>
          <table:table-cell table:formula="of:=IFERROR([.T330]/[.$E330];&quot;&quot; )">
            <text:p/>
          </table:table-cell>
          <table:table-cell table:formula="of:=IFERROR([.U330]/[.$E330];&quot;&quot; )" office:value-type="float" office:value="0.00000454035013420849" calcext:value-type="float">
            <text:p>4,54035013420849E-006</text:p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1]/[.$E331];&quot;&quot; )">
            <text:p/>
          </table:table-cell>
          <table:table-cell table:formula="of:=IFERROR([.C331]/[.$E331];&quot;&quot; )" office:value-type="float" office:value="0.000160758925625601" calcext:value-type="float">
            <text:p>0,0001607589</text:p>
          </table:table-cell>
          <table:table-cell table:formula="of:=IFERROR([.D331]/[.$E331];&quot;&quot; )">
            <text:p/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>
            <text:p/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>
            <text:p/>
          </table:table-cell>
          <table:table-cell table:formula="of:=IFERROR([.N331]/[.$E331];&quot;&quot; )" office:value-type="float" office:value="0.398076986885992" calcext:value-type="float">
            <text:p>0,3980769869</text:p>
          </table:table-cell>
          <table:table-cell table:formula="of:=IFERROR([.O331]/[.$E331];&quot;&quot; )">
            <text:p/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 office:value-type="float" office:value="0.00974744526509826" calcext:value-type="float">
            <text:p>0,0097474453</text:p>
          </table:table-cell>
          <table:table-cell table:formula="of:=IFERROR([.T331]/[.$E331];&quot;&quot; )">
            <text:p/>
          </table:table-cell>
          <table:table-cell table:formula="of:=IFERROR([.U331]/[.$E331];&quot;&quot; )">
            <text:p/>
          </table:table-cell>
          <table:table-cell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2]/[.$E332];&quot;&quot; )">
            <text:p/>
          </table:table-cell>
          <table:table-cell table:formula="of:=IFERROR([.C332]/[.$E332];&quot;&quot; )" office:value-type="float" office:value="0.00013243188026402" calcext:value-type="float">
            <text:p>0,0001324319</text:p>
          </table:table-cell>
          <table:table-cell table:formula="of:=IFERROR([.D332]/[.$E332];&quot;&quot; )">
            <text:p/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>
            <text:p/>
          </table:table-cell>
          <table:table-cell table:formula="of:=IFERROR([.I332]/[.$E332];&quot;&quot; )">
            <text:p/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>
            <text:p/>
          </table:table-cell>
          <table:table-cell table:formula="of:=IFERROR([.M332]/[.$E332];&quot;&quot; )">
            <text:p/>
          </table:table-cell>
          <table:table-cell table:formula="of:=IFERROR([.N332]/[.$E332];&quot;&quot; )" office:value-type="float" office:value="0.4507219865991" calcext:value-type="float">
            <text:p>0,4507219866</text:p>
          </table:table-cell>
          <table:table-cell table:formula="of:=IFERROR([.O332]/[.$E332];&quot;&quot; )">
            <text:p/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 office:value-type="float" office:value="0.0112759551123113" calcext:value-type="float">
            <text:p>0,0112759551</text:p>
          </table:table-cell>
          <table:table-cell table:formula="of:=IFERROR([.T332]/[.$E332];&quot;&quot; )" office:value-type="float" office:value="0.000193333598388357" calcext:value-type="float">
            <text:p>0,0001933336</text:p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ERROR([.B333]/[.$E333];&quot;&quot; )">
            <text:p/>
          </table:table-cell>
          <table:table-cell table:formula="of:=IFERROR([.C333]/[.$E333];&quot;&quot; )" office:value-type="float" office:value="0.000215406378373403" calcext:value-type="float">
            <text:p>0,0002154064</text:p>
          </table:table-cell>
          <table:table-cell table:formula="of:=IFERROR([.D333]/[.$E333];&quot;&quot; )">
            <text:p/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>
            <text:p/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>
            <text:p/>
          </table:table-cell>
          <table:table-cell table:formula="of:=IFERROR([.M333]/[.$E333];&quot;&quot; )">
            <text:p/>
          </table:table-cell>
          <table:table-cell table:formula="of:=IFERROR([.N333]/[.$E333];&quot;&quot; )" office:value-type="float" office:value="0.387855469798919" calcext:value-type="float">
            <text:p>0,3878554698</text:p>
          </table:table-cell>
          <table:table-cell table:formula="of:=IFERROR([.O333]/[.$E333];&quot;&quot; )">
            <text:p/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 office:value-type="float" office:value="0.0117705853198415" calcext:value-type="float">
            <text:p>0,0117705853</text:p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4]/[.$E334];&quot;&quot; )">
            <text:p/>
          </table:table-cell>
          <table:table-cell table:formula="of:=IFERROR([.C334]/[.$E334];&quot;&quot; )">
            <text:p/>
          </table:table-cell>
          <table:table-cell table:formula="of:=IFERROR([.D334]/[.$E334];&quot;&quot; )">
            <text:p/>
          </table:table-cell>
          <table:table-cell table:formula="of:=IFERROR([.E334]/[.$E334];&quot;&quot; )">
            <text:p/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>
            <text:p/>
          </table:table-cell>
          <table:table-cell table:formula="of:=IFERROR([.I334]/[.$E334];&quot;&quot; )">
            <text:p/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>
            <text:p/>
          </table:table-cell>
          <table:table-cell table:formula="of:=IFERROR([.N334]/[.$E334];&quot;&quot; )">
            <text:p/>
          </table:table-cell>
          <table:table-cell table:formula="of:=IFERROR([.O334]/[.$E334];&quot;&quot; )">
            <text:p/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>
            <text:p/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float" office:value="0.0000876446002688017" calcext:value-type="float">
            <text:p>8,76446002688017E-005</text:p>
          </table:table-cell>
          <table:table-cell table:formula="of:=AVERAGE([.D422:.D530])-2*STDEV([.D422:.D530])" office:value-type="string" office:string-value="" calcext:value-type="error">
            <text:p>#DIV/0 !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string" office:string-value="" calcext:value-type="error">
            <text:p>#DIV/0 !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string" office:string-value="" calcext:value-type="error">
            <text:p>#DIV/0 !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float" office:value="0.00016653311281377" calcext:value-type="float">
            <text:p>0,0001665331</text:p>
          </table:table-cell>
          <table:table-cell table:formula="of:=AVERAGE([.M422:.M530])-2*STDEV([.M422:.M530])" office:value-type="float" office:value="0.0000787797885109216" calcext:value-type="float">
            <text:p>7,87797885109216E-005</text:p>
          </table:table-cell>
          <table:table-cell table:formula="of:=AVERAGE([.N422:.N530])-2*STDEV([.N422:.N530])" office:value-type="float" office:value="0.257353050939618" calcext:value-type="float">
            <text:p>0,2573530509</text:p>
          </table:table-cell>
          <table:table-cell table:formula="of:=AVERAGE([.O422:.O530])-2*STDEV([.O422:.O530])" office:value-type="float" office:value="0.0000118676804216052" calcext:value-type="float">
            <text:p>1,18676804216052E-005</text:p>
          </table:table-cell>
          <table:table-cell table:formula="of:=AVERAGE([.P422:.P530])-2*STDEV([.P422:.P530])" office:value-type="string" office:string-value="" calcext:value-type="error">
            <text:p>#DIV/0 !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string" office:string-value="" calcext:value-type="error">
            <text:p>#DIV/0 !</text:p>
          </table:table-cell>
          <table:table-cell table:formula="of:=AVERAGE([.S422:.S530])-2*STDEV([.S422:.S530])" office:value-type="float" office:value="0.00878012020035129" calcext:value-type="float">
            <text:p>0,0087801202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float" office:value="0.00000312787660662634" calcext:value-type="float">
            <text:p>3,12787660662634E-006</text:p>
          </table:table-cell>
          <table:table-cell table:formula="of:=AVERAGE([.V422:.V530])-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5" table:formula="of:=AVERAGE([.B422:.B530])+2*STDEV([.B422:.B530])" office:value-type="string" office:string-value="" calcext:value-type="error">
            <text:p>#DIV/0 !</text:p>
          </table:table-cell>
          <table:table-cell table:style-name="ce5" table:formula="of:=AVERAGE([.C422:.C530])+2*STDEV([.C422:.C530])" office:value-type="float" office:value="0.000483134126926712" calcext:value-type="float">
            <text:p>0,0004831341</text:p>
          </table:table-cell>
          <table:table-cell table:style-name="ce5" table:formula="of:=AVERAGE([.D422:.D530])+2*STDEV([.D422:.D530])" office:value-type="string" office:string-value="" calcext:value-type="error">
            <text:p>#DIV/0 !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string" office:string-value="" calcext:value-type="error">
            <text:p>#DIV/0 !</text:p>
          </table:table-cell>
          <table:table-cell table:style-name="ce5" table:formula="of:=AVERAGE([.G422:.G530])+2*STDEV([.G422:.G530])" office:value-type="string" office:string-value="" calcext:value-type="error">
            <text:p>#DIV/0 !</text:p>
          </table:table-cell>
          <table:table-cell table:style-name="ce5" table:formula="of:=AVERAGE([.H422:.H530])+2*STDEV([.H422:.H530])" office:value-type="string" office:string-value="" calcext:value-type="error">
            <text:p>#DIV/0 !</text:p>
          </table:table-cell>
          <table:table-cell table:style-name="ce5" table:formula="of:=AVERAGE([.I422:.I530])+2*STDEV([.I422:.I530])" office:value-type="string" office:string-value="" calcext:value-type="error">
            <text:p>#DIV/0 !</text:p>
          </table:table-cell>
          <table:table-cell table:style-name="ce5" table:formula="of:=AVERAGE([.J422:.J530])+2*STDEV([.J422:.J530])" office:value-type="string" office:string-value="" calcext:value-type="error">
            <text:p>#DIV/0 !</text:p>
          </table:table-cell>
          <table:table-cell table:style-name="ce5" table:formula="of:=AVERAGE([.K422:.K530])+2*STDEV([.K422:.K530])" office:value-type="string" office:string-value="" calcext:value-type="error">
            <text:p>#DIV/0 !</text:p>
          </table:table-cell>
          <table:table-cell table:style-name="ce5" table:formula="of:=AVERAGE([.L422:.L530])+2*STDEV([.L422:.L530])" office:value-type="float" office:value="0.000180309599028092" calcext:value-type="float">
            <text:p>0,0001803096</text:p>
          </table:table-cell>
          <table:table-cell table:style-name="ce5" table:formula="of:=AVERAGE([.M422:.M530])+2*STDEV([.M422:.M530])" office:value-type="float" office:value="0.000176949364990748" calcext:value-type="float">
            <text:p>0,0001769494</text:p>
          </table:table-cell>
          <table:table-cell table:style-name="ce5" table:formula="of:=AVERAGE([.N422:.N530])+2*STDEV([.N422:.N530])" office:value-type="float" office:value="0.711742457769114" calcext:value-type="float">
            <text:p>0,7117424578</text:p>
          </table:table-cell>
          <table:table-cell table:style-name="ce5" table:formula="of:=AVERAGE([.O422:.O530])+2*STDEV([.O422:.O530])" office:value-type="float" office:value="0.000033911074535771" calcext:value-type="float">
            <text:p>3,3911074535771E-005</text:p>
          </table:table-cell>
          <table:table-cell table:style-name="ce5" table:formula="of:=AVERAGE([.P422:.P530])+2*STDEV([.P422:.P530])" office:value-type="string" office:string-value="" calcext:value-type="error">
            <text:p>#DIV/0 !</text:p>
          </table:table-cell>
          <table:table-cell table:style-name="ce5" table:formula="of:=AVERAGE([.Q422:.Q530])+2*STDEV([.Q422:.Q530])" office:value-type="string" office:string-value="" calcext:value-type="error">
            <text:p>#DIV/0 !</text:p>
          </table:table-cell>
          <table:table-cell table:style-name="ce5" table:formula="of:=AVERAGE([.R422:.R530])+2*STDEV([.R422:.R530])" office:value-type="string" office:string-value="" calcext:value-type="error">
            <text:p>#DIV/0 !</text:p>
          </table:table-cell>
          <table:table-cell table:style-name="ce5" table:formula="of:=AVERAGE([.S422:.S530])+2*STDEV([.S422:.S530])" office:value-type="float" office:value="0.0150416351847805" calcext:value-type="float">
            <text:p>0,0150416352</text:p>
          </table:table-cell>
          <table:table-cell table:style-name="ce5" table:formula="of:=AVERAGE([.T422:.T530])+2*STDEV([.T422:.T530])" office:value-type="string" office:string-value="" calcext:value-type="error">
            <text:p>#DIV/0 !</text:p>
          </table:table-cell>
          <table:table-cell table:style-name="ce5" table:formula="of:=AVERAGE([.U422:.U530])+2*STDEV([.U422:.U530])" office:value-type="float" office:value="0.00000961624892876738" calcext:value-type="float">
            <text:p>9,61624892876738E-006</text:p>
          </table:table-cell>
          <table:table-cell table:style-name="ce5" table:formula="of:=AVERAGE([.V422:.V530])+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>
            <text:p/>
          </table:table-cell>
          <table:table-cell table:formula="of:=IF(OR([.D422]&lt;[.D$549];[.D422]&gt;[.D$550]);&quot;&quot;;[.D422])" office:value-type="string" office:string-value="" calcext:value-type="error">
            <text:p>#DIV/0 !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string" office:string-value="" calcext:value-type="error">
            <text:p>#DIV/0 !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>
            <text:p/>
          </table:table-cell>
          <table:table-cell table:formula="of:=IF(OR([.N422]&lt;[.N$549];[.N422]&gt;[.N$550]);&quot;&quot;;[.N422])" office:value-type="float" office:value="0.477634252655967" calcext:value-type="float">
            <text:p>0,4776342527</text:p>
          </table:table-cell>
          <table:table-cell table:formula="of:=IF(OR([.O422]&lt;[.O$549];[.O422]&gt;[.O$550]);&quot;&quot;;[.O422])" office:value-type="float" office:value="0.0000193133768522399" calcext:value-type="float">
            <text:p>1,93133768522399E-005</text:p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string" office:string-value="" calcext:value-type="error">
            <text:p>#DIV/0 !</text:p>
          </table:table-cell>
          <table:table-cell table:formula="of:=IF(OR([.S422]&lt;[.S$549];[.S422]&gt;[.S$550]);&quot;&quot;;[.S422])" office:value-type="float" office:value="0.0128933060323773" calcext:value-type="float">
            <text:p>0,012893306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439809791595521" calcext:value-type="float">
            <text:p>0,0004398098</text:p>
          </table:table-cell>
          <table:table-cell table:formula="of:=IF(OR([.D423]&lt;[.D$549];[.D423]&gt;[.D$550]);&quot;&quot;;[.D423])" office:value-type="string" office:string-value="" calcext:value-type="error">
            <text:p>#DIV/0 !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string" office:string-value="" calcext:value-type="error">
            <text:p>#DIV/0 !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>
            <text:p/>
          </table:table-cell>
          <table:table-cell table:formula="of:=IF(OR([.M423]&lt;[.M$549];[.M423]&gt;[.M$550]);&quot;&quot;;[.M423])">
            <text:p/>
          </table:table-cell>
          <table:table-cell table:formula="of:=IF(OR([.N423]&lt;[.N$549];[.N423]&gt;[.N$550]);&quot;&quot;;[.N423])" office:value-type="float" office:value="0.554409639530775" calcext:value-type="float">
            <text:p>0,5544096395</text:p>
          </table:table-cell>
          <table:table-cell table:formula="of:=IF(OR([.O423]&lt;[.O$549];[.O423]&gt;[.O$550]);&quot;&quot;;[.O423])" office:value-type="float" office:value="0.0000282515400474303" calcext:value-type="float">
            <text:p>2,82515400474303E-005</text:p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string" office:string-value="" calcext:value-type="error">
            <text:p>#DIV/0 !</text:p>
          </table:table-cell>
          <table:table-cell table:formula="of:=IF(OR([.S423]&lt;[.S$549];[.S423]&gt;[.S$550]);&quot;&quot;;[.S423])" office:value-type="float" office:value="0.0138639955644185" calcext:value-type="float">
            <text:p>0,0138639956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413166744177186" calcext:value-type="float">
            <text:p>0,0004131667</text:p>
          </table:table-cell>
          <table:table-cell table:formula="of:=IF(OR([.D424]&lt;[.D$549];[.D424]&gt;[.D$550]);&quot;&quot;;[.D424])" office:value-type="string" office:string-value="" calcext:value-type="error">
            <text:p>#DIV/0 !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string" office:string-value="" calcext:value-type="error">
            <text:p>#DIV/0 !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 office:value-type="float" office:value="0.000170985994215163" calcext:value-type="float">
            <text:p>0,000170986</text:p>
          </table:table-cell>
          <table:table-cell table:formula="of:=IF(OR([.M424]&lt;[.M$549];[.M424]&gt;[.M$550]);&quot;&quot;;[.M424])" office:value-type="float" office:value="0.000101811755866868" calcext:value-type="float">
            <text:p>0,0001018118</text:p>
          </table:table-cell>
          <table:table-cell table:formula="of:=IF(OR([.N424]&lt;[.N$549];[.N424]&gt;[.N$550]);&quot;&quot;;[.N424])" office:value-type="float" office:value="0.506112297641288" calcext:value-type="float">
            <text:p>0,5061122976</text:p>
          </table:table-cell>
          <table:table-cell table:formula="of:=IF(OR([.O424]&lt;[.O$549];[.O424]&gt;[.O$550]);&quot;&quot;;[.O424])" office:value-type="float" office:value="0.0000170500046992724" calcext:value-type="float">
            <text:p>0,00001705</text:p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string" office:string-value="" calcext:value-type="error">
            <text:p>#DIV/0 !</text:p>
          </table:table-cell>
          <table:table-cell table:formula="of:=IF(OR([.S424]&lt;[.S$549];[.S424]&gt;[.S$550]);&quot;&quot;;[.S424])" office:value-type="float" office:value="0.0137656222789717" calcext:value-type="float">
            <text:p>0,0137656223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>
            <text:p/>
          </table:table-cell>
          <table:table-cell table:formula="of:=IF(OR([.V424]&lt;[.V$549];[.V424]&gt;[.V$550]);&quot;&quot;;[.V42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29274044462648" calcext:value-type="float">
            <text:p>0,0002927404</text:p>
          </table:table-cell>
          <table:table-cell table:formula="of:=IF(OR([.D425]&lt;[.D$549];[.D425]&gt;[.D$550]);&quot;&quot;;[.D425])" office:value-type="string" office:string-value="" calcext:value-type="error">
            <text:p>#DIV/0 !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string" office:string-value="" calcext:value-type="error">
            <text:p>#DIV/0 !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 office:value-type="float" office:value="0.000175856717626698" calcext:value-type="float">
            <text:p>0,0001758567</text:p>
          </table:table-cell>
          <table:table-cell table:formula="of:=IF(OR([.M425]&lt;[.M$549];[.M425]&gt;[.M$550]);&quot;&quot;;[.M425])">
            <text:p/>
          </table:table-cell>
          <table:table-cell table:formula="of:=IF(OR([.N425]&lt;[.N$549];[.N425]&gt;[.N$550]);&quot;&quot;;[.N425])" office:value-type="float" office:value="0.446336642037275" calcext:value-type="float">
            <text:p>0,446336642</text:p>
          </table:table-cell>
          <table:table-cell table:formula="of:=IF(OR([.O425]&lt;[.O$549];[.O425]&gt;[.O$550]);&quot;&quot;;[.O425])" office:value-type="float" office:value="0.0000217351944695367" calcext:value-type="float">
            <text:p>2,17351944695367E-005</text:p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string" office:string-value="" calcext:value-type="error">
            <text:p>#DIV/0 !</text:p>
          </table:table-cell>
          <table:table-cell table:formula="of:=IF(OR([.S425]&lt;[.S$549];[.S425]&gt;[.S$550]);&quot;&quot;;[.S425])" office:value-type="float" office:value="0.0142189000256653" calcext:value-type="float">
            <text:p>0,0142189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34236798576937" calcext:value-type="float">
            <text:p>0,000342368</text:p>
          </table:table-cell>
          <table:table-cell table:formula="of:=IF(OR([.D426]&lt;[.D$549];[.D426]&gt;[.D$550]);&quot;&quot;;[.D426])" office:value-type="string" office:string-value="" calcext:value-type="error">
            <text:p>#DIV/0 !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string" office:string-value="" calcext:value-type="error">
            <text:p>#DIV/0 !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 office:value-type="float" office:value="0.000101691806987447" calcext:value-type="float">
            <text:p>0,0001016918</text:p>
          </table:table-cell>
          <table:table-cell table:formula="of:=IF(OR([.N426]&lt;[.N$549];[.N426]&gt;[.N$550]);&quot;&quot;;[.N426])" office:value-type="float" office:value="0.404057191935862" calcext:value-type="float">
            <text:p>0,4040571919</text:p>
          </table:table-cell>
          <table:table-cell table:formula="of:=IF(OR([.O426]&lt;[.O$549];[.O426]&gt;[.O$550]);&quot;&quot;;[.O426])" office:value-type="float" office:value="0.0000165318362678792" calcext:value-type="float">
            <text:p>1,65318362678792E-005</text:p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string" office:string-value="" calcext:value-type="error">
            <text:p>#DIV/0 !</text:p>
          </table:table-cell>
          <table:table-cell table:formula="of:=IF(OR([.S426]&lt;[.S$549];[.S426]&gt;[.S$550]);&quot;&quot;;[.S426])" office:value-type="float" office:value="0.0102963058991883" calcext:value-type="float">
            <text:p>0,0102963059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417440024853858" calcext:value-type="float">
            <text:p>0,00041744</text:p>
          </table:table-cell>
          <table:table-cell table:formula="of:=IF(OR([.D427]&lt;[.D$549];[.D427]&gt;[.D$550]);&quot;&quot;;[.D427])" office:value-type="string" office:string-value="" calcext:value-type="error">
            <text:p>#DIV/0 !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string" office:string-value="" calcext:value-type="error">
            <text:p>#DIV/0 !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>
            <text:p/>
          </table:table-cell>
          <table:table-cell table:formula="of:=IF(OR([.N427]&lt;[.N$549];[.N427]&gt;[.N$550]);&quot;&quot;;[.N427])">
            <text:p/>
          </table:table-cell>
          <table:table-cell table:formula="of:=IF(OR([.O427]&lt;[.O$549];[.O427]&gt;[.O$550]);&quot;&quot;;[.O427])" office:value-type="float" office:value="0.0000271051476558342" calcext:value-type="float">
            <text:p>2,71051476558342E-005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string" office:string-value="" calcext:value-type="error">
            <text:p>#DIV/0 !</text:p>
          </table:table-cell>
          <table:table-cell table:formula="of:=IF(OR([.S427]&lt;[.S$549];[.S427]&gt;[.S$550]);&quot;&quot;;[.S427])" office:value-type="float" office:value="0.01418395304454" calcext:value-type="float">
            <text:p>0,014183953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362965206574981" calcext:value-type="float">
            <text:p>0,0003629652</text:p>
          </table:table-cell>
          <table:table-cell table:formula="of:=IF(OR([.D428]&lt;[.D$549];[.D428]&gt;[.D$550]);&quot;&quot;;[.D428])" office:value-type="string" office:string-value="" calcext:value-type="error">
            <text:p>#DIV/0 !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string" office:string-value="" calcext:value-type="error">
            <text:p>#DIV/0 !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>
            <text:p/>
          </table:table-cell>
          <table:table-cell table:formula="of:=IF(OR([.N428]&lt;[.N$549];[.N428]&gt;[.N$550]);&quot;&quot;;[.N428])" office:value-type="float" office:value="0.455886145485091" calcext:value-type="float">
            <text:p>0,4558861455</text:p>
          </table:table-cell>
          <table:table-cell table:formula="of:=IF(OR([.O428]&lt;[.O$549];[.O428]&gt;[.O$550]);&quot;&quot;;[.O428])" office:value-type="float" office:value="0.000019165390895624" calcext:value-type="float">
            <text:p>1,9165390895624E-005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 office:value-type="string" office:string-value="" calcext:value-type="error">
            <text:p>#DIV/0 !</text:p>
          </table:table-cell>
          <table:table-cell table:formula="of:=IF(OR([.S428]&lt;[.S$549];[.S428]&gt;[.S$550]);&quot;&quot;;[.S428])" office:value-type="float" office:value="0.0127945129398104" calcext:value-type="float">
            <text:p>0,0127945129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235459809594909" calcext:value-type="float">
            <text:p>0,0002354598</text:p>
          </table:table-cell>
          <table:table-cell table:formula="of:=IF(OR([.D429]&lt;[.D$549];[.D429]&gt;[.D$550]);&quot;&quot;;[.D429])" office:value-type="string" office:string-value="" calcext:value-type="error">
            <text:p>#DIV/0 !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string" office:string-value="" calcext:value-type="error">
            <text:p>#DIV/0 !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>
            <text:p/>
          </table:table-cell>
          <table:table-cell table:formula="of:=IF(OR([.N429]&lt;[.N$549];[.N429]&gt;[.N$550]);&quot;&quot;;[.N429])" office:value-type="float" office:value="0.457793997776121" calcext:value-type="float">
            <text:p>0,4577939978</text:p>
          </table:table-cell>
          <table:table-cell table:formula="of:=IF(OR([.O429]&lt;[.O$549];[.O429]&gt;[.O$550]);&quot;&quot;;[.O429])" office:value-type="float" office:value="0.0000208196620758725" calcext:value-type="float">
            <text:p>2,08196620758725E-005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string" office:string-value="" calcext:value-type="error">
            <text:p>#DIV/0 !</text:p>
          </table:table-cell>
          <table:table-cell table:formula="of:=IF(OR([.S429]&lt;[.S$549];[.S429]&gt;[.S$550]);&quot;&quot;;[.S429])" office:value-type="float" office:value="0.0126739724117616" calcext:value-type="float">
            <text:p>0,0126739724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245208552784806" calcext:value-type="float">
            <text:p>0,0002452086</text:p>
          </table:table-cell>
          <table:table-cell table:formula="of:=IF(OR([.D430]&lt;[.D$549];[.D430]&gt;[.D$550]);&quot;&quot;;[.D430])" office:value-type="string" office:string-value="" calcext:value-type="error">
            <text:p>#DIV/0 !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string" office:string-value="" calcext:value-type="error">
            <text:p>#DIV/0 !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>
            <text:p/>
          </table:table-cell>
          <table:table-cell table:formula="of:=IF(OR([.N430]&lt;[.N$549];[.N430]&gt;[.N$550]);&quot;&quot;;[.N430])" office:value-type="float" office:value="0.438440885487804" calcext:value-type="float">
            <text:p>0,4384408855</text:p>
          </table:table-cell>
          <table:table-cell table:formula="of:=IF(OR([.O430]&lt;[.O$549];[.O430]&gt;[.O$550]);&quot;&quot;;[.O430])" office:value-type="float" office:value="0.0000314743403958624" calcext:value-type="float">
            <text:p>3,14743403958624E-005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string" office:string-value="" calcext:value-type="error">
            <text:p>#DIV/0 !</text:p>
          </table:table-cell>
          <table:table-cell table:formula="of:=IF(OR([.S430]&lt;[.S$549];[.S430]&gt;[.S$550]);&quot;&quot;;[.S430])" office:value-type="float" office:value="0.0133067151644241" calcext:value-type="float">
            <text:p>0,0133067152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367917907024263" calcext:value-type="float">
            <text:p>0,0003679179</text:p>
          </table:table-cell>
          <table:table-cell table:formula="of:=IF(OR([.D431]&lt;[.D$549];[.D431]&gt;[.D$550]);&quot;&quot;;[.D431])" office:value-type="string" office:string-value="" calcext:value-type="error">
            <text:p>#DIV/0 !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string" office:string-value="" calcext:value-type="error">
            <text:p>#DIV/0 !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>
            <text:p/>
          </table:table-cell>
          <table:table-cell table:formula="of:=IF(OR([.N431]&lt;[.N$549];[.N431]&gt;[.N$550]);&quot;&quot;;[.N431])" office:value-type="float" office:value="0.576499662964251" calcext:value-type="float">
            <text:p>0,576499663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string" office:string-value="" calcext:value-type="error">
            <text:p>#DIV/0 !</text:p>
          </table:table-cell>
          <table:table-cell table:formula="of:=IF(OR([.S431]&lt;[.S$549];[.S431]&gt;[.S$550]);&quot;&quot;;[.S431])" office:value-type="float" office:value="0.0121994591398414" calcext:value-type="float">
            <text:p>0,0121994591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283519595195057" calcext:value-type="float">
            <text:p>0,0002835196</text:p>
          </table:table-cell>
          <table:table-cell table:formula="of:=IF(OR([.D432]&lt;[.D$549];[.D432]&gt;[.D$550]);&quot;&quot;;[.D432])" office:value-type="string" office:string-value="" calcext:value-type="error">
            <text:p>#DIV/0 !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string" office:string-value="" calcext:value-type="error">
            <text:p>#DIV/0 !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>
            <text:p/>
          </table:table-cell>
          <table:table-cell table:formula="of:=IF(OR([.N432]&lt;[.N$549];[.N432]&gt;[.N$550]);&quot;&quot;;[.N432])" office:value-type="float" office:value="0.36665742678158" calcext:value-type="float">
            <text:p>0,3666574268</text:p>
          </table:table-cell>
          <table:table-cell table:formula="of:=IF(OR([.O432]&lt;[.O$549];[.O432]&gt;[.O$550]);&quot;&quot;;[.O432])" office:value-type="float" office:value="0.0000217367631498796" calcext:value-type="float">
            <text:p>2,17367631498796E-005</text:p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string" office:string-value="" calcext:value-type="error">
            <text:p>#DIV/0 !</text:p>
          </table:table-cell>
          <table:table-cell table:formula="of:=IF(OR([.S432]&lt;[.S$549];[.S432]&gt;[.S$550]);&quot;&quot;;[.S432])" office:value-type="float" office:value="0.0110283122944264" calcext:value-type="float">
            <text:p>0,0110283123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float" office:value="0.0000069490864072098" calcext:value-type="float">
            <text:p>6,9490864072098E-006</text:p>
          </table:table-cell>
          <table:table-cell table:formula="of:=IF(OR([.V432]&lt;[.V$549];[.V432]&gt;[.V$550]);&quot;&quot;;[.V43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272041288350922" calcext:value-type="float">
            <text:p>0,0002720413</text:p>
          </table:table-cell>
          <table:table-cell table:formula="of:=IF(OR([.D433]&lt;[.D$549];[.D433]&gt;[.D$550]);&quot;&quot;;[.D433])" office:value-type="string" office:string-value="" calcext:value-type="error">
            <text:p>#DIV/0 !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string" office:string-value="" calcext:value-type="error">
            <text:p>#DIV/0 !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 office:value-type="float" office:value="0.000130949705436759" calcext:value-type="float">
            <text:p>0,0001309497</text:p>
          </table:table-cell>
          <table:table-cell table:formula="of:=IF(OR([.N433]&lt;[.N$549];[.N433]&gt;[.N$550]);&quot;&quot;;[.N433])" office:value-type="float" office:value="0.527378096378833" calcext:value-type="float">
            <text:p>0,5273780964</text:p>
          </table:table-cell>
          <table:table-cell table:formula="of:=IF(OR([.O433]&lt;[.O$549];[.O433]&gt;[.O$550]);&quot;&quot;;[.O433])" office:value-type="float" office:value="0.0000269362955311927" calcext:value-type="float">
            <text:p>2,69362955311927E-005</text:p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string" office:string-value="" calcext:value-type="error">
            <text:p>#DIV/0 !</text:p>
          </table:table-cell>
          <table:table-cell table:formula="of:=IF(OR([.S433]&lt;[.S$549];[.S433]&gt;[.S$550]);&quot;&quot;;[.S433])" office:value-type="float" office:value="0.0138223082457129" calcext:value-type="float">
            <text:p>0,0138223082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404902699390748" calcext:value-type="float">
            <text:p>0,0004049027</text:p>
          </table:table-cell>
          <table:table-cell table:formula="of:=IF(OR([.D434]&lt;[.D$549];[.D434]&gt;[.D$550]);&quot;&quot;;[.D434])" office:value-type="string" office:string-value="" calcext:value-type="error">
            <text:p>#DIV/0 !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string" office:string-value="" calcext:value-type="error">
            <text:p>#DIV/0 !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133757473244387" calcext:value-type="float">
            <text:p>0,0001337575</text:p>
          </table:table-cell>
          <table:table-cell table:formula="of:=IF(OR([.N434]&lt;[.N$549];[.N434]&gt;[.N$550]);&quot;&quot;;[.N434])" office:value-type="float" office:value="0.580447495536421" calcext:value-type="float">
            <text:p>0,5804474955</text:p>
          </table:table-cell>
          <table:table-cell table:formula="of:=IF(OR([.O434]&lt;[.O$549];[.O434]&gt;[.O$550]);&quot;&quot;;[.O434])" office:value-type="float" office:value="0.0000163517504064687" calcext:value-type="float">
            <text:p>1,63517504064687E-005</text:p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 office:value-type="string" office:string-value="" calcext:value-type="error">
            <text:p>#DIV/0 !</text:p>
          </table:table-cell>
          <table:table-cell table:formula="of:=IF(OR([.S434]&lt;[.S$549];[.S434]&gt;[.S$550]);&quot;&quot;;[.S434])" office:value-type="float" office:value="0.0116409254965762" calcext:value-type="float">
            <text:p>0,0116409255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286826522664221" calcext:value-type="float">
            <text:p>0,0002868265</text:p>
          </table:table-cell>
          <table:table-cell table:formula="of:=IF(OR([.D435]&lt;[.D$549];[.D435]&gt;[.D$550]);&quot;&quot;;[.D435])" office:value-type="string" office:string-value="" calcext:value-type="error">
            <text:p>#DIV/0 !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string" office:string-value="" calcext:value-type="error">
            <text:p>#DIV/0 !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 office:value-type="float" office:value="0.000126743630499892" calcext:value-type="float">
            <text:p>0,0001267436</text:p>
          </table:table-cell>
          <table:table-cell table:formula="of:=IF(OR([.N435]&lt;[.N$549];[.N435]&gt;[.N$550]);&quot;&quot;;[.N435])" office:value-type="float" office:value="0.511553953641771" calcext:value-type="float">
            <text:p>0,5115539536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string" office:string-value="" calcext:value-type="error">
            <text:p>#DIV/0 !</text:p>
          </table:table-cell>
          <table:table-cell table:formula="of:=IF(OR([.S435]&lt;[.S$549];[.S435]&gt;[.S$550]);&quot;&quot;;[.S435])" office:value-type="float" office:value="0.0130545678816178" calcext:value-type="float">
            <text:p>0,0130545679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250299389594461" calcext:value-type="float">
            <text:p>0,0002502994</text:p>
          </table:table-cell>
          <table:table-cell table:formula="of:=IF(OR([.D436]&lt;[.D$549];[.D436]&gt;[.D$550]);&quot;&quot;;[.D436])" office:value-type="string" office:string-value="" calcext:value-type="error">
            <text:p>#DIV/0 !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string" office:string-value="" calcext:value-type="error">
            <text:p>#DIV/0 !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>
            <text:p/>
          </table:table-cell>
          <table:table-cell table:formula="of:=IF(OR([.N436]&lt;[.N$549];[.N436]&gt;[.N$550]);&quot;&quot;;[.N436])" office:value-type="float" office:value="0.447489469996379" calcext:value-type="float">
            <text:p>0,44748947</text:p>
          </table:table-cell>
          <table:table-cell table:formula="of:=IF(OR([.O436]&lt;[.O$549];[.O436]&gt;[.O$550]);&quot;&quot;;[.O436])" office:value-type="float" office:value="0.0000294522316656508" calcext:value-type="float">
            <text:p>2,94522316656508E-005</text:p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 office:value-type="string" office:string-value="" calcext:value-type="error">
            <text:p>#DIV/0 !</text:p>
          </table:table-cell>
          <table:table-cell table:formula="of:=IF(OR([.S436]&lt;[.S$549];[.S436]&gt;[.S$550]);&quot;&quot;;[.S436])" office:value-type="float" office:value="0.0121810469342453" calcext:value-type="float">
            <text:p>0,0121810469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30836482493323" calcext:value-type="float">
            <text:p>0,0003083648</text:p>
          </table:table-cell>
          <table:table-cell table:formula="of:=IF(OR([.D437]&lt;[.D$549];[.D437]&gt;[.D$550]);&quot;&quot;;[.D437])" office:value-type="string" office:string-value="" calcext:value-type="error">
            <text:p>#DIV/0 !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string" office:string-value="" calcext:value-type="error">
            <text:p>#DIV/0 !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>
            <text:p/>
          </table:table-cell>
          <table:table-cell table:formula="of:=IF(OR([.N437]&lt;[.N$549];[.N437]&gt;[.N$550]);&quot;&quot;;[.N437])">
            <text:p/>
          </table:table-cell>
          <table:table-cell table:formula="of:=IF(OR([.O437]&lt;[.O$549];[.O437]&gt;[.O$550]);&quot;&quot;;[.O437])">
            <text:p/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string" office:string-value="" calcext:value-type="error">
            <text:p>#DIV/0 !</text:p>
          </table:table-cell>
          <table:table-cell table:formula="of:=IF(OR([.S437]&lt;[.S$549];[.S437]&gt;[.S$550]);&quot;&quot;;[.S437])" office:value-type="float" office:value="0.0119762822178642" calcext:value-type="float">
            <text:p>0,0119762822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280459258830377" calcext:value-type="float">
            <text:p>0,0002804593</text:p>
          </table:table-cell>
          <table:table-cell table:formula="of:=IF(OR([.D438]&lt;[.D$549];[.D438]&gt;[.D$550]);&quot;&quot;;[.D438])" office:value-type="string" office:string-value="" calcext:value-type="error">
            <text:p>#DIV/0 !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string" office:string-value="" calcext:value-type="error">
            <text:p>#DIV/0 !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 office:value-type="float" office:value="0.000171349064839933" calcext:value-type="float">
            <text:p>0,0001713491</text:p>
          </table:table-cell>
          <table:table-cell table:formula="of:=IF(OR([.N438]&lt;[.N$549];[.N438]&gt;[.N$550]);&quot;&quot;;[.N438])" office:value-type="float" office:value="0.448438630218749" calcext:value-type="float">
            <text:p>0,4484386302</text:p>
          </table:table-cell>
          <table:table-cell table:formula="of:=IF(OR([.O438]&lt;[.O$549];[.O438]&gt;[.O$550]);&quot;&quot;;[.O438])" office:value-type="float" office:value="0.0000282444511153496" calcext:value-type="float">
            <text:p>2,82444511153496E-005</text:p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string" office:string-value="" calcext:value-type="error">
            <text:p>#DIV/0 !</text:p>
          </table:table-cell>
          <table:table-cell table:formula="of:=IF(OR([.S438]&lt;[.S$549];[.S438]&gt;[.S$550]);&quot;&quot;;[.S438])" office:value-type="float" office:value="0.0136440914566282" calcext:value-type="float">
            <text:p>0,0136440915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195847902856738" calcext:value-type="float">
            <text:p>0,0001958479</text:p>
          </table:table-cell>
          <table:table-cell table:formula="of:=IF(OR([.D439]&lt;[.D$549];[.D439]&gt;[.D$550]);&quot;&quot;;[.D439])" office:value-type="string" office:string-value="" calcext:value-type="error">
            <text:p>#DIV/0 !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string" office:string-value="" calcext:value-type="error">
            <text:p>#DIV/0 !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>
            <text:p/>
          </table:table-cell>
          <table:table-cell table:formula="of:=IF(OR([.N439]&lt;[.N$549];[.N439]&gt;[.N$550]);&quot;&quot;;[.N439])" office:value-type="float" office:value="0.465352679487534" calcext:value-type="float">
            <text:p>0,4653526795</text:p>
          </table:table-cell>
          <table:table-cell table:formula="of:=IF(OR([.O439]&lt;[.O$549];[.O439]&gt;[.O$550]);&quot;&quot;;[.O439])">
            <text:p/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string" office:string-value="" calcext:value-type="error">
            <text:p>#DIV/0 !</text:p>
          </table:table-cell>
          <table:table-cell table:formula="of:=IF(OR([.S439]&lt;[.S$549];[.S439]&gt;[.S$550]);&quot;&quot;;[.S439])" office:value-type="float" office:value="0.0112414786217572" calcext:value-type="float">
            <text:p>0,0112414786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331184499318467" calcext:value-type="float">
            <text:p>0,0003311845</text:p>
          </table:table-cell>
          <table:table-cell table:formula="of:=IF(OR([.D440]&lt;[.D$549];[.D440]&gt;[.D$550]);&quot;&quot;;[.D440])" office:value-type="string" office:string-value="" calcext:value-type="error">
            <text:p>#DIV/0 !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string" office:string-value="" calcext:value-type="error">
            <text:p>#DIV/0 !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 office:value-type="float" office:value="0.000155582293221375" calcext:value-type="float">
            <text:p>0,0001555823</text:p>
          </table:table-cell>
          <table:table-cell table:formula="of:=IF(OR([.N440]&lt;[.N$549];[.N440]&gt;[.N$550]);&quot;&quot;;[.N440])" office:value-type="float" office:value="0.449075663563856" calcext:value-type="float">
            <text:p>0,4490756636</text:p>
          </table:table-cell>
          <table:table-cell table:formula="of:=IF(OR([.O440]&lt;[.O$549];[.O440]&gt;[.O$550]);&quot;&quot;;[.O440])" office:value-type="float" office:value="0.0000310329672584446" calcext:value-type="float">
            <text:p>0,000031033</text:p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 office:value-type="string" office:string-value="" calcext:value-type="error">
            <text:p>#DIV/0 !</text:p>
          </table:table-cell>
          <table:table-cell table:formula="of:=IF(OR([.S440]&lt;[.S$549];[.S440]&gt;[.S$550]);&quot;&quot;;[.S440])" office:value-type="float" office:value="0.0150093094997502" calcext:value-type="float">
            <text:p>0,0150093095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219326371044187" calcext:value-type="float">
            <text:p>0,0002193264</text:p>
          </table:table-cell>
          <table:table-cell table:formula="of:=IF(OR([.D441]&lt;[.D$549];[.D441]&gt;[.D$550]);&quot;&quot;;[.D441])" office:value-type="string" office:string-value="" calcext:value-type="error">
            <text:p>#DIV/0 !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string" office:string-value="" calcext:value-type="error">
            <text:p>#DIV/0 !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>
            <text:p/>
          </table:table-cell>
          <table:table-cell table:formula="of:=IF(OR([.N441]&lt;[.N$549];[.N441]&gt;[.N$550]);&quot;&quot;;[.N441])" office:value-type="float" office:value="0.619349850217066" calcext:value-type="float">
            <text:p>0,6193498502</text:p>
          </table:table-cell>
          <table:table-cell table:formula="of:=IF(OR([.O441]&lt;[.O$549];[.O441]&gt;[.O$550]);&quot;&quot;;[.O441])" office:value-type="float" office:value="0.0000152678179973718" calcext:value-type="float">
            <text:p>1,52678179973718E-005</text:p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 office:value-type="string" office:string-value="" calcext:value-type="error">
            <text:p>#DIV/0 !</text:p>
          </table:table-cell>
          <table:table-cell table:formula="of:=IF(OR([.S441]&lt;[.S$549];[.S441]&gt;[.S$550]);&quot;&quot;;[.S441])" office:value-type="float" office:value="0.0112921131181728" calcext:value-type="float">
            <text:p>0,0112921131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 office:value-type="float" office:value="0.0000076267517616723" calcext:value-type="float">
            <text:p>7,6267517616723E-006</text:p>
          </table:table-cell>
          <table:table-cell table:formula="of:=IF(OR([.V441]&lt;[.V$549];[.V441]&gt;[.V$550]);&quot;&quot;;[.V44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215232850874721" calcext:value-type="float">
            <text:p>0,0002152329</text:p>
          </table:table-cell>
          <table:table-cell table:formula="of:=IF(OR([.D442]&lt;[.D$549];[.D442]&gt;[.D$550]);&quot;&quot;;[.D442])" office:value-type="string" office:string-value="" calcext:value-type="error">
            <text:p>#DIV/0 !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string" office:string-value="" calcext:value-type="error">
            <text:p>#DIV/0 !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>
            <text:p/>
          </table:table-cell>
          <table:table-cell table:formula="of:=IF(OR([.N442]&lt;[.N$549];[.N442]&gt;[.N$550]);&quot;&quot;;[.N442])" office:value-type="float" office:value="0.459782111262158" calcext:value-type="float">
            <text:p>0,4597821113</text:p>
          </table:table-cell>
          <table:table-cell table:formula="of:=IF(OR([.O442]&lt;[.O$549];[.O442]&gt;[.O$550]);&quot;&quot;;[.O442])" office:value-type="float" office:value="0.0000237248741515275" calcext:value-type="float">
            <text:p>2,37248741515275E-005</text:p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 office:value-type="string" office:string-value="" calcext:value-type="error">
            <text:p>#DIV/0 !</text:p>
          </table:table-cell>
          <table:table-cell table:formula="of:=IF(OR([.S442]&lt;[.S$549];[.S442]&gt;[.S$550]);&quot;&quot;;[.S442])" office:value-type="float" office:value="0.0100744577971861" calcext:value-type="float">
            <text:p>0,0100744578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222689424678353" calcext:value-type="float">
            <text:p>0,0002226894</text:p>
          </table:table-cell>
          <table:table-cell table:formula="of:=IF(OR([.D443]&lt;[.D$549];[.D443]&gt;[.D$550]);&quot;&quot;;[.D443])" office:value-type="string" office:string-value="" calcext:value-type="error">
            <text:p>#DIV/0 !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string" office:string-value="" calcext:value-type="error">
            <text:p>#DIV/0 !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 office:value-type="float" office:value="0.000100974847468251" calcext:value-type="float">
            <text:p>0,0001009748</text:p>
          </table:table-cell>
          <table:table-cell table:formula="of:=IF(OR([.N443]&lt;[.N$549];[.N443]&gt;[.N$550]);&quot;&quot;;[.N443])" office:value-type="float" office:value="0.353731696584735" calcext:value-type="float">
            <text:p>0,3537316966</text:p>
          </table:table-cell>
          <table:table-cell table:formula="of:=IF(OR([.O443]&lt;[.O$549];[.O443]&gt;[.O$550]);&quot;&quot;;[.O443])">
            <text:p/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 office:value-type="string" office:string-value="" calcext:value-type="error">
            <text:p>#DIV/0 !</text:p>
          </table:table-cell>
          <table:table-cell table:formula="of:=IF(OR([.S443]&lt;[.S$549];[.S443]&gt;[.S$550]);&quot;&quot;;[.S443])" office:value-type="float" office:value="0.00982037158235957" calcext:value-type="float">
            <text:p>0,0098203716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296190135625468" calcext:value-type="float">
            <text:p>0,0002961901</text:p>
          </table:table-cell>
          <table:table-cell table:formula="of:=IF(OR([.D444]&lt;[.D$549];[.D444]&gt;[.D$550]);&quot;&quot;;[.D444])" office:value-type="string" office:string-value="" calcext:value-type="error">
            <text:p>#DIV/0 !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string" office:string-value="" calcext:value-type="error">
            <text:p>#DIV/0 !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 office:value-type="float" office:value="0.00013794124521095" calcext:value-type="float">
            <text:p>0,0001379412</text:p>
          </table:table-cell>
          <table:table-cell table:formula="of:=IF(OR([.N444]&lt;[.N$549];[.N444]&gt;[.N$550]);&quot;&quot;;[.N444])" office:value-type="float" office:value="0.502707988929762" calcext:value-type="float">
            <text:p>0,5027079889</text:p>
          </table:table-cell>
          <table:table-cell table:formula="of:=IF(OR([.O444]&lt;[.O$549];[.O444]&gt;[.O$550]);&quot;&quot;;[.O444])" office:value-type="float" office:value="0.0000253252929484191" calcext:value-type="float">
            <text:p>2,53252929484191E-005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string" office:string-value="" calcext:value-type="error">
            <text:p>#DIV/0 !</text:p>
          </table:table-cell>
          <table:table-cell table:formula="of:=IF(OR([.S444]&lt;[.S$549];[.S444]&gt;[.S$550]);&quot;&quot;;[.S444])" office:value-type="float" office:value="0.0102726505903826" calcext:value-type="float">
            <text:p>0,0102726506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260515745226493" calcext:value-type="float">
            <text:p>0,0002605157</text:p>
          </table:table-cell>
          <table:table-cell table:formula="of:=IF(OR([.D445]&lt;[.D$549];[.D445]&gt;[.D$550]);&quot;&quot;;[.D445])" office:value-type="string" office:string-value="" calcext:value-type="error">
            <text:p>#DIV/0 !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string" office:string-value="" calcext:value-type="error">
            <text:p>#DIV/0 !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 office:value-type="float" office:value="0.000113445989973432" calcext:value-type="float">
            <text:p>0,000113446</text:p>
          </table:table-cell>
          <table:table-cell table:formula="of:=IF(OR([.N445]&lt;[.N$549];[.N445]&gt;[.N$550]);&quot;&quot;;[.N445])" office:value-type="float" office:value="0.415578026160571" calcext:value-type="float">
            <text:p>0,4155780262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string" office:string-value="" calcext:value-type="error">
            <text:p>#DIV/0 !</text:p>
          </table:table-cell>
          <table:table-cell table:formula="of:=IF(OR([.S445]&lt;[.S$549];[.S445]&gt;[.S$550]);&quot;&quot;;[.S445])" office:value-type="float" office:value="0.0114945954704298" calcext:value-type="float">
            <text:p>0,0114945955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291079150092608" calcext:value-type="float">
            <text:p>0,0002910792</text:p>
          </table:table-cell>
          <table:table-cell table:formula="of:=IF(OR([.D446]&lt;[.D$549];[.D446]&gt;[.D$550]);&quot;&quot;;[.D446])" office:value-type="string" office:string-value="" calcext:value-type="error">
            <text:p>#DIV/0 !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string" office:string-value="" calcext:value-type="error">
            <text:p>#DIV/0 !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 office:value-type="float" office:value="0.00016340369322105" calcext:value-type="float">
            <text:p>0,0001634037</text:p>
          </table:table-cell>
          <table:table-cell table:formula="of:=IF(OR([.N446]&lt;[.N$549];[.N446]&gt;[.N$550]);&quot;&quot;;[.N446])" office:value-type="float" office:value="0.417794037873789" calcext:value-type="float">
            <text:p>0,4177940379</text:p>
          </table:table-cell>
          <table:table-cell table:formula="of:=IF(OR([.O446]&lt;[.O$549];[.O446]&gt;[.O$550]);&quot;&quot;;[.O446])">
            <text:p/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string" office:string-value="" calcext:value-type="error">
            <text:p>#DIV/0 !</text:p>
          </table:table-cell>
          <table:table-cell table:formula="of:=IF(OR([.S446]&lt;[.S$549];[.S446]&gt;[.S$550]);&quot;&quot;;[.S446])" office:value-type="float" office:value="0.0102638939279859" calcext:value-type="float">
            <text:p>0,0102638939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170692997745507" calcext:value-type="float">
            <text:p>0,000170693</text:p>
          </table:table-cell>
          <table:table-cell table:formula="of:=IF(OR([.D447]&lt;[.D$549];[.D447]&gt;[.D$550]);&quot;&quot;;[.D447])" office:value-type="string" office:string-value="" calcext:value-type="error">
            <text:p>#DIV/0 !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string" office:string-value="" calcext:value-type="error">
            <text:p>#DIV/0 !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>
            <text:p/>
          </table:table-cell>
          <table:table-cell table:formula="of:=IF(OR([.N447]&lt;[.N$549];[.N447]&gt;[.N$550]);&quot;&quot;;[.N447])" office:value-type="float" office:value="0.661662910691448" calcext:value-type="float">
            <text:p>0,6616629107</text:p>
          </table:table-cell>
          <table:table-cell table:formula="of:=IF(OR([.O447]&lt;[.O$549];[.O447]&gt;[.O$550]);&quot;&quot;;[.O447])">
            <text:p/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string" office:string-value="" calcext:value-type="error">
            <text:p>#DIV/0 !</text:p>
          </table:table-cell>
          <table:table-cell table:formula="of:=IF(OR([.S447]&lt;[.S$549];[.S447]&gt;[.S$550]);&quot;&quot;;[.S447])" office:value-type="float" office:value="0.0115493550515169" calcext:value-type="float">
            <text:p>0,0115493551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244479560268806" calcext:value-type="float">
            <text:p>0,0002444796</text:p>
          </table:table-cell>
          <table:table-cell table:formula="of:=IF(OR([.D448]&lt;[.D$549];[.D448]&gt;[.D$550]);&quot;&quot;;[.D448])" office:value-type="string" office:string-value="" calcext:value-type="error">
            <text:p>#DIV/0 !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string" office:string-value="" calcext:value-type="error">
            <text:p>#DIV/0 !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 office:value-type="float" office:value="0.0000985261807341121" calcext:value-type="float">
            <text:p>9,85261807341121E-005</text:p>
          </table:table-cell>
          <table:table-cell table:formula="of:=IF(OR([.N448]&lt;[.N$549];[.N448]&gt;[.N$550]);&quot;&quot;;[.N448])" office:value-type="float" office:value="0.301913363762151" calcext:value-type="float">
            <text:p>0,3019133638</text:p>
          </table:table-cell>
          <table:table-cell table:formula="of:=IF(OR([.O448]&lt;[.O$549];[.O448]&gt;[.O$550]);&quot;&quot;;[.O448])" office:value-type="float" office:value="0.0000153792345112179" calcext:value-type="float">
            <text:p>1,53792345112179E-005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string" office:string-value="" calcext:value-type="error">
            <text:p>#DIV/0 !</text:p>
          </table:table-cell>
          <table:table-cell table:formula="of:=IF(OR([.S448]&lt;[.S$549];[.S448]&gt;[.S$550]);&quot;&quot;;[.S448])" office:value-type="float" office:value="0.00889679609868962" calcext:value-type="float">
            <text:p>0,0088967961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223160115962692" calcext:value-type="float">
            <text:p>0,0002231601</text:p>
          </table:table-cell>
          <table:table-cell table:formula="of:=IF(OR([.D449]&lt;[.D$549];[.D449]&gt;[.D$550]);&quot;&quot;;[.D449])" office:value-type="string" office:string-value="" calcext:value-type="error">
            <text:p>#DIV/0 !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string" office:string-value="" calcext:value-type="error">
            <text:p>#DIV/0 !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 office:value-type="float" office:value="0.000126061811056397" calcext:value-type="float">
            <text:p>0,0001260618</text:p>
          </table:table-cell>
          <table:table-cell table:formula="of:=IF(OR([.N449]&lt;[.N$549];[.N449]&gt;[.N$550]);&quot;&quot;;[.N449])" office:value-type="float" office:value="0.458389596606992" calcext:value-type="float">
            <text:p>0,4583895966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string" office:string-value="" calcext:value-type="error">
            <text:p>#DIV/0 !</text:p>
          </table:table-cell>
          <table:table-cell table:formula="of:=IF(OR([.S449]&lt;[.S$549];[.S449]&gt;[.S$550]);&quot;&quot;;[.S449])" office:value-type="float" office:value="0.0105064947600827" calcext:value-type="float">
            <text:p>0,0105064948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144479616708182" calcext:value-type="float">
            <text:p>0,0001444796</text:p>
          </table:table-cell>
          <table:table-cell table:formula="of:=IF(OR([.D450]&lt;[.D$549];[.D450]&gt;[.D$550]);&quot;&quot;;[.D450])" office:value-type="string" office:string-value="" calcext:value-type="error">
            <text:p>#DIV/0 !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string" office:string-value="" calcext:value-type="error">
            <text:p>#DIV/0 !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>
            <text:p/>
          </table:table-cell>
          <table:table-cell table:formula="of:=IF(OR([.N450]&lt;[.N$549];[.N450]&gt;[.N$550]);&quot;&quot;;[.N450])" office:value-type="float" office:value="0.362389822373841" calcext:value-type="float">
            <text:p>0,3623898224</text:p>
          </table:table-cell>
          <table:table-cell table:formula="of:=IF(OR([.O450]&lt;[.O$549];[.O450]&gt;[.O$550]);&quot;&quot;;[.O450])">
            <text:p/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string" office:string-value="" calcext:value-type="error">
            <text:p>#DIV/0 !</text:p>
          </table:table-cell>
          <table:table-cell table:formula="of:=IF(OR([.S450]&lt;[.S$549];[.S450]&gt;[.S$550]);&quot;&quot;;[.S450])" office:value-type="float" office:value="0.0103883069184749" calcext:value-type="float">
            <text:p>0,0103883069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 office:value-type="float" office:value="0.00000454035013420849" calcext:value-type="float">
            <text:p>4,54035013420849E-006</text:p>
          </table:table-cell>
          <table:table-cell table:formula="of:=IF(OR([.V450]&lt;[.V$549];[.V450]&gt;[.V$550]);&quot;&quot;;[.V45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160758925625601" calcext:value-type="float">
            <text:p>0,0001607589</text:p>
          </table:table-cell>
          <table:table-cell table:formula="of:=IF(OR([.D451]&lt;[.D$549];[.D451]&gt;[.D$550]);&quot;&quot;;[.D451])" office:value-type="string" office:string-value="" calcext:value-type="error">
            <text:p>#DIV/0 !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string" office:string-value="" calcext:value-type="error">
            <text:p>#DIV/0 !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>
            <text:p/>
          </table:table-cell>
          <table:table-cell table:formula="of:=IF(OR([.N451]&lt;[.N$549];[.N451]&gt;[.N$550]);&quot;&quot;;[.N451])" office:value-type="float" office:value="0.398076986885992" calcext:value-type="float">
            <text:p>0,3980769869</text:p>
          </table:table-cell>
          <table:table-cell table:formula="of:=IF(OR([.O451]&lt;[.O$549];[.O451]&gt;[.O$550]);&quot;&quot;;[.O451])">
            <text:p/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string" office:string-value="" calcext:value-type="error">
            <text:p>#DIV/0 !</text:p>
          </table:table-cell>
          <table:table-cell table:formula="of:=IF(OR([.S451]&lt;[.S$549];[.S451]&gt;[.S$550]);&quot;&quot;;[.S451])" office:value-type="float" office:value="0.00974744526509826" calcext:value-type="float">
            <text:p>0,0097474453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13243188026402" calcext:value-type="float">
            <text:p>0,0001324319</text:p>
          </table:table-cell>
          <table:table-cell table:formula="of:=IF(OR([.D452]&lt;[.D$549];[.D452]&gt;[.D$550]);&quot;&quot;;[.D452])" office:value-type="string" office:string-value="" calcext:value-type="error">
            <text:p>#DIV/0 !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string" office:string-value="" calcext:value-type="error">
            <text:p>#DIV/0 !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>
            <text:p/>
          </table:table-cell>
          <table:table-cell table:formula="of:=IF(OR([.N452]&lt;[.N$549];[.N452]&gt;[.N$550]);&quot;&quot;;[.N452])" office:value-type="float" office:value="0.4507219865991" calcext:value-type="float">
            <text:p>0,4507219866</text:p>
          </table:table-cell>
          <table:table-cell table:formula="of:=IF(OR([.O452]&lt;[.O$549];[.O452]&gt;[.O$550]);&quot;&quot;;[.O452])">
            <text:p/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string" office:string-value="" calcext:value-type="error">
            <text:p>#DIV/0 !</text:p>
          </table:table-cell>
          <table:table-cell table:formula="of:=IF(OR([.S452]&lt;[.S$549];[.S452]&gt;[.S$550]);&quot;&quot;;[.S452])" office:value-type="float" office:value="0.0112759551123113" calcext:value-type="float">
            <text:p>0,0112759551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215406378373403" calcext:value-type="float">
            <text:p>0,0002154064</text:p>
          </table:table-cell>
          <table:table-cell table:formula="of:=IF(OR([.D453]&lt;[.D$549];[.D453]&gt;[.D$550]);&quot;&quot;;[.D453])" office:value-type="string" office:string-value="" calcext:value-type="error">
            <text:p>#DIV/0 !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string" office:string-value="" calcext:value-type="error">
            <text:p>#DIV/0 !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>
            <text:p/>
          </table:table-cell>
          <table:table-cell table:formula="of:=IF(OR([.M453]&lt;[.M$549];[.M453]&gt;[.M$550]);&quot;&quot;;[.M453])">
            <text:p/>
          </table:table-cell>
          <table:table-cell table:formula="of:=IF(OR([.N453]&lt;[.N$549];[.N453]&gt;[.N$550]);&quot;&quot;;[.N453])" office:value-type="float" office:value="0.387855469798919" calcext:value-type="float">
            <text:p>0,3878554698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 office:value-type="string" office:string-value="" calcext:value-type="error">
            <text:p>#DIV/0 !</text:p>
          </table:table-cell>
          <table:table-cell table:formula="of:=IF(OR([.S453]&lt;[.S$549];[.S453]&gt;[.S$550]);&quot;&quot;;[.S453])" office:value-type="float" office:value="0.0117705853198415" calcext:value-type="float">
            <text:p>0,0117705853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477634252655967" calcext:value-type="float">
            <text:p>0,4776342527</text:p>
          </table:table-cell>
          <table:table-cell table:style-name="ce6" office:value-type="float" office:value="0.0000193133768522399" calcext:value-type="float">
            <text:p>1,9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28933060323773" calcext:value-type="float">
            <text:p>0,0128933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439809791595521" calcext:value-type="float">
            <text:p>0,00043980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554409639530775" calcext:value-type="float">
            <text:p>0,5544096395</text:p>
          </table:table-cell>
          <table:table-cell table:style-name="ce6" office:value-type="float" office:value="0.0000282515400474303" calcext:value-type="float">
            <text:p>2,8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8639955644185" calcext:value-type="float">
            <text:p>0,013863995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413166744177186" calcext:value-type="float">
            <text:p>0,000413166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style-name="Default" office:value-type="float" office:value="0.000170985994215163" calcext:value-type="float">
            <text:p>0,000170986</text:p>
          </table:table-cell>
          <table:table-cell table:style-name="Default" office:value-type="float" office:value="0.000101811755866868" calcext:value-type="float">
            <text:p>0,0001018118</text:p>
          </table:table-cell>
          <table:table-cell table:style-name="Default" office:value-type="float" office:value="0.506112297641288" calcext:value-type="float">
            <text:p>0,5061122976</text:p>
          </table:table-cell>
          <table:table-cell table:style-name="ce6" office:value-type="float" office:value="0.0000170500046992724" calcext:value-type="float">
            <text:p>1,7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7656222789717" calcext:value-type="float">
            <text:p>0,01376562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9274044462648" calcext:value-type="float">
            <text:p>0,000292740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style-name="Default" office:value-type="float" office:value="0.000175856717626698" calcext:value-type="float">
            <text:p>0,000175856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446336642037275" calcext:value-type="float">
            <text:p>0,446336642</text:p>
          </table:table-cell>
          <table:table-cell table:style-name="ce6" office:value-type="float" office:value="0.0000217351944695367" calcext:value-type="float">
            <text:p>2,1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42189000256653" calcext:value-type="float">
            <text:p>0,014218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4236798576937" calcext:value-type="float">
            <text:p>0,0003423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01691806987447" calcext:value-type="float">
            <text:p>0,0001016918</text:p>
          </table:table-cell>
          <table:table-cell table:style-name="Default" office:value-type="float" office:value="0.404057191935862" calcext:value-type="float">
            <text:p>0,4040571919</text:p>
          </table:table-cell>
          <table:table-cell table:style-name="ce6" office:value-type="float" office:value="0.0000165318362678792" calcext:value-type="float">
            <text:p>1,6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2963058991883" calcext:value-type="float">
            <text:p>0,01029630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417440024853858" calcext:value-type="float">
            <text:p>0,000417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style-name="ce6" office:value-type="float" office:value="0.0000271051476558342" calcext:value-type="float">
            <text:p>2,7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418395304454" calcext:value-type="float">
            <text:p>0,0141839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62965206574981" calcext:value-type="float">
            <text:p>0,00036296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455886145485091" calcext:value-type="float">
            <text:p>0,4558861455</text:p>
          </table:table-cell>
          <table:table-cell table:style-name="ce6" office:value-type="float" office:value="0.000019165390895624" calcext:value-type="float">
            <text:p>1,92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27945129398104" calcext:value-type="float">
            <text:p>0,01279451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5459809594909" calcext:value-type="float">
            <text:p>0,00023545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457793997776121" calcext:value-type="float">
            <text:p>0,4577939978</text:p>
          </table:table-cell>
          <table:table-cell table:style-name="ce6" office:value-type="float" office:value="0.0000208196620758725" calcext:value-type="float">
            <text:p>2,08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26739724117616" calcext:value-type="float">
            <text:p>0,012673972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45208552784806" calcext:value-type="float">
            <text:p>0,000245208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438440885487804" calcext:value-type="float">
            <text:p>0,4384408855</text:p>
          </table:table-cell>
          <table:table-cell table:style-name="ce6" office:value-type="float" office:value="0.0000314743403958625" calcext:value-type="float">
            <text:p>3,1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3067151644241" calcext:value-type="float">
            <text:p>0,01330671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67917907024263" calcext:value-type="float">
            <text:p>0,00036791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26936450546776" calcext:value-type="float">
            <text:p>0,0002693645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style-name="Default" office:value-type="float" office:value="0.576499662964251" calcext:value-type="float">
            <text:p>0,57649966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21994591398414" calcext:value-type="float">
            <text:p>0,012199459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83519595195057" calcext:value-type="float">
            <text:p>0,000283519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36665742678158" calcext:value-type="float">
            <text:p>0,3666574268</text:p>
          </table:table-cell>
          <table:table-cell table:style-name="ce6" office:value-type="float" office:value="0.0000217367631498796" calcext:value-type="float">
            <text:p>2,1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0283122944264" calcext:value-type="float">
            <text:p>0,011028312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72041288350922" calcext:value-type="float">
            <text:p>0,000272041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30949705436759" calcext:value-type="float">
            <text:p>0,0001309497</text:p>
          </table:table-cell>
          <table:table-cell table:style-name="Default" office:value-type="float" office:value="0.527378096378833" calcext:value-type="float">
            <text:p>0,5273780964</text:p>
          </table:table-cell>
          <table:table-cell table:style-name="ce6" office:value-type="float" office:value="0.0000269362955311927" calcext:value-type="float">
            <text:p>2,69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8223082457129" calcext:value-type="float">
            <text:p>0,013822308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404902699390748" calcext:value-type="float">
            <text:p>0,000404902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33757473244387" calcext:value-type="float">
            <text:p>0,0001337575</text:p>
          </table:table-cell>
          <table:table-cell table:style-name="Default" office:value-type="float" office:value="0.580447495536421" calcext:value-type="float">
            <text:p>0,5804474955</text:p>
          </table:table-cell>
          <table:table-cell table:style-name="ce6" office:value-type="float" office:value="0.0000163517504064687" calcext:value-type="float">
            <text:p>1,6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6409254965762" calcext:value-type="float">
            <text:p>0,011640925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86826522664221" calcext:value-type="float">
            <text:p>0,000286826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26743630499892" calcext:value-type="float">
            <text:p>0,0001267436</text:p>
          </table:table-cell>
          <table:table-cell table:style-name="Default" office:value-type="float" office:value="0.511553953641771" calcext:value-type="float">
            <text:p>0,511553953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30545678816178" calcext:value-type="float">
            <text:p>0,01305456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0299389594461" calcext:value-type="float">
            <text:p>0,000250299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447489469996379" calcext:value-type="float">
            <text:p>0,44748947</text:p>
          </table:table-cell>
          <table:table-cell table:style-name="ce6" office:value-type="float" office:value="0.0000294522316656508" calcext:value-type="float">
            <text:p>2,9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21810469342453" calcext:value-type="float">
            <text:p>0,01218104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0836482493323" calcext:value-type="float">
            <text:p>0,00030836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 table:style-name="Default" office:value-type="string" calcext:value-type="string">
            <text:p>NA</text:p>
          </table:table-cell>
          <table:table-cell table:style-name="Default" office:value-type="float" office:value="0.0119762822178642" calcext:value-type="float">
            <text:p>0,01197628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80459258830377" calcext:value-type="float">
            <text:p>0,000280459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71349064839933" calcext:value-type="float">
            <text:p>0,0001713491</text:p>
          </table:table-cell>
          <table:table-cell table:style-name="Default" office:value-type="float" office:value="0.448438630218749" calcext:value-type="float">
            <text:p>0,4484386302</text:p>
          </table:table-cell>
          <table:table-cell table:style-name="ce6" office:value-type="float" office:value="0.0000282444511153496" calcext:value-type="float">
            <text:p>2,82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6440914566282" calcext:value-type="float">
            <text:p>0,013644091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5847902856738" calcext:value-type="float">
            <text:p>0,00019584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465352679487534" calcext:value-type="float">
            <text:p>0,465352679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2414786217572" calcext:value-type="float">
            <text:p>0,011241478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31184499318467" calcext:value-type="float">
            <text:p>0,00033118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55582293221375" calcext:value-type="float">
            <text:p>0,0001555823</text:p>
          </table:table-cell>
          <table:table-cell table:style-name="Default" office:value-type="float" office:value="0.449075663563856" calcext:value-type="float">
            <text:p>0,4490756636</text:p>
          </table:table-cell>
          <table:table-cell table:style-name="ce6" office:value-type="float" office:value="0.0000310329672584446" calcext:value-type="float">
            <text:p>3,1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50093094997502" calcext:value-type="float">
            <text:p>0,015009309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9326371044187" calcext:value-type="float">
            <text:p>0,00021932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619349850217066" calcext:value-type="float">
            <text:p>0,6193498502</text:p>
          </table:table-cell>
          <table:table-cell table:style-name="ce6" office:value-type="float" office:value="0.0000152678179973718" calcext:value-type="float">
            <text:p>1,5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2921131181728" calcext:value-type="float">
            <text:p>0,011292113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5232850874721" calcext:value-type="float">
            <text:p>0,00021523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459782111262158" calcext:value-type="float">
            <text:p>0,4597821113</text:p>
          </table:table-cell>
          <table:table-cell table:style-name="ce6" office:value-type="float" office:value="0.0000237248741515275" calcext:value-type="float">
            <text:p>2,3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0744577971861" calcext:value-type="float">
            <text:p>0,010074457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2689424678353" calcext:value-type="float">
            <text:p>0,000222689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00974847468251" calcext:value-type="float">
            <text:p>0,0001009748</text:p>
          </table:table-cell>
          <table:table-cell table:style-name="Default" office:value-type="float" office:value="0.353731696584735" calcext:value-type="float">
            <text:p>0,353731696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82037158235957" calcext:value-type="float">
            <text:p>0,00982037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96190135625469" calcext:value-type="float">
            <text:p>0,000296190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3794124521095" calcext:value-type="float">
            <text:p>0,0001379412</text:p>
          </table:table-cell>
          <table:table-cell table:style-name="Default" office:value-type="float" office:value="0.502707988929762" calcext:value-type="float">
            <text:p>0,5027079889</text:p>
          </table:table-cell>
          <table:table-cell table:style-name="ce6" office:value-type="float" office:value="0.0000253252929484191" calcext:value-type="float">
            <text:p>2,5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2726505903826" calcext:value-type="float">
            <text:p>0,01027265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60515745226493" calcext:value-type="float">
            <text:p>0,00026051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13445989973432" calcext:value-type="float">
            <text:p>0,000113446</text:p>
          </table:table-cell>
          <table:table-cell table:style-name="Default" office:value-type="float" office:value="0.415578026160571" calcext:value-type="float">
            <text:p>0,415578026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4945954704298" calcext:value-type="float">
            <text:p>0,011494595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91079150092608" calcext:value-type="float">
            <text:p>0,00029107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6340369322105" calcext:value-type="float">
            <text:p>0,0001634037</text:p>
          </table:table-cell>
          <table:table-cell table:style-name="Default" office:value-type="float" office:value="0.417794037873789" calcext:value-type="float">
            <text:p>0,417794037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2638939279859" calcext:value-type="float">
            <text:p>0,01026389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0692997745507" calcext:value-type="float">
            <text:p>0,00017069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661662910691448" calcext:value-type="float">
            <text:p>0,661662910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5493550515169" calcext:value-type="float">
            <text:p>0,01154935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0.0000152452875022582" calcext:value-type="float">
            <text:p>1,52E-005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44479560268806" calcext:value-type="float">
            <text:p>0,000244479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ce6" office:value-type="float" office:value="0.0000985261807341121" calcext:value-type="float">
            <text:p>9,85E-005</text:p>
          </table:table-cell>
          <table:table-cell table:style-name="Default" office:value-type="float" office:value="0.301913363762151" calcext:value-type="float">
            <text:p>0,3019133638</text:p>
          </table:table-cell>
          <table:table-cell table:style-name="ce6" office:value-type="float" office:value="0.0000153792345112179" calcext:value-type="float">
            <text:p>1,5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89679609868962" calcext:value-type="float">
            <text:p>0,00889679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3160115962692" calcext:value-type="float">
            <text:p>0,000223160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26061811056397" calcext:value-type="float">
            <text:p>0,0001260618</text:p>
          </table:table-cell>
          <table:table-cell table:style-name="Default" office:value-type="float" office:value="0.458389596606991" calcext:value-type="float">
            <text:p>0,458389596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5064947600827" calcext:value-type="float">
            <text:p>0,01050649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4479616708182" calcext:value-type="float">
            <text:p>0,000144479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362389822373841" calcext:value-type="float">
            <text:p>0,362389822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3883069184749" calcext:value-type="float">
            <text:p>0,010388306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0758925625601" calcext:value-type="float">
            <text:p>0,000160758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398076986885992" calcext:value-type="float">
            <text:p>0,398076986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74744526509826" calcext:value-type="float">
            <text:p>0,00974744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243188026402" calcext:value-type="float">
            <text:p>0,00013243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4507219865991" calcext:value-type="float">
            <text:p>0,450721986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2759551123113" calcext:value-type="float">
            <text:p>0,0112759551</text:p>
          </table:table-cell>
          <table:table-cell table:style-name="Default" office:value-type="float" office:value="0.000193333598388357" calcext:value-type="float">
            <text:p>0,00019333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5406378373403" calcext:value-type="float">
            <text:p>0,00021540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style-name="Default" office:value-type="float" office:value="0.387855469798919" calcext:value-type="float">
            <text:p>0,387855469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7705853198415" calcext:value-type="float">
            <text:p>0,01177058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 table:number-rows-repeated="125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string" office:string-value="" calcext:value-type="error">
            <text:p>#VALEUR !</text:p>
          </table:table-cell>
          <table:table-cell table:formula="of:=[.D554]-[.D676]" office:value-type="string" office:string-value="" calcext:value-type="error">
            <text:p>#DIV/0 !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string" office:string-value="" calcext:value-type="error">
            <text:p>#DIV/0 !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string" office:string-value="" calcext:value-type="error">
            <text:p>#VALEUR !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float" office:value="0" calcext:value-type="float">
            <text:p>0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DIV/0 !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float" office:value="0" calcext:value-type="float">
            <text:p>0</text:p>
          </table:table-cell>
          <table:table-cell table:formula="of:=[.D555]-[.D677]" office:value-type="string" office:string-value="" calcext:value-type="error">
            <text:p>#DIV/0 !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string" office:string-value="" calcext:value-type="error">
            <text:p>#DIV/0 !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VALEUR !</text:p>
          </table:table-cell>
          <table:table-cell table:formula="of:=[.M555]-[.M677]" office:value-type="string" office:string-value="" calcext:value-type="error">
            <text:p>#VALEUR !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float" office:value="0" calcext:value-type="float">
            <text:p>0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DIV/0 !</text:p>
          </table:table-cell>
          <table:table-cell table:formula="of:=[.S555]-[.S677]" office:value-type="float" office:value="0" calcext:value-type="float">
            <text:p>0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VALEUR !</text:p>
          </table:table-cell>
          <table:table-cell table:formula="of:=[.V555]-[.V67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string" office:string-value="" calcext:value-type="error">
            <text:p>#DIV/0 !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string" office:string-value="" calcext:value-type="error">
            <text:p>#DIV/0 !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float" office:value="0" calcext:value-type="float">
            <text:p>0</text:p>
          </table:table-cell>
          <table:table-cell table:formula="of:=[.M556]-[.M678]" office:value-type="float" office:value="-4.33680868994202E-019" calcext:value-type="float">
            <text:p>-4,33680868994202E-019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float" office:value="0" calcext:value-type="float">
            <text:p>0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DIV/0 !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VALEUR !</text:p>
          </table:table-cell>
          <table:table-cell table:formula="of:=[.V556]-[.V67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string" office:string-value="" calcext:value-type="error">
            <text:p>#DIV/0 !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string" office:string-value="" calcext:value-type="error">
            <text:p>#DIV/0 !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float" office:value="0" calcext:value-type="float">
            <text:p>0</text:p>
          </table:table-cell>
          <table:table-cell table:formula="of:=[.M557]-[.M679]" office:value-type="string" office:string-value="" calcext:value-type="error">
            <text:p>#VALEUR !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float" office:value="0" calcext:value-type="float">
            <text:p>0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DIV/0 !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VALEUR !</text:p>
          </table:table-cell>
          <table:table-cell table:formula="of:=[.V557]-[.V67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string" office:string-value="" calcext:value-type="error">
            <text:p>#DIV/0 !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string" office:string-value="" calcext:value-type="error">
            <text:p>#DIV/0 !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DIV/0 !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VALEUR !</text:p>
          </table:table-cell>
          <table:table-cell table:formula="of:=[.V558]-[.V68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string" office:string-value="" calcext:value-type="error">
            <text:p>#DIV/0 !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string" office:string-value="" calcext:value-type="error">
            <text:p>#DIV/0 !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string" office:string-value="" calcext:value-type="error">
            <text:p>#VALEUR !</text:p>
          </table:table-cell>
          <table:table-cell table:formula="of:=[.N559]-[.N681]" office:value-type="string" office:string-value="" calcext:value-type="error">
            <text:p>#VALEUR !</text:p>
          </table:table-cell>
          <table:table-cell table:formula="of:=[.O559]-[.O681]" office:value-type="float" office:value="0" calcext:value-type="float">
            <text:p>0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DIV/0 !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string" office:string-value="" calcext:value-type="error">
            <text:p>#DIV/0 !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string" office:string-value="" calcext:value-type="error">
            <text:p>#DIV/0 !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string" office:string-value="" calcext:value-type="error">
            <text:p>#VALEUR !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float" office:value="0" calcext:value-type="float">
            <text:p>0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DIV/0 !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string" office:string-value="" calcext:value-type="error">
            <text:p>#DIV/0 !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string" office:string-value="" calcext:value-type="error">
            <text:p>#DIV/0 !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string" office:string-value="" calcext:value-type="error">
            <text:p>#VALEUR !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float" office:value="0" calcext:value-type="float">
            <text:p>0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DIV/0 !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string" office:string-value="" calcext:value-type="error">
            <text:p>#DIV/0 !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string" office:string-value="" calcext:value-type="error">
            <text:p>#DIV/0 !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string" office:string-value="" calcext:value-type="error">
            <text:p>#VALEUR !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float" office:value="0" calcext:value-type="float">
            <text:p>0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DIV/0 !</text:p>
          </table:table-cell>
          <table:table-cell table:formula="of:=[.S562]-[.S684]" office:value-type="float" office:value="0" calcext:value-type="float">
            <text:p>0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string" office:string-value="" calcext:value-type="error">
            <text:p>#DIV/0 !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string" office:string-value="" calcext:value-type="error">
            <text:p>#DIV/0 !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string" office:string-value="" calcext:value-type="error">
            <text:p>#VALEUR !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DIV/0 !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string" office:string-value="" calcext:value-type="error">
            <text:p>#DIV/0 !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string" office:string-value="" calcext:value-type="error">
            <text:p>#DIV/0 !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string" office:string-value="" calcext:value-type="error">
            <text:p>#VALEUR !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float" office:value="0" calcext:value-type="float">
            <text:p>0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DIV/0 !</text:p>
          </table:table-cell>
          <table:table-cell table:formula="of:=[.S564]-[.S686]" office:value-type="float" office:value="4.68375338513738E-017" calcext:value-type="float">
            <text:p>4,68375338513738E-017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VALEUR !</text:p>
          </table:table-cell>
          <table:table-cell table:formula="of:=[.V564]-[.V68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string" office:string-value="" calcext:value-type="error">
            <text:p>#DIV/0 !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string" office:string-value="" calcext:value-type="error">
            <text:p>#DIV/0 !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float" office:value="0" calcext:value-type="float">
            <text:p>0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float" office:value="0" calcext:value-type="float">
            <text:p>0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DIV/0 !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VALEUR !</text:p>
          </table:table-cell>
          <table:table-cell table:formula="of:=[.V565]-[.V68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string" office:string-value="" calcext:value-type="error">
            <text:p>#DIV/0 !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string" office:string-value="" calcext:value-type="error">
            <text:p>#DIV/0 !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" calcext:value-type="float">
            <text:p>0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float" office:value="0" calcext:value-type="float">
            <text:p>0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DIV/0 !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string" office:string-value="" calcext:value-type="error">
            <text:p>#DIV/0 !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string" office:string-value="" calcext:value-type="error">
            <text:p>#DIV/0 !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float" office:value="0" calcext:value-type="float">
            <text:p>0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DIV/0 !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string" office:string-value="" calcext:value-type="error">
            <text:p>#DIV/0 !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string" office:string-value="" calcext:value-type="error">
            <text:p>#DIV/0 !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string" office:string-value="" calcext:value-type="error">
            <text:p>#VALEUR !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float" office:value="0" calcext:value-type="float">
            <text:p>0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DIV/0 !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string" office:string-value="" calcext:value-type="error">
            <text:p>#DIV/0 !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string" office:string-value="" calcext:value-type="error">
            <text:p>#DIV/0 !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string" office:string-value="" calcext:value-type="error">
            <text:p>#VALEUR !</text:p>
          </table:table-cell>
          <table:table-cell table:formula="of:=[.N569]-[.N691]" office:value-type="string" office:string-value="" calcext:value-type="error">
            <text:p>#VALEUR !</text:p>
          </table:table-cell>
          <table:table-cell table:formula="of:=[.O569]-[.O691]" office:value-type="string" office:string-value="" calcext:value-type="error">
            <text:p>#VALEUR !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DIV/0 !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string" office:string-value="" calcext:value-type="error">
            <text:p>#DIV/0 !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string" office:string-value="" calcext:value-type="error">
            <text:p>#DIV/0 !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float" office:value="0" calcext:value-type="float">
            <text:p>0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float" office:value="0" calcext:value-type="float">
            <text:p>0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DIV/0 !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string" office:string-value="" calcext:value-type="error">
            <text:p>#DIV/0 !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string" office:string-value="" calcext:value-type="error">
            <text:p>#DIV/0 !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string" office:string-value="" calcext:value-type="error">
            <text:p>#VALEUR !</text:p>
          </table:table-cell>
          <table:table-cell table:formula="of:=[.N571]-[.N693]" office:value-type="float" office:value="0" calcext:value-type="float">
            <text:p>0</text:p>
          </table:table-cell>
          <table:table-cell table:formula="of:=[.O571]-[.O693]" office:value-type="string" office:string-value="" calcext:value-type="error">
            <text:p>#VALEUR !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DIV/0 !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string" office:string-value="" calcext:value-type="error">
            <text:p>#DIV/0 !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string" office:string-value="" calcext:value-type="error">
            <text:p>#DIV/0 !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float" office:value="0" calcext:value-type="float">
            <text:p>0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float" office:value="0" calcext:value-type="float">
            <text:p>0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DIV/0 !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string" office:string-value="" calcext:value-type="error">
            <text:p>#DIV/0 !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string" office:string-value="" calcext:value-type="error">
            <text:p>#DIV/0 !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string" office:string-value="" calcext:value-type="error">
            <text:p>#VALEUR !</text:p>
          </table:table-cell>
          <table:table-cell table:formula="of:=[.N573]-[.N695]" office:value-type="float" office:value="0" calcext:value-type="float">
            <text:p>0</text:p>
          </table:table-cell>
          <table:table-cell table:formula="of:=[.O573]-[.O695]" office:value-type="float" office:value="0" calcext:value-type="float">
            <text:p>0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DIV/0 !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VALEUR !</text:p>
          </table:table-cell>
          <table:table-cell table:formula="of:=[.V573]-[.V69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string" office:string-value="" calcext:value-type="error">
            <text:p>#DIV/0 !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string" office:string-value="" calcext:value-type="error">
            <text:p>#DIV/0 !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string" office:string-value="" calcext:value-type="error">
            <text:p>#VALEUR !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float" office:value="0" calcext:value-type="float">
            <text:p>0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DIV/0 !</text:p>
          </table:table-cell>
          <table:table-cell table:formula="of:=[.S574]-[.S696]" office:value-type="float" office:value="0" calcext:value-type="float">
            <text:p>0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" calcext:value-type="float">
            <text:p>0</text:p>
          </table:table-cell>
          <table:table-cell table:formula="of:=[.D575]-[.D697]" office:value-type="string" office:string-value="" calcext:value-type="error">
            <text:p>#DIV/0 !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string" office:string-value="" calcext:value-type="error">
            <text:p>#DIV/0 !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float" office:value="0" calcext:value-type="float">
            <text:p>0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string" office:string-value="" calcext:value-type="error">
            <text:p>#VALEUR !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DIV/0 !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string" office:string-value="" calcext:value-type="error">
            <text:p>#DIV/0 !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string" office:string-value="" calcext:value-type="error">
            <text:p>#DIV/0 !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float" office:value="0" calcext:value-type="float">
            <text:p>0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float" office:value="0" calcext:value-type="float">
            <text:p>0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DIV/0 !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string" office:string-value="" calcext:value-type="error">
            <text:p>#DIV/0 !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string" office:string-value="" calcext:value-type="error">
            <text:p>#DIV/0 !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float" office:value="0" calcext:value-type="float">
            <text:p>0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DIV/0 !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string" office:string-value="" calcext:value-type="error">
            <text:p>#DIV/0 !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string" office:string-value="" calcext:value-type="error">
            <text:p>#DIV/0 !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float" office:value="0" calcext:value-type="float">
            <text:p>0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string" office:string-value="" calcext:value-type="error">
            <text:p>#VALEUR !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DIV/0 !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string" office:string-value="" calcext:value-type="error">
            <text:p>#DIV/0 !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string" office:string-value="" calcext:value-type="error">
            <text:p>#DIV/0 !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string" office:string-value="" calcext:value-type="error">
            <text:p>#VALEUR !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string" office:string-value="" calcext:value-type="error">
            <text:p>#VALEUR !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DIV/0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string" office:string-value="" calcext:value-type="error">
            <text:p>#DIV/0 !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string" office:string-value="" calcext:value-type="error">
            <text:p>#DIV/0 !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float" office:value="0" calcext:value-type="float">
            <text:p>0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float" office:value="0" calcext:value-type="float">
            <text:p>0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DIV/0 !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string" office:string-value="" calcext:value-type="error">
            <text:p>#DIV/0 !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string" office:string-value="" calcext:value-type="error">
            <text:p>#DIV/0 !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float" office:value="0" calcext:value-type="float">
            <text:p>0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string" office:string-value="" calcext:value-type="error">
            <text:p>#VALEUR !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DIV/0 !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string" office:string-value="" calcext:value-type="error">
            <text:p>#DIV/0 !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string" office:string-value="" calcext:value-type="error">
            <text:p>#DIV/0 !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string" office:string-value="" calcext:value-type="error">
            <text:p>#VALEUR !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string" office:string-value="" calcext:value-type="error">
            <text:p>#VALEUR !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DIV/0 !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string" office:string-value="" calcext:value-type="error">
            <text:p>#DIV/0 !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string" office:string-value="" calcext:value-type="error">
            <text:p>#DIV/0 !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string" office:string-value="" calcext:value-type="error">
            <text:p>#VALEUR !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string" office:string-value="" calcext:value-type="error">
            <text:p>#VALEUR !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DIV/0 !</text:p>
          </table:table-cell>
          <table:table-cell table:formula="of:=[.S583]-[.S705]" office:value-type="float" office:value="0" calcext:value-type="float">
            <text:p>0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VALEUR !</text:p>
          </table:table-cell>
          <table:table-cell table:formula="of:=[.V583]-[.V70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string" office:string-value="" calcext:value-type="error">
            <text:p>#DIV/0 !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string" office:string-value="" calcext:value-type="error">
            <text:p>#DIV/0 !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string" office:string-value="" calcext:value-type="error">
            <text:p>#VALEUR !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string" office:string-value="" calcext:value-type="error">
            <text:p>#VALEUR !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DIV/0 !</text:p>
          </table:table-cell>
          <table:table-cell table:formula="of:=[.S584]-[.S706]" office:value-type="float" office:value="0" calcext:value-type="float">
            <text:p>0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string" office:string-value="" calcext:value-type="error">
            <text:p>#DIV/0 !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string" office:string-value="" calcext:value-type="error">
            <text:p>#DIV/0 !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VALEUR !</text:p>
          </table:table-cell>
          <table:table-cell table:formula="of:=[.M585]-[.M707]" office:value-type="string" office:string-value="" calcext:value-type="error">
            <text:p>#VALEUR !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DIV/0 !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cusions traitement similaires excepté que elementR garde des valeurs uniques (ex cr à 46 sec)</text:p>
          </table:table-cell>
          <table:table-cell table:style-name="ce4" table:number-columns-repeated="9"/>
          <table:table-cell table:number-columns-repeated="1014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29:47.150737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33:20.087177511</dc:date>
    <meta:generator>LibreOffice/4.2.8.2$Linux_X86_64 LibreOffice_project/420m0$Build-2</meta:generator>
    <meta:editing-duration>PT57M28S</meta:editing-duration>
    <meta:editing-cycles>16</meta:editing-cycles>
    <meta:document-statistic meta:table-count="1" meta:cell-count="8696" meta:object-count="0"/>
  </office:meta>
</office:document-meta>
</file>